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44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2.1700000000000004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2.1700000000000004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2.446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032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2.2390000000000003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2.032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2.584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584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2.8600000000000003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2.446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2.653000000000000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2.1010000000000004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2.653000000000000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2.653000000000000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2.9290000000000003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2.51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2.7220000000000004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997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2.1700000000000004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2.1700000000000004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2.446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032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2.2390000000000003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2.032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2.584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584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2.8600000000000003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2.446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2.653000000000000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2.1010000000000004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2.653000000000000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2.653000000000000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2.9290000000000003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2.51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2.7220000000000004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dse-q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_optno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no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opt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nonopt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_optno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no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opt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nonopt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2x2/instances/app0-260-5-4.facts</text:p>
          </table:table-cell>
          <table:table-cell office:value-type="float" office:value="1.7662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66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659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856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732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11841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9857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530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635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2923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0945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9376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2071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9942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577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520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619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5183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table:formula="of:=MIN([.$B3];[.$G3];[.$L3];[.$Q3];[.$V3];[.$AA3];[.$AF3];[.$AK3];[.$AP3];[.$AU3];[.$AZ3];[.$BE3];[.$BJ3];[.$BO3];[.$BT3];[.$BY3];[.$CD3];[.$CI3])" office:value-type="float"/>
          <table:table-cell table:formula="of:=MIN([.$C3];[.$H3];[.$M3];[.$R3];[.$W3];[.$AB3];[.$AG3];[.$AL3];[.$AQ3];[.$AV3];[.$BA3];[.$BF3];[.$BK3];[.$BP3];[.$BU3];[.$BZ3];[.$CE3];[.$CJ3])" office:value-type="float"/>
          <table:table-cell table:formula="of:=MIN([.$D3];[.$I3];[.$N3];[.$S3];[.$X3];[.$AC3];[.$AH3];[.$AM3];[.$AR3];[.$AW3];[.$BB3];[.$BG3];[.$BL3];[.$BQ3];[.$BV3];[.$CA3];[.$CF3];[.$CK3])" office:value-type="float"/>
          <table:table-cell table:formula="of:=MIN([.$E3];[.$J3];[.$O3];[.$T3];[.$Y3];[.$AD3];[.$AI3];[.$AN3];[.$AS3];[.$AX3];[.$BC3];[.$BH3];[.$BM3];[.$BR3];[.$BW3];[.$CB3];[.$CG3];[.$CL3])" office:value-type="float"/>
          <table:table-cell table:formula="of:=MIN([.$F3];[.$K3];[.$P3];[.$U3];[.$Z3];[.$AE3];[.$AJ3];[.$AO3];[.$AT3];[.$AY3];[.$BD3];[.$BI3];[.$BN3];[.$BS3];[.$BX3];[.$CC3];[.$CH3];[.$CM3])" office:value-type="float"/>
          <table:table-cell table:formula="of:=MEDIAN([.$B3];[.$G3];[.$L3];[.$Q3];[.$V3];[.$AA3];[.$AF3];[.$AK3];[.$AP3];[.$AU3];[.$AZ3];[.$BE3];[.$BJ3];[.$BO3];[.$BT3];[.$BY3];[.$CD3];[.$CI3])" office:value-type="float"/>
          <table:table-cell table:formula="of:=MEDIAN([.$C3];[.$H3];[.$M3];[.$R3];[.$W3];[.$AB3];[.$AG3];[.$AL3];[.$AQ3];[.$AV3];[.$BA3];[.$BF3];[.$BK3];[.$BP3];[.$BU3];[.$BZ3];[.$CE3];[.$CJ3])" office:value-type="float"/>
          <table:table-cell table:formula="of:=MEDIAN([.$D3];[.$I3];[.$N3];[.$S3];[.$X3];[.$AC3];[.$AH3];[.$AM3];[.$AR3];[.$AW3];[.$BB3];[.$BG3];[.$BL3];[.$BQ3];[.$BV3];[.$CA3];[.$CF3];[.$CK3])" office:value-type="float"/>
          <table:table-cell table:formula="of:=MEDIAN([.$E3];[.$J3];[.$O3];[.$T3];[.$Y3];[.$AD3];[.$AI3];[.$AN3];[.$AS3];[.$AX3];[.$BC3];[.$BH3];[.$BM3];[.$BR3];[.$BW3];[.$CB3];[.$CG3];[.$CL3])" office:value-type="float"/>
          <table:table-cell table:formula="of:=MEDIAN([.$F3];[.$K3];[.$P3];[.$U3];[.$Z3];[.$AE3];[.$AJ3];[.$AO3];[.$AT3];[.$AY3];[.$BD3];[.$BI3];[.$BN3];[.$BS3];[.$BX3];[.$CC3];[.$CH3];[.$CM3])" office:value-type="float"/>
          <table:table-cell table:formula="of:=MAX([.$B3];[.$G3];[.$L3];[.$Q3];[.$V3];[.$AA3];[.$AF3];[.$AK3];[.$AP3];[.$AU3];[.$AZ3];[.$BE3];[.$BJ3];[.$BO3];[.$BT3];[.$BY3];[.$CD3];[.$CI3])" office:value-type="float"/>
          <table:table-cell table:formula="of:=MAX([.$C3];[.$H3];[.$M3];[.$R3];[.$W3];[.$AB3];[.$AG3];[.$AL3];[.$AQ3];[.$AV3];[.$BA3];[.$BF3];[.$BK3];[.$BP3];[.$BU3];[.$BZ3];[.$CE3];[.$CJ3])" office:value-type="float"/>
          <table:table-cell table:formula="of:=MAX([.$D3];[.$I3];[.$N3];[.$S3];[.$X3];[.$AC3];[.$AH3];[.$AM3];[.$AR3];[.$AW3];[.$BB3];[.$BG3];[.$BL3];[.$BQ3];[.$BV3];[.$CA3];[.$CF3];[.$CK3])" office:value-type="float"/>
          <table:table-cell table:formula="of:=MAX([.$E3];[.$J3];[.$O3];[.$T3];[.$Y3];[.$AD3];[.$AI3];[.$AN3];[.$AS3];[.$AX3];[.$BC3];[.$BH3];[.$BM3];[.$BR3];[.$BW3];[.$CB3];[.$CG3];[.$CL3])" office:value-type="float"/>
          <table:table-cell table:formula="of:=MAX([.$F3];[.$K3];[.$P3];[.$U3];[.$Z3];[.$AE3];[.$AJ3];[.$AO3];[.$AT3];[.$AY3];[.$BD3];[.$BI3];[.$BN3];[.$BS3];[.$BX3];[.$CC3];[.$CH3];[.$CM3])" office:value-type="float"/>
        </table:table-row>
        <table:table-row table:style-name="ro1">
          <table:table-cell office:value-type="string">
            <text:p>2x2/instances/app114-210-3-6.facts</text:p>
          </table:table-cell>
          <table:table-cell office:value-type="float" office:value="1.440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2966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740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369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990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641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6864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786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58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11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7041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225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807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9726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350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995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109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105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table:formula="of:=MIN([.$B4];[.$G4];[.$L4];[.$Q4];[.$V4];[.$AA4];[.$AF4];[.$AK4];[.$AP4];[.$AU4];[.$AZ4];[.$BE4];[.$BJ4];[.$BO4];[.$BT4];[.$BY4];[.$CD4];[.$CI4])" office:value-type="float"/>
          <table:table-cell table:formula="of:=MIN([.$C4];[.$H4];[.$M4];[.$R4];[.$W4];[.$AB4];[.$AG4];[.$AL4];[.$AQ4];[.$AV4];[.$BA4];[.$BF4];[.$BK4];[.$BP4];[.$BU4];[.$BZ4];[.$CE4];[.$CJ4])" office:value-type="float"/>
          <table:table-cell table:formula="of:=MIN([.$D4];[.$I4];[.$N4];[.$S4];[.$X4];[.$AC4];[.$AH4];[.$AM4];[.$AR4];[.$AW4];[.$BB4];[.$BG4];[.$BL4];[.$BQ4];[.$BV4];[.$CA4];[.$CF4];[.$CK4])" office:value-type="float"/>
          <table:table-cell table:formula="of:=MIN([.$E4];[.$J4];[.$O4];[.$T4];[.$Y4];[.$AD4];[.$AI4];[.$AN4];[.$AS4];[.$AX4];[.$BC4];[.$BH4];[.$BM4];[.$BR4];[.$BW4];[.$CB4];[.$CG4];[.$CL4])" office:value-type="float"/>
          <table:table-cell table:formula="of:=MIN([.$F4];[.$K4];[.$P4];[.$U4];[.$Z4];[.$AE4];[.$AJ4];[.$AO4];[.$AT4];[.$AY4];[.$BD4];[.$BI4];[.$BN4];[.$BS4];[.$BX4];[.$CC4];[.$CH4];[.$CM4])" office:value-type="float"/>
          <table:table-cell table:formula="of:=MEDIAN([.$B4];[.$G4];[.$L4];[.$Q4];[.$V4];[.$AA4];[.$AF4];[.$AK4];[.$AP4];[.$AU4];[.$AZ4];[.$BE4];[.$BJ4];[.$BO4];[.$BT4];[.$BY4];[.$CD4];[.$CI4])" office:value-type="float"/>
          <table:table-cell table:formula="of:=MEDIAN([.$C4];[.$H4];[.$M4];[.$R4];[.$W4];[.$AB4];[.$AG4];[.$AL4];[.$AQ4];[.$AV4];[.$BA4];[.$BF4];[.$BK4];[.$BP4];[.$BU4];[.$BZ4];[.$CE4];[.$CJ4])" office:value-type="float"/>
          <table:table-cell table:formula="of:=MEDIAN([.$D4];[.$I4];[.$N4];[.$S4];[.$X4];[.$AC4];[.$AH4];[.$AM4];[.$AR4];[.$AW4];[.$BB4];[.$BG4];[.$BL4];[.$BQ4];[.$BV4];[.$CA4];[.$CF4];[.$CK4])" office:value-type="float"/>
          <table:table-cell table:formula="of:=MEDIAN([.$E4];[.$J4];[.$O4];[.$T4];[.$Y4];[.$AD4];[.$AI4];[.$AN4];[.$AS4];[.$AX4];[.$BC4];[.$BH4];[.$BM4];[.$BR4];[.$BW4];[.$CB4];[.$CG4];[.$CL4])" office:value-type="float"/>
          <table:table-cell table:formula="of:=MEDIAN([.$F4];[.$K4];[.$P4];[.$U4];[.$Z4];[.$AE4];[.$AJ4];[.$AO4];[.$AT4];[.$AY4];[.$BD4];[.$BI4];[.$BN4];[.$BS4];[.$BX4];[.$CC4];[.$CH4];[.$CM4])" office:value-type="float"/>
          <table:table-cell table:formula="of:=MAX([.$B4];[.$G4];[.$L4];[.$Q4];[.$V4];[.$AA4];[.$AF4];[.$AK4];[.$AP4];[.$AU4];[.$AZ4];[.$BE4];[.$BJ4];[.$BO4];[.$BT4];[.$BY4];[.$CD4];[.$CI4])" office:value-type="float"/>
          <table:table-cell table:formula="of:=MAX([.$C4];[.$H4];[.$M4];[.$R4];[.$W4];[.$AB4];[.$AG4];[.$AL4];[.$AQ4];[.$AV4];[.$BA4];[.$BF4];[.$BK4];[.$BP4];[.$BU4];[.$BZ4];[.$CE4];[.$CJ4])" office:value-type="float"/>
          <table:table-cell table:formula="of:=MAX([.$D4];[.$I4];[.$N4];[.$S4];[.$X4];[.$AC4];[.$AH4];[.$AM4];[.$AR4];[.$AW4];[.$BB4];[.$BG4];[.$BL4];[.$BQ4];[.$BV4];[.$CA4];[.$CF4];[.$CK4])" office:value-type="float"/>
          <table:table-cell table:formula="of:=MAX([.$E4];[.$J4];[.$O4];[.$T4];[.$Y4];[.$AD4];[.$AI4];[.$AN4];[.$AS4];[.$AX4];[.$BC4];[.$BH4];[.$BM4];[.$BR4];[.$BW4];[.$CB4];[.$CG4];[.$CL4])" office:value-type="float"/>
          <table:table-cell table:formula="of:=MAX([.$F4];[.$K4];[.$P4];[.$U4];[.$Z4];[.$AE4];[.$AJ4];[.$AO4];[.$AT4];[.$AY4];[.$BD4];[.$BI4];[.$BN4];[.$BS4];[.$BX4];[.$CC4];[.$CH4];[.$CM4])" office:value-type="float"/>
        </table:table-row>
        <table:table-row table:style-name="ro1">
          <table:table-cell office:value-type="string">
            <text:p>2x2/instances/app13-219-5-4.facts</text:p>
          </table:table-cell>
          <table:table-cell office:value-type="float" office:value="1.5822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70843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779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948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857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085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068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8872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143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6751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416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6860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6863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14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6703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49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626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6966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table:formula="of:=MIN([.$B5];[.$G5];[.$L5];[.$Q5];[.$V5];[.$AA5];[.$AF5];[.$AK5];[.$AP5];[.$AU5];[.$AZ5];[.$BE5];[.$BJ5];[.$BO5];[.$BT5];[.$BY5];[.$CD5];[.$CI5])" office:value-type="float"/>
          <table:table-cell table:formula="of:=MIN([.$C5];[.$H5];[.$M5];[.$R5];[.$W5];[.$AB5];[.$AG5];[.$AL5];[.$AQ5];[.$AV5];[.$BA5];[.$BF5];[.$BK5];[.$BP5];[.$BU5];[.$BZ5];[.$CE5];[.$CJ5])" office:value-type="float"/>
          <table:table-cell table:formula="of:=MIN([.$D5];[.$I5];[.$N5];[.$S5];[.$X5];[.$AC5];[.$AH5];[.$AM5];[.$AR5];[.$AW5];[.$BB5];[.$BG5];[.$BL5];[.$BQ5];[.$BV5];[.$CA5];[.$CF5];[.$CK5])" office:value-type="float"/>
          <table:table-cell table:formula="of:=MIN([.$E5];[.$J5];[.$O5];[.$T5];[.$Y5];[.$AD5];[.$AI5];[.$AN5];[.$AS5];[.$AX5];[.$BC5];[.$BH5];[.$BM5];[.$BR5];[.$BW5];[.$CB5];[.$CG5];[.$CL5])" office:value-type="float"/>
          <table:table-cell table:formula="of:=MIN([.$F5];[.$K5];[.$P5];[.$U5];[.$Z5];[.$AE5];[.$AJ5];[.$AO5];[.$AT5];[.$AY5];[.$BD5];[.$BI5];[.$BN5];[.$BS5];[.$BX5];[.$CC5];[.$CH5];[.$CM5])" office:value-type="float"/>
          <table:table-cell table:formula="of:=MEDIAN([.$B5];[.$G5];[.$L5];[.$Q5];[.$V5];[.$AA5];[.$AF5];[.$AK5];[.$AP5];[.$AU5];[.$AZ5];[.$BE5];[.$BJ5];[.$BO5];[.$BT5];[.$BY5];[.$CD5];[.$CI5])" office:value-type="float"/>
          <table:table-cell table:formula="of:=MEDIAN([.$C5];[.$H5];[.$M5];[.$R5];[.$W5];[.$AB5];[.$AG5];[.$AL5];[.$AQ5];[.$AV5];[.$BA5];[.$BF5];[.$BK5];[.$BP5];[.$BU5];[.$BZ5];[.$CE5];[.$CJ5])" office:value-type="float"/>
          <table:table-cell table:formula="of:=MEDIAN([.$D5];[.$I5];[.$N5];[.$S5];[.$X5];[.$AC5];[.$AH5];[.$AM5];[.$AR5];[.$AW5];[.$BB5];[.$BG5];[.$BL5];[.$BQ5];[.$BV5];[.$CA5];[.$CF5];[.$CK5])" office:value-type="float"/>
          <table:table-cell table:formula="of:=MEDIAN([.$E5];[.$J5];[.$O5];[.$T5];[.$Y5];[.$AD5];[.$AI5];[.$AN5];[.$AS5];[.$AX5];[.$BC5];[.$BH5];[.$BM5];[.$BR5];[.$BW5];[.$CB5];[.$CG5];[.$CL5])" office:value-type="float"/>
          <table:table-cell table:formula="of:=MEDIAN([.$F5];[.$K5];[.$P5];[.$U5];[.$Z5];[.$AE5];[.$AJ5];[.$AO5];[.$AT5];[.$AY5];[.$BD5];[.$BI5];[.$BN5];[.$BS5];[.$BX5];[.$CC5];[.$CH5];[.$CM5])" office:value-type="float"/>
          <table:table-cell table:formula="of:=MAX([.$B5];[.$G5];[.$L5];[.$Q5];[.$V5];[.$AA5];[.$AF5];[.$AK5];[.$AP5];[.$AU5];[.$AZ5];[.$BE5];[.$BJ5];[.$BO5];[.$BT5];[.$BY5];[.$CD5];[.$CI5])" office:value-type="float"/>
          <table:table-cell table:formula="of:=MAX([.$C5];[.$H5];[.$M5];[.$R5];[.$W5];[.$AB5];[.$AG5];[.$AL5];[.$AQ5];[.$AV5];[.$BA5];[.$BF5];[.$BK5];[.$BP5];[.$BU5];[.$BZ5];[.$CE5];[.$CJ5])" office:value-type="float"/>
          <table:table-cell table:formula="of:=MAX([.$D5];[.$I5];[.$N5];[.$S5];[.$X5];[.$AC5];[.$AH5];[.$AM5];[.$AR5];[.$AW5];[.$BB5];[.$BG5];[.$BL5];[.$BQ5];[.$BV5];[.$CA5];[.$CF5];[.$CK5])" office:value-type="float"/>
          <table:table-cell table:formula="of:=MAX([.$E5];[.$J5];[.$O5];[.$T5];[.$Y5];[.$AD5];[.$AI5];[.$AN5];[.$AS5];[.$AX5];[.$BC5];[.$BH5];[.$BM5];[.$BR5];[.$BW5];[.$CB5];[.$CG5];[.$CL5])" office:value-type="float"/>
          <table:table-cell table:formula="of:=MAX([.$F5];[.$K5];[.$P5];[.$U5];[.$Z5];[.$AE5];[.$AJ5];[.$AO5];[.$AT5];[.$AY5];[.$BD5];[.$BI5];[.$BN5];[.$BS5];[.$BX5];[.$CC5];[.$CH5];[.$CM5])" office:value-type="float"/>
        </table:table-row>
        <table:table-row table:style-name="ro1">
          <table:table-cell office:value-type="string">
            <text:p>2x2/instances/app136-210-3-6.facts</text:p>
          </table:table-cell>
          <table:table-cell office:value-type="float" office:value="1.4331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616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818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428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390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447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523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554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249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573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386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178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269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7959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2489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6446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1016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238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table:formula="of:=MIN([.$B6];[.$G6];[.$L6];[.$Q6];[.$V6];[.$AA6];[.$AF6];[.$AK6];[.$AP6];[.$AU6];[.$AZ6];[.$BE6];[.$BJ6];[.$BO6];[.$BT6];[.$BY6];[.$CD6];[.$CI6])" office:value-type="float"/>
          <table:table-cell table:formula="of:=MIN([.$C6];[.$H6];[.$M6];[.$R6];[.$W6];[.$AB6];[.$AG6];[.$AL6];[.$AQ6];[.$AV6];[.$BA6];[.$BF6];[.$BK6];[.$BP6];[.$BU6];[.$BZ6];[.$CE6];[.$CJ6])" office:value-type="float"/>
          <table:table-cell table:formula="of:=MIN([.$D6];[.$I6];[.$N6];[.$S6];[.$X6];[.$AC6];[.$AH6];[.$AM6];[.$AR6];[.$AW6];[.$BB6];[.$BG6];[.$BL6];[.$BQ6];[.$BV6];[.$CA6];[.$CF6];[.$CK6])" office:value-type="float"/>
          <table:table-cell table:formula="of:=MIN([.$E6];[.$J6];[.$O6];[.$T6];[.$Y6];[.$AD6];[.$AI6];[.$AN6];[.$AS6];[.$AX6];[.$BC6];[.$BH6];[.$BM6];[.$BR6];[.$BW6];[.$CB6];[.$CG6];[.$CL6])" office:value-type="float"/>
          <table:table-cell table:formula="of:=MIN([.$F6];[.$K6];[.$P6];[.$U6];[.$Z6];[.$AE6];[.$AJ6];[.$AO6];[.$AT6];[.$AY6];[.$BD6];[.$BI6];[.$BN6];[.$BS6];[.$BX6];[.$CC6];[.$CH6];[.$CM6])" office:value-type="float"/>
          <table:table-cell table:formula="of:=MEDIAN([.$B6];[.$G6];[.$L6];[.$Q6];[.$V6];[.$AA6];[.$AF6];[.$AK6];[.$AP6];[.$AU6];[.$AZ6];[.$BE6];[.$BJ6];[.$BO6];[.$BT6];[.$BY6];[.$CD6];[.$CI6])" office:value-type="float"/>
          <table:table-cell table:formula="of:=MEDIAN([.$C6];[.$H6];[.$M6];[.$R6];[.$W6];[.$AB6];[.$AG6];[.$AL6];[.$AQ6];[.$AV6];[.$BA6];[.$BF6];[.$BK6];[.$BP6];[.$BU6];[.$BZ6];[.$CE6];[.$CJ6])" office:value-type="float"/>
          <table:table-cell table:formula="of:=MEDIAN([.$D6];[.$I6];[.$N6];[.$S6];[.$X6];[.$AC6];[.$AH6];[.$AM6];[.$AR6];[.$AW6];[.$BB6];[.$BG6];[.$BL6];[.$BQ6];[.$BV6];[.$CA6];[.$CF6];[.$CK6])" office:value-type="float"/>
          <table:table-cell table:formula="of:=MEDIAN([.$E6];[.$J6];[.$O6];[.$T6];[.$Y6];[.$AD6];[.$AI6];[.$AN6];[.$AS6];[.$AX6];[.$BC6];[.$BH6];[.$BM6];[.$BR6];[.$BW6];[.$CB6];[.$CG6];[.$CL6])" office:value-type="float"/>
          <table:table-cell table:formula="of:=MEDIAN([.$F6];[.$K6];[.$P6];[.$U6];[.$Z6];[.$AE6];[.$AJ6];[.$AO6];[.$AT6];[.$AY6];[.$BD6];[.$BI6];[.$BN6];[.$BS6];[.$BX6];[.$CC6];[.$CH6];[.$CM6])" office:value-type="float"/>
          <table:table-cell table:formula="of:=MAX([.$B6];[.$G6];[.$L6];[.$Q6];[.$V6];[.$AA6];[.$AF6];[.$AK6];[.$AP6];[.$AU6];[.$AZ6];[.$BE6];[.$BJ6];[.$BO6];[.$BT6];[.$BY6];[.$CD6];[.$CI6])" office:value-type="float"/>
          <table:table-cell table:formula="of:=MAX([.$C6];[.$H6];[.$M6];[.$R6];[.$W6];[.$AB6];[.$AG6];[.$AL6];[.$AQ6];[.$AV6];[.$BA6];[.$BF6];[.$BK6];[.$BP6];[.$BU6];[.$BZ6];[.$CE6];[.$CJ6])" office:value-type="float"/>
          <table:table-cell table:formula="of:=MAX([.$D6];[.$I6];[.$N6];[.$S6];[.$X6];[.$AC6];[.$AH6];[.$AM6];[.$AR6];[.$AW6];[.$BB6];[.$BG6];[.$BL6];[.$BQ6];[.$BV6];[.$CA6];[.$CF6];[.$CK6])" office:value-type="float"/>
          <table:table-cell table:formula="of:=MAX([.$E6];[.$J6];[.$O6];[.$T6];[.$Y6];[.$AD6];[.$AI6];[.$AN6];[.$AS6];[.$AX6];[.$BC6];[.$BH6];[.$BM6];[.$BR6];[.$BW6];[.$CB6];[.$CG6];[.$CL6])" office:value-type="float"/>
          <table:table-cell table:formula="of:=MAX([.$F6];[.$K6];[.$P6];[.$U6];[.$Z6];[.$AE6];[.$AJ6];[.$AO6];[.$AT6];[.$AY6];[.$BD6];[.$BI6];[.$BN6];[.$BS6];[.$BX6];[.$CC6];[.$CH6];[.$CM6])" office:value-type="float"/>
        </table:table-row>
        <table:table-row table:style-name="ro1">
          <table:table-cell office:value-type="string">
            <text:p>2x2/instances/app14-319-7-6.facts</text:p>
          </table:table-cell>
          <table:table-cell office:value-type="float" office:value="1.8111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8095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9468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8127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8126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9769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066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9445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8904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856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4751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976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9638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9686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8866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9793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182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148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7];[.$G7];[.$L7];[.$Q7];[.$V7];[.$AA7];[.$AF7];[.$AK7];[.$AP7];[.$AU7];[.$AZ7];[.$BE7];[.$BJ7];[.$BO7];[.$BT7];[.$BY7];[.$CD7];[.$CI7])" office:value-type="float"/>
          <table:table-cell table:formula="of:=MIN([.$C7];[.$H7];[.$M7];[.$R7];[.$W7];[.$AB7];[.$AG7];[.$AL7];[.$AQ7];[.$AV7];[.$BA7];[.$BF7];[.$BK7];[.$BP7];[.$BU7];[.$BZ7];[.$CE7];[.$CJ7])" office:value-type="float"/>
          <table:table-cell table:formula="of:=MIN([.$D7];[.$I7];[.$N7];[.$S7];[.$X7];[.$AC7];[.$AH7];[.$AM7];[.$AR7];[.$AW7];[.$BB7];[.$BG7];[.$BL7];[.$BQ7];[.$BV7];[.$CA7];[.$CF7];[.$CK7])" office:value-type="float"/>
          <table:table-cell table:formula="of:=MIN([.$E7];[.$J7];[.$O7];[.$T7];[.$Y7];[.$AD7];[.$AI7];[.$AN7];[.$AS7];[.$AX7];[.$BC7];[.$BH7];[.$BM7];[.$BR7];[.$BW7];[.$CB7];[.$CG7];[.$CL7])" office:value-type="float"/>
          <table:table-cell table:formula="of:=MIN([.$F7];[.$K7];[.$P7];[.$U7];[.$Z7];[.$AE7];[.$AJ7];[.$AO7];[.$AT7];[.$AY7];[.$BD7];[.$BI7];[.$BN7];[.$BS7];[.$BX7];[.$CC7];[.$CH7];[.$CM7])" office:value-type="float"/>
          <table:table-cell table:formula="of:=MEDIAN([.$B7];[.$G7];[.$L7];[.$Q7];[.$V7];[.$AA7];[.$AF7];[.$AK7];[.$AP7];[.$AU7];[.$AZ7];[.$BE7];[.$BJ7];[.$BO7];[.$BT7];[.$BY7];[.$CD7];[.$CI7])" office:value-type="float"/>
          <table:table-cell table:formula="of:=MEDIAN([.$C7];[.$H7];[.$M7];[.$R7];[.$W7];[.$AB7];[.$AG7];[.$AL7];[.$AQ7];[.$AV7];[.$BA7];[.$BF7];[.$BK7];[.$BP7];[.$BU7];[.$BZ7];[.$CE7];[.$CJ7])" office:value-type="float"/>
          <table:table-cell table:formula="of:=MEDIAN([.$D7];[.$I7];[.$N7];[.$S7];[.$X7];[.$AC7];[.$AH7];[.$AM7];[.$AR7];[.$AW7];[.$BB7];[.$BG7];[.$BL7];[.$BQ7];[.$BV7];[.$CA7];[.$CF7];[.$CK7])" office:value-type="float"/>
          <table:table-cell table:formula="of:=MEDIAN([.$E7];[.$J7];[.$O7];[.$T7];[.$Y7];[.$AD7];[.$AI7];[.$AN7];[.$AS7];[.$AX7];[.$BC7];[.$BH7];[.$BM7];[.$BR7];[.$BW7];[.$CB7];[.$CG7];[.$CL7])" office:value-type="float"/>
          <table:table-cell table:formula="of:=MEDIAN([.$F7];[.$K7];[.$P7];[.$U7];[.$Z7];[.$AE7];[.$AJ7];[.$AO7];[.$AT7];[.$AY7];[.$BD7];[.$BI7];[.$BN7];[.$BS7];[.$BX7];[.$CC7];[.$CH7];[.$CM7])" office:value-type="float"/>
          <table:table-cell table:formula="of:=MAX([.$B7];[.$G7];[.$L7];[.$Q7];[.$V7];[.$AA7];[.$AF7];[.$AK7];[.$AP7];[.$AU7];[.$AZ7];[.$BE7];[.$BJ7];[.$BO7];[.$BT7];[.$BY7];[.$CD7];[.$CI7])" office:value-type="float"/>
          <table:table-cell table:formula="of:=MAX([.$C7];[.$H7];[.$M7];[.$R7];[.$W7];[.$AB7];[.$AG7];[.$AL7];[.$AQ7];[.$AV7];[.$BA7];[.$BF7];[.$BK7];[.$BP7];[.$BU7];[.$BZ7];[.$CE7];[.$CJ7])" office:value-type="float"/>
          <table:table-cell table:formula="of:=MAX([.$D7];[.$I7];[.$N7];[.$S7];[.$X7];[.$AC7];[.$AH7];[.$AM7];[.$AR7];[.$AW7];[.$BB7];[.$BG7];[.$BL7];[.$BQ7];[.$BV7];[.$CA7];[.$CF7];[.$CK7])" office:value-type="float"/>
          <table:table-cell table:formula="of:=MAX([.$E7];[.$J7];[.$O7];[.$T7];[.$Y7];[.$AD7];[.$AI7];[.$AN7];[.$AS7];[.$AX7];[.$BC7];[.$BH7];[.$BM7];[.$BR7];[.$BW7];[.$CB7];[.$CG7];[.$CL7])" office:value-type="float"/>
          <table:table-cell table:formula="of:=MAX([.$F7];[.$K7];[.$P7];[.$U7];[.$Z7];[.$AE7];[.$AJ7];[.$AO7];[.$AT7];[.$AY7];[.$BD7];[.$BI7];[.$BN7];[.$BS7];[.$BX7];[.$CC7];[.$CH7];[.$CM7])" office:value-type="float"/>
        </table:table-row>
        <table:table-row table:style-name="ro1">
          <table:table-cell office:value-type="string">
            <text:p>2x2/instances/app147-300-3-6.facts</text:p>
          </table:table-cell>
          <table:table-cell office:value-type="float" office:value="1.8345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219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734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740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411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415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394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301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956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8305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900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485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823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086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8739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55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8721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8496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8];[.$G8];[.$L8];[.$Q8];[.$V8];[.$AA8];[.$AF8];[.$AK8];[.$AP8];[.$AU8];[.$AZ8];[.$BE8];[.$BJ8];[.$BO8];[.$BT8];[.$BY8];[.$CD8];[.$CI8])" office:value-type="float"/>
          <table:table-cell table:formula="of:=MIN([.$C8];[.$H8];[.$M8];[.$R8];[.$W8];[.$AB8];[.$AG8];[.$AL8];[.$AQ8];[.$AV8];[.$BA8];[.$BF8];[.$BK8];[.$BP8];[.$BU8];[.$BZ8];[.$CE8];[.$CJ8])" office:value-type="float"/>
          <table:table-cell table:formula="of:=MIN([.$D8];[.$I8];[.$N8];[.$S8];[.$X8];[.$AC8];[.$AH8];[.$AM8];[.$AR8];[.$AW8];[.$BB8];[.$BG8];[.$BL8];[.$BQ8];[.$BV8];[.$CA8];[.$CF8];[.$CK8])" office:value-type="float"/>
          <table:table-cell table:formula="of:=MIN([.$E8];[.$J8];[.$O8];[.$T8];[.$Y8];[.$AD8];[.$AI8];[.$AN8];[.$AS8];[.$AX8];[.$BC8];[.$BH8];[.$BM8];[.$BR8];[.$BW8];[.$CB8];[.$CG8];[.$CL8])" office:value-type="float"/>
          <table:table-cell table:formula="of:=MIN([.$F8];[.$K8];[.$P8];[.$U8];[.$Z8];[.$AE8];[.$AJ8];[.$AO8];[.$AT8];[.$AY8];[.$BD8];[.$BI8];[.$BN8];[.$BS8];[.$BX8];[.$CC8];[.$CH8];[.$CM8])" office:value-type="float"/>
          <table:table-cell table:formula="of:=MEDIAN([.$B8];[.$G8];[.$L8];[.$Q8];[.$V8];[.$AA8];[.$AF8];[.$AK8];[.$AP8];[.$AU8];[.$AZ8];[.$BE8];[.$BJ8];[.$BO8];[.$BT8];[.$BY8];[.$CD8];[.$CI8])" office:value-type="float"/>
          <table:table-cell table:formula="of:=MEDIAN([.$C8];[.$H8];[.$M8];[.$R8];[.$W8];[.$AB8];[.$AG8];[.$AL8];[.$AQ8];[.$AV8];[.$BA8];[.$BF8];[.$BK8];[.$BP8];[.$BU8];[.$BZ8];[.$CE8];[.$CJ8])" office:value-type="float"/>
          <table:table-cell table:formula="of:=MEDIAN([.$D8];[.$I8];[.$N8];[.$S8];[.$X8];[.$AC8];[.$AH8];[.$AM8];[.$AR8];[.$AW8];[.$BB8];[.$BG8];[.$BL8];[.$BQ8];[.$BV8];[.$CA8];[.$CF8];[.$CK8])" office:value-type="float"/>
          <table:table-cell table:formula="of:=MEDIAN([.$E8];[.$J8];[.$O8];[.$T8];[.$Y8];[.$AD8];[.$AI8];[.$AN8];[.$AS8];[.$AX8];[.$BC8];[.$BH8];[.$BM8];[.$BR8];[.$BW8];[.$CB8];[.$CG8];[.$CL8])" office:value-type="float"/>
          <table:table-cell table:formula="of:=MEDIAN([.$F8];[.$K8];[.$P8];[.$U8];[.$Z8];[.$AE8];[.$AJ8];[.$AO8];[.$AT8];[.$AY8];[.$BD8];[.$BI8];[.$BN8];[.$BS8];[.$BX8];[.$CC8];[.$CH8];[.$CM8])" office:value-type="float"/>
          <table:table-cell table:formula="of:=MAX([.$B8];[.$G8];[.$L8];[.$Q8];[.$V8];[.$AA8];[.$AF8];[.$AK8];[.$AP8];[.$AU8];[.$AZ8];[.$BE8];[.$BJ8];[.$BO8];[.$BT8];[.$BY8];[.$CD8];[.$CI8])" office:value-type="float"/>
          <table:table-cell table:formula="of:=MAX([.$C8];[.$H8];[.$M8];[.$R8];[.$W8];[.$AB8];[.$AG8];[.$AL8];[.$AQ8];[.$AV8];[.$BA8];[.$BF8];[.$BK8];[.$BP8];[.$BU8];[.$BZ8];[.$CE8];[.$CJ8])" office:value-type="float"/>
          <table:table-cell table:formula="of:=MAX([.$D8];[.$I8];[.$N8];[.$S8];[.$X8];[.$AC8];[.$AH8];[.$AM8];[.$AR8];[.$AW8];[.$BB8];[.$BG8];[.$BL8];[.$BQ8];[.$BV8];[.$CA8];[.$CF8];[.$CK8])" office:value-type="float"/>
          <table:table-cell table:formula="of:=MAX([.$E8];[.$J8];[.$O8];[.$T8];[.$Y8];[.$AD8];[.$AI8];[.$AN8];[.$AS8];[.$AX8];[.$BC8];[.$BH8];[.$BM8];[.$BR8];[.$BW8];[.$CB8];[.$CG8];[.$CL8])" office:value-type="float"/>
          <table:table-cell table:formula="of:=MAX([.$F8];[.$K8];[.$P8];[.$U8];[.$Z8];[.$AE8];[.$AJ8];[.$AO8];[.$AT8];[.$AY8];[.$BD8];[.$BI8];[.$BN8];[.$BS8];[.$BX8];[.$CC8];[.$CH8];[.$CM8])" office:value-type="float"/>
        </table:table-row>
        <table:table-row table:style-name="ro1">
          <table:table-cell office:value-type="string">
            <text:p>2x2/instances/app15-270-5-4.facts</text:p>
          </table:table-cell>
          <table:table-cell office:value-type="float" office:value="1.8150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151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956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083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159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25401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0944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0507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9473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8882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9432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052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8876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297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257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1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3553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0630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table:formula="of:=MIN([.$B9];[.$G9];[.$L9];[.$Q9];[.$V9];[.$AA9];[.$AF9];[.$AK9];[.$AP9];[.$AU9];[.$AZ9];[.$BE9];[.$BJ9];[.$BO9];[.$BT9];[.$BY9];[.$CD9];[.$CI9])" office:value-type="float"/>
          <table:table-cell table:formula="of:=MIN([.$C9];[.$H9];[.$M9];[.$R9];[.$W9];[.$AB9];[.$AG9];[.$AL9];[.$AQ9];[.$AV9];[.$BA9];[.$BF9];[.$BK9];[.$BP9];[.$BU9];[.$BZ9];[.$CE9];[.$CJ9])" office:value-type="float"/>
          <table:table-cell table:formula="of:=MIN([.$D9];[.$I9];[.$N9];[.$S9];[.$X9];[.$AC9];[.$AH9];[.$AM9];[.$AR9];[.$AW9];[.$BB9];[.$BG9];[.$BL9];[.$BQ9];[.$BV9];[.$CA9];[.$CF9];[.$CK9])" office:value-type="float"/>
          <table:table-cell table:formula="of:=MIN([.$E9];[.$J9];[.$O9];[.$T9];[.$Y9];[.$AD9];[.$AI9];[.$AN9];[.$AS9];[.$AX9];[.$BC9];[.$BH9];[.$BM9];[.$BR9];[.$BW9];[.$CB9];[.$CG9];[.$CL9])" office:value-type="float"/>
          <table:table-cell table:formula="of:=MIN([.$F9];[.$K9];[.$P9];[.$U9];[.$Z9];[.$AE9];[.$AJ9];[.$AO9];[.$AT9];[.$AY9];[.$BD9];[.$BI9];[.$BN9];[.$BS9];[.$BX9];[.$CC9];[.$CH9];[.$CM9])" office:value-type="float"/>
          <table:table-cell table:formula="of:=MEDIAN([.$B9];[.$G9];[.$L9];[.$Q9];[.$V9];[.$AA9];[.$AF9];[.$AK9];[.$AP9];[.$AU9];[.$AZ9];[.$BE9];[.$BJ9];[.$BO9];[.$BT9];[.$BY9];[.$CD9];[.$CI9])" office:value-type="float"/>
          <table:table-cell table:formula="of:=MEDIAN([.$C9];[.$H9];[.$M9];[.$R9];[.$W9];[.$AB9];[.$AG9];[.$AL9];[.$AQ9];[.$AV9];[.$BA9];[.$BF9];[.$BK9];[.$BP9];[.$BU9];[.$BZ9];[.$CE9];[.$CJ9])" office:value-type="float"/>
          <table:table-cell table:formula="of:=MEDIAN([.$D9];[.$I9];[.$N9];[.$S9];[.$X9];[.$AC9];[.$AH9];[.$AM9];[.$AR9];[.$AW9];[.$BB9];[.$BG9];[.$BL9];[.$BQ9];[.$BV9];[.$CA9];[.$CF9];[.$CK9])" office:value-type="float"/>
          <table:table-cell table:formula="of:=MEDIAN([.$E9];[.$J9];[.$O9];[.$T9];[.$Y9];[.$AD9];[.$AI9];[.$AN9];[.$AS9];[.$AX9];[.$BC9];[.$BH9];[.$BM9];[.$BR9];[.$BW9];[.$CB9];[.$CG9];[.$CL9])" office:value-type="float"/>
          <table:table-cell table:formula="of:=MEDIAN([.$F9];[.$K9];[.$P9];[.$U9];[.$Z9];[.$AE9];[.$AJ9];[.$AO9];[.$AT9];[.$AY9];[.$BD9];[.$BI9];[.$BN9];[.$BS9];[.$BX9];[.$CC9];[.$CH9];[.$CM9])" office:value-type="float"/>
          <table:table-cell table:formula="of:=MAX([.$B9];[.$G9];[.$L9];[.$Q9];[.$V9];[.$AA9];[.$AF9];[.$AK9];[.$AP9];[.$AU9];[.$AZ9];[.$BE9];[.$BJ9];[.$BO9];[.$BT9];[.$BY9];[.$CD9];[.$CI9])" office:value-type="float"/>
          <table:table-cell table:formula="of:=MAX([.$C9];[.$H9];[.$M9];[.$R9];[.$W9];[.$AB9];[.$AG9];[.$AL9];[.$AQ9];[.$AV9];[.$BA9];[.$BF9];[.$BK9];[.$BP9];[.$BU9];[.$BZ9];[.$CE9];[.$CJ9])" office:value-type="float"/>
          <table:table-cell table:formula="of:=MAX([.$D9];[.$I9];[.$N9];[.$S9];[.$X9];[.$AC9];[.$AH9];[.$AM9];[.$AR9];[.$AW9];[.$BB9];[.$BG9];[.$BL9];[.$BQ9];[.$BV9];[.$CA9];[.$CF9];[.$CK9])" office:value-type="float"/>
          <table:table-cell table:formula="of:=MAX([.$E9];[.$J9];[.$O9];[.$T9];[.$Y9];[.$AD9];[.$AI9];[.$AN9];[.$AS9];[.$AX9];[.$BC9];[.$BH9];[.$BM9];[.$BR9];[.$BW9];[.$CB9];[.$CG9];[.$CL9])" office:value-type="float"/>
          <table:table-cell table:formula="of:=MAX([.$F9];[.$K9];[.$P9];[.$U9];[.$Z9];[.$AE9];[.$AJ9];[.$AO9];[.$AT9];[.$AY9];[.$BD9];[.$BI9];[.$BN9];[.$BS9];[.$BX9];[.$CC9];[.$CH9];[.$CM9])" office:value-type="float"/>
        </table:table-row>
        <table:table-row table:style-name="ro1">
          <table:table-cell office:value-type="string">
            <text:p>2x2/instances/app157-339-3-6.facts</text:p>
          </table:table-cell>
          <table:table-cell office:value-type="float" office:value="1.9711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95896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1533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9736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953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4067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3630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809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230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883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2110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256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625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1828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614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1126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2112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1816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table:formula="of:=MIN([.$B10];[.$G10];[.$L10];[.$Q10];[.$V10];[.$AA10];[.$AF10];[.$AK10];[.$AP10];[.$AU10];[.$AZ10];[.$BE10];[.$BJ10];[.$BO10];[.$BT10];[.$BY10];[.$CD10];[.$CI10])" office:value-type="float"/>
          <table:table-cell table:formula="of:=MIN([.$C10];[.$H10];[.$M10];[.$R10];[.$W10];[.$AB10];[.$AG10];[.$AL10];[.$AQ10];[.$AV10];[.$BA10];[.$BF10];[.$BK10];[.$BP10];[.$BU10];[.$BZ10];[.$CE10];[.$CJ10])" office:value-type="float"/>
          <table:table-cell table:formula="of:=MIN([.$D10];[.$I10];[.$N10];[.$S10];[.$X10];[.$AC10];[.$AH10];[.$AM10];[.$AR10];[.$AW10];[.$BB10];[.$BG10];[.$BL10];[.$BQ10];[.$BV10];[.$CA10];[.$CF10];[.$CK10])" office:value-type="float"/>
          <table:table-cell table:formula="of:=MIN([.$E10];[.$J10];[.$O10];[.$T10];[.$Y10];[.$AD10];[.$AI10];[.$AN10];[.$AS10];[.$AX10];[.$BC10];[.$BH10];[.$BM10];[.$BR10];[.$BW10];[.$CB10];[.$CG10];[.$CL10])" office:value-type="float"/>
          <table:table-cell table:formula="of:=MIN([.$F10];[.$K10];[.$P10];[.$U10];[.$Z10];[.$AE10];[.$AJ10];[.$AO10];[.$AT10];[.$AY10];[.$BD10];[.$BI10];[.$BN10];[.$BS10];[.$BX10];[.$CC10];[.$CH10];[.$CM10])" office:value-type="float"/>
          <table:table-cell table:formula="of:=MEDIAN([.$B10];[.$G10];[.$L10];[.$Q10];[.$V10];[.$AA10];[.$AF10];[.$AK10];[.$AP10];[.$AU10];[.$AZ10];[.$BE10];[.$BJ10];[.$BO10];[.$BT10];[.$BY10];[.$CD10];[.$CI10])" office:value-type="float"/>
          <table:table-cell table:formula="of:=MEDIAN([.$C10];[.$H10];[.$M10];[.$R10];[.$W10];[.$AB10];[.$AG10];[.$AL10];[.$AQ10];[.$AV10];[.$BA10];[.$BF10];[.$BK10];[.$BP10];[.$BU10];[.$BZ10];[.$CE10];[.$CJ10])" office:value-type="float"/>
          <table:table-cell table:formula="of:=MEDIAN([.$D10];[.$I10];[.$N10];[.$S10];[.$X10];[.$AC10];[.$AH10];[.$AM10];[.$AR10];[.$AW10];[.$BB10];[.$BG10];[.$BL10];[.$BQ10];[.$BV10];[.$CA10];[.$CF10];[.$CK10])" office:value-type="float"/>
          <table:table-cell table:formula="of:=MEDIAN([.$E10];[.$J10];[.$O10];[.$T10];[.$Y10];[.$AD10];[.$AI10];[.$AN10];[.$AS10];[.$AX10];[.$BC10];[.$BH10];[.$BM10];[.$BR10];[.$BW10];[.$CB10];[.$CG10];[.$CL10])" office:value-type="float"/>
          <table:table-cell table:formula="of:=MEDIAN([.$F10];[.$K10];[.$P10];[.$U10];[.$Z10];[.$AE10];[.$AJ10];[.$AO10];[.$AT10];[.$AY10];[.$BD10];[.$BI10];[.$BN10];[.$BS10];[.$BX10];[.$CC10];[.$CH10];[.$CM10])" office:value-type="float"/>
          <table:table-cell table:formula="of:=MAX([.$B10];[.$G10];[.$L10];[.$Q10];[.$V10];[.$AA10];[.$AF10];[.$AK10];[.$AP10];[.$AU10];[.$AZ10];[.$BE10];[.$BJ10];[.$BO10];[.$BT10];[.$BY10];[.$CD10];[.$CI10])" office:value-type="float"/>
          <table:table-cell table:formula="of:=MAX([.$C10];[.$H10];[.$M10];[.$R10];[.$W10];[.$AB10];[.$AG10];[.$AL10];[.$AQ10];[.$AV10];[.$BA10];[.$BF10];[.$BK10];[.$BP10];[.$BU10];[.$BZ10];[.$CE10];[.$CJ10])" office:value-type="float"/>
          <table:table-cell table:formula="of:=MAX([.$D10];[.$I10];[.$N10];[.$S10];[.$X10];[.$AC10];[.$AH10];[.$AM10];[.$AR10];[.$AW10];[.$BB10];[.$BG10];[.$BL10];[.$BQ10];[.$BV10];[.$CA10];[.$CF10];[.$CK10])" office:value-type="float"/>
          <table:table-cell table:formula="of:=MAX([.$E10];[.$J10];[.$O10];[.$T10];[.$Y10];[.$AD10];[.$AI10];[.$AN10];[.$AS10];[.$AX10];[.$BC10];[.$BH10];[.$BM10];[.$BR10];[.$BW10];[.$CB10];[.$CG10];[.$CL10])" office:value-type="float"/>
          <table:table-cell table:formula="of:=MAX([.$F10];[.$K10];[.$P10];[.$U10];[.$Z10];[.$AE10];[.$AJ10];[.$AO10];[.$AT10];[.$AY10];[.$BD10];[.$BI10];[.$BN10];[.$BS10];[.$BX10];[.$CC10];[.$CH10];[.$CM10])" office:value-type="float"/>
        </table:table-row>
        <table:table-row table:style-name="ro1">
          <table:table-cell office:value-type="string">
            <text:p>2x2/instances/app164-339-3-6.facts</text:p>
          </table:table-cell>
          <table:table-cell office:value-type="float" office:value="1.9722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405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91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275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321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2603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1857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102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310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890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3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738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216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2114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525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3489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1160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5316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table:formula="of:=MIN([.$B11];[.$G11];[.$L11];[.$Q11];[.$V11];[.$AA11];[.$AF11];[.$AK11];[.$AP11];[.$AU11];[.$AZ11];[.$BE11];[.$BJ11];[.$BO11];[.$BT11];[.$BY11];[.$CD11];[.$CI11])" office:value-type="float"/>
          <table:table-cell table:formula="of:=MIN([.$C11];[.$H11];[.$M11];[.$R11];[.$W11];[.$AB11];[.$AG11];[.$AL11];[.$AQ11];[.$AV11];[.$BA11];[.$BF11];[.$BK11];[.$BP11];[.$BU11];[.$BZ11];[.$CE11];[.$CJ11])" office:value-type="float"/>
          <table:table-cell table:formula="of:=MIN([.$D11];[.$I11];[.$N11];[.$S11];[.$X11];[.$AC11];[.$AH11];[.$AM11];[.$AR11];[.$AW11];[.$BB11];[.$BG11];[.$BL11];[.$BQ11];[.$BV11];[.$CA11];[.$CF11];[.$CK11])" office:value-type="float"/>
          <table:table-cell table:formula="of:=MIN([.$E11];[.$J11];[.$O11];[.$T11];[.$Y11];[.$AD11];[.$AI11];[.$AN11];[.$AS11];[.$AX11];[.$BC11];[.$BH11];[.$BM11];[.$BR11];[.$BW11];[.$CB11];[.$CG11];[.$CL11])" office:value-type="float"/>
          <table:table-cell table:formula="of:=MIN([.$F11];[.$K11];[.$P11];[.$U11];[.$Z11];[.$AE11];[.$AJ11];[.$AO11];[.$AT11];[.$AY11];[.$BD11];[.$BI11];[.$BN11];[.$BS11];[.$BX11];[.$CC11];[.$CH11];[.$CM11])" office:value-type="float"/>
          <table:table-cell table:formula="of:=MEDIAN([.$B11];[.$G11];[.$L11];[.$Q11];[.$V11];[.$AA11];[.$AF11];[.$AK11];[.$AP11];[.$AU11];[.$AZ11];[.$BE11];[.$BJ11];[.$BO11];[.$BT11];[.$BY11];[.$CD11];[.$CI11])" office:value-type="float"/>
          <table:table-cell table:formula="of:=MEDIAN([.$C11];[.$H11];[.$M11];[.$R11];[.$W11];[.$AB11];[.$AG11];[.$AL11];[.$AQ11];[.$AV11];[.$BA11];[.$BF11];[.$BK11];[.$BP11];[.$BU11];[.$BZ11];[.$CE11];[.$CJ11])" office:value-type="float"/>
          <table:table-cell table:formula="of:=MEDIAN([.$D11];[.$I11];[.$N11];[.$S11];[.$X11];[.$AC11];[.$AH11];[.$AM11];[.$AR11];[.$AW11];[.$BB11];[.$BG11];[.$BL11];[.$BQ11];[.$BV11];[.$CA11];[.$CF11];[.$CK11])" office:value-type="float"/>
          <table:table-cell table:formula="of:=MEDIAN([.$E11];[.$J11];[.$O11];[.$T11];[.$Y11];[.$AD11];[.$AI11];[.$AN11];[.$AS11];[.$AX11];[.$BC11];[.$BH11];[.$BM11];[.$BR11];[.$BW11];[.$CB11];[.$CG11];[.$CL11])" office:value-type="float"/>
          <table:table-cell table:formula="of:=MEDIAN([.$F11];[.$K11];[.$P11];[.$U11];[.$Z11];[.$AE11];[.$AJ11];[.$AO11];[.$AT11];[.$AY11];[.$BD11];[.$BI11];[.$BN11];[.$BS11];[.$BX11];[.$CC11];[.$CH11];[.$CM11])" office:value-type="float"/>
          <table:table-cell table:formula="of:=MAX([.$B11];[.$G11];[.$L11];[.$Q11];[.$V11];[.$AA11];[.$AF11];[.$AK11];[.$AP11];[.$AU11];[.$AZ11];[.$BE11];[.$BJ11];[.$BO11];[.$BT11];[.$BY11];[.$CD11];[.$CI11])" office:value-type="float"/>
          <table:table-cell table:formula="of:=MAX([.$C11];[.$H11];[.$M11];[.$R11];[.$W11];[.$AB11];[.$AG11];[.$AL11];[.$AQ11];[.$AV11];[.$BA11];[.$BF11];[.$BK11];[.$BP11];[.$BU11];[.$BZ11];[.$CE11];[.$CJ11])" office:value-type="float"/>
          <table:table-cell table:formula="of:=MAX([.$D11];[.$I11];[.$N11];[.$S11];[.$X11];[.$AC11];[.$AH11];[.$AM11];[.$AR11];[.$AW11];[.$BB11];[.$BG11];[.$BL11];[.$BQ11];[.$BV11];[.$CA11];[.$CF11];[.$CK11])" office:value-type="float"/>
          <table:table-cell table:formula="of:=MAX([.$E11];[.$J11];[.$O11];[.$T11];[.$Y11];[.$AD11];[.$AI11];[.$AN11];[.$AS11];[.$AX11];[.$BC11];[.$BH11];[.$BM11];[.$BR11];[.$BW11];[.$CB11];[.$CG11];[.$CL11])" office:value-type="float"/>
          <table:table-cell table:formula="of:=MAX([.$F11];[.$K11];[.$P11];[.$U11];[.$Z11];[.$AE11];[.$AJ11];[.$AO11];[.$AT11];[.$AY11];[.$BD11];[.$BI11];[.$BN11];[.$BS11];[.$BX11];[.$CC11];[.$CH11];[.$CM11])" office:value-type="float"/>
        </table:table-row>
        <table:table-row table:style-name="ro1">
          <table:table-cell office:value-type="string">
            <text:p>2x2/instances/app167-339-3-6.facts</text:p>
          </table:table-cell>
          <table:table-cell office:value-type="float" office:value="1.9596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9573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986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9668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9620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806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2267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2976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48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901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250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249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315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54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0550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2089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2014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2.3339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table:formula="of:=MIN([.$B12];[.$G12];[.$L12];[.$Q12];[.$V12];[.$AA12];[.$AF12];[.$AK12];[.$AP12];[.$AU12];[.$AZ12];[.$BE12];[.$BJ12];[.$BO12];[.$BT12];[.$BY12];[.$CD12];[.$CI12])" office:value-type="float"/>
          <table:table-cell table:formula="of:=MIN([.$C12];[.$H12];[.$M12];[.$R12];[.$W12];[.$AB12];[.$AG12];[.$AL12];[.$AQ12];[.$AV12];[.$BA12];[.$BF12];[.$BK12];[.$BP12];[.$BU12];[.$BZ12];[.$CE12];[.$CJ12])" office:value-type="float"/>
          <table:table-cell table:formula="of:=MIN([.$D12];[.$I12];[.$N12];[.$S12];[.$X12];[.$AC12];[.$AH12];[.$AM12];[.$AR12];[.$AW12];[.$BB12];[.$BG12];[.$BL12];[.$BQ12];[.$BV12];[.$CA12];[.$CF12];[.$CK12])" office:value-type="float"/>
          <table:table-cell table:formula="of:=MIN([.$E12];[.$J12];[.$O12];[.$T12];[.$Y12];[.$AD12];[.$AI12];[.$AN12];[.$AS12];[.$AX12];[.$BC12];[.$BH12];[.$BM12];[.$BR12];[.$BW12];[.$CB12];[.$CG12];[.$CL12])" office:value-type="float"/>
          <table:table-cell table:formula="of:=MIN([.$F12];[.$K12];[.$P12];[.$U12];[.$Z12];[.$AE12];[.$AJ12];[.$AO12];[.$AT12];[.$AY12];[.$BD12];[.$BI12];[.$BN12];[.$BS12];[.$BX12];[.$CC12];[.$CH12];[.$CM12])" office:value-type="float"/>
          <table:table-cell table:formula="of:=MEDIAN([.$B12];[.$G12];[.$L12];[.$Q12];[.$V12];[.$AA12];[.$AF12];[.$AK12];[.$AP12];[.$AU12];[.$AZ12];[.$BE12];[.$BJ12];[.$BO12];[.$BT12];[.$BY12];[.$CD12];[.$CI12])" office:value-type="float"/>
          <table:table-cell table:formula="of:=MEDIAN([.$C12];[.$H12];[.$M12];[.$R12];[.$W12];[.$AB12];[.$AG12];[.$AL12];[.$AQ12];[.$AV12];[.$BA12];[.$BF12];[.$BK12];[.$BP12];[.$BU12];[.$BZ12];[.$CE12];[.$CJ12])" office:value-type="float"/>
          <table:table-cell table:formula="of:=MEDIAN([.$D12];[.$I12];[.$N12];[.$S12];[.$X12];[.$AC12];[.$AH12];[.$AM12];[.$AR12];[.$AW12];[.$BB12];[.$BG12];[.$BL12];[.$BQ12];[.$BV12];[.$CA12];[.$CF12];[.$CK12])" office:value-type="float"/>
          <table:table-cell table:formula="of:=MEDIAN([.$E12];[.$J12];[.$O12];[.$T12];[.$Y12];[.$AD12];[.$AI12];[.$AN12];[.$AS12];[.$AX12];[.$BC12];[.$BH12];[.$BM12];[.$BR12];[.$BW12];[.$CB12];[.$CG12];[.$CL12])" office:value-type="float"/>
          <table:table-cell table:formula="of:=MEDIAN([.$F12];[.$K12];[.$P12];[.$U12];[.$Z12];[.$AE12];[.$AJ12];[.$AO12];[.$AT12];[.$AY12];[.$BD12];[.$BI12];[.$BN12];[.$BS12];[.$BX12];[.$CC12];[.$CH12];[.$CM12])" office:value-type="float"/>
          <table:table-cell table:formula="of:=MAX([.$B12];[.$G12];[.$L12];[.$Q12];[.$V12];[.$AA12];[.$AF12];[.$AK12];[.$AP12];[.$AU12];[.$AZ12];[.$BE12];[.$BJ12];[.$BO12];[.$BT12];[.$BY12];[.$CD12];[.$CI12])" office:value-type="float"/>
          <table:table-cell table:formula="of:=MAX([.$C12];[.$H12];[.$M12];[.$R12];[.$W12];[.$AB12];[.$AG12];[.$AL12];[.$AQ12];[.$AV12];[.$BA12];[.$BF12];[.$BK12];[.$BP12];[.$BU12];[.$BZ12];[.$CE12];[.$CJ12])" office:value-type="float"/>
          <table:table-cell table:formula="of:=MAX([.$D12];[.$I12];[.$N12];[.$S12];[.$X12];[.$AC12];[.$AH12];[.$AM12];[.$AR12];[.$AW12];[.$BB12];[.$BG12];[.$BL12];[.$BQ12];[.$BV12];[.$CA12];[.$CF12];[.$CK12])" office:value-type="float"/>
          <table:table-cell table:formula="of:=MAX([.$E12];[.$J12];[.$O12];[.$T12];[.$Y12];[.$AD12];[.$AI12];[.$AN12];[.$AS12];[.$AX12];[.$BC12];[.$BH12];[.$BM12];[.$BR12];[.$BW12];[.$CB12];[.$CG12];[.$CL12])" office:value-type="float"/>
          <table:table-cell table:formula="of:=MAX([.$F12];[.$K12];[.$P12];[.$U12];[.$Z12];[.$AE12];[.$AJ12];[.$AO12];[.$AT12];[.$AY12];[.$BD12];[.$BI12];[.$BN12];[.$BS12];[.$BX12];[.$CC12];[.$CH12];[.$CM12])" office:value-type="float"/>
        </table:table-row>
        <table:table-row table:style-name="ro1">
          <table:table-cell office:value-type="string">
            <text:p>2x2/instances/app18-379-7-6.facts</text:p>
          </table:table-cell>
          <table:table-cell office:value-type="float" office:value="2.0575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574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2067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56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2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639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3341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375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562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082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338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3783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087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4186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569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3073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42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2924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3];[.$G13];[.$L13];[.$Q13];[.$V13];[.$AA13];[.$AF13];[.$AK13];[.$AP13];[.$AU13];[.$AZ13];[.$BE13];[.$BJ13];[.$BO13];[.$BT13];[.$BY13];[.$CD13];[.$CI13])" office:value-type="float"/>
          <table:table-cell table:formula="of:=MIN([.$C13];[.$H13];[.$M13];[.$R13];[.$W13];[.$AB13];[.$AG13];[.$AL13];[.$AQ13];[.$AV13];[.$BA13];[.$BF13];[.$BK13];[.$BP13];[.$BU13];[.$BZ13];[.$CE13];[.$CJ13])" office:value-type="float"/>
          <table:table-cell table:formula="of:=MIN([.$D13];[.$I13];[.$N13];[.$S13];[.$X13];[.$AC13];[.$AH13];[.$AM13];[.$AR13];[.$AW13];[.$BB13];[.$BG13];[.$BL13];[.$BQ13];[.$BV13];[.$CA13];[.$CF13];[.$CK13])" office:value-type="float"/>
          <table:table-cell table:formula="of:=MIN([.$E13];[.$J13];[.$O13];[.$T13];[.$Y13];[.$AD13];[.$AI13];[.$AN13];[.$AS13];[.$AX13];[.$BC13];[.$BH13];[.$BM13];[.$BR13];[.$BW13];[.$CB13];[.$CG13];[.$CL13])" office:value-type="float"/>
          <table:table-cell table:formula="of:=MIN([.$F13];[.$K13];[.$P13];[.$U13];[.$Z13];[.$AE13];[.$AJ13];[.$AO13];[.$AT13];[.$AY13];[.$BD13];[.$BI13];[.$BN13];[.$BS13];[.$BX13];[.$CC13];[.$CH13];[.$CM13])" office:value-type="float"/>
          <table:table-cell table:formula="of:=MEDIAN([.$B13];[.$G13];[.$L13];[.$Q13];[.$V13];[.$AA13];[.$AF13];[.$AK13];[.$AP13];[.$AU13];[.$AZ13];[.$BE13];[.$BJ13];[.$BO13];[.$BT13];[.$BY13];[.$CD13];[.$CI13])" office:value-type="float"/>
          <table:table-cell table:formula="of:=MEDIAN([.$C13];[.$H13];[.$M13];[.$R13];[.$W13];[.$AB13];[.$AG13];[.$AL13];[.$AQ13];[.$AV13];[.$BA13];[.$BF13];[.$BK13];[.$BP13];[.$BU13];[.$BZ13];[.$CE13];[.$CJ13])" office:value-type="float"/>
          <table:table-cell table:formula="of:=MEDIAN([.$D13];[.$I13];[.$N13];[.$S13];[.$X13];[.$AC13];[.$AH13];[.$AM13];[.$AR13];[.$AW13];[.$BB13];[.$BG13];[.$BL13];[.$BQ13];[.$BV13];[.$CA13];[.$CF13];[.$CK13])" office:value-type="float"/>
          <table:table-cell table:formula="of:=MEDIAN([.$E13];[.$J13];[.$O13];[.$T13];[.$Y13];[.$AD13];[.$AI13];[.$AN13];[.$AS13];[.$AX13];[.$BC13];[.$BH13];[.$BM13];[.$BR13];[.$BW13];[.$CB13];[.$CG13];[.$CL13])" office:value-type="float"/>
          <table:table-cell table:formula="of:=MEDIAN([.$F13];[.$K13];[.$P13];[.$U13];[.$Z13];[.$AE13];[.$AJ13];[.$AO13];[.$AT13];[.$AY13];[.$BD13];[.$BI13];[.$BN13];[.$BS13];[.$BX13];[.$CC13];[.$CH13];[.$CM13])" office:value-type="float"/>
          <table:table-cell table:formula="of:=MAX([.$B13];[.$G13];[.$L13];[.$Q13];[.$V13];[.$AA13];[.$AF13];[.$AK13];[.$AP13];[.$AU13];[.$AZ13];[.$BE13];[.$BJ13];[.$BO13];[.$BT13];[.$BY13];[.$CD13];[.$CI13])" office:value-type="float"/>
          <table:table-cell table:formula="of:=MAX([.$C13];[.$H13];[.$M13];[.$R13];[.$W13];[.$AB13];[.$AG13];[.$AL13];[.$AQ13];[.$AV13];[.$BA13];[.$BF13];[.$BK13];[.$BP13];[.$BU13];[.$BZ13];[.$CE13];[.$CJ13])" office:value-type="float"/>
          <table:table-cell table:formula="of:=MAX([.$D13];[.$I13];[.$N13];[.$S13];[.$X13];[.$AC13];[.$AH13];[.$AM13];[.$AR13];[.$AW13];[.$BB13];[.$BG13];[.$BL13];[.$BQ13];[.$BV13];[.$CA13];[.$CF13];[.$CK13])" office:value-type="float"/>
          <table:table-cell table:formula="of:=MAX([.$E13];[.$J13];[.$O13];[.$T13];[.$Y13];[.$AD13];[.$AI13];[.$AN13];[.$AS13];[.$AX13];[.$BC13];[.$BH13];[.$BM13];[.$BR13];[.$BW13];[.$CB13];[.$CG13];[.$CL13])" office:value-type="float"/>
          <table:table-cell table:formula="of:=MAX([.$F13];[.$K13];[.$P13];[.$U13];[.$Z13];[.$AE13];[.$AJ13];[.$AO13];[.$AT13];[.$AY13];[.$BD13];[.$BI13];[.$BN13];[.$BS13];[.$BX13];[.$CC13];[.$CH13];[.$CM13])" office:value-type="float"/>
        </table:table-row>
        <table:table-row table:style-name="ro1">
          <table:table-cell office:value-type="string">
            <text:p>2x2/instances/app19-400-5-4.facts</text:p>
          </table:table-cell>
          <table:table-cell office:value-type="float" office:value="2.3758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3679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4662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3787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3873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5411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6802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6291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63693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4088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6901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6020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968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5457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430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3849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5670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5467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table:formula="of:=MIN([.$B14];[.$G14];[.$L14];[.$Q14];[.$V14];[.$AA14];[.$AF14];[.$AK14];[.$AP14];[.$AU14];[.$AZ14];[.$BE14];[.$BJ14];[.$BO14];[.$BT14];[.$BY14];[.$CD14];[.$CI14])" office:value-type="float"/>
          <table:table-cell table:formula="of:=MIN([.$C14];[.$H14];[.$M14];[.$R14];[.$W14];[.$AB14];[.$AG14];[.$AL14];[.$AQ14];[.$AV14];[.$BA14];[.$BF14];[.$BK14];[.$BP14];[.$BU14];[.$BZ14];[.$CE14];[.$CJ14])" office:value-type="float"/>
          <table:table-cell table:formula="of:=MIN([.$D14];[.$I14];[.$N14];[.$S14];[.$X14];[.$AC14];[.$AH14];[.$AM14];[.$AR14];[.$AW14];[.$BB14];[.$BG14];[.$BL14];[.$BQ14];[.$BV14];[.$CA14];[.$CF14];[.$CK14])" office:value-type="float"/>
          <table:table-cell table:formula="of:=MIN([.$E14];[.$J14];[.$O14];[.$T14];[.$Y14];[.$AD14];[.$AI14];[.$AN14];[.$AS14];[.$AX14];[.$BC14];[.$BH14];[.$BM14];[.$BR14];[.$BW14];[.$CB14];[.$CG14];[.$CL14])" office:value-type="float"/>
          <table:table-cell table:formula="of:=MIN([.$F14];[.$K14];[.$P14];[.$U14];[.$Z14];[.$AE14];[.$AJ14];[.$AO14];[.$AT14];[.$AY14];[.$BD14];[.$BI14];[.$BN14];[.$BS14];[.$BX14];[.$CC14];[.$CH14];[.$CM14])" office:value-type="float"/>
          <table:table-cell table:formula="of:=MEDIAN([.$B14];[.$G14];[.$L14];[.$Q14];[.$V14];[.$AA14];[.$AF14];[.$AK14];[.$AP14];[.$AU14];[.$AZ14];[.$BE14];[.$BJ14];[.$BO14];[.$BT14];[.$BY14];[.$CD14];[.$CI14])" office:value-type="float"/>
          <table:table-cell table:formula="of:=MEDIAN([.$C14];[.$H14];[.$M14];[.$R14];[.$W14];[.$AB14];[.$AG14];[.$AL14];[.$AQ14];[.$AV14];[.$BA14];[.$BF14];[.$BK14];[.$BP14];[.$BU14];[.$BZ14];[.$CE14];[.$CJ14])" office:value-type="float"/>
          <table:table-cell table:formula="of:=MEDIAN([.$D14];[.$I14];[.$N14];[.$S14];[.$X14];[.$AC14];[.$AH14];[.$AM14];[.$AR14];[.$AW14];[.$BB14];[.$BG14];[.$BL14];[.$BQ14];[.$BV14];[.$CA14];[.$CF14];[.$CK14])" office:value-type="float"/>
          <table:table-cell table:formula="of:=MEDIAN([.$E14];[.$J14];[.$O14];[.$T14];[.$Y14];[.$AD14];[.$AI14];[.$AN14];[.$AS14];[.$AX14];[.$BC14];[.$BH14];[.$BM14];[.$BR14];[.$BW14];[.$CB14];[.$CG14];[.$CL14])" office:value-type="float"/>
          <table:table-cell table:formula="of:=MEDIAN([.$F14];[.$K14];[.$P14];[.$U14];[.$Z14];[.$AE14];[.$AJ14];[.$AO14];[.$AT14];[.$AY14];[.$BD14];[.$BI14];[.$BN14];[.$BS14];[.$BX14];[.$CC14];[.$CH14];[.$CM14])" office:value-type="float"/>
          <table:table-cell table:formula="of:=MAX([.$B14];[.$G14];[.$L14];[.$Q14];[.$V14];[.$AA14];[.$AF14];[.$AK14];[.$AP14];[.$AU14];[.$AZ14];[.$BE14];[.$BJ14];[.$BO14];[.$BT14];[.$BY14];[.$CD14];[.$CI14])" office:value-type="float"/>
          <table:table-cell table:formula="of:=MAX([.$C14];[.$H14];[.$M14];[.$R14];[.$W14];[.$AB14];[.$AG14];[.$AL14];[.$AQ14];[.$AV14];[.$BA14];[.$BF14];[.$BK14];[.$BP14];[.$BU14];[.$BZ14];[.$CE14];[.$CJ14])" office:value-type="float"/>
          <table:table-cell table:formula="of:=MAX([.$D14];[.$I14];[.$N14];[.$S14];[.$X14];[.$AC14];[.$AH14];[.$AM14];[.$AR14];[.$AW14];[.$BB14];[.$BG14];[.$BL14];[.$BQ14];[.$BV14];[.$CA14];[.$CF14];[.$CK14])" office:value-type="float"/>
          <table:table-cell table:formula="of:=MAX([.$E14];[.$J14];[.$O14];[.$T14];[.$Y14];[.$AD14];[.$AI14];[.$AN14];[.$AS14];[.$AX14];[.$BC14];[.$BH14];[.$BM14];[.$BR14];[.$BW14];[.$CB14];[.$CG14];[.$CL14])" office:value-type="float"/>
          <table:table-cell table:formula="of:=MAX([.$F14];[.$K14];[.$P14];[.$U14];[.$Z14];[.$AE14];[.$AJ14];[.$AO14];[.$AT14];[.$AY14];[.$BD14];[.$BI14];[.$BN14];[.$BS14];[.$BX14];[.$CC14];[.$CH14];[.$CM14])" office:value-type="float"/>
        </table:table-row>
        <table:table-row table:style-name="ro1">
          <table:table-cell office:value-type="string">
            <text:p>2x2/instances/app196-210-3-6.facts</text:p>
          </table:table-cell>
          <table:table-cell office:value-type="float" office:value="1.4429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405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345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378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7738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030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7886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32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766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648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822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366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760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104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223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090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315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6809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table:formula="of:=MIN([.$B15];[.$G15];[.$L15];[.$Q15];[.$V15];[.$AA15];[.$AF15];[.$AK15];[.$AP15];[.$AU15];[.$AZ15];[.$BE15];[.$BJ15];[.$BO15];[.$BT15];[.$BY15];[.$CD15];[.$CI15])" office:value-type="float"/>
          <table:table-cell table:formula="of:=MIN([.$C15];[.$H15];[.$M15];[.$R15];[.$W15];[.$AB15];[.$AG15];[.$AL15];[.$AQ15];[.$AV15];[.$BA15];[.$BF15];[.$BK15];[.$BP15];[.$BU15];[.$BZ15];[.$CE15];[.$CJ15])" office:value-type="float"/>
          <table:table-cell table:formula="of:=MIN([.$D15];[.$I15];[.$N15];[.$S15];[.$X15];[.$AC15];[.$AH15];[.$AM15];[.$AR15];[.$AW15];[.$BB15];[.$BG15];[.$BL15];[.$BQ15];[.$BV15];[.$CA15];[.$CF15];[.$CK15])" office:value-type="float"/>
          <table:table-cell table:formula="of:=MIN([.$E15];[.$J15];[.$O15];[.$T15];[.$Y15];[.$AD15];[.$AI15];[.$AN15];[.$AS15];[.$AX15];[.$BC15];[.$BH15];[.$BM15];[.$BR15];[.$BW15];[.$CB15];[.$CG15];[.$CL15])" office:value-type="float"/>
          <table:table-cell table:formula="of:=MIN([.$F15];[.$K15];[.$P15];[.$U15];[.$Z15];[.$AE15];[.$AJ15];[.$AO15];[.$AT15];[.$AY15];[.$BD15];[.$BI15];[.$BN15];[.$BS15];[.$BX15];[.$CC15];[.$CH15];[.$CM15])" office:value-type="float"/>
          <table:table-cell table:formula="of:=MEDIAN([.$B15];[.$G15];[.$L15];[.$Q15];[.$V15];[.$AA15];[.$AF15];[.$AK15];[.$AP15];[.$AU15];[.$AZ15];[.$BE15];[.$BJ15];[.$BO15];[.$BT15];[.$BY15];[.$CD15];[.$CI15])" office:value-type="float"/>
          <table:table-cell table:formula="of:=MEDIAN([.$C15];[.$H15];[.$M15];[.$R15];[.$W15];[.$AB15];[.$AG15];[.$AL15];[.$AQ15];[.$AV15];[.$BA15];[.$BF15];[.$BK15];[.$BP15];[.$BU15];[.$BZ15];[.$CE15];[.$CJ15])" office:value-type="float"/>
          <table:table-cell table:formula="of:=MEDIAN([.$D15];[.$I15];[.$N15];[.$S15];[.$X15];[.$AC15];[.$AH15];[.$AM15];[.$AR15];[.$AW15];[.$BB15];[.$BG15];[.$BL15];[.$BQ15];[.$BV15];[.$CA15];[.$CF15];[.$CK15])" office:value-type="float"/>
          <table:table-cell table:formula="of:=MEDIAN([.$E15];[.$J15];[.$O15];[.$T15];[.$Y15];[.$AD15];[.$AI15];[.$AN15];[.$AS15];[.$AX15];[.$BC15];[.$BH15];[.$BM15];[.$BR15];[.$BW15];[.$CB15];[.$CG15];[.$CL15])" office:value-type="float"/>
          <table:table-cell table:formula="of:=MEDIAN([.$F15];[.$K15];[.$P15];[.$U15];[.$Z15];[.$AE15];[.$AJ15];[.$AO15];[.$AT15];[.$AY15];[.$BD15];[.$BI15];[.$BN15];[.$BS15];[.$BX15];[.$CC15];[.$CH15];[.$CM15])" office:value-type="float"/>
          <table:table-cell table:formula="of:=MAX([.$B15];[.$G15];[.$L15];[.$Q15];[.$V15];[.$AA15];[.$AF15];[.$AK15];[.$AP15];[.$AU15];[.$AZ15];[.$BE15];[.$BJ15];[.$BO15];[.$BT15];[.$BY15];[.$CD15];[.$CI15])" office:value-type="float"/>
          <table:table-cell table:formula="of:=MAX([.$C15];[.$H15];[.$M15];[.$R15];[.$W15];[.$AB15];[.$AG15];[.$AL15];[.$AQ15];[.$AV15];[.$BA15];[.$BF15];[.$BK15];[.$BP15];[.$BU15];[.$BZ15];[.$CE15];[.$CJ15])" office:value-type="float"/>
          <table:table-cell table:formula="of:=MAX([.$D15];[.$I15];[.$N15];[.$S15];[.$X15];[.$AC15];[.$AH15];[.$AM15];[.$AR15];[.$AW15];[.$BB15];[.$BG15];[.$BL15];[.$BQ15];[.$BV15];[.$CA15];[.$CF15];[.$CK15])" office:value-type="float"/>
          <table:table-cell table:formula="of:=MAX([.$E15];[.$J15];[.$O15];[.$T15];[.$Y15];[.$AD15];[.$AI15];[.$AN15];[.$AS15];[.$AX15];[.$BC15];[.$BH15];[.$BM15];[.$BR15];[.$BW15];[.$CB15];[.$CG15];[.$CL15])" office:value-type="float"/>
          <table:table-cell table:formula="of:=MAX([.$F15];[.$K15];[.$P15];[.$U15];[.$Z15];[.$AE15];[.$AJ15];[.$AO15];[.$AT15];[.$AY15];[.$BD15];[.$BI15];[.$BN15];[.$BS15];[.$BX15];[.$CC15];[.$CH15];[.$CM15])" office:value-type="float"/>
        </table:table-row>
        <table:table-row table:style-name="ro1">
          <table:table-cell office:value-type="string">
            <text:p>2x2/instances/app41-400-5-4.facts</text:p>
          </table:table-cell>
          <table:table-cell office:value-type="float" office:value="2.3774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3770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6653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3769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3730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6284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6517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5545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4685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4109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5336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6332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4677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63709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41986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4483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4191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4096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table:formula="of:=MIN([.$B16];[.$G16];[.$L16];[.$Q16];[.$V16];[.$AA16];[.$AF16];[.$AK16];[.$AP16];[.$AU16];[.$AZ16];[.$BE16];[.$BJ16];[.$BO16];[.$BT16];[.$BY16];[.$CD16];[.$CI16])" office:value-type="float"/>
          <table:table-cell table:formula="of:=MIN([.$C16];[.$H16];[.$M16];[.$R16];[.$W16];[.$AB16];[.$AG16];[.$AL16];[.$AQ16];[.$AV16];[.$BA16];[.$BF16];[.$BK16];[.$BP16];[.$BU16];[.$BZ16];[.$CE16];[.$CJ16])" office:value-type="float"/>
          <table:table-cell table:formula="of:=MIN([.$D16];[.$I16];[.$N16];[.$S16];[.$X16];[.$AC16];[.$AH16];[.$AM16];[.$AR16];[.$AW16];[.$BB16];[.$BG16];[.$BL16];[.$BQ16];[.$BV16];[.$CA16];[.$CF16];[.$CK16])" office:value-type="float"/>
          <table:table-cell table:formula="of:=MIN([.$E16];[.$J16];[.$O16];[.$T16];[.$Y16];[.$AD16];[.$AI16];[.$AN16];[.$AS16];[.$AX16];[.$BC16];[.$BH16];[.$BM16];[.$BR16];[.$BW16];[.$CB16];[.$CG16];[.$CL16])" office:value-type="float"/>
          <table:table-cell table:formula="of:=MIN([.$F16];[.$K16];[.$P16];[.$U16];[.$Z16];[.$AE16];[.$AJ16];[.$AO16];[.$AT16];[.$AY16];[.$BD16];[.$BI16];[.$BN16];[.$BS16];[.$BX16];[.$CC16];[.$CH16];[.$CM16])" office:value-type="float"/>
          <table:table-cell table:formula="of:=MEDIAN([.$B16];[.$G16];[.$L16];[.$Q16];[.$V16];[.$AA16];[.$AF16];[.$AK16];[.$AP16];[.$AU16];[.$AZ16];[.$BE16];[.$BJ16];[.$BO16];[.$BT16];[.$BY16];[.$CD16];[.$CI16])" office:value-type="float"/>
          <table:table-cell table:formula="of:=MEDIAN([.$C16];[.$H16];[.$M16];[.$R16];[.$W16];[.$AB16];[.$AG16];[.$AL16];[.$AQ16];[.$AV16];[.$BA16];[.$BF16];[.$BK16];[.$BP16];[.$BU16];[.$BZ16];[.$CE16];[.$CJ16])" office:value-type="float"/>
          <table:table-cell table:formula="of:=MEDIAN([.$D16];[.$I16];[.$N16];[.$S16];[.$X16];[.$AC16];[.$AH16];[.$AM16];[.$AR16];[.$AW16];[.$BB16];[.$BG16];[.$BL16];[.$BQ16];[.$BV16];[.$CA16];[.$CF16];[.$CK16])" office:value-type="float"/>
          <table:table-cell table:formula="of:=MEDIAN([.$E16];[.$J16];[.$O16];[.$T16];[.$Y16];[.$AD16];[.$AI16];[.$AN16];[.$AS16];[.$AX16];[.$BC16];[.$BH16];[.$BM16];[.$BR16];[.$BW16];[.$CB16];[.$CG16];[.$CL16])" office:value-type="float"/>
          <table:table-cell table:formula="of:=MEDIAN([.$F16];[.$K16];[.$P16];[.$U16];[.$Z16];[.$AE16];[.$AJ16];[.$AO16];[.$AT16];[.$AY16];[.$BD16];[.$BI16];[.$BN16];[.$BS16];[.$BX16];[.$CC16];[.$CH16];[.$CM16])" office:value-type="float"/>
          <table:table-cell table:formula="of:=MAX([.$B16];[.$G16];[.$L16];[.$Q16];[.$V16];[.$AA16];[.$AF16];[.$AK16];[.$AP16];[.$AU16];[.$AZ16];[.$BE16];[.$BJ16];[.$BO16];[.$BT16];[.$BY16];[.$CD16];[.$CI16])" office:value-type="float"/>
          <table:table-cell table:formula="of:=MAX([.$C16];[.$H16];[.$M16];[.$R16];[.$W16];[.$AB16];[.$AG16];[.$AL16];[.$AQ16];[.$AV16];[.$BA16];[.$BF16];[.$BK16];[.$BP16];[.$BU16];[.$BZ16];[.$CE16];[.$CJ16])" office:value-type="float"/>
          <table:table-cell table:formula="of:=MAX([.$D16];[.$I16];[.$N16];[.$S16];[.$X16];[.$AC16];[.$AH16];[.$AM16];[.$AR16];[.$AW16];[.$BB16];[.$BG16];[.$BL16];[.$BQ16];[.$BV16];[.$CA16];[.$CF16];[.$CK16])" office:value-type="float"/>
          <table:table-cell table:formula="of:=MAX([.$E16];[.$J16];[.$O16];[.$T16];[.$Y16];[.$AD16];[.$AI16];[.$AN16];[.$AS16];[.$AX16];[.$BC16];[.$BH16];[.$BM16];[.$BR16];[.$BW16];[.$CB16];[.$CG16];[.$CL16])" office:value-type="float"/>
          <table:table-cell table:formula="of:=MAX([.$F16];[.$K16];[.$P16];[.$U16];[.$Z16];[.$AE16];[.$AJ16];[.$AO16];[.$AT16];[.$AY16];[.$BD16];[.$BI16];[.$BN16];[.$BS16];[.$BX16];[.$CC16];[.$CH16];[.$CM16])" office:value-type="float"/>
        </table:table-row>
        <table:table-row table:style-name="ro1">
          <table:table-cell office:value-type="string">
            <text:p>2x2/instances/app44-219-5-4.facts</text:p>
          </table:table-cell>
          <table:table-cell office:value-type="float" office:value="1.5850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945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0133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878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8383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7297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7502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686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165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4434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216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861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6647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094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100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2843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6903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019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table:formula="of:=MIN([.$B17];[.$G17];[.$L17];[.$Q17];[.$V17];[.$AA17];[.$AF17];[.$AK17];[.$AP17];[.$AU17];[.$AZ17];[.$BE17];[.$BJ17];[.$BO17];[.$BT17];[.$BY17];[.$CD17];[.$CI17])" office:value-type="float"/>
          <table:table-cell table:formula="of:=MIN([.$C17];[.$H17];[.$M17];[.$R17];[.$W17];[.$AB17];[.$AG17];[.$AL17];[.$AQ17];[.$AV17];[.$BA17];[.$BF17];[.$BK17];[.$BP17];[.$BU17];[.$BZ17];[.$CE17];[.$CJ17])" office:value-type="float"/>
          <table:table-cell table:formula="of:=MIN([.$D17];[.$I17];[.$N17];[.$S17];[.$X17];[.$AC17];[.$AH17];[.$AM17];[.$AR17];[.$AW17];[.$BB17];[.$BG17];[.$BL17];[.$BQ17];[.$BV17];[.$CA17];[.$CF17];[.$CK17])" office:value-type="float"/>
          <table:table-cell table:formula="of:=MIN([.$E17];[.$J17];[.$O17];[.$T17];[.$Y17];[.$AD17];[.$AI17];[.$AN17];[.$AS17];[.$AX17];[.$BC17];[.$BH17];[.$BM17];[.$BR17];[.$BW17];[.$CB17];[.$CG17];[.$CL17])" office:value-type="float"/>
          <table:table-cell table:formula="of:=MIN([.$F17];[.$K17];[.$P17];[.$U17];[.$Z17];[.$AE17];[.$AJ17];[.$AO17];[.$AT17];[.$AY17];[.$BD17];[.$BI17];[.$BN17];[.$BS17];[.$BX17];[.$CC17];[.$CH17];[.$CM17])" office:value-type="float"/>
          <table:table-cell table:formula="of:=MEDIAN([.$B17];[.$G17];[.$L17];[.$Q17];[.$V17];[.$AA17];[.$AF17];[.$AK17];[.$AP17];[.$AU17];[.$AZ17];[.$BE17];[.$BJ17];[.$BO17];[.$BT17];[.$BY17];[.$CD17];[.$CI17])" office:value-type="float"/>
          <table:table-cell table:formula="of:=MEDIAN([.$C17];[.$H17];[.$M17];[.$R17];[.$W17];[.$AB17];[.$AG17];[.$AL17];[.$AQ17];[.$AV17];[.$BA17];[.$BF17];[.$BK17];[.$BP17];[.$BU17];[.$BZ17];[.$CE17];[.$CJ17])" office:value-type="float"/>
          <table:table-cell table:formula="of:=MEDIAN([.$D17];[.$I17];[.$N17];[.$S17];[.$X17];[.$AC17];[.$AH17];[.$AM17];[.$AR17];[.$AW17];[.$BB17];[.$BG17];[.$BL17];[.$BQ17];[.$BV17];[.$CA17];[.$CF17];[.$CK17])" office:value-type="float"/>
          <table:table-cell table:formula="of:=MEDIAN([.$E17];[.$J17];[.$O17];[.$T17];[.$Y17];[.$AD17];[.$AI17];[.$AN17];[.$AS17];[.$AX17];[.$BC17];[.$BH17];[.$BM17];[.$BR17];[.$BW17];[.$CB17];[.$CG17];[.$CL17])" office:value-type="float"/>
          <table:table-cell table:formula="of:=MEDIAN([.$F17];[.$K17];[.$P17];[.$U17];[.$Z17];[.$AE17];[.$AJ17];[.$AO17];[.$AT17];[.$AY17];[.$BD17];[.$BI17];[.$BN17];[.$BS17];[.$BX17];[.$CC17];[.$CH17];[.$CM17])" office:value-type="float"/>
          <table:table-cell table:formula="of:=MAX([.$B17];[.$G17];[.$L17];[.$Q17];[.$V17];[.$AA17];[.$AF17];[.$AK17];[.$AP17];[.$AU17];[.$AZ17];[.$BE17];[.$BJ17];[.$BO17];[.$BT17];[.$BY17];[.$CD17];[.$CI17])" office:value-type="float"/>
          <table:table-cell table:formula="of:=MAX([.$C17];[.$H17];[.$M17];[.$R17];[.$W17];[.$AB17];[.$AG17];[.$AL17];[.$AQ17];[.$AV17];[.$BA17];[.$BF17];[.$BK17];[.$BP17];[.$BU17];[.$BZ17];[.$CE17];[.$CJ17])" office:value-type="float"/>
          <table:table-cell table:formula="of:=MAX([.$D17];[.$I17];[.$N17];[.$S17];[.$X17];[.$AC17];[.$AH17];[.$AM17];[.$AR17];[.$AW17];[.$BB17];[.$BG17];[.$BL17];[.$BQ17];[.$BV17];[.$CA17];[.$CF17];[.$CK17])" office:value-type="float"/>
          <table:table-cell table:formula="of:=MAX([.$E17];[.$J17];[.$O17];[.$T17];[.$Y17];[.$AD17];[.$AI17];[.$AN17];[.$AS17];[.$AX17];[.$BC17];[.$BH17];[.$BM17];[.$BR17];[.$BW17];[.$CB17];[.$CG17];[.$CL17])" office:value-type="float"/>
          <table:table-cell table:formula="of:=MAX([.$F17];[.$K17];[.$P17];[.$U17];[.$Z17];[.$AE17];[.$AJ17];[.$AO17];[.$AT17];[.$AY17];[.$BD17];[.$BI17];[.$BN17];[.$BS17];[.$BX17];[.$CC17];[.$CH17];[.$CM17])" office:value-type="float"/>
        </table:table-row>
        <table:table-row table:style-name="ro1">
          <table:table-cell office:value-type="string">
            <text:p>2x2/instances/app47-219-3-2.facts</text:p>
          </table:table-cell>
          <table:table-cell office:value-type="float" office:value="1.4795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4860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310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47233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4727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994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549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087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21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12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71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829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739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72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112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346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45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553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18];[.$G18];[.$L18];[.$Q18];[.$V18];[.$AA18];[.$AF18];[.$AK18];[.$AP18];[.$AU18];[.$AZ18];[.$BE18];[.$BJ18];[.$BO18];[.$BT18];[.$BY18];[.$CD18];[.$CI18])" office:value-type="float"/>
          <table:table-cell table:formula="of:=MIN([.$C18];[.$H18];[.$M18];[.$R18];[.$W18];[.$AB18];[.$AG18];[.$AL18];[.$AQ18];[.$AV18];[.$BA18];[.$BF18];[.$BK18];[.$BP18];[.$BU18];[.$BZ18];[.$CE18];[.$CJ18])" office:value-type="float"/>
          <table:table-cell table:formula="of:=MIN([.$D18];[.$I18];[.$N18];[.$S18];[.$X18];[.$AC18];[.$AH18];[.$AM18];[.$AR18];[.$AW18];[.$BB18];[.$BG18];[.$BL18];[.$BQ18];[.$BV18];[.$CA18];[.$CF18];[.$CK18])" office:value-type="float"/>
          <table:table-cell table:formula="of:=MIN([.$E18];[.$J18];[.$O18];[.$T18];[.$Y18];[.$AD18];[.$AI18];[.$AN18];[.$AS18];[.$AX18];[.$BC18];[.$BH18];[.$BM18];[.$BR18];[.$BW18];[.$CB18];[.$CG18];[.$CL18])" office:value-type="float"/>
          <table:table-cell table:formula="of:=MIN([.$F18];[.$K18];[.$P18];[.$U18];[.$Z18];[.$AE18];[.$AJ18];[.$AO18];[.$AT18];[.$AY18];[.$BD18];[.$BI18];[.$BN18];[.$BS18];[.$BX18];[.$CC18];[.$CH18];[.$CM18])" office:value-type="float"/>
          <table:table-cell table:formula="of:=MEDIAN([.$B18];[.$G18];[.$L18];[.$Q18];[.$V18];[.$AA18];[.$AF18];[.$AK18];[.$AP18];[.$AU18];[.$AZ18];[.$BE18];[.$BJ18];[.$BO18];[.$BT18];[.$BY18];[.$CD18];[.$CI18])" office:value-type="float"/>
          <table:table-cell table:formula="of:=MEDIAN([.$C18];[.$H18];[.$M18];[.$R18];[.$W18];[.$AB18];[.$AG18];[.$AL18];[.$AQ18];[.$AV18];[.$BA18];[.$BF18];[.$BK18];[.$BP18];[.$BU18];[.$BZ18];[.$CE18];[.$CJ18])" office:value-type="float"/>
          <table:table-cell table:formula="of:=MEDIAN([.$D18];[.$I18];[.$N18];[.$S18];[.$X18];[.$AC18];[.$AH18];[.$AM18];[.$AR18];[.$AW18];[.$BB18];[.$BG18];[.$BL18];[.$BQ18];[.$BV18];[.$CA18];[.$CF18];[.$CK18])" office:value-type="float"/>
          <table:table-cell table:formula="of:=MEDIAN([.$E18];[.$J18];[.$O18];[.$T18];[.$Y18];[.$AD18];[.$AI18];[.$AN18];[.$AS18];[.$AX18];[.$BC18];[.$BH18];[.$BM18];[.$BR18];[.$BW18];[.$CB18];[.$CG18];[.$CL18])" office:value-type="float"/>
          <table:table-cell table:formula="of:=MEDIAN([.$F18];[.$K18];[.$P18];[.$U18];[.$Z18];[.$AE18];[.$AJ18];[.$AO18];[.$AT18];[.$AY18];[.$BD18];[.$BI18];[.$BN18];[.$BS18];[.$BX18];[.$CC18];[.$CH18];[.$CM18])" office:value-type="float"/>
          <table:table-cell table:formula="of:=MAX([.$B18];[.$G18];[.$L18];[.$Q18];[.$V18];[.$AA18];[.$AF18];[.$AK18];[.$AP18];[.$AU18];[.$AZ18];[.$BE18];[.$BJ18];[.$BO18];[.$BT18];[.$BY18];[.$CD18];[.$CI18])" office:value-type="float"/>
          <table:table-cell table:formula="of:=MAX([.$C18];[.$H18];[.$M18];[.$R18];[.$W18];[.$AB18];[.$AG18];[.$AL18];[.$AQ18];[.$AV18];[.$BA18];[.$BF18];[.$BK18];[.$BP18];[.$BU18];[.$BZ18];[.$CE18];[.$CJ18])" office:value-type="float"/>
          <table:table-cell table:formula="of:=MAX([.$D18];[.$I18];[.$N18];[.$S18];[.$X18];[.$AC18];[.$AH18];[.$AM18];[.$AR18];[.$AW18];[.$BB18];[.$BG18];[.$BL18];[.$BQ18];[.$BV18];[.$CA18];[.$CF18];[.$CK18])" office:value-type="float"/>
          <table:table-cell table:formula="of:=MAX([.$E18];[.$J18];[.$O18];[.$T18];[.$Y18];[.$AD18];[.$AI18];[.$AN18];[.$AS18];[.$AX18];[.$BC18];[.$BH18];[.$BM18];[.$BR18];[.$BW18];[.$CB18];[.$CG18];[.$CL18])" office:value-type="float"/>
          <table:table-cell table:formula="of:=MAX([.$F18];[.$K18];[.$P18];[.$U18];[.$Z18];[.$AE18];[.$AJ18];[.$AO18];[.$AT18];[.$AY18];[.$BD18];[.$BI18];[.$BN18];[.$BS18];[.$BX18];[.$CC18];[.$CH18];[.$CM18])" office:value-type="float"/>
        </table:table-row>
        <table:table-row table:style-name="ro1">
          <table:table-cell office:value-type="string">
            <text:p>2x2/instances/app49-210-5-4.facts</text:p>
          </table:table-cell>
          <table:table-cell office:value-type="float" office:value="1.5728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56611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144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5712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583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275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543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55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6876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6773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6554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53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5956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604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318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1656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2933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7561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table:formula="of:=MIN([.$B19];[.$G19];[.$L19];[.$Q19];[.$V19];[.$AA19];[.$AF19];[.$AK19];[.$AP19];[.$AU19];[.$AZ19];[.$BE19];[.$BJ19];[.$BO19];[.$BT19];[.$BY19];[.$CD19];[.$CI19])" office:value-type="float"/>
          <table:table-cell table:formula="of:=MIN([.$C19];[.$H19];[.$M19];[.$R19];[.$W19];[.$AB19];[.$AG19];[.$AL19];[.$AQ19];[.$AV19];[.$BA19];[.$BF19];[.$BK19];[.$BP19];[.$BU19];[.$BZ19];[.$CE19];[.$CJ19])" office:value-type="float"/>
          <table:table-cell table:formula="of:=MIN([.$D19];[.$I19];[.$N19];[.$S19];[.$X19];[.$AC19];[.$AH19];[.$AM19];[.$AR19];[.$AW19];[.$BB19];[.$BG19];[.$BL19];[.$BQ19];[.$BV19];[.$CA19];[.$CF19];[.$CK19])" office:value-type="float"/>
          <table:table-cell table:formula="of:=MIN([.$E19];[.$J19];[.$O19];[.$T19];[.$Y19];[.$AD19];[.$AI19];[.$AN19];[.$AS19];[.$AX19];[.$BC19];[.$BH19];[.$BM19];[.$BR19];[.$BW19];[.$CB19];[.$CG19];[.$CL19])" office:value-type="float"/>
          <table:table-cell table:formula="of:=MIN([.$F19];[.$K19];[.$P19];[.$U19];[.$Z19];[.$AE19];[.$AJ19];[.$AO19];[.$AT19];[.$AY19];[.$BD19];[.$BI19];[.$BN19];[.$BS19];[.$BX19];[.$CC19];[.$CH19];[.$CM19])" office:value-type="float"/>
          <table:table-cell table:formula="of:=MEDIAN([.$B19];[.$G19];[.$L19];[.$Q19];[.$V19];[.$AA19];[.$AF19];[.$AK19];[.$AP19];[.$AU19];[.$AZ19];[.$BE19];[.$BJ19];[.$BO19];[.$BT19];[.$BY19];[.$CD19];[.$CI19])" office:value-type="float"/>
          <table:table-cell table:formula="of:=MEDIAN([.$C19];[.$H19];[.$M19];[.$R19];[.$W19];[.$AB19];[.$AG19];[.$AL19];[.$AQ19];[.$AV19];[.$BA19];[.$BF19];[.$BK19];[.$BP19];[.$BU19];[.$BZ19];[.$CE19];[.$CJ19])" office:value-type="float"/>
          <table:table-cell table:formula="of:=MEDIAN([.$D19];[.$I19];[.$N19];[.$S19];[.$X19];[.$AC19];[.$AH19];[.$AM19];[.$AR19];[.$AW19];[.$BB19];[.$BG19];[.$BL19];[.$BQ19];[.$BV19];[.$CA19];[.$CF19];[.$CK19])" office:value-type="float"/>
          <table:table-cell table:formula="of:=MEDIAN([.$E19];[.$J19];[.$O19];[.$T19];[.$Y19];[.$AD19];[.$AI19];[.$AN19];[.$AS19];[.$AX19];[.$BC19];[.$BH19];[.$BM19];[.$BR19];[.$BW19];[.$CB19];[.$CG19];[.$CL19])" office:value-type="float"/>
          <table:table-cell table:formula="of:=MEDIAN([.$F19];[.$K19];[.$P19];[.$U19];[.$Z19];[.$AE19];[.$AJ19];[.$AO19];[.$AT19];[.$AY19];[.$BD19];[.$BI19];[.$BN19];[.$BS19];[.$BX19];[.$CC19];[.$CH19];[.$CM19])" office:value-type="float"/>
          <table:table-cell table:formula="of:=MAX([.$B19];[.$G19];[.$L19];[.$Q19];[.$V19];[.$AA19];[.$AF19];[.$AK19];[.$AP19];[.$AU19];[.$AZ19];[.$BE19];[.$BJ19];[.$BO19];[.$BT19];[.$BY19];[.$CD19];[.$CI19])" office:value-type="float"/>
          <table:table-cell table:formula="of:=MAX([.$C19];[.$H19];[.$M19];[.$R19];[.$W19];[.$AB19];[.$AG19];[.$AL19];[.$AQ19];[.$AV19];[.$BA19];[.$BF19];[.$BK19];[.$BP19];[.$BU19];[.$BZ19];[.$CE19];[.$CJ19])" office:value-type="float"/>
          <table:table-cell table:formula="of:=MAX([.$D19];[.$I19];[.$N19];[.$S19];[.$X19];[.$AC19];[.$AH19];[.$AM19];[.$AR19];[.$AW19];[.$BB19];[.$BG19];[.$BL19];[.$BQ19];[.$BV19];[.$CA19];[.$CF19];[.$CK19])" office:value-type="float"/>
          <table:table-cell table:formula="of:=MAX([.$E19];[.$J19];[.$O19];[.$T19];[.$Y19];[.$AD19];[.$AI19];[.$AN19];[.$AS19];[.$AX19];[.$BC19];[.$BH19];[.$BM19];[.$BR19];[.$BW19];[.$CB19];[.$CG19];[.$CL19])" office:value-type="float"/>
          <table:table-cell table:formula="of:=MAX([.$F19];[.$K19];[.$P19];[.$U19];[.$Z19];[.$AE19];[.$AJ19];[.$AO19];[.$AT19];[.$AY19];[.$BD19];[.$BI19];[.$BN19];[.$BS19];[.$BX19];[.$CC19];[.$CH19];[.$CM19])" office:value-type="float"/>
        </table:table-row>
        <table:table-row table:style-name="ro1">
          <table:table-cell office:value-type="string">
            <text:p>2x2/instances/app53-379-7-6.facts</text:p>
          </table:table-cell>
          <table:table-cell office:value-type="float" office:value="2.0660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6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528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655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615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102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3214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3714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518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082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406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4383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144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490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761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2274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618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2740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20];[.$G20];[.$L20];[.$Q20];[.$V20];[.$AA20];[.$AF20];[.$AK20];[.$AP20];[.$AU20];[.$AZ20];[.$BE20];[.$BJ20];[.$BO20];[.$BT20];[.$BY20];[.$CD20];[.$CI20])" office:value-type="float"/>
          <table:table-cell table:formula="of:=MIN([.$C20];[.$H20];[.$M20];[.$R20];[.$W20];[.$AB20];[.$AG20];[.$AL20];[.$AQ20];[.$AV20];[.$BA20];[.$BF20];[.$BK20];[.$BP20];[.$BU20];[.$BZ20];[.$CE20];[.$CJ20])" office:value-type="float"/>
          <table:table-cell table:formula="of:=MIN([.$D20];[.$I20];[.$N20];[.$S20];[.$X20];[.$AC20];[.$AH20];[.$AM20];[.$AR20];[.$AW20];[.$BB20];[.$BG20];[.$BL20];[.$BQ20];[.$BV20];[.$CA20];[.$CF20];[.$CK20])" office:value-type="float"/>
          <table:table-cell table:formula="of:=MIN([.$E20];[.$J20];[.$O20];[.$T20];[.$Y20];[.$AD20];[.$AI20];[.$AN20];[.$AS20];[.$AX20];[.$BC20];[.$BH20];[.$BM20];[.$BR20];[.$BW20];[.$CB20];[.$CG20];[.$CL20])" office:value-type="float"/>
          <table:table-cell table:formula="of:=MIN([.$F20];[.$K20];[.$P20];[.$U20];[.$Z20];[.$AE20];[.$AJ20];[.$AO20];[.$AT20];[.$AY20];[.$BD20];[.$BI20];[.$BN20];[.$BS20];[.$BX20];[.$CC20];[.$CH20];[.$CM20])" office:value-type="float"/>
          <table:table-cell table:formula="of:=MEDIAN([.$B20];[.$G20];[.$L20];[.$Q20];[.$V20];[.$AA20];[.$AF20];[.$AK20];[.$AP20];[.$AU20];[.$AZ20];[.$BE20];[.$BJ20];[.$BO20];[.$BT20];[.$BY20];[.$CD20];[.$CI20])" office:value-type="float"/>
          <table:table-cell table:formula="of:=MEDIAN([.$C20];[.$H20];[.$M20];[.$R20];[.$W20];[.$AB20];[.$AG20];[.$AL20];[.$AQ20];[.$AV20];[.$BA20];[.$BF20];[.$BK20];[.$BP20];[.$BU20];[.$BZ20];[.$CE20];[.$CJ20])" office:value-type="float"/>
          <table:table-cell table:formula="of:=MEDIAN([.$D20];[.$I20];[.$N20];[.$S20];[.$X20];[.$AC20];[.$AH20];[.$AM20];[.$AR20];[.$AW20];[.$BB20];[.$BG20];[.$BL20];[.$BQ20];[.$BV20];[.$CA20];[.$CF20];[.$CK20])" office:value-type="float"/>
          <table:table-cell table:formula="of:=MEDIAN([.$E20];[.$J20];[.$O20];[.$T20];[.$Y20];[.$AD20];[.$AI20];[.$AN20];[.$AS20];[.$AX20];[.$BC20];[.$BH20];[.$BM20];[.$BR20];[.$BW20];[.$CB20];[.$CG20];[.$CL20])" office:value-type="float"/>
          <table:table-cell table:formula="of:=MEDIAN([.$F20];[.$K20];[.$P20];[.$U20];[.$Z20];[.$AE20];[.$AJ20];[.$AO20];[.$AT20];[.$AY20];[.$BD20];[.$BI20];[.$BN20];[.$BS20];[.$BX20];[.$CC20];[.$CH20];[.$CM20])" office:value-type="float"/>
          <table:table-cell table:formula="of:=MAX([.$B20];[.$G20];[.$L20];[.$Q20];[.$V20];[.$AA20];[.$AF20];[.$AK20];[.$AP20];[.$AU20];[.$AZ20];[.$BE20];[.$BJ20];[.$BO20];[.$BT20];[.$BY20];[.$CD20];[.$CI20])" office:value-type="float"/>
          <table:table-cell table:formula="of:=MAX([.$C20];[.$H20];[.$M20];[.$R20];[.$W20];[.$AB20];[.$AG20];[.$AL20];[.$AQ20];[.$AV20];[.$BA20];[.$BF20];[.$BK20];[.$BP20];[.$BU20];[.$BZ20];[.$CE20];[.$CJ20])" office:value-type="float"/>
          <table:table-cell table:formula="of:=MAX([.$D20];[.$I20];[.$N20];[.$S20];[.$X20];[.$AC20];[.$AH20];[.$AM20];[.$AR20];[.$AW20];[.$BB20];[.$BG20];[.$BL20];[.$BQ20];[.$BV20];[.$CA20];[.$CF20];[.$CK20])" office:value-type="float"/>
          <table:table-cell table:formula="of:=MAX([.$E20];[.$J20];[.$O20];[.$T20];[.$Y20];[.$AD20];[.$AI20];[.$AN20];[.$AS20];[.$AX20];[.$BC20];[.$BH20];[.$BM20];[.$BR20];[.$BW20];[.$CB20];[.$CG20];[.$CL20])" office:value-type="float"/>
          <table:table-cell table:formula="of:=MAX([.$F20];[.$K20];[.$P20];[.$U20];[.$Z20];[.$AE20];[.$AJ20];[.$AO20];[.$AT20];[.$AY20];[.$BD20];[.$BI20];[.$BN20];[.$BS20];[.$BX20];[.$CC20];[.$CH20];[.$CM20])" office:value-type="float"/>
        </table:table-row>
        <table:table-row table:style-name="ro1">
          <table:table-cell office:value-type="string">
            <text:p>2x2/instances/app58-259-7-6.facts</text:p>
          </table:table-cell>
          <table:table-cell office:value-type="float" office:value="1.5924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5963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591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5892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5937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5931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707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8119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9162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6297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8117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6594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6576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658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6711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6651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6748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6612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21];[.$G21];[.$L21];[.$Q21];[.$V21];[.$AA21];[.$AF21];[.$AK21];[.$AP21];[.$AU21];[.$AZ21];[.$BE21];[.$BJ21];[.$BO21];[.$BT21];[.$BY21];[.$CD21];[.$CI21])" office:value-type="float"/>
          <table:table-cell table:formula="of:=MIN([.$C21];[.$H21];[.$M21];[.$R21];[.$W21];[.$AB21];[.$AG21];[.$AL21];[.$AQ21];[.$AV21];[.$BA21];[.$BF21];[.$BK21];[.$BP21];[.$BU21];[.$BZ21];[.$CE21];[.$CJ21])" office:value-type="float"/>
          <table:table-cell table:formula="of:=MIN([.$D21];[.$I21];[.$N21];[.$S21];[.$X21];[.$AC21];[.$AH21];[.$AM21];[.$AR21];[.$AW21];[.$BB21];[.$BG21];[.$BL21];[.$BQ21];[.$BV21];[.$CA21];[.$CF21];[.$CK21])" office:value-type="float"/>
          <table:table-cell table:formula="of:=MIN([.$E21];[.$J21];[.$O21];[.$T21];[.$Y21];[.$AD21];[.$AI21];[.$AN21];[.$AS21];[.$AX21];[.$BC21];[.$BH21];[.$BM21];[.$BR21];[.$BW21];[.$CB21];[.$CG21];[.$CL21])" office:value-type="float"/>
          <table:table-cell table:formula="of:=MIN([.$F21];[.$K21];[.$P21];[.$U21];[.$Z21];[.$AE21];[.$AJ21];[.$AO21];[.$AT21];[.$AY21];[.$BD21];[.$BI21];[.$BN21];[.$BS21];[.$BX21];[.$CC21];[.$CH21];[.$CM21])" office:value-type="float"/>
          <table:table-cell table:formula="of:=MEDIAN([.$B21];[.$G21];[.$L21];[.$Q21];[.$V21];[.$AA21];[.$AF21];[.$AK21];[.$AP21];[.$AU21];[.$AZ21];[.$BE21];[.$BJ21];[.$BO21];[.$BT21];[.$BY21];[.$CD21];[.$CI21])" office:value-type="float"/>
          <table:table-cell table:formula="of:=MEDIAN([.$C21];[.$H21];[.$M21];[.$R21];[.$W21];[.$AB21];[.$AG21];[.$AL21];[.$AQ21];[.$AV21];[.$BA21];[.$BF21];[.$BK21];[.$BP21];[.$BU21];[.$BZ21];[.$CE21];[.$CJ21])" office:value-type="float"/>
          <table:table-cell table:formula="of:=MEDIAN([.$D21];[.$I21];[.$N21];[.$S21];[.$X21];[.$AC21];[.$AH21];[.$AM21];[.$AR21];[.$AW21];[.$BB21];[.$BG21];[.$BL21];[.$BQ21];[.$BV21];[.$CA21];[.$CF21];[.$CK21])" office:value-type="float"/>
          <table:table-cell table:formula="of:=MEDIAN([.$E21];[.$J21];[.$O21];[.$T21];[.$Y21];[.$AD21];[.$AI21];[.$AN21];[.$AS21];[.$AX21];[.$BC21];[.$BH21];[.$BM21];[.$BR21];[.$BW21];[.$CB21];[.$CG21];[.$CL21])" office:value-type="float"/>
          <table:table-cell table:formula="of:=MEDIAN([.$F21];[.$K21];[.$P21];[.$U21];[.$Z21];[.$AE21];[.$AJ21];[.$AO21];[.$AT21];[.$AY21];[.$BD21];[.$BI21];[.$BN21];[.$BS21];[.$BX21];[.$CC21];[.$CH21];[.$CM21])" office:value-type="float"/>
          <table:table-cell table:formula="of:=MAX([.$B21];[.$G21];[.$L21];[.$Q21];[.$V21];[.$AA21];[.$AF21];[.$AK21];[.$AP21];[.$AU21];[.$AZ21];[.$BE21];[.$BJ21];[.$BO21];[.$BT21];[.$BY21];[.$CD21];[.$CI21])" office:value-type="float"/>
          <table:table-cell table:formula="of:=MAX([.$C21];[.$H21];[.$M21];[.$R21];[.$W21];[.$AB21];[.$AG21];[.$AL21];[.$AQ21];[.$AV21];[.$BA21];[.$BF21];[.$BK21];[.$BP21];[.$BU21];[.$BZ21];[.$CE21];[.$CJ21])" office:value-type="float"/>
          <table:table-cell table:formula="of:=MAX([.$D21];[.$I21];[.$N21];[.$S21];[.$X21];[.$AC21];[.$AH21];[.$AM21];[.$AR21];[.$AW21];[.$BB21];[.$BG21];[.$BL21];[.$BQ21];[.$BV21];[.$CA21];[.$CF21];[.$CK21])" office:value-type="float"/>
          <table:table-cell table:formula="of:=MAX([.$E21];[.$J21];[.$O21];[.$T21];[.$Y21];[.$AD21];[.$AI21];[.$AN21];[.$AS21];[.$AX21];[.$BC21];[.$BH21];[.$BM21];[.$BR21];[.$BW21];[.$CB21];[.$CG21];[.$CL21])" office:value-type="float"/>
          <table:table-cell table:formula="of:=MAX([.$F21];[.$K21];[.$P21];[.$U21];[.$Z21];[.$AE21];[.$AJ21];[.$AO21];[.$AT21];[.$AY21];[.$BD21];[.$BI21];[.$BN21];[.$BS21];[.$BX21];[.$CC21];[.$CH21];[.$CM21])" office:value-type="float"/>
        </table:table-row>
        <table:table-row table:style-name="ro1">
          <table:table-cell office:value-type="string">
            <text:p>2x2/instances/app6-209-10-9.facts</text:p>
          </table:table-cell>
          <table:table-cell office:value-type="float" office:value="1.4880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596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6033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513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4706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748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356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56661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55488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42196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52615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57382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65016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64351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65469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74885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66245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77933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table:formula="of:=MIN([.$B22];[.$G22];[.$L22];[.$Q22];[.$V22];[.$AA22];[.$AF22];[.$AK22];[.$AP22];[.$AU22];[.$AZ22];[.$BE22];[.$BJ22];[.$BO22];[.$BT22];[.$BY22];[.$CD22];[.$CI22])" office:value-type="float"/>
          <table:table-cell table:formula="of:=MIN([.$C22];[.$H22];[.$M22];[.$R22];[.$W22];[.$AB22];[.$AG22];[.$AL22];[.$AQ22];[.$AV22];[.$BA22];[.$BF22];[.$BK22];[.$BP22];[.$BU22];[.$BZ22];[.$CE22];[.$CJ22])" office:value-type="float"/>
          <table:table-cell table:formula="of:=MIN([.$D22];[.$I22];[.$N22];[.$S22];[.$X22];[.$AC22];[.$AH22];[.$AM22];[.$AR22];[.$AW22];[.$BB22];[.$BG22];[.$BL22];[.$BQ22];[.$BV22];[.$CA22];[.$CF22];[.$CK22])" office:value-type="float"/>
          <table:table-cell table:formula="of:=MIN([.$E22];[.$J22];[.$O22];[.$T22];[.$Y22];[.$AD22];[.$AI22];[.$AN22];[.$AS22];[.$AX22];[.$BC22];[.$BH22];[.$BM22];[.$BR22];[.$BW22];[.$CB22];[.$CG22];[.$CL22])" office:value-type="float"/>
          <table:table-cell table:formula="of:=MIN([.$F22];[.$K22];[.$P22];[.$U22];[.$Z22];[.$AE22];[.$AJ22];[.$AO22];[.$AT22];[.$AY22];[.$BD22];[.$BI22];[.$BN22];[.$BS22];[.$BX22];[.$CC22];[.$CH22];[.$CM22])" office:value-type="float"/>
          <table:table-cell table:formula="of:=MEDIAN([.$B22];[.$G22];[.$L22];[.$Q22];[.$V22];[.$AA22];[.$AF22];[.$AK22];[.$AP22];[.$AU22];[.$AZ22];[.$BE22];[.$BJ22];[.$BO22];[.$BT22];[.$BY22];[.$CD22];[.$CI22])" office:value-type="float"/>
          <table:table-cell table:formula="of:=MEDIAN([.$C22];[.$H22];[.$M22];[.$R22];[.$W22];[.$AB22];[.$AG22];[.$AL22];[.$AQ22];[.$AV22];[.$BA22];[.$BF22];[.$BK22];[.$BP22];[.$BU22];[.$BZ22];[.$CE22];[.$CJ22])" office:value-type="float"/>
          <table:table-cell table:formula="of:=MEDIAN([.$D22];[.$I22];[.$N22];[.$S22];[.$X22];[.$AC22];[.$AH22];[.$AM22];[.$AR22];[.$AW22];[.$BB22];[.$BG22];[.$BL22];[.$BQ22];[.$BV22];[.$CA22];[.$CF22];[.$CK22])" office:value-type="float"/>
          <table:table-cell table:formula="of:=MEDIAN([.$E22];[.$J22];[.$O22];[.$T22];[.$Y22];[.$AD22];[.$AI22];[.$AN22];[.$AS22];[.$AX22];[.$BC22];[.$BH22];[.$BM22];[.$BR22];[.$BW22];[.$CB22];[.$CG22];[.$CL22])" office:value-type="float"/>
          <table:table-cell table:formula="of:=MEDIAN([.$F22];[.$K22];[.$P22];[.$U22];[.$Z22];[.$AE22];[.$AJ22];[.$AO22];[.$AT22];[.$AY22];[.$BD22];[.$BI22];[.$BN22];[.$BS22];[.$BX22];[.$CC22];[.$CH22];[.$CM22])" office:value-type="float"/>
          <table:table-cell table:formula="of:=MAX([.$B22];[.$G22];[.$L22];[.$Q22];[.$V22];[.$AA22];[.$AF22];[.$AK22];[.$AP22];[.$AU22];[.$AZ22];[.$BE22];[.$BJ22];[.$BO22];[.$BT22];[.$BY22];[.$CD22];[.$CI22])" office:value-type="float"/>
          <table:table-cell table:formula="of:=MAX([.$C22];[.$H22];[.$M22];[.$R22];[.$W22];[.$AB22];[.$AG22];[.$AL22];[.$AQ22];[.$AV22];[.$BA22];[.$BF22];[.$BK22];[.$BP22];[.$BU22];[.$BZ22];[.$CE22];[.$CJ22])" office:value-type="float"/>
          <table:table-cell table:formula="of:=MAX([.$D22];[.$I22];[.$N22];[.$S22];[.$X22];[.$AC22];[.$AH22];[.$AM22];[.$AR22];[.$AW22];[.$BB22];[.$BG22];[.$BL22];[.$BQ22];[.$BV22];[.$CA22];[.$CF22];[.$CK22])" office:value-type="float"/>
          <table:table-cell table:formula="of:=MAX([.$E22];[.$J22];[.$O22];[.$T22];[.$Y22];[.$AD22];[.$AI22];[.$AN22];[.$AS22];[.$AX22];[.$BC22];[.$BH22];[.$BM22];[.$BR22];[.$BW22];[.$CB22];[.$CG22];[.$CL22])" office:value-type="float"/>
          <table:table-cell table:formula="of:=MAX([.$F22];[.$K22];[.$P22];[.$U22];[.$Z22];[.$AE22];[.$AJ22];[.$AO22];[.$AT22];[.$AY22];[.$BD22];[.$BI22];[.$BN22];[.$BS22];[.$BX22];[.$CC22];[.$CH22];[.$CM22])" office:value-type="float"/>
        </table:table-row>
        <table:table-row table:style-name="ro1">
          <table:table-cell office:value-type="string">
            <text:p>2x2/instances/app63-360-5-4.facts</text:p>
          </table:table-cell>
          <table:table-cell office:value-type="float" office:value="2.1971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1866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18063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1924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1851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461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4518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293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4256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2677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6190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3791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2652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059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4782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015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100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723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table:formula="of:=MIN([.$B23];[.$G23];[.$L23];[.$Q23];[.$V23];[.$AA23];[.$AF23];[.$AK23];[.$AP23];[.$AU23];[.$AZ23];[.$BE23];[.$BJ23];[.$BO23];[.$BT23];[.$BY23];[.$CD23];[.$CI23])" office:value-type="float"/>
          <table:table-cell table:formula="of:=MIN([.$C23];[.$H23];[.$M23];[.$R23];[.$W23];[.$AB23];[.$AG23];[.$AL23];[.$AQ23];[.$AV23];[.$BA23];[.$BF23];[.$BK23];[.$BP23];[.$BU23];[.$BZ23];[.$CE23];[.$CJ23])" office:value-type="float"/>
          <table:table-cell table:formula="of:=MIN([.$D23];[.$I23];[.$N23];[.$S23];[.$X23];[.$AC23];[.$AH23];[.$AM23];[.$AR23];[.$AW23];[.$BB23];[.$BG23];[.$BL23];[.$BQ23];[.$BV23];[.$CA23];[.$CF23];[.$CK23])" office:value-type="float"/>
          <table:table-cell table:formula="of:=MIN([.$E23];[.$J23];[.$O23];[.$T23];[.$Y23];[.$AD23];[.$AI23];[.$AN23];[.$AS23];[.$AX23];[.$BC23];[.$BH23];[.$BM23];[.$BR23];[.$BW23];[.$CB23];[.$CG23];[.$CL23])" office:value-type="float"/>
          <table:table-cell table:formula="of:=MIN([.$F23];[.$K23];[.$P23];[.$U23];[.$Z23];[.$AE23];[.$AJ23];[.$AO23];[.$AT23];[.$AY23];[.$BD23];[.$BI23];[.$BN23];[.$BS23];[.$BX23];[.$CC23];[.$CH23];[.$CM23])" office:value-type="float"/>
          <table:table-cell table:formula="of:=MEDIAN([.$B23];[.$G23];[.$L23];[.$Q23];[.$V23];[.$AA23];[.$AF23];[.$AK23];[.$AP23];[.$AU23];[.$AZ23];[.$BE23];[.$BJ23];[.$BO23];[.$BT23];[.$BY23];[.$CD23];[.$CI23])" office:value-type="float"/>
          <table:table-cell table:formula="of:=MEDIAN([.$C23];[.$H23];[.$M23];[.$R23];[.$W23];[.$AB23];[.$AG23];[.$AL23];[.$AQ23];[.$AV23];[.$BA23];[.$BF23];[.$BK23];[.$BP23];[.$BU23];[.$BZ23];[.$CE23];[.$CJ23])" office:value-type="float"/>
          <table:table-cell table:formula="of:=MEDIAN([.$D23];[.$I23];[.$N23];[.$S23];[.$X23];[.$AC23];[.$AH23];[.$AM23];[.$AR23];[.$AW23];[.$BB23];[.$BG23];[.$BL23];[.$BQ23];[.$BV23];[.$CA23];[.$CF23];[.$CK23])" office:value-type="float"/>
          <table:table-cell table:formula="of:=MEDIAN([.$E23];[.$J23];[.$O23];[.$T23];[.$Y23];[.$AD23];[.$AI23];[.$AN23];[.$AS23];[.$AX23];[.$BC23];[.$BH23];[.$BM23];[.$BR23];[.$BW23];[.$CB23];[.$CG23];[.$CL23])" office:value-type="float"/>
          <table:table-cell table:formula="of:=MEDIAN([.$F23];[.$K23];[.$P23];[.$U23];[.$Z23];[.$AE23];[.$AJ23];[.$AO23];[.$AT23];[.$AY23];[.$BD23];[.$BI23];[.$BN23];[.$BS23];[.$BX23];[.$CC23];[.$CH23];[.$CM23])" office:value-type="float"/>
          <table:table-cell table:formula="of:=MAX([.$B23];[.$G23];[.$L23];[.$Q23];[.$V23];[.$AA23];[.$AF23];[.$AK23];[.$AP23];[.$AU23];[.$AZ23];[.$BE23];[.$BJ23];[.$BO23];[.$BT23];[.$BY23];[.$CD23];[.$CI23])" office:value-type="float"/>
          <table:table-cell table:formula="of:=MAX([.$C23];[.$H23];[.$M23];[.$R23];[.$W23];[.$AB23];[.$AG23];[.$AL23];[.$AQ23];[.$AV23];[.$BA23];[.$BF23];[.$BK23];[.$BP23];[.$BU23];[.$BZ23];[.$CE23];[.$CJ23])" office:value-type="float"/>
          <table:table-cell table:formula="of:=MAX([.$D23];[.$I23];[.$N23];[.$S23];[.$X23];[.$AC23];[.$AH23];[.$AM23];[.$AR23];[.$AW23];[.$BB23];[.$BG23];[.$BL23];[.$BQ23];[.$BV23];[.$CA23];[.$CF23];[.$CK23])" office:value-type="float"/>
          <table:table-cell table:formula="of:=MAX([.$E23];[.$J23];[.$O23];[.$T23];[.$Y23];[.$AD23];[.$AI23];[.$AN23];[.$AS23];[.$AX23];[.$BC23];[.$BH23];[.$BM23];[.$BR23];[.$BW23];[.$CB23];[.$CG23];[.$CL23])" office:value-type="float"/>
          <table:table-cell table:formula="of:=MAX([.$F23];[.$K23];[.$P23];[.$U23];[.$Z23];[.$AE23];[.$AJ23];[.$AO23];[.$AT23];[.$AY23];[.$BD23];[.$BI23];[.$BN23];[.$BS23];[.$BX23];[.$CC23];[.$CH23];[.$CM23])" office:value-type="float"/>
        </table:table-row>
        <table:table-row table:style-name="ro1">
          <table:table-cell office:value-type="string">
            <text:p>2x2/instances/app71-240-3-2.facts</text:p>
          </table:table-cell>
          <table:table-cell office:value-type="float" office:value="1.5645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616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545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65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525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4496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825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504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8576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606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7319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750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602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133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818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278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503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508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24];[.$G24];[.$L24];[.$Q24];[.$V24];[.$AA24];[.$AF24];[.$AK24];[.$AP24];[.$AU24];[.$AZ24];[.$BE24];[.$BJ24];[.$BO24];[.$BT24];[.$BY24];[.$CD24];[.$CI24])" office:value-type="float"/>
          <table:table-cell table:formula="of:=MIN([.$C24];[.$H24];[.$M24];[.$R24];[.$W24];[.$AB24];[.$AG24];[.$AL24];[.$AQ24];[.$AV24];[.$BA24];[.$BF24];[.$BK24];[.$BP24];[.$BU24];[.$BZ24];[.$CE24];[.$CJ24])" office:value-type="float"/>
          <table:table-cell table:formula="of:=MIN([.$D24];[.$I24];[.$N24];[.$S24];[.$X24];[.$AC24];[.$AH24];[.$AM24];[.$AR24];[.$AW24];[.$BB24];[.$BG24];[.$BL24];[.$BQ24];[.$BV24];[.$CA24];[.$CF24];[.$CK24])" office:value-type="float"/>
          <table:table-cell table:formula="of:=MIN([.$E24];[.$J24];[.$O24];[.$T24];[.$Y24];[.$AD24];[.$AI24];[.$AN24];[.$AS24];[.$AX24];[.$BC24];[.$BH24];[.$BM24];[.$BR24];[.$BW24];[.$CB24];[.$CG24];[.$CL24])" office:value-type="float"/>
          <table:table-cell table:formula="of:=MIN([.$F24];[.$K24];[.$P24];[.$U24];[.$Z24];[.$AE24];[.$AJ24];[.$AO24];[.$AT24];[.$AY24];[.$BD24];[.$BI24];[.$BN24];[.$BS24];[.$BX24];[.$CC24];[.$CH24];[.$CM24])" office:value-type="float"/>
          <table:table-cell table:formula="of:=MEDIAN([.$B24];[.$G24];[.$L24];[.$Q24];[.$V24];[.$AA24];[.$AF24];[.$AK24];[.$AP24];[.$AU24];[.$AZ24];[.$BE24];[.$BJ24];[.$BO24];[.$BT24];[.$BY24];[.$CD24];[.$CI24])" office:value-type="float"/>
          <table:table-cell table:formula="of:=MEDIAN([.$C24];[.$H24];[.$M24];[.$R24];[.$W24];[.$AB24];[.$AG24];[.$AL24];[.$AQ24];[.$AV24];[.$BA24];[.$BF24];[.$BK24];[.$BP24];[.$BU24];[.$BZ24];[.$CE24];[.$CJ24])" office:value-type="float"/>
          <table:table-cell table:formula="of:=MEDIAN([.$D24];[.$I24];[.$N24];[.$S24];[.$X24];[.$AC24];[.$AH24];[.$AM24];[.$AR24];[.$AW24];[.$BB24];[.$BG24];[.$BL24];[.$BQ24];[.$BV24];[.$CA24];[.$CF24];[.$CK24])" office:value-type="float"/>
          <table:table-cell table:formula="of:=MEDIAN([.$E24];[.$J24];[.$O24];[.$T24];[.$Y24];[.$AD24];[.$AI24];[.$AN24];[.$AS24];[.$AX24];[.$BC24];[.$BH24];[.$BM24];[.$BR24];[.$BW24];[.$CB24];[.$CG24];[.$CL24])" office:value-type="float"/>
          <table:table-cell table:formula="of:=MEDIAN([.$F24];[.$K24];[.$P24];[.$U24];[.$Z24];[.$AE24];[.$AJ24];[.$AO24];[.$AT24];[.$AY24];[.$BD24];[.$BI24];[.$BN24];[.$BS24];[.$BX24];[.$CC24];[.$CH24];[.$CM24])" office:value-type="float"/>
          <table:table-cell table:formula="of:=MAX([.$B24];[.$G24];[.$L24];[.$Q24];[.$V24];[.$AA24];[.$AF24];[.$AK24];[.$AP24];[.$AU24];[.$AZ24];[.$BE24];[.$BJ24];[.$BO24];[.$BT24];[.$BY24];[.$CD24];[.$CI24])" office:value-type="float"/>
          <table:table-cell table:formula="of:=MAX([.$C24];[.$H24];[.$M24];[.$R24];[.$W24];[.$AB24];[.$AG24];[.$AL24];[.$AQ24];[.$AV24];[.$BA24];[.$BF24];[.$BK24];[.$BP24];[.$BU24];[.$BZ24];[.$CE24];[.$CJ24])" office:value-type="float"/>
          <table:table-cell table:formula="of:=MAX([.$D24];[.$I24];[.$N24];[.$S24];[.$X24];[.$AC24];[.$AH24];[.$AM24];[.$AR24];[.$AW24];[.$BB24];[.$BG24];[.$BL24];[.$BQ24];[.$BV24];[.$CA24];[.$CF24];[.$CK24])" office:value-type="float"/>
          <table:table-cell table:formula="of:=MAX([.$E24];[.$J24];[.$O24];[.$T24];[.$Y24];[.$AD24];[.$AI24];[.$AN24];[.$AS24];[.$AX24];[.$BC24];[.$BH24];[.$BM24];[.$BR24];[.$BW24];[.$CB24];[.$CG24];[.$CL24])" office:value-type="float"/>
          <table:table-cell table:formula="of:=MAX([.$F24];[.$K24];[.$P24];[.$U24];[.$Z24];[.$AE24];[.$AJ24];[.$AO24];[.$AT24];[.$AY24];[.$BD24];[.$BI24];[.$BN24];[.$BS24];[.$BX24];[.$CC24];[.$CH24];[.$CM24])" office:value-type="float"/>
        </table:table-row>
        <table:table-row table:style-name="ro1">
          <table:table-cell office:value-type="string">
            <text:p>2x2/instances/app72-219-3-2.facts</text:p>
          </table:table-cell>
          <table:table-cell office:value-type="float" office:value="1.4966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4722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36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4880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48123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4791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024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7173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270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766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82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56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775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460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061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975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187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338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25];[.$G25];[.$L25];[.$Q25];[.$V25];[.$AA25];[.$AF25];[.$AK25];[.$AP25];[.$AU25];[.$AZ25];[.$BE25];[.$BJ25];[.$BO25];[.$BT25];[.$BY25];[.$CD25];[.$CI25])" office:value-type="float"/>
          <table:table-cell table:formula="of:=MIN([.$C25];[.$H25];[.$M25];[.$R25];[.$W25];[.$AB25];[.$AG25];[.$AL25];[.$AQ25];[.$AV25];[.$BA25];[.$BF25];[.$BK25];[.$BP25];[.$BU25];[.$BZ25];[.$CE25];[.$CJ25])" office:value-type="float"/>
          <table:table-cell table:formula="of:=MIN([.$D25];[.$I25];[.$N25];[.$S25];[.$X25];[.$AC25];[.$AH25];[.$AM25];[.$AR25];[.$AW25];[.$BB25];[.$BG25];[.$BL25];[.$BQ25];[.$BV25];[.$CA25];[.$CF25];[.$CK25])" office:value-type="float"/>
          <table:table-cell table:formula="of:=MIN([.$E25];[.$J25];[.$O25];[.$T25];[.$Y25];[.$AD25];[.$AI25];[.$AN25];[.$AS25];[.$AX25];[.$BC25];[.$BH25];[.$BM25];[.$BR25];[.$BW25];[.$CB25];[.$CG25];[.$CL25])" office:value-type="float"/>
          <table:table-cell table:formula="of:=MIN([.$F25];[.$K25];[.$P25];[.$U25];[.$Z25];[.$AE25];[.$AJ25];[.$AO25];[.$AT25];[.$AY25];[.$BD25];[.$BI25];[.$BN25];[.$BS25];[.$BX25];[.$CC25];[.$CH25];[.$CM25])" office:value-type="float"/>
          <table:table-cell table:formula="of:=MEDIAN([.$B25];[.$G25];[.$L25];[.$Q25];[.$V25];[.$AA25];[.$AF25];[.$AK25];[.$AP25];[.$AU25];[.$AZ25];[.$BE25];[.$BJ25];[.$BO25];[.$BT25];[.$BY25];[.$CD25];[.$CI25])" office:value-type="float"/>
          <table:table-cell table:formula="of:=MEDIAN([.$C25];[.$H25];[.$M25];[.$R25];[.$W25];[.$AB25];[.$AG25];[.$AL25];[.$AQ25];[.$AV25];[.$BA25];[.$BF25];[.$BK25];[.$BP25];[.$BU25];[.$BZ25];[.$CE25];[.$CJ25])" office:value-type="float"/>
          <table:table-cell table:formula="of:=MEDIAN([.$D25];[.$I25];[.$N25];[.$S25];[.$X25];[.$AC25];[.$AH25];[.$AM25];[.$AR25];[.$AW25];[.$BB25];[.$BG25];[.$BL25];[.$BQ25];[.$BV25];[.$CA25];[.$CF25];[.$CK25])" office:value-type="float"/>
          <table:table-cell table:formula="of:=MEDIAN([.$E25];[.$J25];[.$O25];[.$T25];[.$Y25];[.$AD25];[.$AI25];[.$AN25];[.$AS25];[.$AX25];[.$BC25];[.$BH25];[.$BM25];[.$BR25];[.$BW25];[.$CB25];[.$CG25];[.$CL25])" office:value-type="float"/>
          <table:table-cell table:formula="of:=MEDIAN([.$F25];[.$K25];[.$P25];[.$U25];[.$Z25];[.$AE25];[.$AJ25];[.$AO25];[.$AT25];[.$AY25];[.$BD25];[.$BI25];[.$BN25];[.$BS25];[.$BX25];[.$CC25];[.$CH25];[.$CM25])" office:value-type="float"/>
          <table:table-cell table:formula="of:=MAX([.$B25];[.$G25];[.$L25];[.$Q25];[.$V25];[.$AA25];[.$AF25];[.$AK25];[.$AP25];[.$AU25];[.$AZ25];[.$BE25];[.$BJ25];[.$BO25];[.$BT25];[.$BY25];[.$CD25];[.$CI25])" office:value-type="float"/>
          <table:table-cell table:formula="of:=MAX([.$C25];[.$H25];[.$M25];[.$R25];[.$W25];[.$AB25];[.$AG25];[.$AL25];[.$AQ25];[.$AV25];[.$BA25];[.$BF25];[.$BK25];[.$BP25];[.$BU25];[.$BZ25];[.$CE25];[.$CJ25])" office:value-type="float"/>
          <table:table-cell table:formula="of:=MAX([.$D25];[.$I25];[.$N25];[.$S25];[.$X25];[.$AC25];[.$AH25];[.$AM25];[.$AR25];[.$AW25];[.$BB25];[.$BG25];[.$BL25];[.$BQ25];[.$BV25];[.$CA25];[.$CF25];[.$CK25])" office:value-type="float"/>
          <table:table-cell table:formula="of:=MAX([.$E25];[.$J25];[.$O25];[.$T25];[.$Y25];[.$AD25];[.$AI25];[.$AN25];[.$AS25];[.$AX25];[.$BC25];[.$BH25];[.$BM25];[.$BR25];[.$BW25];[.$CB25];[.$CG25];[.$CL25])" office:value-type="float"/>
          <table:table-cell table:formula="of:=MAX([.$F25];[.$K25];[.$P25];[.$U25];[.$Z25];[.$AE25];[.$AJ25];[.$AO25];[.$AT25];[.$AY25];[.$BD25];[.$BI25];[.$BN25];[.$BS25];[.$BX25];[.$CC25];[.$CH25];[.$CM25])" office:value-type="float"/>
        </table:table-row>
        <table:table-row table:style-name="ro1">
          <table:table-cell office:value-type="string">
            <text:p>2x2/instances/app76-210-5-4.facts</text:p>
          </table:table-cell>
          <table:table-cell office:value-type="float" office:value="1.57423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5648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842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617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5739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6858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6483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983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180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6403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8730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040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5972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150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498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762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34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079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table:formula="of:=MIN([.$B26];[.$G26];[.$L26];[.$Q26];[.$V26];[.$AA26];[.$AF26];[.$AK26];[.$AP26];[.$AU26];[.$AZ26];[.$BE26];[.$BJ26];[.$BO26];[.$BT26];[.$BY26];[.$CD26];[.$CI26])" office:value-type="float"/>
          <table:table-cell table:formula="of:=MIN([.$C26];[.$H26];[.$M26];[.$R26];[.$W26];[.$AB26];[.$AG26];[.$AL26];[.$AQ26];[.$AV26];[.$BA26];[.$BF26];[.$BK26];[.$BP26];[.$BU26];[.$BZ26];[.$CE26];[.$CJ26])" office:value-type="float"/>
          <table:table-cell table:formula="of:=MIN([.$D26];[.$I26];[.$N26];[.$S26];[.$X26];[.$AC26];[.$AH26];[.$AM26];[.$AR26];[.$AW26];[.$BB26];[.$BG26];[.$BL26];[.$BQ26];[.$BV26];[.$CA26];[.$CF26];[.$CK26])" office:value-type="float"/>
          <table:table-cell table:formula="of:=MIN([.$E26];[.$J26];[.$O26];[.$T26];[.$Y26];[.$AD26];[.$AI26];[.$AN26];[.$AS26];[.$AX26];[.$BC26];[.$BH26];[.$BM26];[.$BR26];[.$BW26];[.$CB26];[.$CG26];[.$CL26])" office:value-type="float"/>
          <table:table-cell table:formula="of:=MIN([.$F26];[.$K26];[.$P26];[.$U26];[.$Z26];[.$AE26];[.$AJ26];[.$AO26];[.$AT26];[.$AY26];[.$BD26];[.$BI26];[.$BN26];[.$BS26];[.$BX26];[.$CC26];[.$CH26];[.$CM26])" office:value-type="float"/>
          <table:table-cell table:formula="of:=MEDIAN([.$B26];[.$G26];[.$L26];[.$Q26];[.$V26];[.$AA26];[.$AF26];[.$AK26];[.$AP26];[.$AU26];[.$AZ26];[.$BE26];[.$BJ26];[.$BO26];[.$BT26];[.$BY26];[.$CD26];[.$CI26])" office:value-type="float"/>
          <table:table-cell table:formula="of:=MEDIAN([.$C26];[.$H26];[.$M26];[.$R26];[.$W26];[.$AB26];[.$AG26];[.$AL26];[.$AQ26];[.$AV26];[.$BA26];[.$BF26];[.$BK26];[.$BP26];[.$BU26];[.$BZ26];[.$CE26];[.$CJ26])" office:value-type="float"/>
          <table:table-cell table:formula="of:=MEDIAN([.$D26];[.$I26];[.$N26];[.$S26];[.$X26];[.$AC26];[.$AH26];[.$AM26];[.$AR26];[.$AW26];[.$BB26];[.$BG26];[.$BL26];[.$BQ26];[.$BV26];[.$CA26];[.$CF26];[.$CK26])" office:value-type="float"/>
          <table:table-cell table:formula="of:=MEDIAN([.$E26];[.$J26];[.$O26];[.$T26];[.$Y26];[.$AD26];[.$AI26];[.$AN26];[.$AS26];[.$AX26];[.$BC26];[.$BH26];[.$BM26];[.$BR26];[.$BW26];[.$CB26];[.$CG26];[.$CL26])" office:value-type="float"/>
          <table:table-cell table:formula="of:=MEDIAN([.$F26];[.$K26];[.$P26];[.$U26];[.$Z26];[.$AE26];[.$AJ26];[.$AO26];[.$AT26];[.$AY26];[.$BD26];[.$BI26];[.$BN26];[.$BS26];[.$BX26];[.$CC26];[.$CH26];[.$CM26])" office:value-type="float"/>
          <table:table-cell table:formula="of:=MAX([.$B26];[.$G26];[.$L26];[.$Q26];[.$V26];[.$AA26];[.$AF26];[.$AK26];[.$AP26];[.$AU26];[.$AZ26];[.$BE26];[.$BJ26];[.$BO26];[.$BT26];[.$BY26];[.$CD26];[.$CI26])" office:value-type="float"/>
          <table:table-cell table:formula="of:=MAX([.$C26];[.$H26];[.$M26];[.$R26];[.$W26];[.$AB26];[.$AG26];[.$AL26];[.$AQ26];[.$AV26];[.$BA26];[.$BF26];[.$BK26];[.$BP26];[.$BU26];[.$BZ26];[.$CE26];[.$CJ26])" office:value-type="float"/>
          <table:table-cell table:formula="of:=MAX([.$D26];[.$I26];[.$N26];[.$S26];[.$X26];[.$AC26];[.$AH26];[.$AM26];[.$AR26];[.$AW26];[.$BB26];[.$BG26];[.$BL26];[.$BQ26];[.$BV26];[.$CA26];[.$CF26];[.$CK26])" office:value-type="float"/>
          <table:table-cell table:formula="of:=MAX([.$E26];[.$J26];[.$O26];[.$T26];[.$Y26];[.$AD26];[.$AI26];[.$AN26];[.$AS26];[.$AX26];[.$BC26];[.$BH26];[.$BM26];[.$BR26];[.$BW26];[.$CB26];[.$CG26];[.$CL26])" office:value-type="float"/>
          <table:table-cell table:formula="of:=MAX([.$F26];[.$K26];[.$P26];[.$U26];[.$Z26];[.$AE26];[.$AJ26];[.$AO26];[.$AT26];[.$AY26];[.$BD26];[.$BI26];[.$BN26];[.$BS26];[.$BX26];[.$CC26];[.$CH26];[.$CM26])" office:value-type="float"/>
        </table:table-row>
        <table:table-row table:style-name="ro1">
          <table:table-cell office:value-type="string">
            <text:p>2x2/instances/app8-240-5-4.facts</text:p>
          </table:table-cell>
          <table:table-cell office:value-type="float" office:value="1.7647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327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0228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375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8822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7553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1.9504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586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9303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229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9565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8976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1.79947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3063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5849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79336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260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379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table:formula="of:=MIN([.$B27];[.$G27];[.$L27];[.$Q27];[.$V27];[.$AA27];[.$AF27];[.$AK27];[.$AP27];[.$AU27];[.$AZ27];[.$BE27];[.$BJ27];[.$BO27];[.$BT27];[.$BY27];[.$CD27];[.$CI27])" office:value-type="float"/>
          <table:table-cell table:formula="of:=MIN([.$C27];[.$H27];[.$M27];[.$R27];[.$W27];[.$AB27];[.$AG27];[.$AL27];[.$AQ27];[.$AV27];[.$BA27];[.$BF27];[.$BK27];[.$BP27];[.$BU27];[.$BZ27];[.$CE27];[.$CJ27])" office:value-type="float"/>
          <table:table-cell table:formula="of:=MIN([.$D27];[.$I27];[.$N27];[.$S27];[.$X27];[.$AC27];[.$AH27];[.$AM27];[.$AR27];[.$AW27];[.$BB27];[.$BG27];[.$BL27];[.$BQ27];[.$BV27];[.$CA27];[.$CF27];[.$CK27])" office:value-type="float"/>
          <table:table-cell table:formula="of:=MIN([.$E27];[.$J27];[.$O27];[.$T27];[.$Y27];[.$AD27];[.$AI27];[.$AN27];[.$AS27];[.$AX27];[.$BC27];[.$BH27];[.$BM27];[.$BR27];[.$BW27];[.$CB27];[.$CG27];[.$CL27])" office:value-type="float"/>
          <table:table-cell table:formula="of:=MIN([.$F27];[.$K27];[.$P27];[.$U27];[.$Z27];[.$AE27];[.$AJ27];[.$AO27];[.$AT27];[.$AY27];[.$BD27];[.$BI27];[.$BN27];[.$BS27];[.$BX27];[.$CC27];[.$CH27];[.$CM27])" office:value-type="float"/>
          <table:table-cell table:formula="of:=MEDIAN([.$B27];[.$G27];[.$L27];[.$Q27];[.$V27];[.$AA27];[.$AF27];[.$AK27];[.$AP27];[.$AU27];[.$AZ27];[.$BE27];[.$BJ27];[.$BO27];[.$BT27];[.$BY27];[.$CD27];[.$CI27])" office:value-type="float"/>
          <table:table-cell table:formula="of:=MEDIAN([.$C27];[.$H27];[.$M27];[.$R27];[.$W27];[.$AB27];[.$AG27];[.$AL27];[.$AQ27];[.$AV27];[.$BA27];[.$BF27];[.$BK27];[.$BP27];[.$BU27];[.$BZ27];[.$CE27];[.$CJ27])" office:value-type="float"/>
          <table:table-cell table:formula="of:=MEDIAN([.$D27];[.$I27];[.$N27];[.$S27];[.$X27];[.$AC27];[.$AH27];[.$AM27];[.$AR27];[.$AW27];[.$BB27];[.$BG27];[.$BL27];[.$BQ27];[.$BV27];[.$CA27];[.$CF27];[.$CK27])" office:value-type="float"/>
          <table:table-cell table:formula="of:=MEDIAN([.$E27];[.$J27];[.$O27];[.$T27];[.$Y27];[.$AD27];[.$AI27];[.$AN27];[.$AS27];[.$AX27];[.$BC27];[.$BH27];[.$BM27];[.$BR27];[.$BW27];[.$CB27];[.$CG27];[.$CL27])" office:value-type="float"/>
          <table:table-cell table:formula="of:=MEDIAN([.$F27];[.$K27];[.$P27];[.$U27];[.$Z27];[.$AE27];[.$AJ27];[.$AO27];[.$AT27];[.$AY27];[.$BD27];[.$BI27];[.$BN27];[.$BS27];[.$BX27];[.$CC27];[.$CH27];[.$CM27])" office:value-type="float"/>
          <table:table-cell table:formula="of:=MAX([.$B27];[.$G27];[.$L27];[.$Q27];[.$V27];[.$AA27];[.$AF27];[.$AK27];[.$AP27];[.$AU27];[.$AZ27];[.$BE27];[.$BJ27];[.$BO27];[.$BT27];[.$BY27];[.$CD27];[.$CI27])" office:value-type="float"/>
          <table:table-cell table:formula="of:=MAX([.$C27];[.$H27];[.$M27];[.$R27];[.$W27];[.$AB27];[.$AG27];[.$AL27];[.$AQ27];[.$AV27];[.$BA27];[.$BF27];[.$BK27];[.$BP27];[.$BU27];[.$BZ27];[.$CE27];[.$CJ27])" office:value-type="float"/>
          <table:table-cell table:formula="of:=MAX([.$D27];[.$I27];[.$N27];[.$S27];[.$X27];[.$AC27];[.$AH27];[.$AM27];[.$AR27];[.$AW27];[.$BB27];[.$BG27];[.$BL27];[.$BQ27];[.$BV27];[.$CA27];[.$CF27];[.$CK27])" office:value-type="float"/>
          <table:table-cell table:formula="of:=MAX([.$E27];[.$J27];[.$O27];[.$T27];[.$Y27];[.$AD27];[.$AI27];[.$AN27];[.$AS27];[.$AX27];[.$BC27];[.$BH27];[.$BM27];[.$BR27];[.$BW27];[.$CB27];[.$CG27];[.$CL27])" office:value-type="float"/>
          <table:table-cell table:formula="of:=MAX([.$F27];[.$K27];[.$P27];[.$U27];[.$Z27];[.$AE27];[.$AJ27];[.$AO27];[.$AT27];[.$AY27];[.$BD27];[.$BI27];[.$BN27];[.$BS27];[.$BX27];[.$CC27];[.$CH27];[.$CM27])" office:value-type="float"/>
        </table:table-row>
        <table:table-row table:style-name="ro1">
          <table:table-cell office:value-type="string">
            <text:p>2x2/instances/app84-240-3-2.facts</text:p>
          </table:table-cell>
          <table:table-cell office:value-type="float" office:value="1.5633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654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85556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71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506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5713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6755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737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478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58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8324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7088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986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813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894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029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606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761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28];[.$G28];[.$L28];[.$Q28];[.$V28];[.$AA28];[.$AF28];[.$AK28];[.$AP28];[.$AU28];[.$AZ28];[.$BE28];[.$BJ28];[.$BO28];[.$BT28];[.$BY28];[.$CD28];[.$CI28])" office:value-type="float"/>
          <table:table-cell table:formula="of:=MIN([.$C28];[.$H28];[.$M28];[.$R28];[.$W28];[.$AB28];[.$AG28];[.$AL28];[.$AQ28];[.$AV28];[.$BA28];[.$BF28];[.$BK28];[.$BP28];[.$BU28];[.$BZ28];[.$CE28];[.$CJ28])" office:value-type="float"/>
          <table:table-cell table:formula="of:=MIN([.$D28];[.$I28];[.$N28];[.$S28];[.$X28];[.$AC28];[.$AH28];[.$AM28];[.$AR28];[.$AW28];[.$BB28];[.$BG28];[.$BL28];[.$BQ28];[.$BV28];[.$CA28];[.$CF28];[.$CK28])" office:value-type="float"/>
          <table:table-cell table:formula="of:=MIN([.$E28];[.$J28];[.$O28];[.$T28];[.$Y28];[.$AD28];[.$AI28];[.$AN28];[.$AS28];[.$AX28];[.$BC28];[.$BH28];[.$BM28];[.$BR28];[.$BW28];[.$CB28];[.$CG28];[.$CL28])" office:value-type="float"/>
          <table:table-cell table:formula="of:=MIN([.$F28];[.$K28];[.$P28];[.$U28];[.$Z28];[.$AE28];[.$AJ28];[.$AO28];[.$AT28];[.$AY28];[.$BD28];[.$BI28];[.$BN28];[.$BS28];[.$BX28];[.$CC28];[.$CH28];[.$CM28])" office:value-type="float"/>
          <table:table-cell table:formula="of:=MEDIAN([.$B28];[.$G28];[.$L28];[.$Q28];[.$V28];[.$AA28];[.$AF28];[.$AK28];[.$AP28];[.$AU28];[.$AZ28];[.$BE28];[.$BJ28];[.$BO28];[.$BT28];[.$BY28];[.$CD28];[.$CI28])" office:value-type="float"/>
          <table:table-cell table:formula="of:=MEDIAN([.$C28];[.$H28];[.$M28];[.$R28];[.$W28];[.$AB28];[.$AG28];[.$AL28];[.$AQ28];[.$AV28];[.$BA28];[.$BF28];[.$BK28];[.$BP28];[.$BU28];[.$BZ28];[.$CE28];[.$CJ28])" office:value-type="float"/>
          <table:table-cell table:formula="of:=MEDIAN([.$D28];[.$I28];[.$N28];[.$S28];[.$X28];[.$AC28];[.$AH28];[.$AM28];[.$AR28];[.$AW28];[.$BB28];[.$BG28];[.$BL28];[.$BQ28];[.$BV28];[.$CA28];[.$CF28];[.$CK28])" office:value-type="float"/>
          <table:table-cell table:formula="of:=MEDIAN([.$E28];[.$J28];[.$O28];[.$T28];[.$Y28];[.$AD28];[.$AI28];[.$AN28];[.$AS28];[.$AX28];[.$BC28];[.$BH28];[.$BM28];[.$BR28];[.$BW28];[.$CB28];[.$CG28];[.$CL28])" office:value-type="float"/>
          <table:table-cell table:formula="of:=MEDIAN([.$F28];[.$K28];[.$P28];[.$U28];[.$Z28];[.$AE28];[.$AJ28];[.$AO28];[.$AT28];[.$AY28];[.$BD28];[.$BI28];[.$BN28];[.$BS28];[.$BX28];[.$CC28];[.$CH28];[.$CM28])" office:value-type="float"/>
          <table:table-cell table:formula="of:=MAX([.$B28];[.$G28];[.$L28];[.$Q28];[.$V28];[.$AA28];[.$AF28];[.$AK28];[.$AP28];[.$AU28];[.$AZ28];[.$BE28];[.$BJ28];[.$BO28];[.$BT28];[.$BY28];[.$CD28];[.$CI28])" office:value-type="float"/>
          <table:table-cell table:formula="of:=MAX([.$C28];[.$H28];[.$M28];[.$R28];[.$W28];[.$AB28];[.$AG28];[.$AL28];[.$AQ28];[.$AV28];[.$BA28];[.$BF28];[.$BK28];[.$BP28];[.$BU28];[.$BZ28];[.$CE28];[.$CJ28])" office:value-type="float"/>
          <table:table-cell table:formula="of:=MAX([.$D28];[.$I28];[.$N28];[.$S28];[.$X28];[.$AC28];[.$AH28];[.$AM28];[.$AR28];[.$AW28];[.$BB28];[.$BG28];[.$BL28];[.$BQ28];[.$BV28];[.$CA28];[.$CF28];[.$CK28])" office:value-type="float"/>
          <table:table-cell table:formula="of:=MAX([.$E28];[.$J28];[.$O28];[.$T28];[.$Y28];[.$AD28];[.$AI28];[.$AN28];[.$AS28];[.$AX28];[.$BC28];[.$BH28];[.$BM28];[.$BR28];[.$BW28];[.$CB28];[.$CG28];[.$CL28])" office:value-type="float"/>
          <table:table-cell table:formula="of:=MAX([.$F28];[.$K28];[.$P28];[.$U28];[.$Z28];[.$AE28];[.$AJ28];[.$AO28];[.$AT28];[.$AY28];[.$BD28];[.$BI28];[.$BN28];[.$BS28];[.$BX28];[.$CC28];[.$CH28];[.$CM28])" office:value-type="float"/>
        </table:table-row>
        <table:table-row table:style-name="ro1">
          <table:table-cell office:value-type="string">
            <text:p>2x2/instances/app85-339-3-2.facts</text:p>
          </table:table-cell>
          <table:table-cell office:value-type="float" office:value="1.9761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5688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8852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657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1.9499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28623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5.0"/>
          <table:table-cell office:value-type="float" office:value="2.113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412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083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632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950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985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578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261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074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1806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2.0250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9853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29];[.$G29];[.$L29];[.$Q29];[.$V29];[.$AA29];[.$AF29];[.$AK29];[.$AP29];[.$AU29];[.$AZ29];[.$BE29];[.$BJ29];[.$BO29];[.$BT29];[.$BY29];[.$CD29];[.$CI29])" office:value-type="float"/>
          <table:table-cell table:formula="of:=MIN([.$C29];[.$H29];[.$M29];[.$R29];[.$W29];[.$AB29];[.$AG29];[.$AL29];[.$AQ29];[.$AV29];[.$BA29];[.$BF29];[.$BK29];[.$BP29];[.$BU29];[.$BZ29];[.$CE29];[.$CJ29])" office:value-type="float"/>
          <table:table-cell table:formula="of:=MIN([.$D29];[.$I29];[.$N29];[.$S29];[.$X29];[.$AC29];[.$AH29];[.$AM29];[.$AR29];[.$AW29];[.$BB29];[.$BG29];[.$BL29];[.$BQ29];[.$BV29];[.$CA29];[.$CF29];[.$CK29])" office:value-type="float"/>
          <table:table-cell table:formula="of:=MIN([.$E29];[.$J29];[.$O29];[.$T29];[.$Y29];[.$AD29];[.$AI29];[.$AN29];[.$AS29];[.$AX29];[.$BC29];[.$BH29];[.$BM29];[.$BR29];[.$BW29];[.$CB29];[.$CG29];[.$CL29])" office:value-type="float"/>
          <table:table-cell table:formula="of:=MIN([.$F29];[.$K29];[.$P29];[.$U29];[.$Z29];[.$AE29];[.$AJ29];[.$AO29];[.$AT29];[.$AY29];[.$BD29];[.$BI29];[.$BN29];[.$BS29];[.$BX29];[.$CC29];[.$CH29];[.$CM29])" office:value-type="float"/>
          <table:table-cell table:formula="of:=MEDIAN([.$B29];[.$G29];[.$L29];[.$Q29];[.$V29];[.$AA29];[.$AF29];[.$AK29];[.$AP29];[.$AU29];[.$AZ29];[.$BE29];[.$BJ29];[.$BO29];[.$BT29];[.$BY29];[.$CD29];[.$CI29])" office:value-type="float"/>
          <table:table-cell table:formula="of:=MEDIAN([.$C29];[.$H29];[.$M29];[.$R29];[.$W29];[.$AB29];[.$AG29];[.$AL29];[.$AQ29];[.$AV29];[.$BA29];[.$BF29];[.$BK29];[.$BP29];[.$BU29];[.$BZ29];[.$CE29];[.$CJ29])" office:value-type="float"/>
          <table:table-cell table:formula="of:=MEDIAN([.$D29];[.$I29];[.$N29];[.$S29];[.$X29];[.$AC29];[.$AH29];[.$AM29];[.$AR29];[.$AW29];[.$BB29];[.$BG29];[.$BL29];[.$BQ29];[.$BV29];[.$CA29];[.$CF29];[.$CK29])" office:value-type="float"/>
          <table:table-cell table:formula="of:=MEDIAN([.$E29];[.$J29];[.$O29];[.$T29];[.$Y29];[.$AD29];[.$AI29];[.$AN29];[.$AS29];[.$AX29];[.$BC29];[.$BH29];[.$BM29];[.$BR29];[.$BW29];[.$CB29];[.$CG29];[.$CL29])" office:value-type="float"/>
          <table:table-cell table:formula="of:=MEDIAN([.$F29];[.$K29];[.$P29];[.$U29];[.$Z29];[.$AE29];[.$AJ29];[.$AO29];[.$AT29];[.$AY29];[.$BD29];[.$BI29];[.$BN29];[.$BS29];[.$BX29];[.$CC29];[.$CH29];[.$CM29])" office:value-type="float"/>
          <table:table-cell table:formula="of:=MAX([.$B29];[.$G29];[.$L29];[.$Q29];[.$V29];[.$AA29];[.$AF29];[.$AK29];[.$AP29];[.$AU29];[.$AZ29];[.$BE29];[.$BJ29];[.$BO29];[.$BT29];[.$BY29];[.$CD29];[.$CI29])" office:value-type="float"/>
          <table:table-cell table:formula="of:=MAX([.$C29];[.$H29];[.$M29];[.$R29];[.$W29];[.$AB29];[.$AG29];[.$AL29];[.$AQ29];[.$AV29];[.$BA29];[.$BF29];[.$BK29];[.$BP29];[.$BU29];[.$BZ29];[.$CE29];[.$CJ29])" office:value-type="float"/>
          <table:table-cell table:formula="of:=MAX([.$D29];[.$I29];[.$N29];[.$S29];[.$X29];[.$AC29];[.$AH29];[.$AM29];[.$AR29];[.$AW29];[.$BB29];[.$BG29];[.$BL29];[.$BQ29];[.$BV29];[.$CA29];[.$CF29];[.$CK29])" office:value-type="float"/>
          <table:table-cell table:formula="of:=MAX([.$E29];[.$J29];[.$O29];[.$T29];[.$Y29];[.$AD29];[.$AI29];[.$AN29];[.$AS29];[.$AX29];[.$BC29];[.$BH29];[.$BM29];[.$BR29];[.$BW29];[.$CB29];[.$CG29];[.$CL29])" office:value-type="float"/>
          <table:table-cell table:formula="of:=MAX([.$F29];[.$K29];[.$P29];[.$U29];[.$Z29];[.$AE29];[.$AJ29];[.$AO29];[.$AT29];[.$AY29];[.$BD29];[.$BI29];[.$BN29];[.$BS29];[.$BX29];[.$CC29];[.$CH29];[.$CM29])" office:value-type="float"/>
        </table:table-row>
        <table:table-row table:style-name="ro1">
          <table:table-cell office:value-type="string">
            <text:p>2x2/instances/app87-209-10-9.facts</text:p>
          </table:table-cell>
          <table:table-cell office:value-type="float" office:value="1.4594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649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530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64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4590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146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4.0"/>
          <table:table-cell office:value-type="float" office:value="1.5798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66684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56107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42229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6583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61936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.72379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64473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64408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78996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64507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office:value-type="float" office:value="1.75025"/>
          <table:table-cell office:value-type="float" office:value="0.0"/>
          <table:table-cell table:style-name="cellWorst" office:value-type="float" office:value="11.0"/>
          <table:table-cell office:value-type="float" office:value="0.0"/>
          <table:table-cell table:style-name="cellWorst" office:value-type="float" office:value="9.0"/>
          <table:table-cell table:formula="of:=MIN([.$B30];[.$G30];[.$L30];[.$Q30];[.$V30];[.$AA30];[.$AF30];[.$AK30];[.$AP30];[.$AU30];[.$AZ30];[.$BE30];[.$BJ30];[.$BO30];[.$BT30];[.$BY30];[.$CD30];[.$CI30])" office:value-type="float"/>
          <table:table-cell table:formula="of:=MIN([.$C30];[.$H30];[.$M30];[.$R30];[.$W30];[.$AB30];[.$AG30];[.$AL30];[.$AQ30];[.$AV30];[.$BA30];[.$BF30];[.$BK30];[.$BP30];[.$BU30];[.$BZ30];[.$CE30];[.$CJ30])" office:value-type="float"/>
          <table:table-cell table:formula="of:=MIN([.$D30];[.$I30];[.$N30];[.$S30];[.$X30];[.$AC30];[.$AH30];[.$AM30];[.$AR30];[.$AW30];[.$BB30];[.$BG30];[.$BL30];[.$BQ30];[.$BV30];[.$CA30];[.$CF30];[.$CK30])" office:value-type="float"/>
          <table:table-cell table:formula="of:=MIN([.$E30];[.$J30];[.$O30];[.$T30];[.$Y30];[.$AD30];[.$AI30];[.$AN30];[.$AS30];[.$AX30];[.$BC30];[.$BH30];[.$BM30];[.$BR30];[.$BW30];[.$CB30];[.$CG30];[.$CL30])" office:value-type="float"/>
          <table:table-cell table:formula="of:=MIN([.$F30];[.$K30];[.$P30];[.$U30];[.$Z30];[.$AE30];[.$AJ30];[.$AO30];[.$AT30];[.$AY30];[.$BD30];[.$BI30];[.$BN30];[.$BS30];[.$BX30];[.$CC30];[.$CH30];[.$CM30])" office:value-type="float"/>
          <table:table-cell table:formula="of:=MEDIAN([.$B30];[.$G30];[.$L30];[.$Q30];[.$V30];[.$AA30];[.$AF30];[.$AK30];[.$AP30];[.$AU30];[.$AZ30];[.$BE30];[.$BJ30];[.$BO30];[.$BT30];[.$BY30];[.$CD30];[.$CI30])" office:value-type="float"/>
          <table:table-cell table:formula="of:=MEDIAN([.$C30];[.$H30];[.$M30];[.$R30];[.$W30];[.$AB30];[.$AG30];[.$AL30];[.$AQ30];[.$AV30];[.$BA30];[.$BF30];[.$BK30];[.$BP30];[.$BU30];[.$BZ30];[.$CE30];[.$CJ30])" office:value-type="float"/>
          <table:table-cell table:formula="of:=MEDIAN([.$D30];[.$I30];[.$N30];[.$S30];[.$X30];[.$AC30];[.$AH30];[.$AM30];[.$AR30];[.$AW30];[.$BB30];[.$BG30];[.$BL30];[.$BQ30];[.$BV30];[.$CA30];[.$CF30];[.$CK30])" office:value-type="float"/>
          <table:table-cell table:formula="of:=MEDIAN([.$E30];[.$J30];[.$O30];[.$T30];[.$Y30];[.$AD30];[.$AI30];[.$AN30];[.$AS30];[.$AX30];[.$BC30];[.$BH30];[.$BM30];[.$BR30];[.$BW30];[.$CB30];[.$CG30];[.$CL30])" office:value-type="float"/>
          <table:table-cell table:formula="of:=MEDIAN([.$F30];[.$K30];[.$P30];[.$U30];[.$Z30];[.$AE30];[.$AJ30];[.$AO30];[.$AT30];[.$AY30];[.$BD30];[.$BI30];[.$BN30];[.$BS30];[.$BX30];[.$CC30];[.$CH30];[.$CM30])" office:value-type="float"/>
          <table:table-cell table:formula="of:=MAX([.$B30];[.$G30];[.$L30];[.$Q30];[.$V30];[.$AA30];[.$AF30];[.$AK30];[.$AP30];[.$AU30];[.$AZ30];[.$BE30];[.$BJ30];[.$BO30];[.$BT30];[.$BY30];[.$CD30];[.$CI30])" office:value-type="float"/>
          <table:table-cell table:formula="of:=MAX([.$C30];[.$H30];[.$M30];[.$R30];[.$W30];[.$AB30];[.$AG30];[.$AL30];[.$AQ30];[.$AV30];[.$BA30];[.$BF30];[.$BK30];[.$BP30];[.$BU30];[.$BZ30];[.$CE30];[.$CJ30])" office:value-type="float"/>
          <table:table-cell table:formula="of:=MAX([.$D30];[.$I30];[.$N30];[.$S30];[.$X30];[.$AC30];[.$AH30];[.$AM30];[.$AR30];[.$AW30];[.$BB30];[.$BG30];[.$BL30];[.$BQ30];[.$BV30];[.$CA30];[.$CF30];[.$CK30])" office:value-type="float"/>
          <table:table-cell table:formula="of:=MAX([.$E30];[.$J30];[.$O30];[.$T30];[.$Y30];[.$AD30];[.$AI30];[.$AN30];[.$AS30];[.$AX30];[.$BC30];[.$BH30];[.$BM30];[.$BR30];[.$BW30];[.$CB30];[.$CG30];[.$CL30])" office:value-type="float"/>
          <table:table-cell table:formula="of:=MAX([.$F30];[.$K30];[.$P30];[.$U30];[.$Z30];[.$AE30];[.$AJ30];[.$AO30];[.$AT30];[.$AY30];[.$BD30];[.$BI30];[.$BN30];[.$BS30];[.$BX30];[.$CC30];[.$CH30];[.$CM30])" office:value-type="float"/>
        </table:table-row>
        <table:table-row table:style-name="ro1">
          <table:table-cell office:value-type="string">
            <text:p>2x2/instances/app9-379-7-6.facts</text:p>
          </table:table-cell>
          <table:table-cell office:value-type="float" office:value="2.0591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584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940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497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0471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2421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370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3059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4114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08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3336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847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2210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2679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531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330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1481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2.2892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31];[.$G31];[.$L31];[.$Q31];[.$V31];[.$AA31];[.$AF31];[.$AK31];[.$AP31];[.$AU31];[.$AZ31];[.$BE31];[.$BJ31];[.$BO31];[.$BT31];[.$BY31];[.$CD31];[.$CI31])" office:value-type="float"/>
          <table:table-cell table:formula="of:=MIN([.$C31];[.$H31];[.$M31];[.$R31];[.$W31];[.$AB31];[.$AG31];[.$AL31];[.$AQ31];[.$AV31];[.$BA31];[.$BF31];[.$BK31];[.$BP31];[.$BU31];[.$BZ31];[.$CE31];[.$CJ31])" office:value-type="float"/>
          <table:table-cell table:formula="of:=MIN([.$D31];[.$I31];[.$N31];[.$S31];[.$X31];[.$AC31];[.$AH31];[.$AM31];[.$AR31];[.$AW31];[.$BB31];[.$BG31];[.$BL31];[.$BQ31];[.$BV31];[.$CA31];[.$CF31];[.$CK31])" office:value-type="float"/>
          <table:table-cell table:formula="of:=MIN([.$E31];[.$J31];[.$O31];[.$T31];[.$Y31];[.$AD31];[.$AI31];[.$AN31];[.$AS31];[.$AX31];[.$BC31];[.$BH31];[.$BM31];[.$BR31];[.$BW31];[.$CB31];[.$CG31];[.$CL31])" office:value-type="float"/>
          <table:table-cell table:formula="of:=MIN([.$F31];[.$K31];[.$P31];[.$U31];[.$Z31];[.$AE31];[.$AJ31];[.$AO31];[.$AT31];[.$AY31];[.$BD31];[.$BI31];[.$BN31];[.$BS31];[.$BX31];[.$CC31];[.$CH31];[.$CM31])" office:value-type="float"/>
          <table:table-cell table:formula="of:=MEDIAN([.$B31];[.$G31];[.$L31];[.$Q31];[.$V31];[.$AA31];[.$AF31];[.$AK31];[.$AP31];[.$AU31];[.$AZ31];[.$BE31];[.$BJ31];[.$BO31];[.$BT31];[.$BY31];[.$CD31];[.$CI31])" office:value-type="float"/>
          <table:table-cell table:formula="of:=MEDIAN([.$C31];[.$H31];[.$M31];[.$R31];[.$W31];[.$AB31];[.$AG31];[.$AL31];[.$AQ31];[.$AV31];[.$BA31];[.$BF31];[.$BK31];[.$BP31];[.$BU31];[.$BZ31];[.$CE31];[.$CJ31])" office:value-type="float"/>
          <table:table-cell table:formula="of:=MEDIAN([.$D31];[.$I31];[.$N31];[.$S31];[.$X31];[.$AC31];[.$AH31];[.$AM31];[.$AR31];[.$AW31];[.$BB31];[.$BG31];[.$BL31];[.$BQ31];[.$BV31];[.$CA31];[.$CF31];[.$CK31])" office:value-type="float"/>
          <table:table-cell table:formula="of:=MEDIAN([.$E31];[.$J31];[.$O31];[.$T31];[.$Y31];[.$AD31];[.$AI31];[.$AN31];[.$AS31];[.$AX31];[.$BC31];[.$BH31];[.$BM31];[.$BR31];[.$BW31];[.$CB31];[.$CG31];[.$CL31])" office:value-type="float"/>
          <table:table-cell table:formula="of:=MEDIAN([.$F31];[.$K31];[.$P31];[.$U31];[.$Z31];[.$AE31];[.$AJ31];[.$AO31];[.$AT31];[.$AY31];[.$BD31];[.$BI31];[.$BN31];[.$BS31];[.$BX31];[.$CC31];[.$CH31];[.$CM31])" office:value-type="float"/>
          <table:table-cell table:formula="of:=MAX([.$B31];[.$G31];[.$L31];[.$Q31];[.$V31];[.$AA31];[.$AF31];[.$AK31];[.$AP31];[.$AU31];[.$AZ31];[.$BE31];[.$BJ31];[.$BO31];[.$BT31];[.$BY31];[.$CD31];[.$CI31])" office:value-type="float"/>
          <table:table-cell table:formula="of:=MAX([.$C31];[.$H31];[.$M31];[.$R31];[.$W31];[.$AB31];[.$AG31];[.$AL31];[.$AQ31];[.$AV31];[.$BA31];[.$BF31];[.$BK31];[.$BP31];[.$BU31];[.$BZ31];[.$CE31];[.$CJ31])" office:value-type="float"/>
          <table:table-cell table:formula="of:=MAX([.$D31];[.$I31];[.$N31];[.$S31];[.$X31];[.$AC31];[.$AH31];[.$AM31];[.$AR31];[.$AW31];[.$BB31];[.$BG31];[.$BL31];[.$BQ31];[.$BV31];[.$CA31];[.$CF31];[.$CK31])" office:value-type="float"/>
          <table:table-cell table:formula="of:=MAX([.$E31];[.$J31];[.$O31];[.$T31];[.$Y31];[.$AD31];[.$AI31];[.$AN31];[.$AS31];[.$AX31];[.$BC31];[.$BH31];[.$BM31];[.$BR31];[.$BW31];[.$CB31];[.$CG31];[.$CL31])" office:value-type="float"/>
          <table:table-cell table:formula="of:=MAX([.$F31];[.$K31];[.$P31];[.$U31];[.$Z31];[.$AE31];[.$AJ31];[.$AO31];[.$AT31];[.$AY31];[.$BD31];[.$BI31];[.$BN31];[.$BS31];[.$BX31];[.$CC31];[.$CH31];[.$CM31])" office:value-type="float"/>
        </table:table-row>
        <table:table-row table:style-name="ro1">
          <table:table-cell office:value-type="string">
            <text:p>2x2/instances/app90-360-5-4.facts</text:p>
          </table:table-cell>
          <table:table-cell office:value-type="float" office:value="2.1800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1737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17473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2022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939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5379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5369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2792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4698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2665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3377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3107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2716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5865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105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6361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318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2.4334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table:formula="of:=MIN([.$B32];[.$G32];[.$L32];[.$Q32];[.$V32];[.$AA32];[.$AF32];[.$AK32];[.$AP32];[.$AU32];[.$AZ32];[.$BE32];[.$BJ32];[.$BO32];[.$BT32];[.$BY32];[.$CD32];[.$CI32])" office:value-type="float"/>
          <table:table-cell table:formula="of:=MIN([.$C32];[.$H32];[.$M32];[.$R32];[.$W32];[.$AB32];[.$AG32];[.$AL32];[.$AQ32];[.$AV32];[.$BA32];[.$BF32];[.$BK32];[.$BP32];[.$BU32];[.$BZ32];[.$CE32];[.$CJ32])" office:value-type="float"/>
          <table:table-cell table:formula="of:=MIN([.$D32];[.$I32];[.$N32];[.$S32];[.$X32];[.$AC32];[.$AH32];[.$AM32];[.$AR32];[.$AW32];[.$BB32];[.$BG32];[.$BL32];[.$BQ32];[.$BV32];[.$CA32];[.$CF32];[.$CK32])" office:value-type="float"/>
          <table:table-cell table:formula="of:=MIN([.$E32];[.$J32];[.$O32];[.$T32];[.$Y32];[.$AD32];[.$AI32];[.$AN32];[.$AS32];[.$AX32];[.$BC32];[.$BH32];[.$BM32];[.$BR32];[.$BW32];[.$CB32];[.$CG32];[.$CL32])" office:value-type="float"/>
          <table:table-cell table:formula="of:=MIN([.$F32];[.$K32];[.$P32];[.$U32];[.$Z32];[.$AE32];[.$AJ32];[.$AO32];[.$AT32];[.$AY32];[.$BD32];[.$BI32];[.$BN32];[.$BS32];[.$BX32];[.$CC32];[.$CH32];[.$CM32])" office:value-type="float"/>
          <table:table-cell table:formula="of:=MEDIAN([.$B32];[.$G32];[.$L32];[.$Q32];[.$V32];[.$AA32];[.$AF32];[.$AK32];[.$AP32];[.$AU32];[.$AZ32];[.$BE32];[.$BJ32];[.$BO32];[.$BT32];[.$BY32];[.$CD32];[.$CI32])" office:value-type="float"/>
          <table:table-cell table:formula="of:=MEDIAN([.$C32];[.$H32];[.$M32];[.$R32];[.$W32];[.$AB32];[.$AG32];[.$AL32];[.$AQ32];[.$AV32];[.$BA32];[.$BF32];[.$BK32];[.$BP32];[.$BU32];[.$BZ32];[.$CE32];[.$CJ32])" office:value-type="float"/>
          <table:table-cell table:formula="of:=MEDIAN([.$D32];[.$I32];[.$N32];[.$S32];[.$X32];[.$AC32];[.$AH32];[.$AM32];[.$AR32];[.$AW32];[.$BB32];[.$BG32];[.$BL32];[.$BQ32];[.$BV32];[.$CA32];[.$CF32];[.$CK32])" office:value-type="float"/>
          <table:table-cell table:formula="of:=MEDIAN([.$E32];[.$J32];[.$O32];[.$T32];[.$Y32];[.$AD32];[.$AI32];[.$AN32];[.$AS32];[.$AX32];[.$BC32];[.$BH32];[.$BM32];[.$BR32];[.$BW32];[.$CB32];[.$CG32];[.$CL32])" office:value-type="float"/>
          <table:table-cell table:formula="of:=MEDIAN([.$F32];[.$K32];[.$P32];[.$U32];[.$Z32];[.$AE32];[.$AJ32];[.$AO32];[.$AT32];[.$AY32];[.$BD32];[.$BI32];[.$BN32];[.$BS32];[.$BX32];[.$CC32];[.$CH32];[.$CM32])" office:value-type="float"/>
          <table:table-cell table:formula="of:=MAX([.$B32];[.$G32];[.$L32];[.$Q32];[.$V32];[.$AA32];[.$AF32];[.$AK32];[.$AP32];[.$AU32];[.$AZ32];[.$BE32];[.$BJ32];[.$BO32];[.$BT32];[.$BY32];[.$CD32];[.$CI32])" office:value-type="float"/>
          <table:table-cell table:formula="of:=MAX([.$C32];[.$H32];[.$M32];[.$R32];[.$W32];[.$AB32];[.$AG32];[.$AL32];[.$AQ32];[.$AV32];[.$BA32];[.$BF32];[.$BK32];[.$BP32];[.$BU32];[.$BZ32];[.$CE32];[.$CJ32])" office:value-type="float"/>
          <table:table-cell table:formula="of:=MAX([.$D32];[.$I32];[.$N32];[.$S32];[.$X32];[.$AC32];[.$AH32];[.$AM32];[.$AR32];[.$AW32];[.$BB32];[.$BG32];[.$BL32];[.$BQ32];[.$BV32];[.$CA32];[.$CF32];[.$CK32])" office:value-type="float"/>
          <table:table-cell table:formula="of:=MAX([.$E32];[.$J32];[.$O32];[.$T32];[.$Y32];[.$AD32];[.$AI32];[.$AN32];[.$AS32];[.$AX32];[.$BC32];[.$BH32];[.$BM32];[.$BR32];[.$BW32];[.$CB32];[.$CG32];[.$CL32])" office:value-type="float"/>
          <table:table-cell table:formula="of:=MAX([.$F32];[.$K32];[.$P32];[.$U32];[.$Z32];[.$AE32];[.$AJ32];[.$AO32];[.$AT32];[.$AY32];[.$BD32];[.$BI32];[.$BN32];[.$BS32];[.$BX32];[.$CC32];[.$CH32];[.$CM32])" office:value-type="float"/>
        </table:table-row>
        <table:table-row table:style-name="ro1">
          <table:table-cell office:value-type="string">
            <text:p>3x3/instances/app0-260-5-4.facts</text:p>
          </table:table-cell>
          <table:table-cell office:value-type="float" office:value="3.9393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7492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7796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7121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6945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8706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3668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57526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49724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3554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48101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38219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3.83379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87018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8412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9911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13396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2923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33];[.$G33];[.$L33];[.$Q33];[.$V33];[.$AA33];[.$AF33];[.$AK33];[.$AP33];[.$AU33];[.$AZ33];[.$BE33];[.$BJ33];[.$BO33];[.$BT33];[.$BY33];[.$CD33];[.$CI33])" office:value-type="float"/>
          <table:table-cell table:formula="of:=MIN([.$C33];[.$H33];[.$M33];[.$R33];[.$W33];[.$AB33];[.$AG33];[.$AL33];[.$AQ33];[.$AV33];[.$BA33];[.$BF33];[.$BK33];[.$BP33];[.$BU33];[.$BZ33];[.$CE33];[.$CJ33])" office:value-type="float"/>
          <table:table-cell table:formula="of:=MIN([.$D33];[.$I33];[.$N33];[.$S33];[.$X33];[.$AC33];[.$AH33];[.$AM33];[.$AR33];[.$AW33];[.$BB33];[.$BG33];[.$BL33];[.$BQ33];[.$BV33];[.$CA33];[.$CF33];[.$CK33])" office:value-type="float"/>
          <table:table-cell table:formula="of:=MIN([.$E33];[.$J33];[.$O33];[.$T33];[.$Y33];[.$AD33];[.$AI33];[.$AN33];[.$AS33];[.$AX33];[.$BC33];[.$BH33];[.$BM33];[.$BR33];[.$BW33];[.$CB33];[.$CG33];[.$CL33])" office:value-type="float"/>
          <table:table-cell table:formula="of:=MIN([.$F33];[.$K33];[.$P33];[.$U33];[.$Z33];[.$AE33];[.$AJ33];[.$AO33];[.$AT33];[.$AY33];[.$BD33];[.$BI33];[.$BN33];[.$BS33];[.$BX33];[.$CC33];[.$CH33];[.$CM33])" office:value-type="float"/>
          <table:table-cell table:formula="of:=MEDIAN([.$B33];[.$G33];[.$L33];[.$Q33];[.$V33];[.$AA33];[.$AF33];[.$AK33];[.$AP33];[.$AU33];[.$AZ33];[.$BE33];[.$BJ33];[.$BO33];[.$BT33];[.$BY33];[.$CD33];[.$CI33])" office:value-type="float"/>
          <table:table-cell table:formula="of:=MEDIAN([.$C33];[.$H33];[.$M33];[.$R33];[.$W33];[.$AB33];[.$AG33];[.$AL33];[.$AQ33];[.$AV33];[.$BA33];[.$BF33];[.$BK33];[.$BP33];[.$BU33];[.$BZ33];[.$CE33];[.$CJ33])" office:value-type="float"/>
          <table:table-cell table:formula="of:=MEDIAN([.$D33];[.$I33];[.$N33];[.$S33];[.$X33];[.$AC33];[.$AH33];[.$AM33];[.$AR33];[.$AW33];[.$BB33];[.$BG33];[.$BL33];[.$BQ33];[.$BV33];[.$CA33];[.$CF33];[.$CK33])" office:value-type="float"/>
          <table:table-cell table:formula="of:=MEDIAN([.$E33];[.$J33];[.$O33];[.$T33];[.$Y33];[.$AD33];[.$AI33];[.$AN33];[.$AS33];[.$AX33];[.$BC33];[.$BH33];[.$BM33];[.$BR33];[.$BW33];[.$CB33];[.$CG33];[.$CL33])" office:value-type="float"/>
          <table:table-cell table:formula="of:=MEDIAN([.$F33];[.$K33];[.$P33];[.$U33];[.$Z33];[.$AE33];[.$AJ33];[.$AO33];[.$AT33];[.$AY33];[.$BD33];[.$BI33];[.$BN33];[.$BS33];[.$BX33];[.$CC33];[.$CH33];[.$CM33])" office:value-type="float"/>
          <table:table-cell table:formula="of:=MAX([.$B33];[.$G33];[.$L33];[.$Q33];[.$V33];[.$AA33];[.$AF33];[.$AK33];[.$AP33];[.$AU33];[.$AZ33];[.$BE33];[.$BJ33];[.$BO33];[.$BT33];[.$BY33];[.$CD33];[.$CI33])" office:value-type="float"/>
          <table:table-cell table:formula="of:=MAX([.$C33];[.$H33];[.$M33];[.$R33];[.$W33];[.$AB33];[.$AG33];[.$AL33];[.$AQ33];[.$AV33];[.$BA33];[.$BF33];[.$BK33];[.$BP33];[.$BU33];[.$BZ33];[.$CE33];[.$CJ33])" office:value-type="float"/>
          <table:table-cell table:formula="of:=MAX([.$D33];[.$I33];[.$N33];[.$S33];[.$X33];[.$AC33];[.$AH33];[.$AM33];[.$AR33];[.$AW33];[.$BB33];[.$BG33];[.$BL33];[.$BQ33];[.$BV33];[.$CA33];[.$CF33];[.$CK33])" office:value-type="float"/>
          <table:table-cell table:formula="of:=MAX([.$E33];[.$J33];[.$O33];[.$T33];[.$Y33];[.$AD33];[.$AI33];[.$AN33];[.$AS33];[.$AX33];[.$BC33];[.$BH33];[.$BM33];[.$BR33];[.$BW33];[.$CB33];[.$CG33];[.$CL33])" office:value-type="float"/>
          <table:table-cell table:formula="of:=MAX([.$F33];[.$K33];[.$P33];[.$U33];[.$Z33];[.$AE33];[.$AJ33];[.$AO33];[.$AT33];[.$AY33];[.$BD33];[.$BI33];[.$BN33];[.$BS33];[.$BX33];[.$CC33];[.$CH33];[.$CM33])" office:value-type="float"/>
        </table:table-row>
        <table:table-row table:style-name="ro1">
          <table:table-cell office:value-type="string">
            <text:p>3x3/instances/app114-210-3-6.facts</text:p>
          </table:table-cell>
          <table:table-cell office:value-type="float" office:value="4.0616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490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1767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629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613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577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95155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8005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87154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Best" office:value-type="float" office:value="3.75461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93413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9088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6.26312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29956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26527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31172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style-name="cellWorst" office:value-type="float" office:value="6.45149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3627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34];[.$G34];[.$L34];[.$Q34];[.$V34];[.$AA34];[.$AF34];[.$AK34];[.$AP34];[.$AU34];[.$AZ34];[.$BE34];[.$BJ34];[.$BO34];[.$BT34];[.$BY34];[.$CD34];[.$CI34])" office:value-type="float"/>
          <table:table-cell table:formula="of:=MIN([.$C34];[.$H34];[.$M34];[.$R34];[.$W34];[.$AB34];[.$AG34];[.$AL34];[.$AQ34];[.$AV34];[.$BA34];[.$BF34];[.$BK34];[.$BP34];[.$BU34];[.$BZ34];[.$CE34];[.$CJ34])" office:value-type="float"/>
          <table:table-cell table:formula="of:=MIN([.$D34];[.$I34];[.$N34];[.$S34];[.$X34];[.$AC34];[.$AH34];[.$AM34];[.$AR34];[.$AW34];[.$BB34];[.$BG34];[.$BL34];[.$BQ34];[.$BV34];[.$CA34];[.$CF34];[.$CK34])" office:value-type="float"/>
          <table:table-cell table:formula="of:=MIN([.$E34];[.$J34];[.$O34];[.$T34];[.$Y34];[.$AD34];[.$AI34];[.$AN34];[.$AS34];[.$AX34];[.$BC34];[.$BH34];[.$BM34];[.$BR34];[.$BW34];[.$CB34];[.$CG34];[.$CL34])" office:value-type="float"/>
          <table:table-cell table:formula="of:=MIN([.$F34];[.$K34];[.$P34];[.$U34];[.$Z34];[.$AE34];[.$AJ34];[.$AO34];[.$AT34];[.$AY34];[.$BD34];[.$BI34];[.$BN34];[.$BS34];[.$BX34];[.$CC34];[.$CH34];[.$CM34])" office:value-type="float"/>
          <table:table-cell table:formula="of:=MEDIAN([.$B34];[.$G34];[.$L34];[.$Q34];[.$V34];[.$AA34];[.$AF34];[.$AK34];[.$AP34];[.$AU34];[.$AZ34];[.$BE34];[.$BJ34];[.$BO34];[.$BT34];[.$BY34];[.$CD34];[.$CI34])" office:value-type="float"/>
          <table:table-cell table:formula="of:=MEDIAN([.$C34];[.$H34];[.$M34];[.$R34];[.$W34];[.$AB34];[.$AG34];[.$AL34];[.$AQ34];[.$AV34];[.$BA34];[.$BF34];[.$BK34];[.$BP34];[.$BU34];[.$BZ34];[.$CE34];[.$CJ34])" office:value-type="float"/>
          <table:table-cell table:formula="of:=MEDIAN([.$D34];[.$I34];[.$N34];[.$S34];[.$X34];[.$AC34];[.$AH34];[.$AM34];[.$AR34];[.$AW34];[.$BB34];[.$BG34];[.$BL34];[.$BQ34];[.$BV34];[.$CA34];[.$CF34];[.$CK34])" office:value-type="float"/>
          <table:table-cell table:formula="of:=MEDIAN([.$E34];[.$J34];[.$O34];[.$T34];[.$Y34];[.$AD34];[.$AI34];[.$AN34];[.$AS34];[.$AX34];[.$BC34];[.$BH34];[.$BM34];[.$BR34];[.$BW34];[.$CB34];[.$CG34];[.$CL34])" office:value-type="float"/>
          <table:table-cell table:formula="of:=MEDIAN([.$F34];[.$K34];[.$P34];[.$U34];[.$Z34];[.$AE34];[.$AJ34];[.$AO34];[.$AT34];[.$AY34];[.$BD34];[.$BI34];[.$BN34];[.$BS34];[.$BX34];[.$CC34];[.$CH34];[.$CM34])" office:value-type="float"/>
          <table:table-cell table:formula="of:=MAX([.$B34];[.$G34];[.$L34];[.$Q34];[.$V34];[.$AA34];[.$AF34];[.$AK34];[.$AP34];[.$AU34];[.$AZ34];[.$BE34];[.$BJ34];[.$BO34];[.$BT34];[.$BY34];[.$CD34];[.$CI34])" office:value-type="float"/>
          <table:table-cell table:formula="of:=MAX([.$C34];[.$H34];[.$M34];[.$R34];[.$W34];[.$AB34];[.$AG34];[.$AL34];[.$AQ34];[.$AV34];[.$BA34];[.$BF34];[.$BK34];[.$BP34];[.$BU34];[.$BZ34];[.$CE34];[.$CJ34])" office:value-type="float"/>
          <table:table-cell table:formula="of:=MAX([.$D34];[.$I34];[.$N34];[.$S34];[.$X34];[.$AC34];[.$AH34];[.$AM34];[.$AR34];[.$AW34];[.$BB34];[.$BG34];[.$BL34];[.$BQ34];[.$BV34];[.$CA34];[.$CF34];[.$CK34])" office:value-type="float"/>
          <table:table-cell table:formula="of:=MAX([.$E34];[.$J34];[.$O34];[.$T34];[.$Y34];[.$AD34];[.$AI34];[.$AN34];[.$AS34];[.$AX34];[.$BC34];[.$BH34];[.$BM34];[.$BR34];[.$BW34];[.$CB34];[.$CG34];[.$CL34])" office:value-type="float"/>
          <table:table-cell table:formula="of:=MAX([.$F34];[.$K34];[.$P34];[.$U34];[.$Z34];[.$AE34];[.$AJ34];[.$AO34];[.$AT34];[.$AY34];[.$BD34];[.$BI34];[.$BN34];[.$BS34];[.$BX34];[.$CC34];[.$CH34];[.$CM34])" office:value-type="float"/>
        </table:table-row>
        <table:table-row table:style-name="ro1">
          <table:table-cell office:value-type="string">
            <text:p>3x3/instances/app13-219-5-4.facts</text:p>
          </table:table-cell>
          <table:table-cell office:value-type="float" office:value="3.1741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1236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1293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1559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4177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3013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02234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86114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90037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86886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18577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85103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4719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56419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49715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71199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4939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6306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35];[.$G35];[.$L35];[.$Q35];[.$V35];[.$AA35];[.$AF35];[.$AK35];[.$AP35];[.$AU35];[.$AZ35];[.$BE35];[.$BJ35];[.$BO35];[.$BT35];[.$BY35];[.$CD35];[.$CI35])" office:value-type="float"/>
          <table:table-cell table:formula="of:=MIN([.$C35];[.$H35];[.$M35];[.$R35];[.$W35];[.$AB35];[.$AG35];[.$AL35];[.$AQ35];[.$AV35];[.$BA35];[.$BF35];[.$BK35];[.$BP35];[.$BU35];[.$BZ35];[.$CE35];[.$CJ35])" office:value-type="float"/>
          <table:table-cell table:formula="of:=MIN([.$D35];[.$I35];[.$N35];[.$S35];[.$X35];[.$AC35];[.$AH35];[.$AM35];[.$AR35];[.$AW35];[.$BB35];[.$BG35];[.$BL35];[.$BQ35];[.$BV35];[.$CA35];[.$CF35];[.$CK35])" office:value-type="float"/>
          <table:table-cell table:formula="of:=MIN([.$E35];[.$J35];[.$O35];[.$T35];[.$Y35];[.$AD35];[.$AI35];[.$AN35];[.$AS35];[.$AX35];[.$BC35];[.$BH35];[.$BM35];[.$BR35];[.$BW35];[.$CB35];[.$CG35];[.$CL35])" office:value-type="float"/>
          <table:table-cell table:formula="of:=MIN([.$F35];[.$K35];[.$P35];[.$U35];[.$Z35];[.$AE35];[.$AJ35];[.$AO35];[.$AT35];[.$AY35];[.$BD35];[.$BI35];[.$BN35];[.$BS35];[.$BX35];[.$CC35];[.$CH35];[.$CM35])" office:value-type="float"/>
          <table:table-cell table:formula="of:=MEDIAN([.$B35];[.$G35];[.$L35];[.$Q35];[.$V35];[.$AA35];[.$AF35];[.$AK35];[.$AP35];[.$AU35];[.$AZ35];[.$BE35];[.$BJ35];[.$BO35];[.$BT35];[.$BY35];[.$CD35];[.$CI35])" office:value-type="float"/>
          <table:table-cell table:formula="of:=MEDIAN([.$C35];[.$H35];[.$M35];[.$R35];[.$W35];[.$AB35];[.$AG35];[.$AL35];[.$AQ35];[.$AV35];[.$BA35];[.$BF35];[.$BK35];[.$BP35];[.$BU35];[.$BZ35];[.$CE35];[.$CJ35])" office:value-type="float"/>
          <table:table-cell table:formula="of:=MEDIAN([.$D35];[.$I35];[.$N35];[.$S35];[.$X35];[.$AC35];[.$AH35];[.$AM35];[.$AR35];[.$AW35];[.$BB35];[.$BG35];[.$BL35];[.$BQ35];[.$BV35];[.$CA35];[.$CF35];[.$CK35])" office:value-type="float"/>
          <table:table-cell table:formula="of:=MEDIAN([.$E35];[.$J35];[.$O35];[.$T35];[.$Y35];[.$AD35];[.$AI35];[.$AN35];[.$AS35];[.$AX35];[.$BC35];[.$BH35];[.$BM35];[.$BR35];[.$BW35];[.$CB35];[.$CG35];[.$CL35])" office:value-type="float"/>
          <table:table-cell table:formula="of:=MEDIAN([.$F35];[.$K35];[.$P35];[.$U35];[.$Z35];[.$AE35];[.$AJ35];[.$AO35];[.$AT35];[.$AY35];[.$BD35];[.$BI35];[.$BN35];[.$BS35];[.$BX35];[.$CC35];[.$CH35];[.$CM35])" office:value-type="float"/>
          <table:table-cell table:formula="of:=MAX([.$B35];[.$G35];[.$L35];[.$Q35];[.$V35];[.$AA35];[.$AF35];[.$AK35];[.$AP35];[.$AU35];[.$AZ35];[.$BE35];[.$BJ35];[.$BO35];[.$BT35];[.$BY35];[.$CD35];[.$CI35])" office:value-type="float"/>
          <table:table-cell table:formula="of:=MAX([.$C35];[.$H35];[.$M35];[.$R35];[.$W35];[.$AB35];[.$AG35];[.$AL35];[.$AQ35];[.$AV35];[.$BA35];[.$BF35];[.$BK35];[.$BP35];[.$BU35];[.$BZ35];[.$CE35];[.$CJ35])" office:value-type="float"/>
          <table:table-cell table:formula="of:=MAX([.$D35];[.$I35];[.$N35];[.$S35];[.$X35];[.$AC35];[.$AH35];[.$AM35];[.$AR35];[.$AW35];[.$BB35];[.$BG35];[.$BL35];[.$BQ35];[.$BV35];[.$CA35];[.$CF35];[.$CK35])" office:value-type="float"/>
          <table:table-cell table:formula="of:=MAX([.$E35];[.$J35];[.$O35];[.$T35];[.$Y35];[.$AD35];[.$AI35];[.$AN35];[.$AS35];[.$AX35];[.$BC35];[.$BH35];[.$BM35];[.$BR35];[.$BW35];[.$CB35];[.$CG35];[.$CL35])" office:value-type="float"/>
          <table:table-cell table:formula="of:=MAX([.$F35];[.$K35];[.$P35];[.$U35];[.$Z35];[.$AE35];[.$AJ35];[.$AO35];[.$AT35];[.$AY35];[.$BD35];[.$BI35];[.$BN35];[.$BS35];[.$BX35];[.$CC35];[.$CH35];[.$CM35])" office:value-type="float"/>
        </table:table-row>
        <table:table-row table:style-name="ro1">
          <table:table-cell office:value-type="string">
            <text:p>3x3/instances/app136-210-3-6.facts</text:p>
          </table:table-cell>
          <table:table-cell office:value-type="float" office:value="4.04603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577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1700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5397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703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4458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8988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76413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4.38631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Best" office:value-type="float" office:value="3.75674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86703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4.0896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6.24782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style-name="cellWorst" office:value-type="float" office:value="6.92167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2459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31603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290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7059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36];[.$G36];[.$L36];[.$Q36];[.$V36];[.$AA36];[.$AF36];[.$AK36];[.$AP36];[.$AU36];[.$AZ36];[.$BE36];[.$BJ36];[.$BO36];[.$BT36];[.$BY36];[.$CD36];[.$CI36])" office:value-type="float"/>
          <table:table-cell table:formula="of:=MIN([.$C36];[.$H36];[.$M36];[.$R36];[.$W36];[.$AB36];[.$AG36];[.$AL36];[.$AQ36];[.$AV36];[.$BA36];[.$BF36];[.$BK36];[.$BP36];[.$BU36];[.$BZ36];[.$CE36];[.$CJ36])" office:value-type="float"/>
          <table:table-cell table:formula="of:=MIN([.$D36];[.$I36];[.$N36];[.$S36];[.$X36];[.$AC36];[.$AH36];[.$AM36];[.$AR36];[.$AW36];[.$BB36];[.$BG36];[.$BL36];[.$BQ36];[.$BV36];[.$CA36];[.$CF36];[.$CK36])" office:value-type="float"/>
          <table:table-cell table:formula="of:=MIN([.$E36];[.$J36];[.$O36];[.$T36];[.$Y36];[.$AD36];[.$AI36];[.$AN36];[.$AS36];[.$AX36];[.$BC36];[.$BH36];[.$BM36];[.$BR36];[.$BW36];[.$CB36];[.$CG36];[.$CL36])" office:value-type="float"/>
          <table:table-cell table:formula="of:=MIN([.$F36];[.$K36];[.$P36];[.$U36];[.$Z36];[.$AE36];[.$AJ36];[.$AO36];[.$AT36];[.$AY36];[.$BD36];[.$BI36];[.$BN36];[.$BS36];[.$BX36];[.$CC36];[.$CH36];[.$CM36])" office:value-type="float"/>
          <table:table-cell table:formula="of:=MEDIAN([.$B36];[.$G36];[.$L36];[.$Q36];[.$V36];[.$AA36];[.$AF36];[.$AK36];[.$AP36];[.$AU36];[.$AZ36];[.$BE36];[.$BJ36];[.$BO36];[.$BT36];[.$BY36];[.$CD36];[.$CI36])" office:value-type="float"/>
          <table:table-cell table:formula="of:=MEDIAN([.$C36];[.$H36];[.$M36];[.$R36];[.$W36];[.$AB36];[.$AG36];[.$AL36];[.$AQ36];[.$AV36];[.$BA36];[.$BF36];[.$BK36];[.$BP36];[.$BU36];[.$BZ36];[.$CE36];[.$CJ36])" office:value-type="float"/>
          <table:table-cell table:formula="of:=MEDIAN([.$D36];[.$I36];[.$N36];[.$S36];[.$X36];[.$AC36];[.$AH36];[.$AM36];[.$AR36];[.$AW36];[.$BB36];[.$BG36];[.$BL36];[.$BQ36];[.$BV36];[.$CA36];[.$CF36];[.$CK36])" office:value-type="float"/>
          <table:table-cell table:formula="of:=MEDIAN([.$E36];[.$J36];[.$O36];[.$T36];[.$Y36];[.$AD36];[.$AI36];[.$AN36];[.$AS36];[.$AX36];[.$BC36];[.$BH36];[.$BM36];[.$BR36];[.$BW36];[.$CB36];[.$CG36];[.$CL36])" office:value-type="float"/>
          <table:table-cell table:formula="of:=MEDIAN([.$F36];[.$K36];[.$P36];[.$U36];[.$Z36];[.$AE36];[.$AJ36];[.$AO36];[.$AT36];[.$AY36];[.$BD36];[.$BI36];[.$BN36];[.$BS36];[.$BX36];[.$CC36];[.$CH36];[.$CM36])" office:value-type="float"/>
          <table:table-cell table:formula="of:=MAX([.$B36];[.$G36];[.$L36];[.$Q36];[.$V36];[.$AA36];[.$AF36];[.$AK36];[.$AP36];[.$AU36];[.$AZ36];[.$BE36];[.$BJ36];[.$BO36];[.$BT36];[.$BY36];[.$CD36];[.$CI36])" office:value-type="float"/>
          <table:table-cell table:formula="of:=MAX([.$C36];[.$H36];[.$M36];[.$R36];[.$W36];[.$AB36];[.$AG36];[.$AL36];[.$AQ36];[.$AV36];[.$BA36];[.$BF36];[.$BK36];[.$BP36];[.$BU36];[.$BZ36];[.$CE36];[.$CJ36])" office:value-type="float"/>
          <table:table-cell table:formula="of:=MAX([.$D36];[.$I36];[.$N36];[.$S36];[.$X36];[.$AC36];[.$AH36];[.$AM36];[.$AR36];[.$AW36];[.$BB36];[.$BG36];[.$BL36];[.$BQ36];[.$BV36];[.$CA36];[.$CF36];[.$CK36])" office:value-type="float"/>
          <table:table-cell table:formula="of:=MAX([.$E36];[.$J36];[.$O36];[.$T36];[.$Y36];[.$AD36];[.$AI36];[.$AN36];[.$AS36];[.$AX36];[.$BC36];[.$BH36];[.$BM36];[.$BR36];[.$BW36];[.$CB36];[.$CG36];[.$CL36])" office:value-type="float"/>
          <table:table-cell table:formula="of:=MAX([.$F36];[.$K36];[.$P36];[.$U36];[.$Z36];[.$AE36];[.$AJ36];[.$AO36];[.$AT36];[.$AY36];[.$BD36];[.$BI36];[.$BN36];[.$BS36];[.$BX36];[.$CC36];[.$CH36];[.$CM36])" office:value-type="float"/>
        </table:table-row>
        <table:table-row table:style-name="ro1">
          <table:table-cell office:value-type="string">
            <text:p>3x3/instances/app14-319-7-6.facts</text:p>
          </table:table-cell>
          <table:table-cell office:value-type="float" office:value="4.1693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0849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2398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1901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1051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1072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48827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3.42622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3.82767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table:style-name="cellBest" office:value-type="float" office:value="3.4089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3.43326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3.44847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5.1796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15.3709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15.1118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15.3502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15.2717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table:style-name="cellWorst" office:value-type="float" office:value="15.5577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table:formula="of:=MIN([.$B37];[.$G37];[.$L37];[.$Q37];[.$V37];[.$AA37];[.$AF37];[.$AK37];[.$AP37];[.$AU37];[.$AZ37];[.$BE37];[.$BJ37];[.$BO37];[.$BT37];[.$BY37];[.$CD37];[.$CI37])" office:value-type="float"/>
          <table:table-cell table:formula="of:=MIN([.$C37];[.$H37];[.$M37];[.$R37];[.$W37];[.$AB37];[.$AG37];[.$AL37];[.$AQ37];[.$AV37];[.$BA37];[.$BF37];[.$BK37];[.$BP37];[.$BU37];[.$BZ37];[.$CE37];[.$CJ37])" office:value-type="float"/>
          <table:table-cell table:formula="of:=MIN([.$D37];[.$I37];[.$N37];[.$S37];[.$X37];[.$AC37];[.$AH37];[.$AM37];[.$AR37];[.$AW37];[.$BB37];[.$BG37];[.$BL37];[.$BQ37];[.$BV37];[.$CA37];[.$CF37];[.$CK37])" office:value-type="float"/>
          <table:table-cell table:formula="of:=MIN([.$E37];[.$J37];[.$O37];[.$T37];[.$Y37];[.$AD37];[.$AI37];[.$AN37];[.$AS37];[.$AX37];[.$BC37];[.$BH37];[.$BM37];[.$BR37];[.$BW37];[.$CB37];[.$CG37];[.$CL37])" office:value-type="float"/>
          <table:table-cell table:formula="of:=MIN([.$F37];[.$K37];[.$P37];[.$U37];[.$Z37];[.$AE37];[.$AJ37];[.$AO37];[.$AT37];[.$AY37];[.$BD37];[.$BI37];[.$BN37];[.$BS37];[.$BX37];[.$CC37];[.$CH37];[.$CM37])" office:value-type="float"/>
          <table:table-cell table:formula="of:=MEDIAN([.$B37];[.$G37];[.$L37];[.$Q37];[.$V37];[.$AA37];[.$AF37];[.$AK37];[.$AP37];[.$AU37];[.$AZ37];[.$BE37];[.$BJ37];[.$BO37];[.$BT37];[.$BY37];[.$CD37];[.$CI37])" office:value-type="float"/>
          <table:table-cell table:formula="of:=MEDIAN([.$C37];[.$H37];[.$M37];[.$R37];[.$W37];[.$AB37];[.$AG37];[.$AL37];[.$AQ37];[.$AV37];[.$BA37];[.$BF37];[.$BK37];[.$BP37];[.$BU37];[.$BZ37];[.$CE37];[.$CJ37])" office:value-type="float"/>
          <table:table-cell table:formula="of:=MEDIAN([.$D37];[.$I37];[.$N37];[.$S37];[.$X37];[.$AC37];[.$AH37];[.$AM37];[.$AR37];[.$AW37];[.$BB37];[.$BG37];[.$BL37];[.$BQ37];[.$BV37];[.$CA37];[.$CF37];[.$CK37])" office:value-type="float"/>
          <table:table-cell table:formula="of:=MEDIAN([.$E37];[.$J37];[.$O37];[.$T37];[.$Y37];[.$AD37];[.$AI37];[.$AN37];[.$AS37];[.$AX37];[.$BC37];[.$BH37];[.$BM37];[.$BR37];[.$BW37];[.$CB37];[.$CG37];[.$CL37])" office:value-type="float"/>
          <table:table-cell table:formula="of:=MEDIAN([.$F37];[.$K37];[.$P37];[.$U37];[.$Z37];[.$AE37];[.$AJ37];[.$AO37];[.$AT37];[.$AY37];[.$BD37];[.$BI37];[.$BN37];[.$BS37];[.$BX37];[.$CC37];[.$CH37];[.$CM37])" office:value-type="float"/>
          <table:table-cell table:formula="of:=MAX([.$B37];[.$G37];[.$L37];[.$Q37];[.$V37];[.$AA37];[.$AF37];[.$AK37];[.$AP37];[.$AU37];[.$AZ37];[.$BE37];[.$BJ37];[.$BO37];[.$BT37];[.$BY37];[.$CD37];[.$CI37])" office:value-type="float"/>
          <table:table-cell table:formula="of:=MAX([.$C37];[.$H37];[.$M37];[.$R37];[.$W37];[.$AB37];[.$AG37];[.$AL37];[.$AQ37];[.$AV37];[.$BA37];[.$BF37];[.$BK37];[.$BP37];[.$BU37];[.$BZ37];[.$CE37];[.$CJ37])" office:value-type="float"/>
          <table:table-cell table:formula="of:=MAX([.$D37];[.$I37];[.$N37];[.$S37];[.$X37];[.$AC37];[.$AH37];[.$AM37];[.$AR37];[.$AW37];[.$BB37];[.$BG37];[.$BL37];[.$BQ37];[.$BV37];[.$CA37];[.$CF37];[.$CK37])" office:value-type="float"/>
          <table:table-cell table:formula="of:=MAX([.$E37];[.$J37];[.$O37];[.$T37];[.$Y37];[.$AD37];[.$AI37];[.$AN37];[.$AS37];[.$AX37];[.$BC37];[.$BH37];[.$BM37];[.$BR37];[.$BW37];[.$CB37];[.$CG37];[.$CL37])" office:value-type="float"/>
          <table:table-cell table:formula="of:=MAX([.$F37];[.$K37];[.$P37];[.$U37];[.$Z37];[.$AE37];[.$AJ37];[.$AO37];[.$AT37];[.$AY37];[.$BD37];[.$BI37];[.$BN37];[.$BS37];[.$BX37];[.$CC37];[.$CH37];[.$CM37])" office:value-type="float"/>
        </table:table-row>
        <table:table-row table:style-name="ro1">
          <table:table-cell office:value-type="string">
            <text:p>3x3/instances/app147-300-3-6.facts</text:p>
          </table:table-cell>
          <table:table-cell office:value-type="float" office:value="4.86527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5.06764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5.23865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4.87963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4.82477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5.23125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4.71122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4.971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4.7633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Best" office:value-type="float" office:value="4.68603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4.8932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4.8662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6.38265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5524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58027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style-name="cellWorst" office:value-type="float" office:value="7.07156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48272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54889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38];[.$G38];[.$L38];[.$Q38];[.$V38];[.$AA38];[.$AF38];[.$AK38];[.$AP38];[.$AU38];[.$AZ38];[.$BE38];[.$BJ38];[.$BO38];[.$BT38];[.$BY38];[.$CD38];[.$CI38])" office:value-type="float"/>
          <table:table-cell table:formula="of:=MIN([.$C38];[.$H38];[.$M38];[.$R38];[.$W38];[.$AB38];[.$AG38];[.$AL38];[.$AQ38];[.$AV38];[.$BA38];[.$BF38];[.$BK38];[.$BP38];[.$BU38];[.$BZ38];[.$CE38];[.$CJ38])" office:value-type="float"/>
          <table:table-cell table:formula="of:=MIN([.$D38];[.$I38];[.$N38];[.$S38];[.$X38];[.$AC38];[.$AH38];[.$AM38];[.$AR38];[.$AW38];[.$BB38];[.$BG38];[.$BL38];[.$BQ38];[.$BV38];[.$CA38];[.$CF38];[.$CK38])" office:value-type="float"/>
          <table:table-cell table:formula="of:=MIN([.$E38];[.$J38];[.$O38];[.$T38];[.$Y38];[.$AD38];[.$AI38];[.$AN38];[.$AS38];[.$AX38];[.$BC38];[.$BH38];[.$BM38];[.$BR38];[.$BW38];[.$CB38];[.$CG38];[.$CL38])" office:value-type="float"/>
          <table:table-cell table:formula="of:=MIN([.$F38];[.$K38];[.$P38];[.$U38];[.$Z38];[.$AE38];[.$AJ38];[.$AO38];[.$AT38];[.$AY38];[.$BD38];[.$BI38];[.$BN38];[.$BS38];[.$BX38];[.$CC38];[.$CH38];[.$CM38])" office:value-type="float"/>
          <table:table-cell table:formula="of:=MEDIAN([.$B38];[.$G38];[.$L38];[.$Q38];[.$V38];[.$AA38];[.$AF38];[.$AK38];[.$AP38];[.$AU38];[.$AZ38];[.$BE38];[.$BJ38];[.$BO38];[.$BT38];[.$BY38];[.$CD38];[.$CI38])" office:value-type="float"/>
          <table:table-cell table:formula="of:=MEDIAN([.$C38];[.$H38];[.$M38];[.$R38];[.$W38];[.$AB38];[.$AG38];[.$AL38];[.$AQ38];[.$AV38];[.$BA38];[.$BF38];[.$BK38];[.$BP38];[.$BU38];[.$BZ38];[.$CE38];[.$CJ38])" office:value-type="float"/>
          <table:table-cell table:formula="of:=MEDIAN([.$D38];[.$I38];[.$N38];[.$S38];[.$X38];[.$AC38];[.$AH38];[.$AM38];[.$AR38];[.$AW38];[.$BB38];[.$BG38];[.$BL38];[.$BQ38];[.$BV38];[.$CA38];[.$CF38];[.$CK38])" office:value-type="float"/>
          <table:table-cell table:formula="of:=MEDIAN([.$E38];[.$J38];[.$O38];[.$T38];[.$Y38];[.$AD38];[.$AI38];[.$AN38];[.$AS38];[.$AX38];[.$BC38];[.$BH38];[.$BM38];[.$BR38];[.$BW38];[.$CB38];[.$CG38];[.$CL38])" office:value-type="float"/>
          <table:table-cell table:formula="of:=MEDIAN([.$F38];[.$K38];[.$P38];[.$U38];[.$Z38];[.$AE38];[.$AJ38];[.$AO38];[.$AT38];[.$AY38];[.$BD38];[.$BI38];[.$BN38];[.$BS38];[.$BX38];[.$CC38];[.$CH38];[.$CM38])" office:value-type="float"/>
          <table:table-cell table:formula="of:=MAX([.$B38];[.$G38];[.$L38];[.$Q38];[.$V38];[.$AA38];[.$AF38];[.$AK38];[.$AP38];[.$AU38];[.$AZ38];[.$BE38];[.$BJ38];[.$BO38];[.$BT38];[.$BY38];[.$CD38];[.$CI38])" office:value-type="float"/>
          <table:table-cell table:formula="of:=MAX([.$C38];[.$H38];[.$M38];[.$R38];[.$W38];[.$AB38];[.$AG38];[.$AL38];[.$AQ38];[.$AV38];[.$BA38];[.$BF38];[.$BK38];[.$BP38];[.$BU38];[.$BZ38];[.$CE38];[.$CJ38])" office:value-type="float"/>
          <table:table-cell table:formula="of:=MAX([.$D38];[.$I38];[.$N38];[.$S38];[.$X38];[.$AC38];[.$AH38];[.$AM38];[.$AR38];[.$AW38];[.$BB38];[.$BG38];[.$BL38];[.$BQ38];[.$BV38];[.$CA38];[.$CF38];[.$CK38])" office:value-type="float"/>
          <table:table-cell table:formula="of:=MAX([.$E38];[.$J38];[.$O38];[.$T38];[.$Y38];[.$AD38];[.$AI38];[.$AN38];[.$AS38];[.$AX38];[.$BC38];[.$BH38];[.$BM38];[.$BR38];[.$BW38];[.$CB38];[.$CG38];[.$CL38])" office:value-type="float"/>
          <table:table-cell table:formula="of:=MAX([.$F38];[.$K38];[.$P38];[.$U38];[.$Z38];[.$AE38];[.$AJ38];[.$AO38];[.$AT38];[.$AY38];[.$BD38];[.$BI38];[.$BN38];[.$BS38];[.$BX38];[.$CC38];[.$CH38];[.$CM38])" office:value-type="float"/>
        </table:table-row>
        <table:table-row table:style-name="ro1">
          <table:table-cell office:value-type="string">
            <text:p>3x3/instances/app15-270-5-4.facts</text:p>
          </table:table-cell>
          <table:table-cell office:value-type="float" office:value="3.7762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6097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882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610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5901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7653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24201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40055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51106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24038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44629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41731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09656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35476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0777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06433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92785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1464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39];[.$G39];[.$L39];[.$Q39];[.$V39];[.$AA39];[.$AF39];[.$AK39];[.$AP39];[.$AU39];[.$AZ39];[.$BE39];[.$BJ39];[.$BO39];[.$BT39];[.$BY39];[.$CD39];[.$CI39])" office:value-type="float"/>
          <table:table-cell table:formula="of:=MIN([.$C39];[.$H39];[.$M39];[.$R39];[.$W39];[.$AB39];[.$AG39];[.$AL39];[.$AQ39];[.$AV39];[.$BA39];[.$BF39];[.$BK39];[.$BP39];[.$BU39];[.$BZ39];[.$CE39];[.$CJ39])" office:value-type="float"/>
          <table:table-cell table:formula="of:=MIN([.$D39];[.$I39];[.$N39];[.$S39];[.$X39];[.$AC39];[.$AH39];[.$AM39];[.$AR39];[.$AW39];[.$BB39];[.$BG39];[.$BL39];[.$BQ39];[.$BV39];[.$CA39];[.$CF39];[.$CK39])" office:value-type="float"/>
          <table:table-cell table:formula="of:=MIN([.$E39];[.$J39];[.$O39];[.$T39];[.$Y39];[.$AD39];[.$AI39];[.$AN39];[.$AS39];[.$AX39];[.$BC39];[.$BH39];[.$BM39];[.$BR39];[.$BW39];[.$CB39];[.$CG39];[.$CL39])" office:value-type="float"/>
          <table:table-cell table:formula="of:=MIN([.$F39];[.$K39];[.$P39];[.$U39];[.$Z39];[.$AE39];[.$AJ39];[.$AO39];[.$AT39];[.$AY39];[.$BD39];[.$BI39];[.$BN39];[.$BS39];[.$BX39];[.$CC39];[.$CH39];[.$CM39])" office:value-type="float"/>
          <table:table-cell table:formula="of:=MEDIAN([.$B39];[.$G39];[.$L39];[.$Q39];[.$V39];[.$AA39];[.$AF39];[.$AK39];[.$AP39];[.$AU39];[.$AZ39];[.$BE39];[.$BJ39];[.$BO39];[.$BT39];[.$BY39];[.$CD39];[.$CI39])" office:value-type="float"/>
          <table:table-cell table:formula="of:=MEDIAN([.$C39];[.$H39];[.$M39];[.$R39];[.$W39];[.$AB39];[.$AG39];[.$AL39];[.$AQ39];[.$AV39];[.$BA39];[.$BF39];[.$BK39];[.$BP39];[.$BU39];[.$BZ39];[.$CE39];[.$CJ39])" office:value-type="float"/>
          <table:table-cell table:formula="of:=MEDIAN([.$D39];[.$I39];[.$N39];[.$S39];[.$X39];[.$AC39];[.$AH39];[.$AM39];[.$AR39];[.$AW39];[.$BB39];[.$BG39];[.$BL39];[.$BQ39];[.$BV39];[.$CA39];[.$CF39];[.$CK39])" office:value-type="float"/>
          <table:table-cell table:formula="of:=MEDIAN([.$E39];[.$J39];[.$O39];[.$T39];[.$Y39];[.$AD39];[.$AI39];[.$AN39];[.$AS39];[.$AX39];[.$BC39];[.$BH39];[.$BM39];[.$BR39];[.$BW39];[.$CB39];[.$CG39];[.$CL39])" office:value-type="float"/>
          <table:table-cell table:formula="of:=MEDIAN([.$F39];[.$K39];[.$P39];[.$U39];[.$Z39];[.$AE39];[.$AJ39];[.$AO39];[.$AT39];[.$AY39];[.$BD39];[.$BI39];[.$BN39];[.$BS39];[.$BX39];[.$CC39];[.$CH39];[.$CM39])" office:value-type="float"/>
          <table:table-cell table:formula="of:=MAX([.$B39];[.$G39];[.$L39];[.$Q39];[.$V39];[.$AA39];[.$AF39];[.$AK39];[.$AP39];[.$AU39];[.$AZ39];[.$BE39];[.$BJ39];[.$BO39];[.$BT39];[.$BY39];[.$CD39];[.$CI39])" office:value-type="float"/>
          <table:table-cell table:formula="of:=MAX([.$C39];[.$H39];[.$M39];[.$R39];[.$W39];[.$AB39];[.$AG39];[.$AL39];[.$AQ39];[.$AV39];[.$BA39];[.$BF39];[.$BK39];[.$BP39];[.$BU39];[.$BZ39];[.$CE39];[.$CJ39])" office:value-type="float"/>
          <table:table-cell table:formula="of:=MAX([.$D39];[.$I39];[.$N39];[.$S39];[.$X39];[.$AC39];[.$AH39];[.$AM39];[.$AR39];[.$AW39];[.$BB39];[.$BG39];[.$BL39];[.$BQ39];[.$BV39];[.$CA39];[.$CF39];[.$CK39])" office:value-type="float"/>
          <table:table-cell table:formula="of:=MAX([.$E39];[.$J39];[.$O39];[.$T39];[.$Y39];[.$AD39];[.$AI39];[.$AN39];[.$AS39];[.$AX39];[.$BC39];[.$BH39];[.$BM39];[.$BR39];[.$BW39];[.$CB39];[.$CG39];[.$CL39])" office:value-type="float"/>
          <table:table-cell table:formula="of:=MAX([.$F39];[.$K39];[.$P39];[.$U39];[.$Z39];[.$AE39];[.$AJ39];[.$AO39];[.$AT39];[.$AY39];[.$BD39];[.$BI39];[.$BN39];[.$BS39];[.$BX39];[.$CC39];[.$CH39];[.$CM39])" office:value-type="float"/>
        </table:table-row>
        <table:table-row table:style-name="ro1">
          <table:table-cell office:value-type="string">
            <text:p>3x3/instances/app157-339-3-6.facts</text:p>
          </table:table-cell>
          <table:table-cell office:value-type="float" office:value="5.3076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2918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3820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741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3091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4471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10003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5545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27263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Best" office:value-type="float" office:value="5.0808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10952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13753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8.6604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style-name="cellWorst" office:value-type="float" office:value="9.4855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8.635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8.77153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8.65575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.015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40];[.$G40];[.$L40];[.$Q40];[.$V40];[.$AA40];[.$AF40];[.$AK40];[.$AP40];[.$AU40];[.$AZ40];[.$BE40];[.$BJ40];[.$BO40];[.$BT40];[.$BY40];[.$CD40];[.$CI40])" office:value-type="float"/>
          <table:table-cell table:formula="of:=MIN([.$C40];[.$H40];[.$M40];[.$R40];[.$W40];[.$AB40];[.$AG40];[.$AL40];[.$AQ40];[.$AV40];[.$BA40];[.$BF40];[.$BK40];[.$BP40];[.$BU40];[.$BZ40];[.$CE40];[.$CJ40])" office:value-type="float"/>
          <table:table-cell table:formula="of:=MIN([.$D40];[.$I40];[.$N40];[.$S40];[.$X40];[.$AC40];[.$AH40];[.$AM40];[.$AR40];[.$AW40];[.$BB40];[.$BG40];[.$BL40];[.$BQ40];[.$BV40];[.$CA40];[.$CF40];[.$CK40])" office:value-type="float"/>
          <table:table-cell table:formula="of:=MIN([.$E40];[.$J40];[.$O40];[.$T40];[.$Y40];[.$AD40];[.$AI40];[.$AN40];[.$AS40];[.$AX40];[.$BC40];[.$BH40];[.$BM40];[.$BR40];[.$BW40];[.$CB40];[.$CG40];[.$CL40])" office:value-type="float"/>
          <table:table-cell table:formula="of:=MIN([.$F40];[.$K40];[.$P40];[.$U40];[.$Z40];[.$AE40];[.$AJ40];[.$AO40];[.$AT40];[.$AY40];[.$BD40];[.$BI40];[.$BN40];[.$BS40];[.$BX40];[.$CC40];[.$CH40];[.$CM40])" office:value-type="float"/>
          <table:table-cell table:formula="of:=MEDIAN([.$B40];[.$G40];[.$L40];[.$Q40];[.$V40];[.$AA40];[.$AF40];[.$AK40];[.$AP40];[.$AU40];[.$AZ40];[.$BE40];[.$BJ40];[.$BO40];[.$BT40];[.$BY40];[.$CD40];[.$CI40])" office:value-type="float"/>
          <table:table-cell table:formula="of:=MEDIAN([.$C40];[.$H40];[.$M40];[.$R40];[.$W40];[.$AB40];[.$AG40];[.$AL40];[.$AQ40];[.$AV40];[.$BA40];[.$BF40];[.$BK40];[.$BP40];[.$BU40];[.$BZ40];[.$CE40];[.$CJ40])" office:value-type="float"/>
          <table:table-cell table:formula="of:=MEDIAN([.$D40];[.$I40];[.$N40];[.$S40];[.$X40];[.$AC40];[.$AH40];[.$AM40];[.$AR40];[.$AW40];[.$BB40];[.$BG40];[.$BL40];[.$BQ40];[.$BV40];[.$CA40];[.$CF40];[.$CK40])" office:value-type="float"/>
          <table:table-cell table:formula="of:=MEDIAN([.$E40];[.$J40];[.$O40];[.$T40];[.$Y40];[.$AD40];[.$AI40];[.$AN40];[.$AS40];[.$AX40];[.$BC40];[.$BH40];[.$BM40];[.$BR40];[.$BW40];[.$CB40];[.$CG40];[.$CL40])" office:value-type="float"/>
          <table:table-cell table:formula="of:=MEDIAN([.$F40];[.$K40];[.$P40];[.$U40];[.$Z40];[.$AE40];[.$AJ40];[.$AO40];[.$AT40];[.$AY40];[.$BD40];[.$BI40];[.$BN40];[.$BS40];[.$BX40];[.$CC40];[.$CH40];[.$CM40])" office:value-type="float"/>
          <table:table-cell table:formula="of:=MAX([.$B40];[.$G40];[.$L40];[.$Q40];[.$V40];[.$AA40];[.$AF40];[.$AK40];[.$AP40];[.$AU40];[.$AZ40];[.$BE40];[.$BJ40];[.$BO40];[.$BT40];[.$BY40];[.$CD40];[.$CI40])" office:value-type="float"/>
          <table:table-cell table:formula="of:=MAX([.$C40];[.$H40];[.$M40];[.$R40];[.$W40];[.$AB40];[.$AG40];[.$AL40];[.$AQ40];[.$AV40];[.$BA40];[.$BF40];[.$BK40];[.$BP40];[.$BU40];[.$BZ40];[.$CE40];[.$CJ40])" office:value-type="float"/>
          <table:table-cell table:formula="of:=MAX([.$D40];[.$I40];[.$N40];[.$S40];[.$X40];[.$AC40];[.$AH40];[.$AM40];[.$AR40];[.$AW40];[.$BB40];[.$BG40];[.$BL40];[.$BQ40];[.$BV40];[.$CA40];[.$CF40];[.$CK40])" office:value-type="float"/>
          <table:table-cell table:formula="of:=MAX([.$E40];[.$J40];[.$O40];[.$T40];[.$Y40];[.$AD40];[.$AI40];[.$AN40];[.$AS40];[.$AX40];[.$BC40];[.$BH40];[.$BM40];[.$BR40];[.$BW40];[.$CB40];[.$CG40];[.$CL40])" office:value-type="float"/>
          <table:table-cell table:formula="of:=MAX([.$F40];[.$K40];[.$P40];[.$U40];[.$Z40];[.$AE40];[.$AJ40];[.$AO40];[.$AT40];[.$AY40];[.$BD40];[.$BI40];[.$BN40];[.$BS40];[.$BX40];[.$CC40];[.$CH40];[.$CM40])" office:value-type="float"/>
        </table:table-row>
        <table:table-row table:style-name="ro1">
          <table:table-cell office:value-type="string">
            <text:p>3x3/instances/app164-339-3-6.facts</text:p>
          </table:table-cell>
          <table:table-cell office:value-type="float" office:value="5.9769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2858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8463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3038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70673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3341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table:style-name="cellBest" office:value-type="float" office:value="5.0483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24584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3580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0623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0767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1197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Worst" office:value-type="float" office:value="9.5973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8.7930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8.66266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8.65662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8.67345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8.7568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41];[.$G41];[.$L41];[.$Q41];[.$V41];[.$AA41];[.$AF41];[.$AK41];[.$AP41];[.$AU41];[.$AZ41];[.$BE41];[.$BJ41];[.$BO41];[.$BT41];[.$BY41];[.$CD41];[.$CI41])" office:value-type="float"/>
          <table:table-cell table:formula="of:=MIN([.$C41];[.$H41];[.$M41];[.$R41];[.$W41];[.$AB41];[.$AG41];[.$AL41];[.$AQ41];[.$AV41];[.$BA41];[.$BF41];[.$BK41];[.$BP41];[.$BU41];[.$BZ41];[.$CE41];[.$CJ41])" office:value-type="float"/>
          <table:table-cell table:formula="of:=MIN([.$D41];[.$I41];[.$N41];[.$S41];[.$X41];[.$AC41];[.$AH41];[.$AM41];[.$AR41];[.$AW41];[.$BB41];[.$BG41];[.$BL41];[.$BQ41];[.$BV41];[.$CA41];[.$CF41];[.$CK41])" office:value-type="float"/>
          <table:table-cell table:formula="of:=MIN([.$E41];[.$J41];[.$O41];[.$T41];[.$Y41];[.$AD41];[.$AI41];[.$AN41];[.$AS41];[.$AX41];[.$BC41];[.$BH41];[.$BM41];[.$BR41];[.$BW41];[.$CB41];[.$CG41];[.$CL41])" office:value-type="float"/>
          <table:table-cell table:formula="of:=MIN([.$F41];[.$K41];[.$P41];[.$U41];[.$Z41];[.$AE41];[.$AJ41];[.$AO41];[.$AT41];[.$AY41];[.$BD41];[.$BI41];[.$BN41];[.$BS41];[.$BX41];[.$CC41];[.$CH41];[.$CM41])" office:value-type="float"/>
          <table:table-cell table:formula="of:=MEDIAN([.$B41];[.$G41];[.$L41];[.$Q41];[.$V41];[.$AA41];[.$AF41];[.$AK41];[.$AP41];[.$AU41];[.$AZ41];[.$BE41];[.$BJ41];[.$BO41];[.$BT41];[.$BY41];[.$CD41];[.$CI41])" office:value-type="float"/>
          <table:table-cell table:formula="of:=MEDIAN([.$C41];[.$H41];[.$M41];[.$R41];[.$W41];[.$AB41];[.$AG41];[.$AL41];[.$AQ41];[.$AV41];[.$BA41];[.$BF41];[.$BK41];[.$BP41];[.$BU41];[.$BZ41];[.$CE41];[.$CJ41])" office:value-type="float"/>
          <table:table-cell table:formula="of:=MEDIAN([.$D41];[.$I41];[.$N41];[.$S41];[.$X41];[.$AC41];[.$AH41];[.$AM41];[.$AR41];[.$AW41];[.$BB41];[.$BG41];[.$BL41];[.$BQ41];[.$BV41];[.$CA41];[.$CF41];[.$CK41])" office:value-type="float"/>
          <table:table-cell table:formula="of:=MEDIAN([.$E41];[.$J41];[.$O41];[.$T41];[.$Y41];[.$AD41];[.$AI41];[.$AN41];[.$AS41];[.$AX41];[.$BC41];[.$BH41];[.$BM41];[.$BR41];[.$BW41];[.$CB41];[.$CG41];[.$CL41])" office:value-type="float"/>
          <table:table-cell table:formula="of:=MEDIAN([.$F41];[.$K41];[.$P41];[.$U41];[.$Z41];[.$AE41];[.$AJ41];[.$AO41];[.$AT41];[.$AY41];[.$BD41];[.$BI41];[.$BN41];[.$BS41];[.$BX41];[.$CC41];[.$CH41];[.$CM41])" office:value-type="float"/>
          <table:table-cell table:formula="of:=MAX([.$B41];[.$G41];[.$L41];[.$Q41];[.$V41];[.$AA41];[.$AF41];[.$AK41];[.$AP41];[.$AU41];[.$AZ41];[.$BE41];[.$BJ41];[.$BO41];[.$BT41];[.$BY41];[.$CD41];[.$CI41])" office:value-type="float"/>
          <table:table-cell table:formula="of:=MAX([.$C41];[.$H41];[.$M41];[.$R41];[.$W41];[.$AB41];[.$AG41];[.$AL41];[.$AQ41];[.$AV41];[.$BA41];[.$BF41];[.$BK41];[.$BP41];[.$BU41];[.$BZ41];[.$CE41];[.$CJ41])" office:value-type="float"/>
          <table:table-cell table:formula="of:=MAX([.$D41];[.$I41];[.$N41];[.$S41];[.$X41];[.$AC41];[.$AH41];[.$AM41];[.$AR41];[.$AW41];[.$BB41];[.$BG41];[.$BL41];[.$BQ41];[.$BV41];[.$CA41];[.$CF41];[.$CK41])" office:value-type="float"/>
          <table:table-cell table:formula="of:=MAX([.$E41];[.$J41];[.$O41];[.$T41];[.$Y41];[.$AD41];[.$AI41];[.$AN41];[.$AS41];[.$AX41];[.$BC41];[.$BH41];[.$BM41];[.$BR41];[.$BW41];[.$CB41];[.$CG41];[.$CL41])" office:value-type="float"/>
          <table:table-cell table:formula="of:=MAX([.$F41];[.$K41];[.$P41];[.$U41];[.$Z41];[.$AE41];[.$AJ41];[.$AO41];[.$AT41];[.$AY41];[.$BD41];[.$BI41];[.$BN41];[.$BS41];[.$BX41];[.$CC41];[.$CH41];[.$CM41])" office:value-type="float"/>
        </table:table-row>
        <table:table-row table:style-name="ro1">
          <table:table-cell office:value-type="string">
            <text:p>3x3/instances/app167-339-3-6.facts</text:p>
          </table:table-cell>
          <table:table-cell office:value-type="float" office:value="5.319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2929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2839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32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2878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65583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35402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6527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07635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Best" office:value-type="float" office:value="5.04771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2171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5.2190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Worst" office:value-type="float" office:value="9.97423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.5935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.2899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8.9013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.3142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.90703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42];[.$G42];[.$L42];[.$Q42];[.$V42];[.$AA42];[.$AF42];[.$AK42];[.$AP42];[.$AU42];[.$AZ42];[.$BE42];[.$BJ42];[.$BO42];[.$BT42];[.$BY42];[.$CD42];[.$CI42])" office:value-type="float"/>
          <table:table-cell table:formula="of:=MIN([.$C42];[.$H42];[.$M42];[.$R42];[.$W42];[.$AB42];[.$AG42];[.$AL42];[.$AQ42];[.$AV42];[.$BA42];[.$BF42];[.$BK42];[.$BP42];[.$BU42];[.$BZ42];[.$CE42];[.$CJ42])" office:value-type="float"/>
          <table:table-cell table:formula="of:=MIN([.$D42];[.$I42];[.$N42];[.$S42];[.$X42];[.$AC42];[.$AH42];[.$AM42];[.$AR42];[.$AW42];[.$BB42];[.$BG42];[.$BL42];[.$BQ42];[.$BV42];[.$CA42];[.$CF42];[.$CK42])" office:value-type="float"/>
          <table:table-cell table:formula="of:=MIN([.$E42];[.$J42];[.$O42];[.$T42];[.$Y42];[.$AD42];[.$AI42];[.$AN42];[.$AS42];[.$AX42];[.$BC42];[.$BH42];[.$BM42];[.$BR42];[.$BW42];[.$CB42];[.$CG42];[.$CL42])" office:value-type="float"/>
          <table:table-cell table:formula="of:=MIN([.$F42];[.$K42];[.$P42];[.$U42];[.$Z42];[.$AE42];[.$AJ42];[.$AO42];[.$AT42];[.$AY42];[.$BD42];[.$BI42];[.$BN42];[.$BS42];[.$BX42];[.$CC42];[.$CH42];[.$CM42])" office:value-type="float"/>
          <table:table-cell table:formula="of:=MEDIAN([.$B42];[.$G42];[.$L42];[.$Q42];[.$V42];[.$AA42];[.$AF42];[.$AK42];[.$AP42];[.$AU42];[.$AZ42];[.$BE42];[.$BJ42];[.$BO42];[.$BT42];[.$BY42];[.$CD42];[.$CI42])" office:value-type="float"/>
          <table:table-cell table:formula="of:=MEDIAN([.$C42];[.$H42];[.$M42];[.$R42];[.$W42];[.$AB42];[.$AG42];[.$AL42];[.$AQ42];[.$AV42];[.$BA42];[.$BF42];[.$BK42];[.$BP42];[.$BU42];[.$BZ42];[.$CE42];[.$CJ42])" office:value-type="float"/>
          <table:table-cell table:formula="of:=MEDIAN([.$D42];[.$I42];[.$N42];[.$S42];[.$X42];[.$AC42];[.$AH42];[.$AM42];[.$AR42];[.$AW42];[.$BB42];[.$BG42];[.$BL42];[.$BQ42];[.$BV42];[.$CA42];[.$CF42];[.$CK42])" office:value-type="float"/>
          <table:table-cell table:formula="of:=MEDIAN([.$E42];[.$J42];[.$O42];[.$T42];[.$Y42];[.$AD42];[.$AI42];[.$AN42];[.$AS42];[.$AX42];[.$BC42];[.$BH42];[.$BM42];[.$BR42];[.$BW42];[.$CB42];[.$CG42];[.$CL42])" office:value-type="float"/>
          <table:table-cell table:formula="of:=MEDIAN([.$F42];[.$K42];[.$P42];[.$U42];[.$Z42];[.$AE42];[.$AJ42];[.$AO42];[.$AT42];[.$AY42];[.$BD42];[.$BI42];[.$BN42];[.$BS42];[.$BX42];[.$CC42];[.$CH42];[.$CM42])" office:value-type="float"/>
          <table:table-cell table:formula="of:=MAX([.$B42];[.$G42];[.$L42];[.$Q42];[.$V42];[.$AA42];[.$AF42];[.$AK42];[.$AP42];[.$AU42];[.$AZ42];[.$BE42];[.$BJ42];[.$BO42];[.$BT42];[.$BY42];[.$CD42];[.$CI42])" office:value-type="float"/>
          <table:table-cell table:formula="of:=MAX([.$C42];[.$H42];[.$M42];[.$R42];[.$W42];[.$AB42];[.$AG42];[.$AL42];[.$AQ42];[.$AV42];[.$BA42];[.$BF42];[.$BK42];[.$BP42];[.$BU42];[.$BZ42];[.$CE42];[.$CJ42])" office:value-type="float"/>
          <table:table-cell table:formula="of:=MAX([.$D42];[.$I42];[.$N42];[.$S42];[.$X42];[.$AC42];[.$AH42];[.$AM42];[.$AR42];[.$AW42];[.$BB42];[.$BG42];[.$BL42];[.$BQ42];[.$BV42];[.$CA42];[.$CF42];[.$CK42])" office:value-type="float"/>
          <table:table-cell table:formula="of:=MAX([.$E42];[.$J42];[.$O42];[.$T42];[.$Y42];[.$AD42];[.$AI42];[.$AN42];[.$AS42];[.$AX42];[.$BC42];[.$BH42];[.$BM42];[.$BR42];[.$BW42];[.$CB42];[.$CG42];[.$CL42])" office:value-type="float"/>
          <table:table-cell table:formula="of:=MAX([.$F42];[.$K42];[.$P42];[.$U42];[.$Z42];[.$AE42];[.$AJ42];[.$AO42];[.$AT42];[.$AY42];[.$BD42];[.$BI42];[.$BN42];[.$BS42];[.$BX42];[.$CC42];[.$CH42];[.$CM42])" office:value-type="float"/>
        </table:table-row>
        <table:table-row table:style-name="ro1">
          <table:table-cell office:value-type="string">
            <text:p>3x3/instances/app18-379-7-6.facts</text:p>
          </table:table-cell>
          <table:table-cell office:value-type="float" office:value="5.14888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84599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88525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88539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5.17933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86833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00599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26077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2892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table:style-name="cellBest" office:value-type="float" office:value="3.97186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0841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0193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table:style-name="cellWorst" office:value-type="float" office:value="10.4892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10.4865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9.56852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9.66809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9.6388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9.61842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formula="of:=MIN([.$B43];[.$G43];[.$L43];[.$Q43];[.$V43];[.$AA43];[.$AF43];[.$AK43];[.$AP43];[.$AU43];[.$AZ43];[.$BE43];[.$BJ43];[.$BO43];[.$BT43];[.$BY43];[.$CD43];[.$CI43])" office:value-type="float"/>
          <table:table-cell table:formula="of:=MIN([.$C43];[.$H43];[.$M43];[.$R43];[.$W43];[.$AB43];[.$AG43];[.$AL43];[.$AQ43];[.$AV43];[.$BA43];[.$BF43];[.$BK43];[.$BP43];[.$BU43];[.$BZ43];[.$CE43];[.$CJ43])" office:value-type="float"/>
          <table:table-cell table:formula="of:=MIN([.$D43];[.$I43];[.$N43];[.$S43];[.$X43];[.$AC43];[.$AH43];[.$AM43];[.$AR43];[.$AW43];[.$BB43];[.$BG43];[.$BL43];[.$BQ43];[.$BV43];[.$CA43];[.$CF43];[.$CK43])" office:value-type="float"/>
          <table:table-cell table:formula="of:=MIN([.$E43];[.$J43];[.$O43];[.$T43];[.$Y43];[.$AD43];[.$AI43];[.$AN43];[.$AS43];[.$AX43];[.$BC43];[.$BH43];[.$BM43];[.$BR43];[.$BW43];[.$CB43];[.$CG43];[.$CL43])" office:value-type="float"/>
          <table:table-cell table:formula="of:=MIN([.$F43];[.$K43];[.$P43];[.$U43];[.$Z43];[.$AE43];[.$AJ43];[.$AO43];[.$AT43];[.$AY43];[.$BD43];[.$BI43];[.$BN43];[.$BS43];[.$BX43];[.$CC43];[.$CH43];[.$CM43])" office:value-type="float"/>
          <table:table-cell table:formula="of:=MEDIAN([.$B43];[.$G43];[.$L43];[.$Q43];[.$V43];[.$AA43];[.$AF43];[.$AK43];[.$AP43];[.$AU43];[.$AZ43];[.$BE43];[.$BJ43];[.$BO43];[.$BT43];[.$BY43];[.$CD43];[.$CI43])" office:value-type="float"/>
          <table:table-cell table:formula="of:=MEDIAN([.$C43];[.$H43];[.$M43];[.$R43];[.$W43];[.$AB43];[.$AG43];[.$AL43];[.$AQ43];[.$AV43];[.$BA43];[.$BF43];[.$BK43];[.$BP43];[.$BU43];[.$BZ43];[.$CE43];[.$CJ43])" office:value-type="float"/>
          <table:table-cell table:formula="of:=MEDIAN([.$D43];[.$I43];[.$N43];[.$S43];[.$X43];[.$AC43];[.$AH43];[.$AM43];[.$AR43];[.$AW43];[.$BB43];[.$BG43];[.$BL43];[.$BQ43];[.$BV43];[.$CA43];[.$CF43];[.$CK43])" office:value-type="float"/>
          <table:table-cell table:formula="of:=MEDIAN([.$E43];[.$J43];[.$O43];[.$T43];[.$Y43];[.$AD43];[.$AI43];[.$AN43];[.$AS43];[.$AX43];[.$BC43];[.$BH43];[.$BM43];[.$BR43];[.$BW43];[.$CB43];[.$CG43];[.$CL43])" office:value-type="float"/>
          <table:table-cell table:formula="of:=MEDIAN([.$F43];[.$K43];[.$P43];[.$U43];[.$Z43];[.$AE43];[.$AJ43];[.$AO43];[.$AT43];[.$AY43];[.$BD43];[.$BI43];[.$BN43];[.$BS43];[.$BX43];[.$CC43];[.$CH43];[.$CM43])" office:value-type="float"/>
          <table:table-cell table:formula="of:=MAX([.$B43];[.$G43];[.$L43];[.$Q43];[.$V43];[.$AA43];[.$AF43];[.$AK43];[.$AP43];[.$AU43];[.$AZ43];[.$BE43];[.$BJ43];[.$BO43];[.$BT43];[.$BY43];[.$CD43];[.$CI43])" office:value-type="float"/>
          <table:table-cell table:formula="of:=MAX([.$C43];[.$H43];[.$M43];[.$R43];[.$W43];[.$AB43];[.$AG43];[.$AL43];[.$AQ43];[.$AV43];[.$BA43];[.$BF43];[.$BK43];[.$BP43];[.$BU43];[.$BZ43];[.$CE43];[.$CJ43])" office:value-type="float"/>
          <table:table-cell table:formula="of:=MAX([.$D43];[.$I43];[.$N43];[.$S43];[.$X43];[.$AC43];[.$AH43];[.$AM43];[.$AR43];[.$AW43];[.$BB43];[.$BG43];[.$BL43];[.$BQ43];[.$BV43];[.$CA43];[.$CF43];[.$CK43])" office:value-type="float"/>
          <table:table-cell table:formula="of:=MAX([.$E43];[.$J43];[.$O43];[.$T43];[.$Y43];[.$AD43];[.$AI43];[.$AN43];[.$AS43];[.$AX43];[.$BC43];[.$BH43];[.$BM43];[.$BR43];[.$BW43];[.$CB43];[.$CG43];[.$CL43])" office:value-type="float"/>
          <table:table-cell table:formula="of:=MAX([.$F43];[.$K43];[.$P43];[.$U43];[.$Z43];[.$AE43];[.$AJ43];[.$AO43];[.$AT43];[.$AY43];[.$BD43];[.$BI43];[.$BN43];[.$BS43];[.$BX43];[.$CC43];[.$CH43];[.$CM43])" office:value-type="float"/>
        </table:table-row>
        <table:table-row table:style-name="ro1">
          <table:table-cell office:value-type="string">
            <text:p>3x3/instances/app19-400-5-4.facts</text:p>
          </table:table-cell>
          <table:table-cell office:value-type="float" office:value="4.9841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5.0214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5.5095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8026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7765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7745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5.6263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6.05977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6.19489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6124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79725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79015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32361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3109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12764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16393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1822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37566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44];[.$G44];[.$L44];[.$Q44];[.$V44];[.$AA44];[.$AF44];[.$AK44];[.$AP44];[.$AU44];[.$AZ44];[.$BE44];[.$BJ44];[.$BO44];[.$BT44];[.$BY44];[.$CD44];[.$CI44])" office:value-type="float"/>
          <table:table-cell table:formula="of:=MIN([.$C44];[.$H44];[.$M44];[.$R44];[.$W44];[.$AB44];[.$AG44];[.$AL44];[.$AQ44];[.$AV44];[.$BA44];[.$BF44];[.$BK44];[.$BP44];[.$BU44];[.$BZ44];[.$CE44];[.$CJ44])" office:value-type="float"/>
          <table:table-cell table:formula="of:=MIN([.$D44];[.$I44];[.$N44];[.$S44];[.$X44];[.$AC44];[.$AH44];[.$AM44];[.$AR44];[.$AW44];[.$BB44];[.$BG44];[.$BL44];[.$BQ44];[.$BV44];[.$CA44];[.$CF44];[.$CK44])" office:value-type="float"/>
          <table:table-cell table:formula="of:=MIN([.$E44];[.$J44];[.$O44];[.$T44];[.$Y44];[.$AD44];[.$AI44];[.$AN44];[.$AS44];[.$AX44];[.$BC44];[.$BH44];[.$BM44];[.$BR44];[.$BW44];[.$CB44];[.$CG44];[.$CL44])" office:value-type="float"/>
          <table:table-cell table:formula="of:=MIN([.$F44];[.$K44];[.$P44];[.$U44];[.$Z44];[.$AE44];[.$AJ44];[.$AO44];[.$AT44];[.$AY44];[.$BD44];[.$BI44];[.$BN44];[.$BS44];[.$BX44];[.$CC44];[.$CH44];[.$CM44])" office:value-type="float"/>
          <table:table-cell table:formula="of:=MEDIAN([.$B44];[.$G44];[.$L44];[.$Q44];[.$V44];[.$AA44];[.$AF44];[.$AK44];[.$AP44];[.$AU44];[.$AZ44];[.$BE44];[.$BJ44];[.$BO44];[.$BT44];[.$BY44];[.$CD44];[.$CI44])" office:value-type="float"/>
          <table:table-cell table:formula="of:=MEDIAN([.$C44];[.$H44];[.$M44];[.$R44];[.$W44];[.$AB44];[.$AG44];[.$AL44];[.$AQ44];[.$AV44];[.$BA44];[.$BF44];[.$BK44];[.$BP44];[.$BU44];[.$BZ44];[.$CE44];[.$CJ44])" office:value-type="float"/>
          <table:table-cell table:formula="of:=MEDIAN([.$D44];[.$I44];[.$N44];[.$S44];[.$X44];[.$AC44];[.$AH44];[.$AM44];[.$AR44];[.$AW44];[.$BB44];[.$BG44];[.$BL44];[.$BQ44];[.$BV44];[.$CA44];[.$CF44];[.$CK44])" office:value-type="float"/>
          <table:table-cell table:formula="of:=MEDIAN([.$E44];[.$J44];[.$O44];[.$T44];[.$Y44];[.$AD44];[.$AI44];[.$AN44];[.$AS44];[.$AX44];[.$BC44];[.$BH44];[.$BM44];[.$BR44];[.$BW44];[.$CB44];[.$CG44];[.$CL44])" office:value-type="float"/>
          <table:table-cell table:formula="of:=MEDIAN([.$F44];[.$K44];[.$P44];[.$U44];[.$Z44];[.$AE44];[.$AJ44];[.$AO44];[.$AT44];[.$AY44];[.$BD44];[.$BI44];[.$BN44];[.$BS44];[.$BX44];[.$CC44];[.$CH44];[.$CM44])" office:value-type="float"/>
          <table:table-cell table:formula="of:=MAX([.$B44];[.$G44];[.$L44];[.$Q44];[.$V44];[.$AA44];[.$AF44];[.$AK44];[.$AP44];[.$AU44];[.$AZ44];[.$BE44];[.$BJ44];[.$BO44];[.$BT44];[.$BY44];[.$CD44];[.$CI44])" office:value-type="float"/>
          <table:table-cell table:formula="of:=MAX([.$C44];[.$H44];[.$M44];[.$R44];[.$W44];[.$AB44];[.$AG44];[.$AL44];[.$AQ44];[.$AV44];[.$BA44];[.$BF44];[.$BK44];[.$BP44];[.$BU44];[.$BZ44];[.$CE44];[.$CJ44])" office:value-type="float"/>
          <table:table-cell table:formula="of:=MAX([.$D44];[.$I44];[.$N44];[.$S44];[.$X44];[.$AC44];[.$AH44];[.$AM44];[.$AR44];[.$AW44];[.$BB44];[.$BG44];[.$BL44];[.$BQ44];[.$BV44];[.$CA44];[.$CF44];[.$CK44])" office:value-type="float"/>
          <table:table-cell table:formula="of:=MAX([.$E44];[.$J44];[.$O44];[.$T44];[.$Y44];[.$AD44];[.$AI44];[.$AN44];[.$AS44];[.$AX44];[.$BC44];[.$BH44];[.$BM44];[.$BR44];[.$BW44];[.$CB44];[.$CG44];[.$CL44])" office:value-type="float"/>
          <table:table-cell table:formula="of:=MAX([.$F44];[.$K44];[.$P44];[.$U44];[.$Z44];[.$AE44];[.$AJ44];[.$AO44];[.$AT44];[.$AY44];[.$BD44];[.$BI44];[.$BN44];[.$BS44];[.$BX44];[.$CC44];[.$CH44];[.$CM44])" office:value-type="float"/>
        </table:table-row>
        <table:table-row table:style-name="ro1">
          <table:table-cell office:value-type="string">
            <text:p>3x3/instances/app196-210-3-6.facts</text:p>
          </table:table-cell>
          <table:table-cell office:value-type="float" office:value="4.0413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403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48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690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471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2022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91179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7929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7698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Best" office:value-type="float" office:value="3.74715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9379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3.80766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Worst" office:value-type="float" office:value="7.06413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7568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2768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2652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69126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6.2381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45];[.$G45];[.$L45];[.$Q45];[.$V45];[.$AA45];[.$AF45];[.$AK45];[.$AP45];[.$AU45];[.$AZ45];[.$BE45];[.$BJ45];[.$BO45];[.$BT45];[.$BY45];[.$CD45];[.$CI45])" office:value-type="float"/>
          <table:table-cell table:formula="of:=MIN([.$C45];[.$H45];[.$M45];[.$R45];[.$W45];[.$AB45];[.$AG45];[.$AL45];[.$AQ45];[.$AV45];[.$BA45];[.$BF45];[.$BK45];[.$BP45];[.$BU45];[.$BZ45];[.$CE45];[.$CJ45])" office:value-type="float"/>
          <table:table-cell table:formula="of:=MIN([.$D45];[.$I45];[.$N45];[.$S45];[.$X45];[.$AC45];[.$AH45];[.$AM45];[.$AR45];[.$AW45];[.$BB45];[.$BG45];[.$BL45];[.$BQ45];[.$BV45];[.$CA45];[.$CF45];[.$CK45])" office:value-type="float"/>
          <table:table-cell table:formula="of:=MIN([.$E45];[.$J45];[.$O45];[.$T45];[.$Y45];[.$AD45];[.$AI45];[.$AN45];[.$AS45];[.$AX45];[.$BC45];[.$BH45];[.$BM45];[.$BR45];[.$BW45];[.$CB45];[.$CG45];[.$CL45])" office:value-type="float"/>
          <table:table-cell table:formula="of:=MIN([.$F45];[.$K45];[.$P45];[.$U45];[.$Z45];[.$AE45];[.$AJ45];[.$AO45];[.$AT45];[.$AY45];[.$BD45];[.$BI45];[.$BN45];[.$BS45];[.$BX45];[.$CC45];[.$CH45];[.$CM45])" office:value-type="float"/>
          <table:table-cell table:formula="of:=MEDIAN([.$B45];[.$G45];[.$L45];[.$Q45];[.$V45];[.$AA45];[.$AF45];[.$AK45];[.$AP45];[.$AU45];[.$AZ45];[.$BE45];[.$BJ45];[.$BO45];[.$BT45];[.$BY45];[.$CD45];[.$CI45])" office:value-type="float"/>
          <table:table-cell table:formula="of:=MEDIAN([.$C45];[.$H45];[.$M45];[.$R45];[.$W45];[.$AB45];[.$AG45];[.$AL45];[.$AQ45];[.$AV45];[.$BA45];[.$BF45];[.$BK45];[.$BP45];[.$BU45];[.$BZ45];[.$CE45];[.$CJ45])" office:value-type="float"/>
          <table:table-cell table:formula="of:=MEDIAN([.$D45];[.$I45];[.$N45];[.$S45];[.$X45];[.$AC45];[.$AH45];[.$AM45];[.$AR45];[.$AW45];[.$BB45];[.$BG45];[.$BL45];[.$BQ45];[.$BV45];[.$CA45];[.$CF45];[.$CK45])" office:value-type="float"/>
          <table:table-cell table:formula="of:=MEDIAN([.$E45];[.$J45];[.$O45];[.$T45];[.$Y45];[.$AD45];[.$AI45];[.$AN45];[.$AS45];[.$AX45];[.$BC45];[.$BH45];[.$BM45];[.$BR45];[.$BW45];[.$CB45];[.$CG45];[.$CL45])" office:value-type="float"/>
          <table:table-cell table:formula="of:=MEDIAN([.$F45];[.$K45];[.$P45];[.$U45];[.$Z45];[.$AE45];[.$AJ45];[.$AO45];[.$AT45];[.$AY45];[.$BD45];[.$BI45];[.$BN45];[.$BS45];[.$BX45];[.$CC45];[.$CH45];[.$CM45])" office:value-type="float"/>
          <table:table-cell table:formula="of:=MAX([.$B45];[.$G45];[.$L45];[.$Q45];[.$V45];[.$AA45];[.$AF45];[.$AK45];[.$AP45];[.$AU45];[.$AZ45];[.$BE45];[.$BJ45];[.$BO45];[.$BT45];[.$BY45];[.$CD45];[.$CI45])" office:value-type="float"/>
          <table:table-cell table:formula="of:=MAX([.$C45];[.$H45];[.$M45];[.$R45];[.$W45];[.$AB45];[.$AG45];[.$AL45];[.$AQ45];[.$AV45];[.$BA45];[.$BF45];[.$BK45];[.$BP45];[.$BU45];[.$BZ45];[.$CE45];[.$CJ45])" office:value-type="float"/>
          <table:table-cell table:formula="of:=MAX([.$D45];[.$I45];[.$N45];[.$S45];[.$X45];[.$AC45];[.$AH45];[.$AM45];[.$AR45];[.$AW45];[.$BB45];[.$BG45];[.$BL45];[.$BQ45];[.$BV45];[.$CA45];[.$CF45];[.$CK45])" office:value-type="float"/>
          <table:table-cell table:formula="of:=MAX([.$E45];[.$J45];[.$O45];[.$T45];[.$Y45];[.$AD45];[.$AI45];[.$AN45];[.$AS45];[.$AX45];[.$BC45];[.$BH45];[.$BM45];[.$BR45];[.$BW45];[.$CB45];[.$CG45];[.$CL45])" office:value-type="float"/>
          <table:table-cell table:formula="of:=MAX([.$F45];[.$K45];[.$P45];[.$U45];[.$Z45];[.$AE45];[.$AJ45];[.$AO45];[.$AT45];[.$AY45];[.$BD45];[.$BI45];[.$BN45];[.$BS45];[.$BX45];[.$CC45];[.$CH45];[.$CM45])" office:value-type="float"/>
        </table:table-row>
        <table:table-row table:style-name="ro1">
          <table:table-cell office:value-type="string">
            <text:p>3x3/instances/app41-400-5-4.facts</text:p>
          </table:table-cell>
          <table:table-cell office:value-type="float" office:value="5.073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7833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5.2295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7987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5.1450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8056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6.00015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95606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77403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6132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6775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891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0678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10326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26921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3471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29318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4082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46];[.$G46];[.$L46];[.$Q46];[.$V46];[.$AA46];[.$AF46];[.$AK46];[.$AP46];[.$AU46];[.$AZ46];[.$BE46];[.$BJ46];[.$BO46];[.$BT46];[.$BY46];[.$CD46];[.$CI46])" office:value-type="float"/>
          <table:table-cell table:formula="of:=MIN([.$C46];[.$H46];[.$M46];[.$R46];[.$W46];[.$AB46];[.$AG46];[.$AL46];[.$AQ46];[.$AV46];[.$BA46];[.$BF46];[.$BK46];[.$BP46];[.$BU46];[.$BZ46];[.$CE46];[.$CJ46])" office:value-type="float"/>
          <table:table-cell table:formula="of:=MIN([.$D46];[.$I46];[.$N46];[.$S46];[.$X46];[.$AC46];[.$AH46];[.$AM46];[.$AR46];[.$AW46];[.$BB46];[.$BG46];[.$BL46];[.$BQ46];[.$BV46];[.$CA46];[.$CF46];[.$CK46])" office:value-type="float"/>
          <table:table-cell table:formula="of:=MIN([.$E46];[.$J46];[.$O46];[.$T46];[.$Y46];[.$AD46];[.$AI46];[.$AN46];[.$AS46];[.$AX46];[.$BC46];[.$BH46];[.$BM46];[.$BR46];[.$BW46];[.$CB46];[.$CG46];[.$CL46])" office:value-type="float"/>
          <table:table-cell table:formula="of:=MIN([.$F46];[.$K46];[.$P46];[.$U46];[.$Z46];[.$AE46];[.$AJ46];[.$AO46];[.$AT46];[.$AY46];[.$BD46];[.$BI46];[.$BN46];[.$BS46];[.$BX46];[.$CC46];[.$CH46];[.$CM46])" office:value-type="float"/>
          <table:table-cell table:formula="of:=MEDIAN([.$B46];[.$G46];[.$L46];[.$Q46];[.$V46];[.$AA46];[.$AF46];[.$AK46];[.$AP46];[.$AU46];[.$AZ46];[.$BE46];[.$BJ46];[.$BO46];[.$BT46];[.$BY46];[.$CD46];[.$CI46])" office:value-type="float"/>
          <table:table-cell table:formula="of:=MEDIAN([.$C46];[.$H46];[.$M46];[.$R46];[.$W46];[.$AB46];[.$AG46];[.$AL46];[.$AQ46];[.$AV46];[.$BA46];[.$BF46];[.$BK46];[.$BP46];[.$BU46];[.$BZ46];[.$CE46];[.$CJ46])" office:value-type="float"/>
          <table:table-cell table:formula="of:=MEDIAN([.$D46];[.$I46];[.$N46];[.$S46];[.$X46];[.$AC46];[.$AH46];[.$AM46];[.$AR46];[.$AW46];[.$BB46];[.$BG46];[.$BL46];[.$BQ46];[.$BV46];[.$CA46];[.$CF46];[.$CK46])" office:value-type="float"/>
          <table:table-cell table:formula="of:=MEDIAN([.$E46];[.$J46];[.$O46];[.$T46];[.$Y46];[.$AD46];[.$AI46];[.$AN46];[.$AS46];[.$AX46];[.$BC46];[.$BH46];[.$BM46];[.$BR46];[.$BW46];[.$CB46];[.$CG46];[.$CL46])" office:value-type="float"/>
          <table:table-cell table:formula="of:=MEDIAN([.$F46];[.$K46];[.$P46];[.$U46];[.$Z46];[.$AE46];[.$AJ46];[.$AO46];[.$AT46];[.$AY46];[.$BD46];[.$BI46];[.$BN46];[.$BS46];[.$BX46];[.$CC46];[.$CH46];[.$CM46])" office:value-type="float"/>
          <table:table-cell table:formula="of:=MAX([.$B46];[.$G46];[.$L46];[.$Q46];[.$V46];[.$AA46];[.$AF46];[.$AK46];[.$AP46];[.$AU46];[.$AZ46];[.$BE46];[.$BJ46];[.$BO46];[.$BT46];[.$BY46];[.$CD46];[.$CI46])" office:value-type="float"/>
          <table:table-cell table:formula="of:=MAX([.$C46];[.$H46];[.$M46];[.$R46];[.$W46];[.$AB46];[.$AG46];[.$AL46];[.$AQ46];[.$AV46];[.$BA46];[.$BF46];[.$BK46];[.$BP46];[.$BU46];[.$BZ46];[.$CE46];[.$CJ46])" office:value-type="float"/>
          <table:table-cell table:formula="of:=MAX([.$D46];[.$I46];[.$N46];[.$S46];[.$X46];[.$AC46];[.$AH46];[.$AM46];[.$AR46];[.$AW46];[.$BB46];[.$BG46];[.$BL46];[.$BQ46];[.$BV46];[.$CA46];[.$CF46];[.$CK46])" office:value-type="float"/>
          <table:table-cell table:formula="of:=MAX([.$E46];[.$J46];[.$O46];[.$T46];[.$Y46];[.$AD46];[.$AI46];[.$AN46];[.$AS46];[.$AX46];[.$BC46];[.$BH46];[.$BM46];[.$BR46];[.$BW46];[.$CB46];[.$CG46];[.$CL46])" office:value-type="float"/>
          <table:table-cell table:formula="of:=MAX([.$F46];[.$K46];[.$P46];[.$U46];[.$Z46];[.$AE46];[.$AJ46];[.$AO46];[.$AT46];[.$AY46];[.$BD46];[.$BI46];[.$BN46];[.$BS46];[.$BX46];[.$CC46];[.$CH46];[.$CM46])" office:value-type="float"/>
        </table:table-row>
        <table:table-row table:style-name="ro1">
          <table:table-cell office:value-type="string">
            <text:p>3x3/instances/app44-219-5-4.facts</text:p>
          </table:table-cell>
          <table:table-cell office:value-type="float" office:value="3.1424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159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1497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1425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2953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3176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87277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87991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53138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84705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87609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88453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46048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46538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48206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81015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51885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733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47];[.$G47];[.$L47];[.$Q47];[.$V47];[.$AA47];[.$AF47];[.$AK47];[.$AP47];[.$AU47];[.$AZ47];[.$BE47];[.$BJ47];[.$BO47];[.$BT47];[.$BY47];[.$CD47];[.$CI47])" office:value-type="float"/>
          <table:table-cell table:formula="of:=MIN([.$C47];[.$H47];[.$M47];[.$R47];[.$W47];[.$AB47];[.$AG47];[.$AL47];[.$AQ47];[.$AV47];[.$BA47];[.$BF47];[.$BK47];[.$BP47];[.$BU47];[.$BZ47];[.$CE47];[.$CJ47])" office:value-type="float"/>
          <table:table-cell table:formula="of:=MIN([.$D47];[.$I47];[.$N47];[.$S47];[.$X47];[.$AC47];[.$AH47];[.$AM47];[.$AR47];[.$AW47];[.$BB47];[.$BG47];[.$BL47];[.$BQ47];[.$BV47];[.$CA47];[.$CF47];[.$CK47])" office:value-type="float"/>
          <table:table-cell table:formula="of:=MIN([.$E47];[.$J47];[.$O47];[.$T47];[.$Y47];[.$AD47];[.$AI47];[.$AN47];[.$AS47];[.$AX47];[.$BC47];[.$BH47];[.$BM47];[.$BR47];[.$BW47];[.$CB47];[.$CG47];[.$CL47])" office:value-type="float"/>
          <table:table-cell table:formula="of:=MIN([.$F47];[.$K47];[.$P47];[.$U47];[.$Z47];[.$AE47];[.$AJ47];[.$AO47];[.$AT47];[.$AY47];[.$BD47];[.$BI47];[.$BN47];[.$BS47];[.$BX47];[.$CC47];[.$CH47];[.$CM47])" office:value-type="float"/>
          <table:table-cell table:formula="of:=MEDIAN([.$B47];[.$G47];[.$L47];[.$Q47];[.$V47];[.$AA47];[.$AF47];[.$AK47];[.$AP47];[.$AU47];[.$AZ47];[.$BE47];[.$BJ47];[.$BO47];[.$BT47];[.$BY47];[.$CD47];[.$CI47])" office:value-type="float"/>
          <table:table-cell table:formula="of:=MEDIAN([.$C47];[.$H47];[.$M47];[.$R47];[.$W47];[.$AB47];[.$AG47];[.$AL47];[.$AQ47];[.$AV47];[.$BA47];[.$BF47];[.$BK47];[.$BP47];[.$BU47];[.$BZ47];[.$CE47];[.$CJ47])" office:value-type="float"/>
          <table:table-cell table:formula="of:=MEDIAN([.$D47];[.$I47];[.$N47];[.$S47];[.$X47];[.$AC47];[.$AH47];[.$AM47];[.$AR47];[.$AW47];[.$BB47];[.$BG47];[.$BL47];[.$BQ47];[.$BV47];[.$CA47];[.$CF47];[.$CK47])" office:value-type="float"/>
          <table:table-cell table:formula="of:=MEDIAN([.$E47];[.$J47];[.$O47];[.$T47];[.$Y47];[.$AD47];[.$AI47];[.$AN47];[.$AS47];[.$AX47];[.$BC47];[.$BH47];[.$BM47];[.$BR47];[.$BW47];[.$CB47];[.$CG47];[.$CL47])" office:value-type="float"/>
          <table:table-cell table:formula="of:=MEDIAN([.$F47];[.$K47];[.$P47];[.$U47];[.$Z47];[.$AE47];[.$AJ47];[.$AO47];[.$AT47];[.$AY47];[.$BD47];[.$BI47];[.$BN47];[.$BS47];[.$BX47];[.$CC47];[.$CH47];[.$CM47])" office:value-type="float"/>
          <table:table-cell table:formula="of:=MAX([.$B47];[.$G47];[.$L47];[.$Q47];[.$V47];[.$AA47];[.$AF47];[.$AK47];[.$AP47];[.$AU47];[.$AZ47];[.$BE47];[.$BJ47];[.$BO47];[.$BT47];[.$BY47];[.$CD47];[.$CI47])" office:value-type="float"/>
          <table:table-cell table:formula="of:=MAX([.$C47];[.$H47];[.$M47];[.$R47];[.$W47];[.$AB47];[.$AG47];[.$AL47];[.$AQ47];[.$AV47];[.$BA47];[.$BF47];[.$BK47];[.$BP47];[.$BU47];[.$BZ47];[.$CE47];[.$CJ47])" office:value-type="float"/>
          <table:table-cell table:formula="of:=MAX([.$D47];[.$I47];[.$N47];[.$S47];[.$X47];[.$AC47];[.$AH47];[.$AM47];[.$AR47];[.$AW47];[.$BB47];[.$BG47];[.$BL47];[.$BQ47];[.$BV47];[.$CA47];[.$CF47];[.$CK47])" office:value-type="float"/>
          <table:table-cell table:formula="of:=MAX([.$E47];[.$J47];[.$O47];[.$T47];[.$Y47];[.$AD47];[.$AI47];[.$AN47];[.$AS47];[.$AX47];[.$BC47];[.$BH47];[.$BM47];[.$BR47];[.$BW47];[.$CB47];[.$CG47];[.$CL47])" office:value-type="float"/>
          <table:table-cell table:formula="of:=MAX([.$F47];[.$K47];[.$P47];[.$U47];[.$Z47];[.$AE47];[.$AJ47];[.$AO47];[.$AT47];[.$AY47];[.$BD47];[.$BI47];[.$BN47];[.$BS47];[.$BX47];[.$CC47];[.$CH47];[.$CM47])" office:value-type="float"/>
        </table:table-row>
        <table:table-row table:style-name="ro1">
          <table:table-cell office:value-type="string">
            <text:p>3x3/instances/app47-219-3-2.facts</text:p>
          </table:table-cell>
          <table:table-cell office:value-type="float" office:value="3.45367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4601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0093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63603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6776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5029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97199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47991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9728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81509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97832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83197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8343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1429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3.85798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14766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3.8864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128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48];[.$G48];[.$L48];[.$Q48];[.$V48];[.$AA48];[.$AF48];[.$AK48];[.$AP48];[.$AU48];[.$AZ48];[.$BE48];[.$BJ48];[.$BO48];[.$BT48];[.$BY48];[.$CD48];[.$CI48])" office:value-type="float"/>
          <table:table-cell table:formula="of:=MIN([.$C48];[.$H48];[.$M48];[.$R48];[.$W48];[.$AB48];[.$AG48];[.$AL48];[.$AQ48];[.$AV48];[.$BA48];[.$BF48];[.$BK48];[.$BP48];[.$BU48];[.$BZ48];[.$CE48];[.$CJ48])" office:value-type="float"/>
          <table:table-cell table:formula="of:=MIN([.$D48];[.$I48];[.$N48];[.$S48];[.$X48];[.$AC48];[.$AH48];[.$AM48];[.$AR48];[.$AW48];[.$BB48];[.$BG48];[.$BL48];[.$BQ48];[.$BV48];[.$CA48];[.$CF48];[.$CK48])" office:value-type="float"/>
          <table:table-cell table:formula="of:=MIN([.$E48];[.$J48];[.$O48];[.$T48];[.$Y48];[.$AD48];[.$AI48];[.$AN48];[.$AS48];[.$AX48];[.$BC48];[.$BH48];[.$BM48];[.$BR48];[.$BW48];[.$CB48];[.$CG48];[.$CL48])" office:value-type="float"/>
          <table:table-cell table:formula="of:=MIN([.$F48];[.$K48];[.$P48];[.$U48];[.$Z48];[.$AE48];[.$AJ48];[.$AO48];[.$AT48];[.$AY48];[.$BD48];[.$BI48];[.$BN48];[.$BS48];[.$BX48];[.$CC48];[.$CH48];[.$CM48])" office:value-type="float"/>
          <table:table-cell table:formula="of:=MEDIAN([.$B48];[.$G48];[.$L48];[.$Q48];[.$V48];[.$AA48];[.$AF48];[.$AK48];[.$AP48];[.$AU48];[.$AZ48];[.$BE48];[.$BJ48];[.$BO48];[.$BT48];[.$BY48];[.$CD48];[.$CI48])" office:value-type="float"/>
          <table:table-cell table:formula="of:=MEDIAN([.$C48];[.$H48];[.$M48];[.$R48];[.$W48];[.$AB48];[.$AG48];[.$AL48];[.$AQ48];[.$AV48];[.$BA48];[.$BF48];[.$BK48];[.$BP48];[.$BU48];[.$BZ48];[.$CE48];[.$CJ48])" office:value-type="float"/>
          <table:table-cell table:formula="of:=MEDIAN([.$D48];[.$I48];[.$N48];[.$S48];[.$X48];[.$AC48];[.$AH48];[.$AM48];[.$AR48];[.$AW48];[.$BB48];[.$BG48];[.$BL48];[.$BQ48];[.$BV48];[.$CA48];[.$CF48];[.$CK48])" office:value-type="float"/>
          <table:table-cell table:formula="of:=MEDIAN([.$E48];[.$J48];[.$O48];[.$T48];[.$Y48];[.$AD48];[.$AI48];[.$AN48];[.$AS48];[.$AX48];[.$BC48];[.$BH48];[.$BM48];[.$BR48];[.$BW48];[.$CB48];[.$CG48];[.$CL48])" office:value-type="float"/>
          <table:table-cell table:formula="of:=MEDIAN([.$F48];[.$K48];[.$P48];[.$U48];[.$Z48];[.$AE48];[.$AJ48];[.$AO48];[.$AT48];[.$AY48];[.$BD48];[.$BI48];[.$BN48];[.$BS48];[.$BX48];[.$CC48];[.$CH48];[.$CM48])" office:value-type="float"/>
          <table:table-cell table:formula="of:=MAX([.$B48];[.$G48];[.$L48];[.$Q48];[.$V48];[.$AA48];[.$AF48];[.$AK48];[.$AP48];[.$AU48];[.$AZ48];[.$BE48];[.$BJ48];[.$BO48];[.$BT48];[.$BY48];[.$CD48];[.$CI48])" office:value-type="float"/>
          <table:table-cell table:formula="of:=MAX([.$C48];[.$H48];[.$M48];[.$R48];[.$W48];[.$AB48];[.$AG48];[.$AL48];[.$AQ48];[.$AV48];[.$BA48];[.$BF48];[.$BK48];[.$BP48];[.$BU48];[.$BZ48];[.$CE48];[.$CJ48])" office:value-type="float"/>
          <table:table-cell table:formula="of:=MAX([.$D48];[.$I48];[.$N48];[.$S48];[.$X48];[.$AC48];[.$AH48];[.$AM48];[.$AR48];[.$AW48];[.$BB48];[.$BG48];[.$BL48];[.$BQ48];[.$BV48];[.$CA48];[.$CF48];[.$CK48])" office:value-type="float"/>
          <table:table-cell table:formula="of:=MAX([.$E48];[.$J48];[.$O48];[.$T48];[.$Y48];[.$AD48];[.$AI48];[.$AN48];[.$AS48];[.$AX48];[.$BC48];[.$BH48];[.$BM48];[.$BR48];[.$BW48];[.$CB48];[.$CG48];[.$CL48])" office:value-type="float"/>
          <table:table-cell table:formula="of:=MAX([.$F48];[.$K48];[.$P48];[.$U48];[.$Z48];[.$AE48];[.$AJ48];[.$AO48];[.$AT48];[.$AY48];[.$BD48];[.$BI48];[.$BN48];[.$BS48];[.$BX48];[.$CC48];[.$CH48];[.$CM48])" office:value-type="float"/>
        </table:table-row>
        <table:table-row table:style-name="ro1">
          <table:table-cell office:value-type="string">
            <text:p>3x3/instances/app49-210-5-4.facts</text:p>
          </table:table-cell>
          <table:table-cell office:value-type="float" office:value="3.0829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4107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1841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0595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037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1912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76767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79044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90433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76117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7660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93618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38816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41703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413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53994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44441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8068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49];[.$G49];[.$L49];[.$Q49];[.$V49];[.$AA49];[.$AF49];[.$AK49];[.$AP49];[.$AU49];[.$AZ49];[.$BE49];[.$BJ49];[.$BO49];[.$BT49];[.$BY49];[.$CD49];[.$CI49])" office:value-type="float"/>
          <table:table-cell table:formula="of:=MIN([.$C49];[.$H49];[.$M49];[.$R49];[.$W49];[.$AB49];[.$AG49];[.$AL49];[.$AQ49];[.$AV49];[.$BA49];[.$BF49];[.$BK49];[.$BP49];[.$BU49];[.$BZ49];[.$CE49];[.$CJ49])" office:value-type="float"/>
          <table:table-cell table:formula="of:=MIN([.$D49];[.$I49];[.$N49];[.$S49];[.$X49];[.$AC49];[.$AH49];[.$AM49];[.$AR49];[.$AW49];[.$BB49];[.$BG49];[.$BL49];[.$BQ49];[.$BV49];[.$CA49];[.$CF49];[.$CK49])" office:value-type="float"/>
          <table:table-cell table:formula="of:=MIN([.$E49];[.$J49];[.$O49];[.$T49];[.$Y49];[.$AD49];[.$AI49];[.$AN49];[.$AS49];[.$AX49];[.$BC49];[.$BH49];[.$BM49];[.$BR49];[.$BW49];[.$CB49];[.$CG49];[.$CL49])" office:value-type="float"/>
          <table:table-cell table:formula="of:=MIN([.$F49];[.$K49];[.$P49];[.$U49];[.$Z49];[.$AE49];[.$AJ49];[.$AO49];[.$AT49];[.$AY49];[.$BD49];[.$BI49];[.$BN49];[.$BS49];[.$BX49];[.$CC49];[.$CH49];[.$CM49])" office:value-type="float"/>
          <table:table-cell table:formula="of:=MEDIAN([.$B49];[.$G49];[.$L49];[.$Q49];[.$V49];[.$AA49];[.$AF49];[.$AK49];[.$AP49];[.$AU49];[.$AZ49];[.$BE49];[.$BJ49];[.$BO49];[.$BT49];[.$BY49];[.$CD49];[.$CI49])" office:value-type="float"/>
          <table:table-cell table:formula="of:=MEDIAN([.$C49];[.$H49];[.$M49];[.$R49];[.$W49];[.$AB49];[.$AG49];[.$AL49];[.$AQ49];[.$AV49];[.$BA49];[.$BF49];[.$BK49];[.$BP49];[.$BU49];[.$BZ49];[.$CE49];[.$CJ49])" office:value-type="float"/>
          <table:table-cell table:formula="of:=MEDIAN([.$D49];[.$I49];[.$N49];[.$S49];[.$X49];[.$AC49];[.$AH49];[.$AM49];[.$AR49];[.$AW49];[.$BB49];[.$BG49];[.$BL49];[.$BQ49];[.$BV49];[.$CA49];[.$CF49];[.$CK49])" office:value-type="float"/>
          <table:table-cell table:formula="of:=MEDIAN([.$E49];[.$J49];[.$O49];[.$T49];[.$Y49];[.$AD49];[.$AI49];[.$AN49];[.$AS49];[.$AX49];[.$BC49];[.$BH49];[.$BM49];[.$BR49];[.$BW49];[.$CB49];[.$CG49];[.$CL49])" office:value-type="float"/>
          <table:table-cell table:formula="of:=MEDIAN([.$F49];[.$K49];[.$P49];[.$U49];[.$Z49];[.$AE49];[.$AJ49];[.$AO49];[.$AT49];[.$AY49];[.$BD49];[.$BI49];[.$BN49];[.$BS49];[.$BX49];[.$CC49];[.$CH49];[.$CM49])" office:value-type="float"/>
          <table:table-cell table:formula="of:=MAX([.$B49];[.$G49];[.$L49];[.$Q49];[.$V49];[.$AA49];[.$AF49];[.$AK49];[.$AP49];[.$AU49];[.$AZ49];[.$BE49];[.$BJ49];[.$BO49];[.$BT49];[.$BY49];[.$CD49];[.$CI49])" office:value-type="float"/>
          <table:table-cell table:formula="of:=MAX([.$C49];[.$H49];[.$M49];[.$R49];[.$W49];[.$AB49];[.$AG49];[.$AL49];[.$AQ49];[.$AV49];[.$BA49];[.$BF49];[.$BK49];[.$BP49];[.$BU49];[.$BZ49];[.$CE49];[.$CJ49])" office:value-type="float"/>
          <table:table-cell table:formula="of:=MAX([.$D49];[.$I49];[.$N49];[.$S49];[.$X49];[.$AC49];[.$AH49];[.$AM49];[.$AR49];[.$AW49];[.$BB49];[.$BG49];[.$BL49];[.$BQ49];[.$BV49];[.$CA49];[.$CF49];[.$CK49])" office:value-type="float"/>
          <table:table-cell table:formula="of:=MAX([.$E49];[.$J49];[.$O49];[.$T49];[.$Y49];[.$AD49];[.$AI49];[.$AN49];[.$AS49];[.$AX49];[.$BC49];[.$BH49];[.$BM49];[.$BR49];[.$BW49];[.$CB49];[.$CG49];[.$CL49])" office:value-type="float"/>
          <table:table-cell table:formula="of:=MAX([.$F49];[.$K49];[.$P49];[.$U49];[.$Z49];[.$AE49];[.$AJ49];[.$AO49];[.$AT49];[.$AY49];[.$BD49];[.$BI49];[.$BN49];[.$BS49];[.$BX49];[.$CC49];[.$CH49];[.$CM49])" office:value-type="float"/>
        </table:table-row>
        <table:table-row table:style-name="ro1">
          <table:table-cell office:value-type="string">
            <text:p>3x3/instances/app53-379-7-6.facts</text:p>
          </table:table-cell>
          <table:table-cell office:value-type="float" office:value="5.40617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9113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5.0289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5.17402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83698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5.3765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.9817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14875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44368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table:style-name="cellBest" office:value-type="float" office:value="3.97072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05671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1553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0.534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10.113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9.5524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Worst" office:value-type="float" office:value="11.0437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10.0161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9.6531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formula="of:=MIN([.$B50];[.$G50];[.$L50];[.$Q50];[.$V50];[.$AA50];[.$AF50];[.$AK50];[.$AP50];[.$AU50];[.$AZ50];[.$BE50];[.$BJ50];[.$BO50];[.$BT50];[.$BY50];[.$CD50];[.$CI50])" office:value-type="float"/>
          <table:table-cell table:formula="of:=MIN([.$C50];[.$H50];[.$M50];[.$R50];[.$W50];[.$AB50];[.$AG50];[.$AL50];[.$AQ50];[.$AV50];[.$BA50];[.$BF50];[.$BK50];[.$BP50];[.$BU50];[.$BZ50];[.$CE50];[.$CJ50])" office:value-type="float"/>
          <table:table-cell table:formula="of:=MIN([.$D50];[.$I50];[.$N50];[.$S50];[.$X50];[.$AC50];[.$AH50];[.$AM50];[.$AR50];[.$AW50];[.$BB50];[.$BG50];[.$BL50];[.$BQ50];[.$BV50];[.$CA50];[.$CF50];[.$CK50])" office:value-type="float"/>
          <table:table-cell table:formula="of:=MIN([.$E50];[.$J50];[.$O50];[.$T50];[.$Y50];[.$AD50];[.$AI50];[.$AN50];[.$AS50];[.$AX50];[.$BC50];[.$BH50];[.$BM50];[.$BR50];[.$BW50];[.$CB50];[.$CG50];[.$CL50])" office:value-type="float"/>
          <table:table-cell table:formula="of:=MIN([.$F50];[.$K50];[.$P50];[.$U50];[.$Z50];[.$AE50];[.$AJ50];[.$AO50];[.$AT50];[.$AY50];[.$BD50];[.$BI50];[.$BN50];[.$BS50];[.$BX50];[.$CC50];[.$CH50];[.$CM50])" office:value-type="float"/>
          <table:table-cell table:formula="of:=MEDIAN([.$B50];[.$G50];[.$L50];[.$Q50];[.$V50];[.$AA50];[.$AF50];[.$AK50];[.$AP50];[.$AU50];[.$AZ50];[.$BE50];[.$BJ50];[.$BO50];[.$BT50];[.$BY50];[.$CD50];[.$CI50])" office:value-type="float"/>
          <table:table-cell table:formula="of:=MEDIAN([.$C50];[.$H50];[.$M50];[.$R50];[.$W50];[.$AB50];[.$AG50];[.$AL50];[.$AQ50];[.$AV50];[.$BA50];[.$BF50];[.$BK50];[.$BP50];[.$BU50];[.$BZ50];[.$CE50];[.$CJ50])" office:value-type="float"/>
          <table:table-cell table:formula="of:=MEDIAN([.$D50];[.$I50];[.$N50];[.$S50];[.$X50];[.$AC50];[.$AH50];[.$AM50];[.$AR50];[.$AW50];[.$BB50];[.$BG50];[.$BL50];[.$BQ50];[.$BV50];[.$CA50];[.$CF50];[.$CK50])" office:value-type="float"/>
          <table:table-cell table:formula="of:=MEDIAN([.$E50];[.$J50];[.$O50];[.$T50];[.$Y50];[.$AD50];[.$AI50];[.$AN50];[.$AS50];[.$AX50];[.$BC50];[.$BH50];[.$BM50];[.$BR50];[.$BW50];[.$CB50];[.$CG50];[.$CL50])" office:value-type="float"/>
          <table:table-cell table:formula="of:=MEDIAN([.$F50];[.$K50];[.$P50];[.$U50];[.$Z50];[.$AE50];[.$AJ50];[.$AO50];[.$AT50];[.$AY50];[.$BD50];[.$BI50];[.$BN50];[.$BS50];[.$BX50];[.$CC50];[.$CH50];[.$CM50])" office:value-type="float"/>
          <table:table-cell table:formula="of:=MAX([.$B50];[.$G50];[.$L50];[.$Q50];[.$V50];[.$AA50];[.$AF50];[.$AK50];[.$AP50];[.$AU50];[.$AZ50];[.$BE50];[.$BJ50];[.$BO50];[.$BT50];[.$BY50];[.$CD50];[.$CI50])" office:value-type="float"/>
          <table:table-cell table:formula="of:=MAX([.$C50];[.$H50];[.$M50];[.$R50];[.$W50];[.$AB50];[.$AG50];[.$AL50];[.$AQ50];[.$AV50];[.$BA50];[.$BF50];[.$BK50];[.$BP50];[.$BU50];[.$BZ50];[.$CE50];[.$CJ50])" office:value-type="float"/>
          <table:table-cell table:formula="of:=MAX([.$D50];[.$I50];[.$N50];[.$S50];[.$X50];[.$AC50];[.$AH50];[.$AM50];[.$AR50];[.$AW50];[.$BB50];[.$BG50];[.$BL50];[.$BQ50];[.$BV50];[.$CA50];[.$CF50];[.$CK50])" office:value-type="float"/>
          <table:table-cell table:formula="of:=MAX([.$E50];[.$J50];[.$O50];[.$T50];[.$Y50];[.$AD50];[.$AI50];[.$AN50];[.$AS50];[.$AX50];[.$BC50];[.$BH50];[.$BM50];[.$BR50];[.$BW50];[.$CB50];[.$CG50];[.$CL50])" office:value-type="float"/>
          <table:table-cell table:formula="of:=MAX([.$F50];[.$K50];[.$P50];[.$U50];[.$Z50];[.$AE50];[.$AJ50];[.$AO50];[.$AT50];[.$AY50];[.$BD50];[.$BI50];[.$BN50];[.$BS50];[.$BX50];[.$CC50];[.$CH50];[.$CM50])" office:value-type="float"/>
        </table:table-row>
        <table:table-row table:style-name="ro1">
          <table:table-cell office:value-type="string">
            <text:p>3x3/instances/app58-259-7-6.facts</text:p>
          </table:table-cell>
          <table:table-cell office:value-type="float" office:value="3.6375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3.510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3.50911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3.5278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3.51535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3.5737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6.0"/>
          <table:table-cell office:value-type="float" office:value="3.21879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2.95914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3.08523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table:style-name="cellBest" office:value-type="float" office:value="2.93836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3.10297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2.98319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table:style-name="cellWorst" office:value-type="float" office:value="5.88915"/>
          <table:table-cell office:value-type="float" office:value="0.0"/>
          <table:table-cell table:style-name="cellWorst" office:value-type="float" office:value="21.0"/>
          <table:table-cell office:value-type="float" office:value="0.0"/>
          <table:table-cell table:style-name="cellWorst" office:value-type="float" office:value="19.0"/>
          <table:table-cell office:value-type="float" office:value="5.55493"/>
          <table:table-cell office:value-type="float" office:value="0.0"/>
          <table:table-cell table:style-name="cellWorst" office:value-type="float" office:value="21.0"/>
          <table:table-cell office:value-type="float" office:value="0.0"/>
          <table:table-cell table:style-name="cellWorst" office:value-type="float" office:value="19.0"/>
          <table:table-cell office:value-type="float" office:value="5.76447"/>
          <table:table-cell office:value-type="float" office:value="0.0"/>
          <table:table-cell table:style-name="cellWorst" office:value-type="float" office:value="21.0"/>
          <table:table-cell office:value-type="float" office:value="0.0"/>
          <table:table-cell table:style-name="cellWorst" office:value-type="float" office:value="19.0"/>
          <table:table-cell office:value-type="float" office:value="5.48081"/>
          <table:table-cell office:value-type="float" office:value="0.0"/>
          <table:table-cell table:style-name="cellWorst" office:value-type="float" office:value="21.0"/>
          <table:table-cell office:value-type="float" office:value="0.0"/>
          <table:table-cell table:style-name="cellWorst" office:value-type="float" office:value="19.0"/>
          <table:table-cell office:value-type="float" office:value="5.44928"/>
          <table:table-cell office:value-type="float" office:value="0.0"/>
          <table:table-cell table:style-name="cellWorst" office:value-type="float" office:value="21.0"/>
          <table:table-cell office:value-type="float" office:value="0.0"/>
          <table:table-cell table:style-name="cellWorst" office:value-type="float" office:value="19.0"/>
          <table:table-cell office:value-type="float" office:value="5.52313"/>
          <table:table-cell office:value-type="float" office:value="0.0"/>
          <table:table-cell table:style-name="cellWorst" office:value-type="float" office:value="21.0"/>
          <table:table-cell office:value-type="float" office:value="0.0"/>
          <table:table-cell table:style-name="cellWorst" office:value-type="float" office:value="19.0"/>
          <table:table-cell table:formula="of:=MIN([.$B51];[.$G51];[.$L51];[.$Q51];[.$V51];[.$AA51];[.$AF51];[.$AK51];[.$AP51];[.$AU51];[.$AZ51];[.$BE51];[.$BJ51];[.$BO51];[.$BT51];[.$BY51];[.$CD51];[.$CI51])" office:value-type="float"/>
          <table:table-cell table:formula="of:=MIN([.$C51];[.$H51];[.$M51];[.$R51];[.$W51];[.$AB51];[.$AG51];[.$AL51];[.$AQ51];[.$AV51];[.$BA51];[.$BF51];[.$BK51];[.$BP51];[.$BU51];[.$BZ51];[.$CE51];[.$CJ51])" office:value-type="float"/>
          <table:table-cell table:formula="of:=MIN([.$D51];[.$I51];[.$N51];[.$S51];[.$X51];[.$AC51];[.$AH51];[.$AM51];[.$AR51];[.$AW51];[.$BB51];[.$BG51];[.$BL51];[.$BQ51];[.$BV51];[.$CA51];[.$CF51];[.$CK51])" office:value-type="float"/>
          <table:table-cell table:formula="of:=MIN([.$E51];[.$J51];[.$O51];[.$T51];[.$Y51];[.$AD51];[.$AI51];[.$AN51];[.$AS51];[.$AX51];[.$BC51];[.$BH51];[.$BM51];[.$BR51];[.$BW51];[.$CB51];[.$CG51];[.$CL51])" office:value-type="float"/>
          <table:table-cell table:formula="of:=MIN([.$F51];[.$K51];[.$P51];[.$U51];[.$Z51];[.$AE51];[.$AJ51];[.$AO51];[.$AT51];[.$AY51];[.$BD51];[.$BI51];[.$BN51];[.$BS51];[.$BX51];[.$CC51];[.$CH51];[.$CM51])" office:value-type="float"/>
          <table:table-cell table:formula="of:=MEDIAN([.$B51];[.$G51];[.$L51];[.$Q51];[.$V51];[.$AA51];[.$AF51];[.$AK51];[.$AP51];[.$AU51];[.$AZ51];[.$BE51];[.$BJ51];[.$BO51];[.$BT51];[.$BY51];[.$CD51];[.$CI51])" office:value-type="float"/>
          <table:table-cell table:formula="of:=MEDIAN([.$C51];[.$H51];[.$M51];[.$R51];[.$W51];[.$AB51];[.$AG51];[.$AL51];[.$AQ51];[.$AV51];[.$BA51];[.$BF51];[.$BK51];[.$BP51];[.$BU51];[.$BZ51];[.$CE51];[.$CJ51])" office:value-type="float"/>
          <table:table-cell table:formula="of:=MEDIAN([.$D51];[.$I51];[.$N51];[.$S51];[.$X51];[.$AC51];[.$AH51];[.$AM51];[.$AR51];[.$AW51];[.$BB51];[.$BG51];[.$BL51];[.$BQ51];[.$BV51];[.$CA51];[.$CF51];[.$CK51])" office:value-type="float"/>
          <table:table-cell table:formula="of:=MEDIAN([.$E51];[.$J51];[.$O51];[.$T51];[.$Y51];[.$AD51];[.$AI51];[.$AN51];[.$AS51];[.$AX51];[.$BC51];[.$BH51];[.$BM51];[.$BR51];[.$BW51];[.$CB51];[.$CG51];[.$CL51])" office:value-type="float"/>
          <table:table-cell table:formula="of:=MEDIAN([.$F51];[.$K51];[.$P51];[.$U51];[.$Z51];[.$AE51];[.$AJ51];[.$AO51];[.$AT51];[.$AY51];[.$BD51];[.$BI51];[.$BN51];[.$BS51];[.$BX51];[.$CC51];[.$CH51];[.$CM51])" office:value-type="float"/>
          <table:table-cell table:formula="of:=MAX([.$B51];[.$G51];[.$L51];[.$Q51];[.$V51];[.$AA51];[.$AF51];[.$AK51];[.$AP51];[.$AU51];[.$AZ51];[.$BE51];[.$BJ51];[.$BO51];[.$BT51];[.$BY51];[.$CD51];[.$CI51])" office:value-type="float"/>
          <table:table-cell table:formula="of:=MAX([.$C51];[.$H51];[.$M51];[.$R51];[.$W51];[.$AB51];[.$AG51];[.$AL51];[.$AQ51];[.$AV51];[.$BA51];[.$BF51];[.$BK51];[.$BP51];[.$BU51];[.$BZ51];[.$CE51];[.$CJ51])" office:value-type="float"/>
          <table:table-cell table:formula="of:=MAX([.$D51];[.$I51];[.$N51];[.$S51];[.$X51];[.$AC51];[.$AH51];[.$AM51];[.$AR51];[.$AW51];[.$BB51];[.$BG51];[.$BL51];[.$BQ51];[.$BV51];[.$CA51];[.$CF51];[.$CK51])" office:value-type="float"/>
          <table:table-cell table:formula="of:=MAX([.$E51];[.$J51];[.$O51];[.$T51];[.$Y51];[.$AD51];[.$AI51];[.$AN51];[.$AS51];[.$AX51];[.$BC51];[.$BH51];[.$BM51];[.$BR51];[.$BW51];[.$CB51];[.$CG51];[.$CL51])" office:value-type="float"/>
          <table:table-cell table:formula="of:=MAX([.$F51];[.$K51];[.$P51];[.$U51];[.$Z51];[.$AE51];[.$AJ51];[.$AO51];[.$AT51];[.$AY51];[.$BD51];[.$BI51];[.$BN51];[.$BS51];[.$BX51];[.$CC51];[.$CH51];[.$CM51])" office:value-type="float"/>
        </table:table-row>
        <table:table-row table:style-name="ro1">
          <table:table-cell office:value-type="string">
            <text:p>3x3/instances/app6-209-10-9.facts</text:p>
          </table:table-cell>
          <table:table-cell office:value-type="float" office:value="4.50409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4.44811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4.2248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4.09515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table:style-name="cellBest" office:value-type="float" office:value="4.09449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4.23354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5.77712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6.52083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5.96971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5.68743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5.68167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6.49032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12.1475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office:value-type="float" office:value="12.7647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table:style-name="cellWorst" office:value-type="float" office:value="13.7117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office:value-type="float" office:value="12.3007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office:value-type="float" office:value="12.9068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office:value-type="float" office:value="12.4937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table:formula="of:=MIN([.$B52];[.$G52];[.$L52];[.$Q52];[.$V52];[.$AA52];[.$AF52];[.$AK52];[.$AP52];[.$AU52];[.$AZ52];[.$BE52];[.$BJ52];[.$BO52];[.$BT52];[.$BY52];[.$CD52];[.$CI52])" office:value-type="float"/>
          <table:table-cell table:formula="of:=MIN([.$C52];[.$H52];[.$M52];[.$R52];[.$W52];[.$AB52];[.$AG52];[.$AL52];[.$AQ52];[.$AV52];[.$BA52];[.$BF52];[.$BK52];[.$BP52];[.$BU52];[.$BZ52];[.$CE52];[.$CJ52])" office:value-type="float"/>
          <table:table-cell table:formula="of:=MIN([.$D52];[.$I52];[.$N52];[.$S52];[.$X52];[.$AC52];[.$AH52];[.$AM52];[.$AR52];[.$AW52];[.$BB52];[.$BG52];[.$BL52];[.$BQ52];[.$BV52];[.$CA52];[.$CF52];[.$CK52])" office:value-type="float"/>
          <table:table-cell table:formula="of:=MIN([.$E52];[.$J52];[.$O52];[.$T52];[.$Y52];[.$AD52];[.$AI52];[.$AN52];[.$AS52];[.$AX52];[.$BC52];[.$BH52];[.$BM52];[.$BR52];[.$BW52];[.$CB52];[.$CG52];[.$CL52])" office:value-type="float"/>
          <table:table-cell table:formula="of:=MIN([.$F52];[.$K52];[.$P52];[.$U52];[.$Z52];[.$AE52];[.$AJ52];[.$AO52];[.$AT52];[.$AY52];[.$BD52];[.$BI52];[.$BN52];[.$BS52];[.$BX52];[.$CC52];[.$CH52];[.$CM52])" office:value-type="float"/>
          <table:table-cell table:formula="of:=MEDIAN([.$B52];[.$G52];[.$L52];[.$Q52];[.$V52];[.$AA52];[.$AF52];[.$AK52];[.$AP52];[.$AU52];[.$AZ52];[.$BE52];[.$BJ52];[.$BO52];[.$BT52];[.$BY52];[.$CD52];[.$CI52])" office:value-type="float"/>
          <table:table-cell table:formula="of:=MEDIAN([.$C52];[.$H52];[.$M52];[.$R52];[.$W52];[.$AB52];[.$AG52];[.$AL52];[.$AQ52];[.$AV52];[.$BA52];[.$BF52];[.$BK52];[.$BP52];[.$BU52];[.$BZ52];[.$CE52];[.$CJ52])" office:value-type="float"/>
          <table:table-cell table:formula="of:=MEDIAN([.$D52];[.$I52];[.$N52];[.$S52];[.$X52];[.$AC52];[.$AH52];[.$AM52];[.$AR52];[.$AW52];[.$BB52];[.$BG52];[.$BL52];[.$BQ52];[.$BV52];[.$CA52];[.$CF52];[.$CK52])" office:value-type="float"/>
          <table:table-cell table:formula="of:=MEDIAN([.$E52];[.$J52];[.$O52];[.$T52];[.$Y52];[.$AD52];[.$AI52];[.$AN52];[.$AS52];[.$AX52];[.$BC52];[.$BH52];[.$BM52];[.$BR52];[.$BW52];[.$CB52];[.$CG52];[.$CL52])" office:value-type="float"/>
          <table:table-cell table:formula="of:=MEDIAN([.$F52];[.$K52];[.$P52];[.$U52];[.$Z52];[.$AE52];[.$AJ52];[.$AO52];[.$AT52];[.$AY52];[.$BD52];[.$BI52];[.$BN52];[.$BS52];[.$BX52];[.$CC52];[.$CH52];[.$CM52])" office:value-type="float"/>
          <table:table-cell table:formula="of:=MAX([.$B52];[.$G52];[.$L52];[.$Q52];[.$V52];[.$AA52];[.$AF52];[.$AK52];[.$AP52];[.$AU52];[.$AZ52];[.$BE52];[.$BJ52];[.$BO52];[.$BT52];[.$BY52];[.$CD52];[.$CI52])" office:value-type="float"/>
          <table:table-cell table:formula="of:=MAX([.$C52];[.$H52];[.$M52];[.$R52];[.$W52];[.$AB52];[.$AG52];[.$AL52];[.$AQ52];[.$AV52];[.$BA52];[.$BF52];[.$BK52];[.$BP52];[.$BU52];[.$BZ52];[.$CE52];[.$CJ52])" office:value-type="float"/>
          <table:table-cell table:formula="of:=MAX([.$D52];[.$I52];[.$N52];[.$S52];[.$X52];[.$AC52];[.$AH52];[.$AM52];[.$AR52];[.$AW52];[.$BB52];[.$BG52];[.$BL52];[.$BQ52];[.$BV52];[.$CA52];[.$CF52];[.$CK52])" office:value-type="float"/>
          <table:table-cell table:formula="of:=MAX([.$E52];[.$J52];[.$O52];[.$T52];[.$Y52];[.$AD52];[.$AI52];[.$AN52];[.$AS52];[.$AX52];[.$BC52];[.$BH52];[.$BM52];[.$BR52];[.$BW52];[.$CB52];[.$CG52];[.$CL52])" office:value-type="float"/>
          <table:table-cell table:formula="of:=MAX([.$F52];[.$K52];[.$P52];[.$U52];[.$Z52];[.$AE52];[.$AJ52];[.$AO52];[.$AT52];[.$AY52];[.$BD52];[.$BI52];[.$BN52];[.$BS52];[.$BX52];[.$CC52];[.$CH52];[.$CM52])" office:value-type="float"/>
        </table:table-row>
        <table:table-row table:style-name="ro1">
          <table:table-cell office:value-type="string">
            <text:p>3x3/instances/app63-360-5-4.facts</text:p>
          </table:table-cell>
          <table:table-cell office:value-type="float" office:value="4.7087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4101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7536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8830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4227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4118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5.3549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92309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46155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12354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34478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16106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8783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14675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73496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917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09644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9733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53];[.$G53];[.$L53];[.$Q53];[.$V53];[.$AA53];[.$AF53];[.$AK53];[.$AP53];[.$AU53];[.$AZ53];[.$BE53];[.$BJ53];[.$BO53];[.$BT53];[.$BY53];[.$CD53];[.$CI53])" office:value-type="float"/>
          <table:table-cell table:formula="of:=MIN([.$C53];[.$H53];[.$M53];[.$R53];[.$W53];[.$AB53];[.$AG53];[.$AL53];[.$AQ53];[.$AV53];[.$BA53];[.$BF53];[.$BK53];[.$BP53];[.$BU53];[.$BZ53];[.$CE53];[.$CJ53])" office:value-type="float"/>
          <table:table-cell table:formula="of:=MIN([.$D53];[.$I53];[.$N53];[.$S53];[.$X53];[.$AC53];[.$AH53];[.$AM53];[.$AR53];[.$AW53];[.$BB53];[.$BG53];[.$BL53];[.$BQ53];[.$BV53];[.$CA53];[.$CF53];[.$CK53])" office:value-type="float"/>
          <table:table-cell table:formula="of:=MIN([.$E53];[.$J53];[.$O53];[.$T53];[.$Y53];[.$AD53];[.$AI53];[.$AN53];[.$AS53];[.$AX53];[.$BC53];[.$BH53];[.$BM53];[.$BR53];[.$BW53];[.$CB53];[.$CG53];[.$CL53])" office:value-type="float"/>
          <table:table-cell table:formula="of:=MIN([.$F53];[.$K53];[.$P53];[.$U53];[.$Z53];[.$AE53];[.$AJ53];[.$AO53];[.$AT53];[.$AY53];[.$BD53];[.$BI53];[.$BN53];[.$BS53];[.$BX53];[.$CC53];[.$CH53];[.$CM53])" office:value-type="float"/>
          <table:table-cell table:formula="of:=MEDIAN([.$B53];[.$G53];[.$L53];[.$Q53];[.$V53];[.$AA53];[.$AF53];[.$AK53];[.$AP53];[.$AU53];[.$AZ53];[.$BE53];[.$BJ53];[.$BO53];[.$BT53];[.$BY53];[.$CD53];[.$CI53])" office:value-type="float"/>
          <table:table-cell table:formula="of:=MEDIAN([.$C53];[.$H53];[.$M53];[.$R53];[.$W53];[.$AB53];[.$AG53];[.$AL53];[.$AQ53];[.$AV53];[.$BA53];[.$BF53];[.$BK53];[.$BP53];[.$BU53];[.$BZ53];[.$CE53];[.$CJ53])" office:value-type="float"/>
          <table:table-cell table:formula="of:=MEDIAN([.$D53];[.$I53];[.$N53];[.$S53];[.$X53];[.$AC53];[.$AH53];[.$AM53];[.$AR53];[.$AW53];[.$BB53];[.$BG53];[.$BL53];[.$BQ53];[.$BV53];[.$CA53];[.$CF53];[.$CK53])" office:value-type="float"/>
          <table:table-cell table:formula="of:=MEDIAN([.$E53];[.$J53];[.$O53];[.$T53];[.$Y53];[.$AD53];[.$AI53];[.$AN53];[.$AS53];[.$AX53];[.$BC53];[.$BH53];[.$BM53];[.$BR53];[.$BW53];[.$CB53];[.$CG53];[.$CL53])" office:value-type="float"/>
          <table:table-cell table:formula="of:=MEDIAN([.$F53];[.$K53];[.$P53];[.$U53];[.$Z53];[.$AE53];[.$AJ53];[.$AO53];[.$AT53];[.$AY53];[.$BD53];[.$BI53];[.$BN53];[.$BS53];[.$BX53];[.$CC53];[.$CH53];[.$CM53])" office:value-type="float"/>
          <table:table-cell table:formula="of:=MAX([.$B53];[.$G53];[.$L53];[.$Q53];[.$V53];[.$AA53];[.$AF53];[.$AK53];[.$AP53];[.$AU53];[.$AZ53];[.$BE53];[.$BJ53];[.$BO53];[.$BT53];[.$BY53];[.$CD53];[.$CI53])" office:value-type="float"/>
          <table:table-cell table:formula="of:=MAX([.$C53];[.$H53];[.$M53];[.$R53];[.$W53];[.$AB53];[.$AG53];[.$AL53];[.$AQ53];[.$AV53];[.$BA53];[.$BF53];[.$BK53];[.$BP53];[.$BU53];[.$BZ53];[.$CE53];[.$CJ53])" office:value-type="float"/>
          <table:table-cell table:formula="of:=MAX([.$D53];[.$I53];[.$N53];[.$S53];[.$X53];[.$AC53];[.$AH53];[.$AM53];[.$AR53];[.$AW53];[.$BB53];[.$BG53];[.$BL53];[.$BQ53];[.$BV53];[.$CA53];[.$CF53];[.$CK53])" office:value-type="float"/>
          <table:table-cell table:formula="of:=MAX([.$E53];[.$J53];[.$O53];[.$T53];[.$Y53];[.$AD53];[.$AI53];[.$AN53];[.$AS53];[.$AX53];[.$BC53];[.$BH53];[.$BM53];[.$BR53];[.$BW53];[.$CB53];[.$CG53];[.$CL53])" office:value-type="float"/>
          <table:table-cell table:formula="of:=MAX([.$F53];[.$K53];[.$P53];[.$U53];[.$Z53];[.$AE53];[.$AJ53];[.$AO53];[.$AT53];[.$AY53];[.$BD53];[.$BI53];[.$BN53];[.$BS53];[.$BX53];[.$CC53];[.$CH53];[.$CM53])" office:value-type="float"/>
        </table:table-row>
        <table:table-row table:style-name="ro1">
          <table:table-cell office:value-type="string">
            <text:p>3x3/instances/app71-240-3-2.facts</text:p>
          </table:table-cell>
          <table:table-cell office:value-type="float" office:value="3.6849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6829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7534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8592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7098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1859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19117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08615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31129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03289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15228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05761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3084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75816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34712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75486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5161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45967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54];[.$G54];[.$L54];[.$Q54];[.$V54];[.$AA54];[.$AF54];[.$AK54];[.$AP54];[.$AU54];[.$AZ54];[.$BE54];[.$BJ54];[.$BO54];[.$BT54];[.$BY54];[.$CD54];[.$CI54])" office:value-type="float"/>
          <table:table-cell table:formula="of:=MIN([.$C54];[.$H54];[.$M54];[.$R54];[.$W54];[.$AB54];[.$AG54];[.$AL54];[.$AQ54];[.$AV54];[.$BA54];[.$BF54];[.$BK54];[.$BP54];[.$BU54];[.$BZ54];[.$CE54];[.$CJ54])" office:value-type="float"/>
          <table:table-cell table:formula="of:=MIN([.$D54];[.$I54];[.$N54];[.$S54];[.$X54];[.$AC54];[.$AH54];[.$AM54];[.$AR54];[.$AW54];[.$BB54];[.$BG54];[.$BL54];[.$BQ54];[.$BV54];[.$CA54];[.$CF54];[.$CK54])" office:value-type="float"/>
          <table:table-cell table:formula="of:=MIN([.$E54];[.$J54];[.$O54];[.$T54];[.$Y54];[.$AD54];[.$AI54];[.$AN54];[.$AS54];[.$AX54];[.$BC54];[.$BH54];[.$BM54];[.$BR54];[.$BW54];[.$CB54];[.$CG54];[.$CL54])" office:value-type="float"/>
          <table:table-cell table:formula="of:=MIN([.$F54];[.$K54];[.$P54];[.$U54];[.$Z54];[.$AE54];[.$AJ54];[.$AO54];[.$AT54];[.$AY54];[.$BD54];[.$BI54];[.$BN54];[.$BS54];[.$BX54];[.$CC54];[.$CH54];[.$CM54])" office:value-type="float"/>
          <table:table-cell table:formula="of:=MEDIAN([.$B54];[.$G54];[.$L54];[.$Q54];[.$V54];[.$AA54];[.$AF54];[.$AK54];[.$AP54];[.$AU54];[.$AZ54];[.$BE54];[.$BJ54];[.$BO54];[.$BT54];[.$BY54];[.$CD54];[.$CI54])" office:value-type="float"/>
          <table:table-cell table:formula="of:=MEDIAN([.$C54];[.$H54];[.$M54];[.$R54];[.$W54];[.$AB54];[.$AG54];[.$AL54];[.$AQ54];[.$AV54];[.$BA54];[.$BF54];[.$BK54];[.$BP54];[.$BU54];[.$BZ54];[.$CE54];[.$CJ54])" office:value-type="float"/>
          <table:table-cell table:formula="of:=MEDIAN([.$D54];[.$I54];[.$N54];[.$S54];[.$X54];[.$AC54];[.$AH54];[.$AM54];[.$AR54];[.$AW54];[.$BB54];[.$BG54];[.$BL54];[.$BQ54];[.$BV54];[.$CA54];[.$CF54];[.$CK54])" office:value-type="float"/>
          <table:table-cell table:formula="of:=MEDIAN([.$E54];[.$J54];[.$O54];[.$T54];[.$Y54];[.$AD54];[.$AI54];[.$AN54];[.$AS54];[.$AX54];[.$BC54];[.$BH54];[.$BM54];[.$BR54];[.$BW54];[.$CB54];[.$CG54];[.$CL54])" office:value-type="float"/>
          <table:table-cell table:formula="of:=MEDIAN([.$F54];[.$K54];[.$P54];[.$U54];[.$Z54];[.$AE54];[.$AJ54];[.$AO54];[.$AT54];[.$AY54];[.$BD54];[.$BI54];[.$BN54];[.$BS54];[.$BX54];[.$CC54];[.$CH54];[.$CM54])" office:value-type="float"/>
          <table:table-cell table:formula="of:=MAX([.$B54];[.$G54];[.$L54];[.$Q54];[.$V54];[.$AA54];[.$AF54];[.$AK54];[.$AP54];[.$AU54];[.$AZ54];[.$BE54];[.$BJ54];[.$BO54];[.$BT54];[.$BY54];[.$CD54];[.$CI54])" office:value-type="float"/>
          <table:table-cell table:formula="of:=MAX([.$C54];[.$H54];[.$M54];[.$R54];[.$W54];[.$AB54];[.$AG54];[.$AL54];[.$AQ54];[.$AV54];[.$BA54];[.$BF54];[.$BK54];[.$BP54];[.$BU54];[.$BZ54];[.$CE54];[.$CJ54])" office:value-type="float"/>
          <table:table-cell table:formula="of:=MAX([.$D54];[.$I54];[.$N54];[.$S54];[.$X54];[.$AC54];[.$AH54];[.$AM54];[.$AR54];[.$AW54];[.$BB54];[.$BG54];[.$BL54];[.$BQ54];[.$BV54];[.$CA54];[.$CF54];[.$CK54])" office:value-type="float"/>
          <table:table-cell table:formula="of:=MAX([.$E54];[.$J54];[.$O54];[.$T54];[.$Y54];[.$AD54];[.$AI54];[.$AN54];[.$AS54];[.$AX54];[.$BC54];[.$BH54];[.$BM54];[.$BR54];[.$BW54];[.$CB54];[.$CG54];[.$CL54])" office:value-type="float"/>
          <table:table-cell table:formula="of:=MAX([.$F54];[.$K54];[.$P54];[.$U54];[.$Z54];[.$AE54];[.$AJ54];[.$AO54];[.$AT54];[.$AY54];[.$BD54];[.$BI54];[.$BN54];[.$BS54];[.$BX54];[.$CC54];[.$CH54];[.$CM54])" office:value-type="float"/>
        </table:table-row>
        <table:table-row table:style-name="ro1">
          <table:table-cell office:value-type="string">
            <text:p>3x3/instances/app72-219-3-2.facts</text:p>
          </table:table-cell>
          <table:table-cell office:value-type="float" office:value="3.5854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4524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7553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50177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4577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4627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8596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87016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91778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8154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87012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83108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3.87209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16046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39796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20222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2862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2272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55];[.$G55];[.$L55];[.$Q55];[.$V55];[.$AA55];[.$AF55];[.$AK55];[.$AP55];[.$AU55];[.$AZ55];[.$BE55];[.$BJ55];[.$BO55];[.$BT55];[.$BY55];[.$CD55];[.$CI55])" office:value-type="float"/>
          <table:table-cell table:formula="of:=MIN([.$C55];[.$H55];[.$M55];[.$R55];[.$W55];[.$AB55];[.$AG55];[.$AL55];[.$AQ55];[.$AV55];[.$BA55];[.$BF55];[.$BK55];[.$BP55];[.$BU55];[.$BZ55];[.$CE55];[.$CJ55])" office:value-type="float"/>
          <table:table-cell table:formula="of:=MIN([.$D55];[.$I55];[.$N55];[.$S55];[.$X55];[.$AC55];[.$AH55];[.$AM55];[.$AR55];[.$AW55];[.$BB55];[.$BG55];[.$BL55];[.$BQ55];[.$BV55];[.$CA55];[.$CF55];[.$CK55])" office:value-type="float"/>
          <table:table-cell table:formula="of:=MIN([.$E55];[.$J55];[.$O55];[.$T55];[.$Y55];[.$AD55];[.$AI55];[.$AN55];[.$AS55];[.$AX55];[.$BC55];[.$BH55];[.$BM55];[.$BR55];[.$BW55];[.$CB55];[.$CG55];[.$CL55])" office:value-type="float"/>
          <table:table-cell table:formula="of:=MIN([.$F55];[.$K55];[.$P55];[.$U55];[.$Z55];[.$AE55];[.$AJ55];[.$AO55];[.$AT55];[.$AY55];[.$BD55];[.$BI55];[.$BN55];[.$BS55];[.$BX55];[.$CC55];[.$CH55];[.$CM55])" office:value-type="float"/>
          <table:table-cell table:formula="of:=MEDIAN([.$B55];[.$G55];[.$L55];[.$Q55];[.$V55];[.$AA55];[.$AF55];[.$AK55];[.$AP55];[.$AU55];[.$AZ55];[.$BE55];[.$BJ55];[.$BO55];[.$BT55];[.$BY55];[.$CD55];[.$CI55])" office:value-type="float"/>
          <table:table-cell table:formula="of:=MEDIAN([.$C55];[.$H55];[.$M55];[.$R55];[.$W55];[.$AB55];[.$AG55];[.$AL55];[.$AQ55];[.$AV55];[.$BA55];[.$BF55];[.$BK55];[.$BP55];[.$BU55];[.$BZ55];[.$CE55];[.$CJ55])" office:value-type="float"/>
          <table:table-cell table:formula="of:=MEDIAN([.$D55];[.$I55];[.$N55];[.$S55];[.$X55];[.$AC55];[.$AH55];[.$AM55];[.$AR55];[.$AW55];[.$BB55];[.$BG55];[.$BL55];[.$BQ55];[.$BV55];[.$CA55];[.$CF55];[.$CK55])" office:value-type="float"/>
          <table:table-cell table:formula="of:=MEDIAN([.$E55];[.$J55];[.$O55];[.$T55];[.$Y55];[.$AD55];[.$AI55];[.$AN55];[.$AS55];[.$AX55];[.$BC55];[.$BH55];[.$BM55];[.$BR55];[.$BW55];[.$CB55];[.$CG55];[.$CL55])" office:value-type="float"/>
          <table:table-cell table:formula="of:=MEDIAN([.$F55];[.$K55];[.$P55];[.$U55];[.$Z55];[.$AE55];[.$AJ55];[.$AO55];[.$AT55];[.$AY55];[.$BD55];[.$BI55];[.$BN55];[.$BS55];[.$BX55];[.$CC55];[.$CH55];[.$CM55])" office:value-type="float"/>
          <table:table-cell table:formula="of:=MAX([.$B55];[.$G55];[.$L55];[.$Q55];[.$V55];[.$AA55];[.$AF55];[.$AK55];[.$AP55];[.$AU55];[.$AZ55];[.$BE55];[.$BJ55];[.$BO55];[.$BT55];[.$BY55];[.$CD55];[.$CI55])" office:value-type="float"/>
          <table:table-cell table:formula="of:=MAX([.$C55];[.$H55];[.$M55];[.$R55];[.$W55];[.$AB55];[.$AG55];[.$AL55];[.$AQ55];[.$AV55];[.$BA55];[.$BF55];[.$BK55];[.$BP55];[.$BU55];[.$BZ55];[.$CE55];[.$CJ55])" office:value-type="float"/>
          <table:table-cell table:formula="of:=MAX([.$D55];[.$I55];[.$N55];[.$S55];[.$X55];[.$AC55];[.$AH55];[.$AM55];[.$AR55];[.$AW55];[.$BB55];[.$BG55];[.$BL55];[.$BQ55];[.$BV55];[.$CA55];[.$CF55];[.$CK55])" office:value-type="float"/>
          <table:table-cell table:formula="of:=MAX([.$E55];[.$J55];[.$O55];[.$T55];[.$Y55];[.$AD55];[.$AI55];[.$AN55];[.$AS55];[.$AX55];[.$BC55];[.$BH55];[.$BM55];[.$BR55];[.$BW55];[.$CB55];[.$CG55];[.$CL55])" office:value-type="float"/>
          <table:table-cell table:formula="of:=MAX([.$F55];[.$K55];[.$P55];[.$U55];[.$Z55];[.$AE55];[.$AJ55];[.$AO55];[.$AT55];[.$AY55];[.$BD55];[.$BI55];[.$BN55];[.$BS55];[.$BX55];[.$CC55];[.$CH55];[.$CM55])" office:value-type="float"/>
        </table:table-row>
        <table:table-row table:style-name="ro1">
          <table:table-cell office:value-type="string">
            <text:p>3x3/instances/app76-210-5-4.facts</text:p>
          </table:table-cell>
          <table:table-cell office:value-type="float" office:value="3.0427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0329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190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2905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0359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2092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76063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25689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09563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7604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78986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7978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3.52104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67639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49749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8071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4021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69531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56];[.$G56];[.$L56];[.$Q56];[.$V56];[.$AA56];[.$AF56];[.$AK56];[.$AP56];[.$AU56];[.$AZ56];[.$BE56];[.$BJ56];[.$BO56];[.$BT56];[.$BY56];[.$CD56];[.$CI56])" office:value-type="float"/>
          <table:table-cell table:formula="of:=MIN([.$C56];[.$H56];[.$M56];[.$R56];[.$W56];[.$AB56];[.$AG56];[.$AL56];[.$AQ56];[.$AV56];[.$BA56];[.$BF56];[.$BK56];[.$BP56];[.$BU56];[.$BZ56];[.$CE56];[.$CJ56])" office:value-type="float"/>
          <table:table-cell table:formula="of:=MIN([.$D56];[.$I56];[.$N56];[.$S56];[.$X56];[.$AC56];[.$AH56];[.$AM56];[.$AR56];[.$AW56];[.$BB56];[.$BG56];[.$BL56];[.$BQ56];[.$BV56];[.$CA56];[.$CF56];[.$CK56])" office:value-type="float"/>
          <table:table-cell table:formula="of:=MIN([.$E56];[.$J56];[.$O56];[.$T56];[.$Y56];[.$AD56];[.$AI56];[.$AN56];[.$AS56];[.$AX56];[.$BC56];[.$BH56];[.$BM56];[.$BR56];[.$BW56];[.$CB56];[.$CG56];[.$CL56])" office:value-type="float"/>
          <table:table-cell table:formula="of:=MIN([.$F56];[.$K56];[.$P56];[.$U56];[.$Z56];[.$AE56];[.$AJ56];[.$AO56];[.$AT56];[.$AY56];[.$BD56];[.$BI56];[.$BN56];[.$BS56];[.$BX56];[.$CC56];[.$CH56];[.$CM56])" office:value-type="float"/>
          <table:table-cell table:formula="of:=MEDIAN([.$B56];[.$G56];[.$L56];[.$Q56];[.$V56];[.$AA56];[.$AF56];[.$AK56];[.$AP56];[.$AU56];[.$AZ56];[.$BE56];[.$BJ56];[.$BO56];[.$BT56];[.$BY56];[.$CD56];[.$CI56])" office:value-type="float"/>
          <table:table-cell table:formula="of:=MEDIAN([.$C56];[.$H56];[.$M56];[.$R56];[.$W56];[.$AB56];[.$AG56];[.$AL56];[.$AQ56];[.$AV56];[.$BA56];[.$BF56];[.$BK56];[.$BP56];[.$BU56];[.$BZ56];[.$CE56];[.$CJ56])" office:value-type="float"/>
          <table:table-cell table:formula="of:=MEDIAN([.$D56];[.$I56];[.$N56];[.$S56];[.$X56];[.$AC56];[.$AH56];[.$AM56];[.$AR56];[.$AW56];[.$BB56];[.$BG56];[.$BL56];[.$BQ56];[.$BV56];[.$CA56];[.$CF56];[.$CK56])" office:value-type="float"/>
          <table:table-cell table:formula="of:=MEDIAN([.$E56];[.$J56];[.$O56];[.$T56];[.$Y56];[.$AD56];[.$AI56];[.$AN56];[.$AS56];[.$AX56];[.$BC56];[.$BH56];[.$BM56];[.$BR56];[.$BW56];[.$CB56];[.$CG56];[.$CL56])" office:value-type="float"/>
          <table:table-cell table:formula="of:=MEDIAN([.$F56];[.$K56];[.$P56];[.$U56];[.$Z56];[.$AE56];[.$AJ56];[.$AO56];[.$AT56];[.$AY56];[.$BD56];[.$BI56];[.$BN56];[.$BS56];[.$BX56];[.$CC56];[.$CH56];[.$CM56])" office:value-type="float"/>
          <table:table-cell table:formula="of:=MAX([.$B56];[.$G56];[.$L56];[.$Q56];[.$V56];[.$AA56];[.$AF56];[.$AK56];[.$AP56];[.$AU56];[.$AZ56];[.$BE56];[.$BJ56];[.$BO56];[.$BT56];[.$BY56];[.$CD56];[.$CI56])" office:value-type="float"/>
          <table:table-cell table:formula="of:=MAX([.$C56];[.$H56];[.$M56];[.$R56];[.$W56];[.$AB56];[.$AG56];[.$AL56];[.$AQ56];[.$AV56];[.$BA56];[.$BF56];[.$BK56];[.$BP56];[.$BU56];[.$BZ56];[.$CE56];[.$CJ56])" office:value-type="float"/>
          <table:table-cell table:formula="of:=MAX([.$D56];[.$I56];[.$N56];[.$S56];[.$X56];[.$AC56];[.$AH56];[.$AM56];[.$AR56];[.$AW56];[.$BB56];[.$BG56];[.$BL56];[.$BQ56];[.$BV56];[.$CA56];[.$CF56];[.$CK56])" office:value-type="float"/>
          <table:table-cell table:formula="of:=MAX([.$E56];[.$J56];[.$O56];[.$T56];[.$Y56];[.$AD56];[.$AI56];[.$AN56];[.$AS56];[.$AX56];[.$BC56];[.$BH56];[.$BM56];[.$BR56];[.$BW56];[.$CB56];[.$CG56];[.$CL56])" office:value-type="float"/>
          <table:table-cell table:formula="of:=MAX([.$F56];[.$K56];[.$P56];[.$U56];[.$Z56];[.$AE56];[.$AJ56];[.$AO56];[.$AT56];[.$AY56];[.$BD56];[.$BI56];[.$BN56];[.$BS56];[.$BX56];[.$CC56];[.$CH56];[.$CM56])" office:value-type="float"/>
        </table:table-row>
        <table:table-row table:style-name="ro1">
          <table:table-cell office:value-type="string">
            <text:p>3x3/instances/app8-240-5-4.facts</text:p>
          </table:table-cell>
          <table:table-cell office:value-type="float" office:value="3.3492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3222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551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5087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3184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3.4998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56293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90954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75059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12988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16998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4.40819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3.89748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15976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6638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6500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6835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3.96645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57];[.$G57];[.$L57];[.$Q57];[.$V57];[.$AA57];[.$AF57];[.$AK57];[.$AP57];[.$AU57];[.$AZ57];[.$BE57];[.$BJ57];[.$BO57];[.$BT57];[.$BY57];[.$CD57];[.$CI57])" office:value-type="float"/>
          <table:table-cell table:formula="of:=MIN([.$C57];[.$H57];[.$M57];[.$R57];[.$W57];[.$AB57];[.$AG57];[.$AL57];[.$AQ57];[.$AV57];[.$BA57];[.$BF57];[.$BK57];[.$BP57];[.$BU57];[.$BZ57];[.$CE57];[.$CJ57])" office:value-type="float"/>
          <table:table-cell table:formula="of:=MIN([.$D57];[.$I57];[.$N57];[.$S57];[.$X57];[.$AC57];[.$AH57];[.$AM57];[.$AR57];[.$AW57];[.$BB57];[.$BG57];[.$BL57];[.$BQ57];[.$BV57];[.$CA57];[.$CF57];[.$CK57])" office:value-type="float"/>
          <table:table-cell table:formula="of:=MIN([.$E57];[.$J57];[.$O57];[.$T57];[.$Y57];[.$AD57];[.$AI57];[.$AN57];[.$AS57];[.$AX57];[.$BC57];[.$BH57];[.$BM57];[.$BR57];[.$BW57];[.$CB57];[.$CG57];[.$CL57])" office:value-type="float"/>
          <table:table-cell table:formula="of:=MIN([.$F57];[.$K57];[.$P57];[.$U57];[.$Z57];[.$AE57];[.$AJ57];[.$AO57];[.$AT57];[.$AY57];[.$BD57];[.$BI57];[.$BN57];[.$BS57];[.$BX57];[.$CC57];[.$CH57];[.$CM57])" office:value-type="float"/>
          <table:table-cell table:formula="of:=MEDIAN([.$B57];[.$G57];[.$L57];[.$Q57];[.$V57];[.$AA57];[.$AF57];[.$AK57];[.$AP57];[.$AU57];[.$AZ57];[.$BE57];[.$BJ57];[.$BO57];[.$BT57];[.$BY57];[.$CD57];[.$CI57])" office:value-type="float"/>
          <table:table-cell table:formula="of:=MEDIAN([.$C57];[.$H57];[.$M57];[.$R57];[.$W57];[.$AB57];[.$AG57];[.$AL57];[.$AQ57];[.$AV57];[.$BA57];[.$BF57];[.$BK57];[.$BP57];[.$BU57];[.$BZ57];[.$CE57];[.$CJ57])" office:value-type="float"/>
          <table:table-cell table:formula="of:=MEDIAN([.$D57];[.$I57];[.$N57];[.$S57];[.$X57];[.$AC57];[.$AH57];[.$AM57];[.$AR57];[.$AW57];[.$BB57];[.$BG57];[.$BL57];[.$BQ57];[.$BV57];[.$CA57];[.$CF57];[.$CK57])" office:value-type="float"/>
          <table:table-cell table:formula="of:=MEDIAN([.$E57];[.$J57];[.$O57];[.$T57];[.$Y57];[.$AD57];[.$AI57];[.$AN57];[.$AS57];[.$AX57];[.$BC57];[.$BH57];[.$BM57];[.$BR57];[.$BW57];[.$CB57];[.$CG57];[.$CL57])" office:value-type="float"/>
          <table:table-cell table:formula="of:=MEDIAN([.$F57];[.$K57];[.$P57];[.$U57];[.$Z57];[.$AE57];[.$AJ57];[.$AO57];[.$AT57];[.$AY57];[.$BD57];[.$BI57];[.$BN57];[.$BS57];[.$BX57];[.$CC57];[.$CH57];[.$CM57])" office:value-type="float"/>
          <table:table-cell table:formula="of:=MAX([.$B57];[.$G57];[.$L57];[.$Q57];[.$V57];[.$AA57];[.$AF57];[.$AK57];[.$AP57];[.$AU57];[.$AZ57];[.$BE57];[.$BJ57];[.$BO57];[.$BT57];[.$BY57];[.$CD57];[.$CI57])" office:value-type="float"/>
          <table:table-cell table:formula="of:=MAX([.$C57];[.$H57];[.$M57];[.$R57];[.$W57];[.$AB57];[.$AG57];[.$AL57];[.$AQ57];[.$AV57];[.$BA57];[.$BF57];[.$BK57];[.$BP57];[.$BU57];[.$BZ57];[.$CE57];[.$CJ57])" office:value-type="float"/>
          <table:table-cell table:formula="of:=MAX([.$D57];[.$I57];[.$N57];[.$S57];[.$X57];[.$AC57];[.$AH57];[.$AM57];[.$AR57];[.$AW57];[.$BB57];[.$BG57];[.$BL57];[.$BQ57];[.$BV57];[.$CA57];[.$CF57];[.$CK57])" office:value-type="float"/>
          <table:table-cell table:formula="of:=MAX([.$E57];[.$J57];[.$O57];[.$T57];[.$Y57];[.$AD57];[.$AI57];[.$AN57];[.$AS57];[.$AX57];[.$BC57];[.$BH57];[.$BM57];[.$BR57];[.$BW57];[.$CB57];[.$CG57];[.$CL57])" office:value-type="float"/>
          <table:table-cell table:formula="of:=MAX([.$F57];[.$K57];[.$P57];[.$U57];[.$Z57];[.$AE57];[.$AJ57];[.$AO57];[.$AT57];[.$AY57];[.$BD57];[.$BI57];[.$BN57];[.$BS57];[.$BX57];[.$CC57];[.$CH57];[.$CM57])" office:value-type="float"/>
        </table:table-row>
        <table:table-row table:style-name="ro1">
          <table:table-cell office:value-type="string">
            <text:p>3x3/instances/app84-240-3-2.facts</text:p>
          </table:table-cell>
          <table:table-cell office:value-type="float" office:value="4.0039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6934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1310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8032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84237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7761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36235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24973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63275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02938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326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23034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70561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99218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3166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7036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47894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39292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58];[.$G58];[.$L58];[.$Q58];[.$V58];[.$AA58];[.$AF58];[.$AK58];[.$AP58];[.$AU58];[.$AZ58];[.$BE58];[.$BJ58];[.$BO58];[.$BT58];[.$BY58];[.$CD58];[.$CI58])" office:value-type="float"/>
          <table:table-cell table:formula="of:=MIN([.$C58];[.$H58];[.$M58];[.$R58];[.$W58];[.$AB58];[.$AG58];[.$AL58];[.$AQ58];[.$AV58];[.$BA58];[.$BF58];[.$BK58];[.$BP58];[.$BU58];[.$BZ58];[.$CE58];[.$CJ58])" office:value-type="float"/>
          <table:table-cell table:formula="of:=MIN([.$D58];[.$I58];[.$N58];[.$S58];[.$X58];[.$AC58];[.$AH58];[.$AM58];[.$AR58];[.$AW58];[.$BB58];[.$BG58];[.$BL58];[.$BQ58];[.$BV58];[.$CA58];[.$CF58];[.$CK58])" office:value-type="float"/>
          <table:table-cell table:formula="of:=MIN([.$E58];[.$J58];[.$O58];[.$T58];[.$Y58];[.$AD58];[.$AI58];[.$AN58];[.$AS58];[.$AX58];[.$BC58];[.$BH58];[.$BM58];[.$BR58];[.$BW58];[.$CB58];[.$CG58];[.$CL58])" office:value-type="float"/>
          <table:table-cell table:formula="of:=MIN([.$F58];[.$K58];[.$P58];[.$U58];[.$Z58];[.$AE58];[.$AJ58];[.$AO58];[.$AT58];[.$AY58];[.$BD58];[.$BI58];[.$BN58];[.$BS58];[.$BX58];[.$CC58];[.$CH58];[.$CM58])" office:value-type="float"/>
          <table:table-cell table:formula="of:=MEDIAN([.$B58];[.$G58];[.$L58];[.$Q58];[.$V58];[.$AA58];[.$AF58];[.$AK58];[.$AP58];[.$AU58];[.$AZ58];[.$BE58];[.$BJ58];[.$BO58];[.$BT58];[.$BY58];[.$CD58];[.$CI58])" office:value-type="float"/>
          <table:table-cell table:formula="of:=MEDIAN([.$C58];[.$H58];[.$M58];[.$R58];[.$W58];[.$AB58];[.$AG58];[.$AL58];[.$AQ58];[.$AV58];[.$BA58];[.$BF58];[.$BK58];[.$BP58];[.$BU58];[.$BZ58];[.$CE58];[.$CJ58])" office:value-type="float"/>
          <table:table-cell table:formula="of:=MEDIAN([.$D58];[.$I58];[.$N58];[.$S58];[.$X58];[.$AC58];[.$AH58];[.$AM58];[.$AR58];[.$AW58];[.$BB58];[.$BG58];[.$BL58];[.$BQ58];[.$BV58];[.$CA58];[.$CF58];[.$CK58])" office:value-type="float"/>
          <table:table-cell table:formula="of:=MEDIAN([.$E58];[.$J58];[.$O58];[.$T58];[.$Y58];[.$AD58];[.$AI58];[.$AN58];[.$AS58];[.$AX58];[.$BC58];[.$BH58];[.$BM58];[.$BR58];[.$BW58];[.$CB58];[.$CG58];[.$CL58])" office:value-type="float"/>
          <table:table-cell table:formula="of:=MEDIAN([.$F58];[.$K58];[.$P58];[.$U58];[.$Z58];[.$AE58];[.$AJ58];[.$AO58];[.$AT58];[.$AY58];[.$BD58];[.$BI58];[.$BN58];[.$BS58];[.$BX58];[.$CC58];[.$CH58];[.$CM58])" office:value-type="float"/>
          <table:table-cell table:formula="of:=MAX([.$B58];[.$G58];[.$L58];[.$Q58];[.$V58];[.$AA58];[.$AF58];[.$AK58];[.$AP58];[.$AU58];[.$AZ58];[.$BE58];[.$BJ58];[.$BO58];[.$BT58];[.$BY58];[.$CD58];[.$CI58])" office:value-type="float"/>
          <table:table-cell table:formula="of:=MAX([.$C58];[.$H58];[.$M58];[.$R58];[.$W58];[.$AB58];[.$AG58];[.$AL58];[.$AQ58];[.$AV58];[.$BA58];[.$BF58];[.$BK58];[.$BP58];[.$BU58];[.$BZ58];[.$CE58];[.$CJ58])" office:value-type="float"/>
          <table:table-cell table:formula="of:=MAX([.$D58];[.$I58];[.$N58];[.$S58];[.$X58];[.$AC58];[.$AH58];[.$AM58];[.$AR58];[.$AW58];[.$BB58];[.$BG58];[.$BL58];[.$BQ58];[.$BV58];[.$CA58];[.$CF58];[.$CK58])" office:value-type="float"/>
          <table:table-cell table:formula="of:=MAX([.$E58];[.$J58];[.$O58];[.$T58];[.$Y58];[.$AD58];[.$AI58];[.$AN58];[.$AS58];[.$AX58];[.$BC58];[.$BH58];[.$BM58];[.$BR58];[.$BW58];[.$CB58];[.$CG58];[.$CL58])" office:value-type="float"/>
          <table:table-cell table:formula="of:=MAX([.$F58];[.$K58];[.$P58];[.$U58];[.$Z58];[.$AE58];[.$AJ58];[.$AO58];[.$AT58];[.$AY58];[.$BD58];[.$BI58];[.$BN58];[.$BS58];[.$BX58];[.$CC58];[.$CH58];[.$CM58])" office:value-type="float"/>
        </table:table-row>
        <table:table-row table:style-name="ro1">
          <table:table-cell office:value-type="string">
            <text:p>3x3/instances/app85-339-3-2.facts</text:p>
          </table:table-cell>
          <table:table-cell office:value-type="float" office:value="4.6136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6293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852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8809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9554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65333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08091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5.07713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5.67767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5.06732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5.1444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5.28495"/>
          <table:table-cell office:value-type="float" office:value="0.0"/>
          <table:table-cell table:style-name="cellWorst" office:value-type="float" office:value="29.0"/>
          <table:table-cell office:value-type="float" office:value="0.0"/>
          <table:table-cell table:style-name="cellWorst" office:value-type="float" office:value="27.0"/>
          <table:table-cell office:value-type="float" office:value="4.9777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5.24249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.96934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5.21164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5.2777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5.0496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59];[.$G59];[.$L59];[.$Q59];[.$V59];[.$AA59];[.$AF59];[.$AK59];[.$AP59];[.$AU59];[.$AZ59];[.$BE59];[.$BJ59];[.$BO59];[.$BT59];[.$BY59];[.$CD59];[.$CI59])" office:value-type="float"/>
          <table:table-cell table:formula="of:=MIN([.$C59];[.$H59];[.$M59];[.$R59];[.$W59];[.$AB59];[.$AG59];[.$AL59];[.$AQ59];[.$AV59];[.$BA59];[.$BF59];[.$BK59];[.$BP59];[.$BU59];[.$BZ59];[.$CE59];[.$CJ59])" office:value-type="float"/>
          <table:table-cell table:formula="of:=MIN([.$D59];[.$I59];[.$N59];[.$S59];[.$X59];[.$AC59];[.$AH59];[.$AM59];[.$AR59];[.$AW59];[.$BB59];[.$BG59];[.$BL59];[.$BQ59];[.$BV59];[.$CA59];[.$CF59];[.$CK59])" office:value-type="float"/>
          <table:table-cell table:formula="of:=MIN([.$E59];[.$J59];[.$O59];[.$T59];[.$Y59];[.$AD59];[.$AI59];[.$AN59];[.$AS59];[.$AX59];[.$BC59];[.$BH59];[.$BM59];[.$BR59];[.$BW59];[.$CB59];[.$CG59];[.$CL59])" office:value-type="float"/>
          <table:table-cell table:formula="of:=MIN([.$F59];[.$K59];[.$P59];[.$U59];[.$Z59];[.$AE59];[.$AJ59];[.$AO59];[.$AT59];[.$AY59];[.$BD59];[.$BI59];[.$BN59];[.$BS59];[.$BX59];[.$CC59];[.$CH59];[.$CM59])" office:value-type="float"/>
          <table:table-cell table:formula="of:=MEDIAN([.$B59];[.$G59];[.$L59];[.$Q59];[.$V59];[.$AA59];[.$AF59];[.$AK59];[.$AP59];[.$AU59];[.$AZ59];[.$BE59];[.$BJ59];[.$BO59];[.$BT59];[.$BY59];[.$CD59];[.$CI59])" office:value-type="float"/>
          <table:table-cell table:formula="of:=MEDIAN([.$C59];[.$H59];[.$M59];[.$R59];[.$W59];[.$AB59];[.$AG59];[.$AL59];[.$AQ59];[.$AV59];[.$BA59];[.$BF59];[.$BK59];[.$BP59];[.$BU59];[.$BZ59];[.$CE59];[.$CJ59])" office:value-type="float"/>
          <table:table-cell table:formula="of:=MEDIAN([.$D59];[.$I59];[.$N59];[.$S59];[.$X59];[.$AC59];[.$AH59];[.$AM59];[.$AR59];[.$AW59];[.$BB59];[.$BG59];[.$BL59];[.$BQ59];[.$BV59];[.$CA59];[.$CF59];[.$CK59])" office:value-type="float"/>
          <table:table-cell table:formula="of:=MEDIAN([.$E59];[.$J59];[.$O59];[.$T59];[.$Y59];[.$AD59];[.$AI59];[.$AN59];[.$AS59];[.$AX59];[.$BC59];[.$BH59];[.$BM59];[.$BR59];[.$BW59];[.$CB59];[.$CG59];[.$CL59])" office:value-type="float"/>
          <table:table-cell table:formula="of:=MEDIAN([.$F59];[.$K59];[.$P59];[.$U59];[.$Z59];[.$AE59];[.$AJ59];[.$AO59];[.$AT59];[.$AY59];[.$BD59];[.$BI59];[.$BN59];[.$BS59];[.$BX59];[.$CC59];[.$CH59];[.$CM59])" office:value-type="float"/>
          <table:table-cell table:formula="of:=MAX([.$B59];[.$G59];[.$L59];[.$Q59];[.$V59];[.$AA59];[.$AF59];[.$AK59];[.$AP59];[.$AU59];[.$AZ59];[.$BE59];[.$BJ59];[.$BO59];[.$BT59];[.$BY59];[.$CD59];[.$CI59])" office:value-type="float"/>
          <table:table-cell table:formula="of:=MAX([.$C59];[.$H59];[.$M59];[.$R59];[.$W59];[.$AB59];[.$AG59];[.$AL59];[.$AQ59];[.$AV59];[.$BA59];[.$BF59];[.$BK59];[.$BP59];[.$BU59];[.$BZ59];[.$CE59];[.$CJ59])" office:value-type="float"/>
          <table:table-cell table:formula="of:=MAX([.$D59];[.$I59];[.$N59];[.$S59];[.$X59];[.$AC59];[.$AH59];[.$AM59];[.$AR59];[.$AW59];[.$BB59];[.$BG59];[.$BL59];[.$BQ59];[.$BV59];[.$CA59];[.$CF59];[.$CK59])" office:value-type="float"/>
          <table:table-cell table:formula="of:=MAX([.$E59];[.$J59];[.$O59];[.$T59];[.$Y59];[.$AD59];[.$AI59];[.$AN59];[.$AS59];[.$AX59];[.$BC59];[.$BH59];[.$BM59];[.$BR59];[.$BW59];[.$CB59];[.$CG59];[.$CL59])" office:value-type="float"/>
          <table:table-cell table:formula="of:=MAX([.$F59];[.$K59];[.$P59];[.$U59];[.$Z59];[.$AE59];[.$AJ59];[.$AO59];[.$AT59];[.$AY59];[.$BD59];[.$BI59];[.$BN59];[.$BS59];[.$BX59];[.$CC59];[.$CH59];[.$CM59])" office:value-type="float"/>
        </table:table-row>
        <table:table-row table:style-name="ro1">
          <table:table-cell office:value-type="string">
            <text:p>3x3/instances/app87-209-10-9.facts</text:p>
          </table:table-cell>
          <table:table-cell table:style-name="cellBest" office:value-type="float" office:value="4.1199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4.40518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4.14503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4.38244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4.23702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4.137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6.09814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6.15065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5.84768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5.72767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5.70204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5.88147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13.5862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office:value-type="float" office:value="12.6539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office:value-type="float" office:value="12.1215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table:style-name="cellWorst" office:value-type="float" office:value="13.6206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office:value-type="float" office:value="12.3014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office:value-type="float" office:value="12.6979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6.0"/>
          <table:table-cell table:formula="of:=MIN([.$B60];[.$G60];[.$L60];[.$Q60];[.$V60];[.$AA60];[.$AF60];[.$AK60];[.$AP60];[.$AU60];[.$AZ60];[.$BE60];[.$BJ60];[.$BO60];[.$BT60];[.$BY60];[.$CD60];[.$CI60])" office:value-type="float"/>
          <table:table-cell table:formula="of:=MIN([.$C60];[.$H60];[.$M60];[.$R60];[.$W60];[.$AB60];[.$AG60];[.$AL60];[.$AQ60];[.$AV60];[.$BA60];[.$BF60];[.$BK60];[.$BP60];[.$BU60];[.$BZ60];[.$CE60];[.$CJ60])" office:value-type="float"/>
          <table:table-cell table:formula="of:=MIN([.$D60];[.$I60];[.$N60];[.$S60];[.$X60];[.$AC60];[.$AH60];[.$AM60];[.$AR60];[.$AW60];[.$BB60];[.$BG60];[.$BL60];[.$BQ60];[.$BV60];[.$CA60];[.$CF60];[.$CK60])" office:value-type="float"/>
          <table:table-cell table:formula="of:=MIN([.$E60];[.$J60];[.$O60];[.$T60];[.$Y60];[.$AD60];[.$AI60];[.$AN60];[.$AS60];[.$AX60];[.$BC60];[.$BH60];[.$BM60];[.$BR60];[.$BW60];[.$CB60];[.$CG60];[.$CL60])" office:value-type="float"/>
          <table:table-cell table:formula="of:=MIN([.$F60];[.$K60];[.$P60];[.$U60];[.$Z60];[.$AE60];[.$AJ60];[.$AO60];[.$AT60];[.$AY60];[.$BD60];[.$BI60];[.$BN60];[.$BS60];[.$BX60];[.$CC60];[.$CH60];[.$CM60])" office:value-type="float"/>
          <table:table-cell table:formula="of:=MEDIAN([.$B60];[.$G60];[.$L60];[.$Q60];[.$V60];[.$AA60];[.$AF60];[.$AK60];[.$AP60];[.$AU60];[.$AZ60];[.$BE60];[.$BJ60];[.$BO60];[.$BT60];[.$BY60];[.$CD60];[.$CI60])" office:value-type="float"/>
          <table:table-cell table:formula="of:=MEDIAN([.$C60];[.$H60];[.$M60];[.$R60];[.$W60];[.$AB60];[.$AG60];[.$AL60];[.$AQ60];[.$AV60];[.$BA60];[.$BF60];[.$BK60];[.$BP60];[.$BU60];[.$BZ60];[.$CE60];[.$CJ60])" office:value-type="float"/>
          <table:table-cell table:formula="of:=MEDIAN([.$D60];[.$I60];[.$N60];[.$S60];[.$X60];[.$AC60];[.$AH60];[.$AM60];[.$AR60];[.$AW60];[.$BB60];[.$BG60];[.$BL60];[.$BQ60];[.$BV60];[.$CA60];[.$CF60];[.$CK60])" office:value-type="float"/>
          <table:table-cell table:formula="of:=MEDIAN([.$E60];[.$J60];[.$O60];[.$T60];[.$Y60];[.$AD60];[.$AI60];[.$AN60];[.$AS60];[.$AX60];[.$BC60];[.$BH60];[.$BM60];[.$BR60];[.$BW60];[.$CB60];[.$CG60];[.$CL60])" office:value-type="float"/>
          <table:table-cell table:formula="of:=MEDIAN([.$F60];[.$K60];[.$P60];[.$U60];[.$Z60];[.$AE60];[.$AJ60];[.$AO60];[.$AT60];[.$AY60];[.$BD60];[.$BI60];[.$BN60];[.$BS60];[.$BX60];[.$CC60];[.$CH60];[.$CM60])" office:value-type="float"/>
          <table:table-cell table:formula="of:=MAX([.$B60];[.$G60];[.$L60];[.$Q60];[.$V60];[.$AA60];[.$AF60];[.$AK60];[.$AP60];[.$AU60];[.$AZ60];[.$BE60];[.$BJ60];[.$BO60];[.$BT60];[.$BY60];[.$CD60];[.$CI60])" office:value-type="float"/>
          <table:table-cell table:formula="of:=MAX([.$C60];[.$H60];[.$M60];[.$R60];[.$W60];[.$AB60];[.$AG60];[.$AL60];[.$AQ60];[.$AV60];[.$BA60];[.$BF60];[.$BK60];[.$BP60];[.$BU60];[.$BZ60];[.$CE60];[.$CJ60])" office:value-type="float"/>
          <table:table-cell table:formula="of:=MAX([.$D60];[.$I60];[.$N60];[.$S60];[.$X60];[.$AC60];[.$AH60];[.$AM60];[.$AR60];[.$AW60];[.$BB60];[.$BG60];[.$BL60];[.$BQ60];[.$BV60];[.$CA60];[.$CF60];[.$CK60])" office:value-type="float"/>
          <table:table-cell table:formula="of:=MAX([.$E60];[.$J60];[.$O60];[.$T60];[.$Y60];[.$AD60];[.$AI60];[.$AN60];[.$AS60];[.$AX60];[.$BC60];[.$BH60];[.$BM60];[.$BR60];[.$BW60];[.$CB60];[.$CG60];[.$CL60])" office:value-type="float"/>
          <table:table-cell table:formula="of:=MAX([.$F60];[.$K60];[.$P60];[.$U60];[.$Z60];[.$AE60];[.$AJ60];[.$AO60];[.$AT60];[.$AY60];[.$BD60];[.$BI60];[.$BN60];[.$BS60];[.$BX60];[.$CC60];[.$CH60];[.$CM60])" office:value-type="float"/>
        </table:table-row>
        <table:table-row table:style-name="ro1">
          <table:table-cell office:value-type="string">
            <text:p>3x3/instances/app9-379-7-6.facts</text:p>
          </table:table-cell>
          <table:table-cell office:value-type="float" office:value="5.083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5.09476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8457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8905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.8492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5.1050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.99947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62807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18108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table:style-name="cellBest" office:value-type="float" office:value="3.98293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14619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4.22593"/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.0"/>
          <table:table-cell office:value-type="float" office:value="10.2093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10.273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style-name="cellWorst" office:value-type="float" office:value="10.6978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10.2391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9.69214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office:value-type="float" office:value="10.1104"/>
          <table:table-cell office:value-type="float" office:value="0.0"/>
          <table:table-cell table:style-name="cellWorst" office:value-type="float" office:value="22.0"/>
          <table:table-cell office:value-type="float" office:value="0.0"/>
          <table:table-cell table:style-name="cellWorst" office:value-type="float" office:value="20.0"/>
          <table:table-cell table:formula="of:=MIN([.$B61];[.$G61];[.$L61];[.$Q61];[.$V61];[.$AA61];[.$AF61];[.$AK61];[.$AP61];[.$AU61];[.$AZ61];[.$BE61];[.$BJ61];[.$BO61];[.$BT61];[.$BY61];[.$CD61];[.$CI61])" office:value-type="float"/>
          <table:table-cell table:formula="of:=MIN([.$C61];[.$H61];[.$M61];[.$R61];[.$W61];[.$AB61];[.$AG61];[.$AL61];[.$AQ61];[.$AV61];[.$BA61];[.$BF61];[.$BK61];[.$BP61];[.$BU61];[.$BZ61];[.$CE61];[.$CJ61])" office:value-type="float"/>
          <table:table-cell table:formula="of:=MIN([.$D61];[.$I61];[.$N61];[.$S61];[.$X61];[.$AC61];[.$AH61];[.$AM61];[.$AR61];[.$AW61];[.$BB61];[.$BG61];[.$BL61];[.$BQ61];[.$BV61];[.$CA61];[.$CF61];[.$CK61])" office:value-type="float"/>
          <table:table-cell table:formula="of:=MIN([.$E61];[.$J61];[.$O61];[.$T61];[.$Y61];[.$AD61];[.$AI61];[.$AN61];[.$AS61];[.$AX61];[.$BC61];[.$BH61];[.$BM61];[.$BR61];[.$BW61];[.$CB61];[.$CG61];[.$CL61])" office:value-type="float"/>
          <table:table-cell table:formula="of:=MIN([.$F61];[.$K61];[.$P61];[.$U61];[.$Z61];[.$AE61];[.$AJ61];[.$AO61];[.$AT61];[.$AY61];[.$BD61];[.$BI61];[.$BN61];[.$BS61];[.$BX61];[.$CC61];[.$CH61];[.$CM61])" office:value-type="float"/>
          <table:table-cell table:formula="of:=MEDIAN([.$B61];[.$G61];[.$L61];[.$Q61];[.$V61];[.$AA61];[.$AF61];[.$AK61];[.$AP61];[.$AU61];[.$AZ61];[.$BE61];[.$BJ61];[.$BO61];[.$BT61];[.$BY61];[.$CD61];[.$CI61])" office:value-type="float"/>
          <table:table-cell table:formula="of:=MEDIAN([.$C61];[.$H61];[.$M61];[.$R61];[.$W61];[.$AB61];[.$AG61];[.$AL61];[.$AQ61];[.$AV61];[.$BA61];[.$BF61];[.$BK61];[.$BP61];[.$BU61];[.$BZ61];[.$CE61];[.$CJ61])" office:value-type="float"/>
          <table:table-cell table:formula="of:=MEDIAN([.$D61];[.$I61];[.$N61];[.$S61];[.$X61];[.$AC61];[.$AH61];[.$AM61];[.$AR61];[.$AW61];[.$BB61];[.$BG61];[.$BL61];[.$BQ61];[.$BV61];[.$CA61];[.$CF61];[.$CK61])" office:value-type="float"/>
          <table:table-cell table:formula="of:=MEDIAN([.$E61];[.$J61];[.$O61];[.$T61];[.$Y61];[.$AD61];[.$AI61];[.$AN61];[.$AS61];[.$AX61];[.$BC61];[.$BH61];[.$BM61];[.$BR61];[.$BW61];[.$CB61];[.$CG61];[.$CL61])" office:value-type="float"/>
          <table:table-cell table:formula="of:=MEDIAN([.$F61];[.$K61];[.$P61];[.$U61];[.$Z61];[.$AE61];[.$AJ61];[.$AO61];[.$AT61];[.$AY61];[.$BD61];[.$BI61];[.$BN61];[.$BS61];[.$BX61];[.$CC61];[.$CH61];[.$CM61])" office:value-type="float"/>
          <table:table-cell table:formula="of:=MAX([.$B61];[.$G61];[.$L61];[.$Q61];[.$V61];[.$AA61];[.$AF61];[.$AK61];[.$AP61];[.$AU61];[.$AZ61];[.$BE61];[.$BJ61];[.$BO61];[.$BT61];[.$BY61];[.$CD61];[.$CI61])" office:value-type="float"/>
          <table:table-cell table:formula="of:=MAX([.$C61];[.$H61];[.$M61];[.$R61];[.$W61];[.$AB61];[.$AG61];[.$AL61];[.$AQ61];[.$AV61];[.$BA61];[.$BF61];[.$BK61];[.$BP61];[.$BU61];[.$BZ61];[.$CE61];[.$CJ61])" office:value-type="float"/>
          <table:table-cell table:formula="of:=MAX([.$D61];[.$I61];[.$N61];[.$S61];[.$X61];[.$AC61];[.$AH61];[.$AM61];[.$AR61];[.$AW61];[.$BB61];[.$BG61];[.$BL61];[.$BQ61];[.$BV61];[.$CA61];[.$CF61];[.$CK61])" office:value-type="float"/>
          <table:table-cell table:formula="of:=MAX([.$E61];[.$J61];[.$O61];[.$T61];[.$Y61];[.$AD61];[.$AI61];[.$AN61];[.$AS61];[.$AX61];[.$BC61];[.$BH61];[.$BM61];[.$BR61];[.$BW61];[.$CB61];[.$CG61];[.$CL61])" office:value-type="float"/>
          <table:table-cell table:formula="of:=MAX([.$F61];[.$K61];[.$P61];[.$U61];[.$Z61];[.$AE61];[.$AJ61];[.$AO61];[.$AT61];[.$AY61];[.$BD61];[.$BI61];[.$BN61];[.$BS61];[.$BX61];[.$CC61];[.$CH61];[.$CM61])" office:value-type="float"/>
        </table:table-row>
        <table:table-row table:style-name="ro1">
          <table:table-cell office:value-type="string">
            <text:p>3x3/instances/app90-360-5-4.facts</text:p>
          </table:table-cell>
          <table:table-cell office:value-type="float" office:value="4.4172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6136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77235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44673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39457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4.6664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5.23359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41773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7310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098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14294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29138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01295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90041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71547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01672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4.70551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office:value-type="float" office:value="5.01568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style-name="cellBest" office:value-type="float" office:value="3.0"/>
          <table:table-cell table:formula="of:=MIN([.$B62];[.$G62];[.$L62];[.$Q62];[.$V62];[.$AA62];[.$AF62];[.$AK62];[.$AP62];[.$AU62];[.$AZ62];[.$BE62];[.$BJ62];[.$BO62];[.$BT62];[.$BY62];[.$CD62];[.$CI62])" office:value-type="float"/>
          <table:table-cell table:formula="of:=MIN([.$C62];[.$H62];[.$M62];[.$R62];[.$W62];[.$AB62];[.$AG62];[.$AL62];[.$AQ62];[.$AV62];[.$BA62];[.$BF62];[.$BK62];[.$BP62];[.$BU62];[.$BZ62];[.$CE62];[.$CJ62])" office:value-type="float"/>
          <table:table-cell table:formula="of:=MIN([.$D62];[.$I62];[.$N62];[.$S62];[.$X62];[.$AC62];[.$AH62];[.$AM62];[.$AR62];[.$AW62];[.$BB62];[.$BG62];[.$BL62];[.$BQ62];[.$BV62];[.$CA62];[.$CF62];[.$CK62])" office:value-type="float"/>
          <table:table-cell table:formula="of:=MIN([.$E62];[.$J62];[.$O62];[.$T62];[.$Y62];[.$AD62];[.$AI62];[.$AN62];[.$AS62];[.$AX62];[.$BC62];[.$BH62];[.$BM62];[.$BR62];[.$BW62];[.$CB62];[.$CG62];[.$CL62])" office:value-type="float"/>
          <table:table-cell table:formula="of:=MIN([.$F62];[.$K62];[.$P62];[.$U62];[.$Z62];[.$AE62];[.$AJ62];[.$AO62];[.$AT62];[.$AY62];[.$BD62];[.$BI62];[.$BN62];[.$BS62];[.$BX62];[.$CC62];[.$CH62];[.$CM62])" office:value-type="float"/>
          <table:table-cell table:formula="of:=MEDIAN([.$B62];[.$G62];[.$L62];[.$Q62];[.$V62];[.$AA62];[.$AF62];[.$AK62];[.$AP62];[.$AU62];[.$AZ62];[.$BE62];[.$BJ62];[.$BO62];[.$BT62];[.$BY62];[.$CD62];[.$CI62])" office:value-type="float"/>
          <table:table-cell table:formula="of:=MEDIAN([.$C62];[.$H62];[.$M62];[.$R62];[.$W62];[.$AB62];[.$AG62];[.$AL62];[.$AQ62];[.$AV62];[.$BA62];[.$BF62];[.$BK62];[.$BP62];[.$BU62];[.$BZ62];[.$CE62];[.$CJ62])" office:value-type="float"/>
          <table:table-cell table:formula="of:=MEDIAN([.$D62];[.$I62];[.$N62];[.$S62];[.$X62];[.$AC62];[.$AH62];[.$AM62];[.$AR62];[.$AW62];[.$BB62];[.$BG62];[.$BL62];[.$BQ62];[.$BV62];[.$CA62];[.$CF62];[.$CK62])" office:value-type="float"/>
          <table:table-cell table:formula="of:=MEDIAN([.$E62];[.$J62];[.$O62];[.$T62];[.$Y62];[.$AD62];[.$AI62];[.$AN62];[.$AS62];[.$AX62];[.$BC62];[.$BH62];[.$BM62];[.$BR62];[.$BW62];[.$CB62];[.$CG62];[.$CL62])" office:value-type="float"/>
          <table:table-cell table:formula="of:=MEDIAN([.$F62];[.$K62];[.$P62];[.$U62];[.$Z62];[.$AE62];[.$AJ62];[.$AO62];[.$AT62];[.$AY62];[.$BD62];[.$BI62];[.$BN62];[.$BS62];[.$BX62];[.$CC62];[.$CH62];[.$CM62])" office:value-type="float"/>
          <table:table-cell table:formula="of:=MAX([.$B62];[.$G62];[.$L62];[.$Q62];[.$V62];[.$AA62];[.$AF62];[.$AK62];[.$AP62];[.$AU62];[.$AZ62];[.$BE62];[.$BJ62];[.$BO62];[.$BT62];[.$BY62];[.$CD62];[.$CI62])" office:value-type="float"/>
          <table:table-cell table:formula="of:=MAX([.$C62];[.$H62];[.$M62];[.$R62];[.$W62];[.$AB62];[.$AG62];[.$AL62];[.$AQ62];[.$AV62];[.$BA62];[.$BF62];[.$BK62];[.$BP62];[.$BU62];[.$BZ62];[.$CE62];[.$CJ62])" office:value-type="float"/>
          <table:table-cell table:formula="of:=MAX([.$D62];[.$I62];[.$N62];[.$S62];[.$X62];[.$AC62];[.$AH62];[.$AM62];[.$AR62];[.$AW62];[.$BB62];[.$BG62];[.$BL62];[.$BQ62];[.$BV62];[.$CA62];[.$CF62];[.$CK62])" office:value-type="float"/>
          <table:table-cell table:formula="of:=MAX([.$E62];[.$J62];[.$O62];[.$T62];[.$Y62];[.$AD62];[.$AI62];[.$AN62];[.$AS62];[.$AX62];[.$BC62];[.$BH62];[.$BM62];[.$BR62];[.$BW62];[.$CB62];[.$CG62];[.$CL62])" office:value-type="float"/>
          <table:table-cell table:formula="of:=MAX([.$F62];[.$K62];[.$P62];[.$U62];[.$Z62];[.$AE62];[.$AJ62];[.$AO62];[.$AT62];[.$AY62];[.$BD62];[.$BI62];[.$BN62];[.$BS62];[.$BX62];[.$CC62];[.$CH62];[.$CM6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2])" office:value-type="float"/>
          <table:table-cell table:formula="of:=SUM([.C3:.C62])" office:value-type="float"/>
          <table:table-cell table:formula="of:=SUM([.D3:.D62])" office:value-type="float"/>
          <table:table-cell table:formula="of:=SUM([.E3:.E62])" office:value-type="float"/>
          <table:table-cell table:formula="of:=SUM([.F3:.F62])" office:value-type="float"/>
          <table:table-cell table:style-name="cellBest" table:formula="of:=SUM([.G3:.G62])" office:value-type="float"/>
          <table:table-cell table:formula="of:=SUM([.H3:.H62])" office:value-type="float"/>
          <table:table-cell table:formula="of:=SUM([.I3:.I62])" office:value-type="float"/>
          <table:table-cell table:formula="of:=SUM([.J3:.J62])" office:value-type="float"/>
          <table:table-cell table:formula="of:=SUM([.K3:.K62])" office:value-type="float"/>
          <table:table-cell table:formula="of:=SUM([.L3:.L62])" office:value-type="float"/>
          <table:table-cell table:formula="of:=SUM([.M3:.M62])" office:value-type="float"/>
          <table:table-cell table:formula="of:=SUM([.N3:.N62])" office:value-type="float"/>
          <table:table-cell table:formula="of:=SUM([.O3:.O62])" office:value-type="float"/>
          <table:table-cell table:formula="of:=SUM([.P3:.P62])" office:value-type="float"/>
          <table:table-cell table:formula="of:=SUM([.Q3:.Q62])" office:value-type="float"/>
          <table:table-cell table:formula="of:=SUM([.R3:.R62])" office:value-type="float"/>
          <table:table-cell table:formula="of:=SUM([.S3:.S62])" office:value-type="float"/>
          <table:table-cell table:formula="of:=SUM([.T3:.T62])" office:value-type="float"/>
          <table:table-cell table:formula="of:=SUM([.U3:.U62])" office:value-type="float"/>
          <table:table-cell table:formula="of:=SUM([.V3:.V62])" office:value-type="float"/>
          <table:table-cell table:formula="of:=SUM([.W3:.W62])" office:value-type="float"/>
          <table:table-cell table:formula="of:=SUM([.X3:.X62])" office:value-type="float"/>
          <table:table-cell table:formula="of:=SUM([.Y3:.Y62])" office:value-type="float"/>
          <table:table-cell table:formula="of:=SUM([.Z3:.Z62])" office:value-type="float"/>
          <table:table-cell table:formula="of:=SUM([.AA3:.AA62])" office:value-type="float"/>
          <table:table-cell table:formula="of:=SUM([.AB3:.AB62])" office:value-type="float"/>
          <table:table-cell table:formula="of:=SUM([.AC3:.AC62])" office:value-type="float"/>
          <table:table-cell table:formula="of:=SUM([.AD3:.AD62])" office:value-type="float"/>
          <table:table-cell table:formula="of:=SUM([.AE3:.AE62])" office:value-type="float"/>
          <table:table-cell table:formula="of:=SUM([.AF3:.AF62])" office:value-type="float"/>
          <table:table-cell table:formula="of:=SUM([.AG3:.AG62])" office:value-type="float"/>
          <table:table-cell table:style-name="cellWorst" table:formula="of:=SUM([.AH3:.AH62])" office:value-type="float"/>
          <table:table-cell table:formula="of:=SUM([.AI3:.AI62])" office:value-type="float"/>
          <table:table-cell table:style-name="cellWorst" table:formula="of:=SUM([.AJ3:.AJ62])" office:value-type="float"/>
          <table:table-cell table:formula="of:=SUM([.AK3:.AK62])" office:value-type="float"/>
          <table:table-cell table:formula="of:=SUM([.AL3:.AL62])" office:value-type="float"/>
          <table:table-cell table:style-name="cellWorst" table:formula="of:=SUM([.AM3:.AM62])" office:value-type="float"/>
          <table:table-cell table:formula="of:=SUM([.AN3:.AN62])" office:value-type="float"/>
          <table:table-cell table:style-name="cellWorst" table:formula="of:=SUM([.AO3:.AO62])" office:value-type="float"/>
          <table:table-cell table:formula="of:=SUM([.AP3:.AP62])" office:value-type="float"/>
          <table:table-cell table:formula="of:=SUM([.AQ3:.AQ62])" office:value-type="float"/>
          <table:table-cell table:style-name="cellWorst" table:formula="of:=SUM([.AR3:.AR62])" office:value-type="float"/>
          <table:table-cell table:formula="of:=SUM([.AS3:.AS62])" office:value-type="float"/>
          <table:table-cell table:style-name="cellWorst" table:formula="of:=SUM([.AT3:.AT62])" office:value-type="float"/>
          <table:table-cell table:formula="of:=SUM([.AU3:.AU62])" office:value-type="float"/>
          <table:table-cell table:formula="of:=SUM([.AV3:.AV62])" office:value-type="float"/>
          <table:table-cell table:style-name="cellWorst" table:formula="of:=SUM([.AW3:.AW62])" office:value-type="float"/>
          <table:table-cell table:formula="of:=SUM([.AX3:.AX62])" office:value-type="float"/>
          <table:table-cell table:style-name="cellWorst" table:formula="of:=SUM([.AY3:.AY62])" office:value-type="float"/>
          <table:table-cell table:formula="of:=SUM([.AZ3:.AZ62])" office:value-type="float"/>
          <table:table-cell table:formula="of:=SUM([.BA3:.BA62])" office:value-type="float"/>
          <table:table-cell table:style-name="cellWorst" table:formula="of:=SUM([.BB3:.BB62])" office:value-type="float"/>
          <table:table-cell table:formula="of:=SUM([.BC3:.BC62])" office:value-type="float"/>
          <table:table-cell table:style-name="cellWorst" table:formula="of:=SUM([.BD3:.BD62])" office:value-type="float"/>
          <table:table-cell table:formula="of:=SUM([.BE3:.BE62])" office:value-type="float"/>
          <table:table-cell table:formula="of:=SUM([.BF3:.BF62])" office:value-type="float"/>
          <table:table-cell table:style-name="cellWorst" table:formula="of:=SUM([.BG3:.BG62])" office:value-type="float"/>
          <table:table-cell table:formula="of:=SUM([.BH3:.BH62])" office:value-type="float"/>
          <table:table-cell table:style-name="cellWorst" table:formula="of:=SUM([.BI3:.BI62])" office:value-type="float"/>
          <table:table-cell table:formula="of:=SUM([.BJ3:.BJ62])" office:value-type="float"/>
          <table:table-cell table:formula="of:=SUM([.BK3:.BK62])" office:value-type="float"/>
          <table:table-cell table:style-name="cellBest" table:formula="of:=SUM([.BL3:.BL62])" office:value-type="float"/>
          <table:table-cell table:formula="of:=SUM([.BM3:.BM62])" office:value-type="float"/>
          <table:table-cell table:style-name="cellBest" table:formula="of:=SUM([.BN3:.BN62])" office:value-type="float"/>
          <table:table-cell table:style-name="cellWorst" table:formula="of:=SUM([.BO3:.BO62])" office:value-type="float"/>
          <table:table-cell table:formula="of:=SUM([.BP3:.BP62])" office:value-type="float"/>
          <table:table-cell table:style-name="cellBest" table:formula="of:=SUM([.BQ3:.BQ62])" office:value-type="float"/>
          <table:table-cell table:formula="of:=SUM([.BR3:.BR62])" office:value-type="float"/>
          <table:table-cell table:style-name="cellBest" table:formula="of:=SUM([.BS3:.BS62])" office:value-type="float"/>
          <table:table-cell table:formula="of:=SUM([.BT3:.BT62])" office:value-type="float"/>
          <table:table-cell table:formula="of:=SUM([.BU3:.BU62])" office:value-type="float"/>
          <table:table-cell table:style-name="cellBest" table:formula="of:=SUM([.BV3:.BV62])" office:value-type="float"/>
          <table:table-cell table:formula="of:=SUM([.BW3:.BW62])" office:value-type="float"/>
          <table:table-cell table:style-name="cellBest" table:formula="of:=SUM([.BX3:.BX62])" office:value-type="float"/>
          <table:table-cell table:formula="of:=SUM([.BY3:.BY62])" office:value-type="float"/>
          <table:table-cell table:formula="of:=SUM([.BZ3:.BZ62])" office:value-type="float"/>
          <table:table-cell table:style-name="cellBest" table:formula="of:=SUM([.CA3:.CA62])" office:value-type="float"/>
          <table:table-cell table:formula="of:=SUM([.CB3:.CB62])" office:value-type="float"/>
          <table:table-cell table:style-name="cellBest" table:formula="of:=SUM([.CC3:.CC62])" office:value-type="float"/>
          <table:table-cell table:formula="of:=SUM([.CD3:.CD62])" office:value-type="float"/>
          <table:table-cell table:formula="of:=SUM([.CE3:.CE62])" office:value-type="float"/>
          <table:table-cell table:style-name="cellBest" table:formula="of:=SUM([.CF3:.CF62])" office:value-type="float"/>
          <table:table-cell table:formula="of:=SUM([.CG3:.CG62])" office:value-type="float"/>
          <table:table-cell table:style-name="cellBest" table:formula="of:=SUM([.CH3:.CH62])" office:value-type="float"/>
          <table:table-cell table:formula="of:=SUM([.CI3:.CI62])" office:value-type="float"/>
          <table:table-cell table:formula="of:=SUM([.CJ3:.CJ62])" office:value-type="float"/>
          <table:table-cell table:style-name="cellBest" table:formula="of:=SUM([.CK3:.CK62])" office:value-type="float"/>
          <table:table-cell table:formula="of:=SUM([.CL3:.CL62])" office:value-type="float"/>
          <table:table-cell table:style-name="cellBest" table:formula="of:=SUM([.CM3:.CM62])" office:value-type="float"/>
          <table:table-cell table:formula="of:=SUM([.CN3:.CN62])" office:value-type="float"/>
          <table:table-cell table:formula="of:=SUM([.CO3:.CO62])" office:value-type="float"/>
          <table:table-cell table:formula="of:=SUM([.CP3:.CP62])" office:value-type="float"/>
          <table:table-cell table:formula="of:=SUM([.CQ3:.CQ62])" office:value-type="float"/>
          <table:table-cell table:formula="of:=SUM([.CR3:.CR62])" office:value-type="float"/>
          <table:table-cell table:formula="of:=SUM([.CS3:.CS62])" office:value-type="float"/>
          <table:table-cell table:formula="of:=SUM([.CT3:.CT62])" office:value-type="float"/>
          <table:table-cell table:formula="of:=SUM([.CU3:.CU62])" office:value-type="float"/>
          <table:table-cell table:formula="of:=SUM([.CV3:.CV62])" office:value-type="float"/>
          <table:table-cell table:formula="of:=SUM([.CW3:.CW62])" office:value-type="float"/>
          <table:table-cell table:formula="of:=SUM([.CX3:.CX62])" office:value-type="float"/>
          <table:table-cell table:formula="of:=SUM([.CY3:.CY62])" office:value-type="float"/>
          <table:table-cell table:formula="of:=SUM([.CZ3:.CZ62])" office:value-type="float"/>
          <table:table-cell table:formula="of:=SUM([.DA3:.DA62])" office:value-type="float"/>
          <table:table-cell table:formula="of:=SUM([.DB3:.DB6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2])" office:value-type="float"/>
          <table:table-cell table:formula="of:=AVERAGE([.C3:.C62])" office:value-type="float"/>
          <table:table-cell table:formula="of:=AVERAGE([.D3:.D62])" office:value-type="float"/>
          <table:table-cell table:formula="of:=AVERAGE([.E3:.E62])" office:value-type="float"/>
          <table:table-cell table:formula="of:=AVERAGE([.F3:.F62])" office:value-type="float"/>
          <table:table-cell table:formula="of:=AVERAGE([.G3:.G62])" office:value-type="float"/>
          <table:table-cell table:formula="of:=AVERAGE([.H3:.H62])" office:value-type="float"/>
          <table:table-cell table:formula="of:=AVERAGE([.I3:.I62])" office:value-type="float"/>
          <table:table-cell table:formula="of:=AVERAGE([.J3:.J62])" office:value-type="float"/>
          <table:table-cell table:formula="of:=AVERAGE([.K3:.K62])" office:value-type="float"/>
          <table:table-cell table:formula="of:=AVERAGE([.L3:.L62])" office:value-type="float"/>
          <table:table-cell table:formula="of:=AVERAGE([.M3:.M62])" office:value-type="float"/>
          <table:table-cell table:formula="of:=AVERAGE([.N3:.N62])" office:value-type="float"/>
          <table:table-cell table:formula="of:=AVERAGE([.O3:.O62])" office:value-type="float"/>
          <table:table-cell table:formula="of:=AVERAGE([.P3:.P62])" office:value-type="float"/>
          <table:table-cell table:formula="of:=AVERAGE([.Q3:.Q62])" office:value-type="float"/>
          <table:table-cell table:formula="of:=AVERAGE([.R3:.R62])" office:value-type="float"/>
          <table:table-cell table:formula="of:=AVERAGE([.S3:.S62])" office:value-type="float"/>
          <table:table-cell table:formula="of:=AVERAGE([.T3:.T62])" office:value-type="float"/>
          <table:table-cell table:formula="of:=AVERAGE([.U3:.U62])" office:value-type="float"/>
          <table:table-cell table:formula="of:=AVERAGE([.V3:.V62])" office:value-type="float"/>
          <table:table-cell table:formula="of:=AVERAGE([.W3:.W62])" office:value-type="float"/>
          <table:table-cell table:formula="of:=AVERAGE([.X3:.X62])" office:value-type="float"/>
          <table:table-cell table:formula="of:=AVERAGE([.Y3:.Y62])" office:value-type="float"/>
          <table:table-cell table:formula="of:=AVERAGE([.Z3:.Z62])" office:value-type="float"/>
          <table:table-cell table:formula="of:=AVERAGE([.AA3:.AA62])" office:value-type="float"/>
          <table:table-cell table:formula="of:=AVERAGE([.AB3:.AB62])" office:value-type="float"/>
          <table:table-cell table:formula="of:=AVERAGE([.AC3:.AC62])" office:value-type="float"/>
          <table:table-cell table:formula="of:=AVERAGE([.AD3:.AD62])" office:value-type="float"/>
          <table:table-cell table:formula="of:=AVERAGE([.AE3:.AE62])" office:value-type="float"/>
          <table:table-cell table:formula="of:=AVERAGE([.AF3:.AF62])" office:value-type="float"/>
          <table:table-cell table:formula="of:=AVERAGE([.AG3:.AG62])" office:value-type="float"/>
          <table:table-cell table:style-name="cellWorst" table:formula="of:=AVERAGE([.AH3:.AH62])" office:value-type="float"/>
          <table:table-cell table:formula="of:=AVERAGE([.AI3:.AI62])" office:value-type="float"/>
          <table:table-cell table:style-name="cellWorst" table:formula="of:=AVERAGE([.AJ3:.AJ62])" office:value-type="float"/>
          <table:table-cell table:formula="of:=AVERAGE([.AK3:.AK62])" office:value-type="float"/>
          <table:table-cell table:formula="of:=AVERAGE([.AL3:.AL62])" office:value-type="float"/>
          <table:table-cell table:style-name="cellWorst" table:formula="of:=AVERAGE([.AM3:.AM62])" office:value-type="float"/>
          <table:table-cell table:formula="of:=AVERAGE([.AN3:.AN62])" office:value-type="float"/>
          <table:table-cell table:style-name="cellWorst" table:formula="of:=AVERAGE([.AO3:.AO62])" office:value-type="float"/>
          <table:table-cell table:formula="of:=AVERAGE([.AP3:.AP62])" office:value-type="float"/>
          <table:table-cell table:formula="of:=AVERAGE([.AQ3:.AQ62])" office:value-type="float"/>
          <table:table-cell table:style-name="cellWorst" table:formula="of:=AVERAGE([.AR3:.AR62])" office:value-type="float"/>
          <table:table-cell table:formula="of:=AVERAGE([.AS3:.AS62])" office:value-type="float"/>
          <table:table-cell table:style-name="cellWorst" table:formula="of:=AVERAGE([.AT3:.AT62])" office:value-type="float"/>
          <table:table-cell table:formula="of:=AVERAGE([.AU3:.AU62])" office:value-type="float"/>
          <table:table-cell table:formula="of:=AVERAGE([.AV3:.AV62])" office:value-type="float"/>
          <table:table-cell table:style-name="cellWorst" table:formula="of:=AVERAGE([.AW3:.AW62])" office:value-type="float"/>
          <table:table-cell table:formula="of:=AVERAGE([.AX3:.AX62])" office:value-type="float"/>
          <table:table-cell table:style-name="cellWorst" table:formula="of:=AVERAGE([.AY3:.AY62])" office:value-type="float"/>
          <table:table-cell table:formula="of:=AVERAGE([.AZ3:.AZ62])" office:value-type="float"/>
          <table:table-cell table:formula="of:=AVERAGE([.BA3:.BA62])" office:value-type="float"/>
          <table:table-cell table:style-name="cellWorst" table:formula="of:=AVERAGE([.BB3:.BB62])" office:value-type="float"/>
          <table:table-cell table:formula="of:=AVERAGE([.BC3:.BC62])" office:value-type="float"/>
          <table:table-cell table:style-name="cellWorst" table:formula="of:=AVERAGE([.BD3:.BD62])" office:value-type="float"/>
          <table:table-cell table:formula="of:=AVERAGE([.BE3:.BE62])" office:value-type="float"/>
          <table:table-cell table:formula="of:=AVERAGE([.BF3:.BF62])" office:value-type="float"/>
          <table:table-cell table:style-name="cellWorst" table:formula="of:=AVERAGE([.BG3:.BG62])" office:value-type="float"/>
          <table:table-cell table:formula="of:=AVERAGE([.BH3:.BH62])" office:value-type="float"/>
          <table:table-cell table:style-name="cellWorst" table:formula="of:=AVERAGE([.BI3:.BI62])" office:value-type="float"/>
          <table:table-cell table:formula="of:=AVERAGE([.BJ3:.BJ62])" office:value-type="float"/>
          <table:table-cell table:formula="of:=AVERAGE([.BK3:.BK62])" office:value-type="float"/>
          <table:table-cell table:style-name="cellBest" table:formula="of:=AVERAGE([.BL3:.BL62])" office:value-type="float"/>
          <table:table-cell table:formula="of:=AVERAGE([.BM3:.BM62])" office:value-type="float"/>
          <table:table-cell table:style-name="cellBest" table:formula="of:=AVERAGE([.BN3:.BN62])" office:value-type="float"/>
          <table:table-cell table:formula="of:=AVERAGE([.BO3:.BO62])" office:value-type="float"/>
          <table:table-cell table:formula="of:=AVERAGE([.BP3:.BP62])" office:value-type="float"/>
          <table:table-cell table:style-name="cellBest" table:formula="of:=AVERAGE([.BQ3:.BQ62])" office:value-type="float"/>
          <table:table-cell table:formula="of:=AVERAGE([.BR3:.BR62])" office:value-type="float"/>
          <table:table-cell table:style-name="cellBest" table:formula="of:=AVERAGE([.BS3:.BS62])" office:value-type="float"/>
          <table:table-cell table:formula="of:=AVERAGE([.BT3:.BT62])" office:value-type="float"/>
          <table:table-cell table:formula="of:=AVERAGE([.BU3:.BU62])" office:value-type="float"/>
          <table:table-cell table:style-name="cellBest" table:formula="of:=AVERAGE([.BV3:.BV62])" office:value-type="float"/>
          <table:table-cell table:formula="of:=AVERAGE([.BW3:.BW62])" office:value-type="float"/>
          <table:table-cell table:style-name="cellBest" table:formula="of:=AVERAGE([.BX3:.BX62])" office:value-type="float"/>
          <table:table-cell table:formula="of:=AVERAGE([.BY3:.BY62])" office:value-type="float"/>
          <table:table-cell table:formula="of:=AVERAGE([.BZ3:.BZ62])" office:value-type="float"/>
          <table:table-cell table:style-name="cellBest" table:formula="of:=AVERAGE([.CA3:.CA62])" office:value-type="float"/>
          <table:table-cell table:formula="of:=AVERAGE([.CB3:.CB62])" office:value-type="float"/>
          <table:table-cell table:style-name="cellBest" table:formula="of:=AVERAGE([.CC3:.CC62])" office:value-type="float"/>
          <table:table-cell table:formula="of:=AVERAGE([.CD3:.CD62])" office:value-type="float"/>
          <table:table-cell table:formula="of:=AVERAGE([.CE3:.CE62])" office:value-type="float"/>
          <table:table-cell table:style-name="cellBest" table:formula="of:=AVERAGE([.CF3:.CF62])" office:value-type="float"/>
          <table:table-cell table:formula="of:=AVERAGE([.CG3:.CG62])" office:value-type="float"/>
          <table:table-cell table:style-name="cellBest" table:formula="of:=AVERAGE([.CH3:.CH62])" office:value-type="float"/>
          <table:table-cell table:formula="of:=AVERAGE([.CI3:.CI62])" office:value-type="float"/>
          <table:table-cell table:formula="of:=AVERAGE([.CJ3:.CJ62])" office:value-type="float"/>
          <table:table-cell table:style-name="cellBest" table:formula="of:=AVERAGE([.CK3:.CK62])" office:value-type="float"/>
          <table:table-cell table:formula="of:=AVERAGE([.CL3:.CL62])" office:value-type="float"/>
          <table:table-cell table:style-name="cellBest" table:formula="of:=AVERAGE([.CM3:.CM62])" office:value-type="float"/>
          <table:table-cell table:formula="of:=AVERAGE([.CN3:.CN62])" office:value-type="float"/>
          <table:table-cell table:formula="of:=AVERAGE([.CO3:.CO62])" office:value-type="float"/>
          <table:table-cell table:formula="of:=AVERAGE([.CP3:.CP62])" office:value-type="float"/>
          <table:table-cell table:formula="of:=AVERAGE([.CQ3:.CQ62])" office:value-type="float"/>
          <table:table-cell table:formula="of:=AVERAGE([.CR3:.CR62])" office:value-type="float"/>
          <table:table-cell table:formula="of:=AVERAGE([.CS3:.CS62])" office:value-type="float"/>
          <table:table-cell table:formula="of:=AVERAGE([.CT3:.CT62])" office:value-type="float"/>
          <table:table-cell table:formula="of:=AVERAGE([.CU3:.CU62])" office:value-type="float"/>
          <table:table-cell table:formula="of:=AVERAGE([.CV3:.CV62])" office:value-type="float"/>
          <table:table-cell table:formula="of:=AVERAGE([.CW3:.CW62])" office:value-type="float"/>
          <table:table-cell table:formula="of:=AVERAGE([.CX3:.CX62])" office:value-type="float"/>
          <table:table-cell table:formula="of:=AVERAGE([.CY3:.CY62])" office:value-type="float"/>
          <table:table-cell table:formula="of:=AVERAGE([.CZ3:.CZ62])" office:value-type="float"/>
          <table:table-cell table:formula="of:=AVERAGE([.DA3:.DA62])" office:value-type="float"/>
          <table:table-cell table:formula="of:=AVERAGE([.DB3:.DB6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2])" office:value-type="float"/>
          <table:table-cell table:formula="of:=STDEV([.C3:.C62])" office:value-type="float"/>
          <table:table-cell table:style-name="cellBest" table:formula="of:=STDEV([.D3:.D62])" office:value-type="float"/>
          <table:table-cell table:formula="of:=STDEV([.E3:.E62])" office:value-type="float"/>
          <table:table-cell table:style-name="cellBest" table:formula="of:=STDEV([.F3:.F62])" office:value-type="float"/>
          <table:table-cell table:formula="of:=STDEV([.G3:.G62])" office:value-type="float"/>
          <table:table-cell table:formula="of:=STDEV([.H3:.H62])" office:value-type="float"/>
          <table:table-cell table:style-name="cellBest" table:formula="of:=STDEV([.I3:.I62])" office:value-type="float"/>
          <table:table-cell table:formula="of:=STDEV([.J3:.J62])" office:value-type="float"/>
          <table:table-cell table:style-name="cellBest" table:formula="of:=STDEV([.K3:.K62])" office:value-type="float"/>
          <table:table-cell table:formula="of:=STDEV([.L3:.L62])" office:value-type="float"/>
          <table:table-cell table:formula="of:=STDEV([.M3:.M62])" office:value-type="float"/>
          <table:table-cell table:style-name="cellBest" table:formula="of:=STDEV([.N3:.N62])" office:value-type="float"/>
          <table:table-cell table:formula="of:=STDEV([.O3:.O62])" office:value-type="float"/>
          <table:table-cell table:style-name="cellBest" table:formula="of:=STDEV([.P3:.P62])" office:value-type="float"/>
          <table:table-cell table:formula="of:=STDEV([.Q3:.Q62])" office:value-type="float"/>
          <table:table-cell table:formula="of:=STDEV([.R3:.R62])" office:value-type="float"/>
          <table:table-cell table:style-name="cellBest" table:formula="of:=STDEV([.S3:.S62])" office:value-type="float"/>
          <table:table-cell table:formula="of:=STDEV([.T3:.T62])" office:value-type="float"/>
          <table:table-cell table:style-name="cellBest" table:formula="of:=STDEV([.U3:.U62])" office:value-type="float"/>
          <table:table-cell table:formula="of:=STDEV([.V3:.V62])" office:value-type="float"/>
          <table:table-cell table:formula="of:=STDEV([.W3:.W62])" office:value-type="float"/>
          <table:table-cell table:style-name="cellBest" table:formula="of:=STDEV([.X3:.X62])" office:value-type="float"/>
          <table:table-cell table:formula="of:=STDEV([.Y3:.Y62])" office:value-type="float"/>
          <table:table-cell table:style-name="cellBest" table:formula="of:=STDEV([.Z3:.Z62])" office:value-type="float"/>
          <table:table-cell table:style-name="cellBest" table:formula="of:=STDEV([.AA3:.AA62])" office:value-type="float"/>
          <table:table-cell table:formula="of:=STDEV([.AB3:.AB62])" office:value-type="float"/>
          <table:table-cell table:style-name="cellBest" table:formula="of:=STDEV([.AC3:.AC62])" office:value-type="float"/>
          <table:table-cell table:formula="of:=STDEV([.AD3:.AD62])" office:value-type="float"/>
          <table:table-cell table:style-name="cellBest" table:formula="of:=STDEV([.AE3:.AE62])" office:value-type="float"/>
          <table:table-cell table:formula="of:=STDEV([.AF3:.AF62])" office:value-type="float"/>
          <table:table-cell table:formula="of:=STDEV([.AG3:.AG62])" office:value-type="float"/>
          <table:table-cell table:style-name="cellWorst" table:formula="of:=STDEV([.AH3:.AH62])" office:value-type="float"/>
          <table:table-cell table:formula="of:=STDEV([.AI3:.AI62])" office:value-type="float"/>
          <table:table-cell table:style-name="cellWorst" table:formula="of:=STDEV([.AJ3:.AJ62])" office:value-type="float"/>
          <table:table-cell table:formula="of:=STDEV([.AK3:.AK62])" office:value-type="float"/>
          <table:table-cell table:formula="of:=STDEV([.AL3:.AL62])" office:value-type="float"/>
          <table:table-cell table:style-name="cellWorst" table:formula="of:=STDEV([.AM3:.AM62])" office:value-type="float"/>
          <table:table-cell table:formula="of:=STDEV([.AN3:.AN62])" office:value-type="float"/>
          <table:table-cell table:style-name="cellWorst" table:formula="of:=STDEV([.AO3:.AO62])" office:value-type="float"/>
          <table:table-cell table:formula="of:=STDEV([.AP3:.AP62])" office:value-type="float"/>
          <table:table-cell table:formula="of:=STDEV([.AQ3:.AQ62])" office:value-type="float"/>
          <table:table-cell table:style-name="cellWorst" table:formula="of:=STDEV([.AR3:.AR62])" office:value-type="float"/>
          <table:table-cell table:formula="of:=STDEV([.AS3:.AS62])" office:value-type="float"/>
          <table:table-cell table:style-name="cellWorst" table:formula="of:=STDEV([.AT3:.AT62])" office:value-type="float"/>
          <table:table-cell table:formula="of:=STDEV([.AU3:.AU62])" office:value-type="float"/>
          <table:table-cell table:formula="of:=STDEV([.AV3:.AV62])" office:value-type="float"/>
          <table:table-cell table:style-name="cellWorst" table:formula="of:=STDEV([.AW3:.AW62])" office:value-type="float"/>
          <table:table-cell table:formula="of:=STDEV([.AX3:.AX62])" office:value-type="float"/>
          <table:table-cell table:style-name="cellWorst" table:formula="of:=STDEV([.AY3:.AY62])" office:value-type="float"/>
          <table:table-cell table:formula="of:=STDEV([.AZ3:.AZ62])" office:value-type="float"/>
          <table:table-cell table:formula="of:=STDEV([.BA3:.BA62])" office:value-type="float"/>
          <table:table-cell table:style-name="cellWorst" table:formula="of:=STDEV([.BB3:.BB62])" office:value-type="float"/>
          <table:table-cell table:formula="of:=STDEV([.BC3:.BC62])" office:value-type="float"/>
          <table:table-cell table:style-name="cellWorst" table:formula="of:=STDEV([.BD3:.BD62])" office:value-type="float"/>
          <table:table-cell table:formula="of:=STDEV([.BE3:.BE62])" office:value-type="float"/>
          <table:table-cell table:formula="of:=STDEV([.BF3:.BF62])" office:value-type="float"/>
          <table:table-cell table:style-name="cellWorst" table:formula="of:=STDEV([.BG3:.BG62])" office:value-type="float"/>
          <table:table-cell table:formula="of:=STDEV([.BH3:.BH62])" office:value-type="float"/>
          <table:table-cell table:style-name="cellWorst" table:formula="of:=STDEV([.BI3:.BI62])" office:value-type="float"/>
          <table:table-cell table:formula="of:=STDEV([.BJ3:.BJ62])" office:value-type="float"/>
          <table:table-cell table:formula="of:=STDEV([.BK3:.BK62])" office:value-type="float"/>
          <table:table-cell table:formula="of:=STDEV([.BL3:.BL62])" office:value-type="float"/>
          <table:table-cell table:formula="of:=STDEV([.BM3:.BM62])" office:value-type="float"/>
          <table:table-cell table:formula="of:=STDEV([.BN3:.BN62])" office:value-type="float"/>
          <table:table-cell table:formula="of:=STDEV([.BO3:.BO62])" office:value-type="float"/>
          <table:table-cell table:formula="of:=STDEV([.BP3:.BP62])" office:value-type="float"/>
          <table:table-cell table:formula="of:=STDEV([.BQ3:.BQ62])" office:value-type="float"/>
          <table:table-cell table:formula="of:=STDEV([.BR3:.BR62])" office:value-type="float"/>
          <table:table-cell table:formula="of:=STDEV([.BS3:.BS62])" office:value-type="float"/>
          <table:table-cell table:formula="of:=STDEV([.BT3:.BT62])" office:value-type="float"/>
          <table:table-cell table:formula="of:=STDEV([.BU3:.BU62])" office:value-type="float"/>
          <table:table-cell table:formula="of:=STDEV([.BV3:.BV62])" office:value-type="float"/>
          <table:table-cell table:formula="of:=STDEV([.BW3:.BW62])" office:value-type="float"/>
          <table:table-cell table:formula="of:=STDEV([.BX3:.BX62])" office:value-type="float"/>
          <table:table-cell table:formula="of:=STDEV([.BY3:.BY62])" office:value-type="float"/>
          <table:table-cell table:formula="of:=STDEV([.BZ3:.BZ62])" office:value-type="float"/>
          <table:table-cell table:formula="of:=STDEV([.CA3:.CA62])" office:value-type="float"/>
          <table:table-cell table:formula="of:=STDEV([.CB3:.CB62])" office:value-type="float"/>
          <table:table-cell table:formula="of:=STDEV([.CC3:.CC62])" office:value-type="float"/>
          <table:table-cell table:formula="of:=STDEV([.CD3:.CD62])" office:value-type="float"/>
          <table:table-cell table:formula="of:=STDEV([.CE3:.CE62])" office:value-type="float"/>
          <table:table-cell table:formula="of:=STDEV([.CF3:.CF62])" office:value-type="float"/>
          <table:table-cell table:formula="of:=STDEV([.CG3:.CG62])" office:value-type="float"/>
          <table:table-cell table:formula="of:=STDEV([.CH3:.CH62])" office:value-type="float"/>
          <table:table-cell table:formula="of:=STDEV([.CI3:.CI62])" office:value-type="float"/>
          <table:table-cell table:formula="of:=STDEV([.CJ3:.CJ62])" office:value-type="float"/>
          <table:table-cell table:formula="of:=STDEV([.CK3:.CK62])" office:value-type="float"/>
          <table:table-cell table:formula="of:=STDEV([.CL3:.CL62])" office:value-type="float"/>
          <table:table-cell table:formula="of:=STDEV([.CM3:.CM62])" office:value-type="float"/>
          <table:table-cell table:formula="of:=STDEV([.CN3:.CN62])" office:value-type="float"/>
          <table:table-cell table:formula="of:=STDEV([.CO3:.CO62])" office:value-type="float"/>
          <table:table-cell table:formula="of:=STDEV([.CP3:.CP62])" office:value-type="float"/>
          <table:table-cell table:formula="of:=STDEV([.CQ3:.CQ62])" office:value-type="float"/>
          <table:table-cell table:formula="of:=STDEV([.CR3:.CR62])" office:value-type="float"/>
          <table:table-cell table:formula="of:=STDEV([.CS3:.CS62])" office:value-type="float"/>
          <table:table-cell table:formula="of:=STDEV([.CT3:.CT62])" office:value-type="float"/>
          <table:table-cell table:formula="of:=STDEV([.CU3:.CU62])" office:value-type="float"/>
          <table:table-cell table:formula="of:=STDEV([.CV3:.CV62])" office:value-type="float"/>
          <table:table-cell table:formula="of:=STDEV([.CW3:.CW62])" office:value-type="float"/>
          <table:table-cell table:formula="of:=STDEV([.CX3:.CX62])" office:value-type="float"/>
          <table:table-cell table:formula="of:=STDEV([.CY3:.CY62])" office:value-type="float"/>
          <table:table-cell table:formula="of:=STDEV([.CZ3:.CZ62])" office:value-type="float"/>
          <table:table-cell table:formula="of:=STDEV([.DA3:.DA62])" office:value-type="float"/>
          <table:table-cell table:formula="of:=STDEV([.DB3:.DB6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2]-[.$CN3:.$CN62])^2)^0.5" office:value-type="float"/>
          <table:table-cell table:number-matrix-columns-spanned="1" table:number-matrix-rows-spanned="1" table:formula="of:=SUM(([.C3:.C62]-[.$CO3:.$CO62])^2)^0.5" office:value-type="float"/>
          <table:table-cell table:style-name="cellBest" table:number-matrix-columns-spanned="1" table:number-matrix-rows-spanned="1" table:formula="of:=SUM(([.D3:.D62]-[.$CP3:.$CP62])^2)^0.5" office:value-type="float"/>
          <table:table-cell table:number-matrix-columns-spanned="1" table:number-matrix-rows-spanned="1" table:formula="of:=SUM(([.E3:.E62]-[.$CQ3:.$CQ62])^2)^0.5" office:value-type="float"/>
          <table:table-cell table:style-name="cellBest" table:number-matrix-columns-spanned="1" table:number-matrix-rows-spanned="1" table:formula="of:=SUM(([.F3:.F62]-[.$CR3:.$CR62])^2)^0.5" office:value-type="float"/>
          <table:table-cell table:style-name="cellBest" table:number-matrix-columns-spanned="1" table:number-matrix-rows-spanned="1" table:formula="of:=SUM(([.G3:.G62]-[.$CN3:.$CN62])^2)^0.5" office:value-type="float"/>
          <table:table-cell table:number-matrix-columns-spanned="1" table:number-matrix-rows-spanned="1" table:formula="of:=SUM(([.H3:.H62]-[.$CO3:.$CO62])^2)^0.5" office:value-type="float"/>
          <table:table-cell table:style-name="cellBest" table:number-matrix-columns-spanned="1" table:number-matrix-rows-spanned="1" table:formula="of:=SUM(([.I3:.I62]-[.$CP3:.$CP62])^2)^0.5" office:value-type="float"/>
          <table:table-cell table:number-matrix-columns-spanned="1" table:number-matrix-rows-spanned="1" table:formula="of:=SUM(([.J3:.J62]-[.$CQ3:.$CQ62])^2)^0.5" office:value-type="float"/>
          <table:table-cell table:style-name="cellBest" table:number-matrix-columns-spanned="1" table:number-matrix-rows-spanned="1" table:formula="of:=SUM(([.K3:.K62]-[.$CR3:.$CR62])^2)^0.5" office:value-type="float"/>
          <table:table-cell table:number-matrix-columns-spanned="1" table:number-matrix-rows-spanned="1" table:formula="of:=SUM(([.L3:.L62]-[.$CN3:.$CN62])^2)^0.5" office:value-type="float"/>
          <table:table-cell table:number-matrix-columns-spanned="1" table:number-matrix-rows-spanned="1" table:formula="of:=SUM(([.M3:.M62]-[.$CO3:.$CO62])^2)^0.5" office:value-type="float"/>
          <table:table-cell table:style-name="cellBest" table:number-matrix-columns-spanned="1" table:number-matrix-rows-spanned="1" table:formula="of:=SUM(([.N3:.N62]-[.$CP3:.$CP62])^2)^0.5" office:value-type="float"/>
          <table:table-cell table:number-matrix-columns-spanned="1" table:number-matrix-rows-spanned="1" table:formula="of:=SUM(([.O3:.O62]-[.$CQ3:.$CQ62])^2)^0.5" office:value-type="float"/>
          <table:table-cell table:style-name="cellBest" table:number-matrix-columns-spanned="1" table:number-matrix-rows-spanned="1" table:formula="of:=SUM(([.P3:.P62]-[.$CR3:.$CR62])^2)^0.5" office:value-type="float"/>
          <table:table-cell table:number-matrix-columns-spanned="1" table:number-matrix-rows-spanned="1" table:formula="of:=SUM(([.Q3:.Q62]-[.$CN3:.$CN62])^2)^0.5" office:value-type="float"/>
          <table:table-cell table:number-matrix-columns-spanned="1" table:number-matrix-rows-spanned="1" table:formula="of:=SUM(([.R3:.R62]-[.$CO3:.$CO62])^2)^0.5" office:value-type="float"/>
          <table:table-cell table:style-name="cellBest" table:number-matrix-columns-spanned="1" table:number-matrix-rows-spanned="1" table:formula="of:=SUM(([.S3:.S62]-[.$CP3:.$CP62])^2)^0.5" office:value-type="float"/>
          <table:table-cell table:number-matrix-columns-spanned="1" table:number-matrix-rows-spanned="1" table:formula="of:=SUM(([.T3:.T62]-[.$CQ3:.$CQ62])^2)^0.5" office:value-type="float"/>
          <table:table-cell table:style-name="cellBest" table:number-matrix-columns-spanned="1" table:number-matrix-rows-spanned="1" table:formula="of:=SUM(([.U3:.U62]-[.$CR3:.$CR62])^2)^0.5" office:value-type="float"/>
          <table:table-cell table:number-matrix-columns-spanned="1" table:number-matrix-rows-spanned="1" table:formula="of:=SUM(([.V3:.V62]-[.$CN3:.$CN62])^2)^0.5" office:value-type="float"/>
          <table:table-cell table:number-matrix-columns-spanned="1" table:number-matrix-rows-spanned="1" table:formula="of:=SUM(([.W3:.W62]-[.$CO3:.$CO62])^2)^0.5" office:value-type="float"/>
          <table:table-cell table:style-name="cellBest" table:number-matrix-columns-spanned="1" table:number-matrix-rows-spanned="1" table:formula="of:=SUM(([.X3:.X62]-[.$CP3:.$CP62])^2)^0.5" office:value-type="float"/>
          <table:table-cell table:number-matrix-columns-spanned="1" table:number-matrix-rows-spanned="1" table:formula="of:=SUM(([.Y3:.Y62]-[.$CQ3:.$CQ62])^2)^0.5" office:value-type="float"/>
          <table:table-cell table:style-name="cellBest" table:number-matrix-columns-spanned="1" table:number-matrix-rows-spanned="1" table:formula="of:=SUM(([.Z3:.Z62]-[.$CR3:.$CR62])^2)^0.5" office:value-type="float"/>
          <table:table-cell table:number-matrix-columns-spanned="1" table:number-matrix-rows-spanned="1" table:formula="of:=SUM(([.AA3:.AA62]-[.$CN3:.$CN62])^2)^0.5" office:value-type="float"/>
          <table:table-cell table:number-matrix-columns-spanned="1" table:number-matrix-rows-spanned="1" table:formula="of:=SUM(([.AB3:.AB62]-[.$CO3:.$CO62])^2)^0.5" office:value-type="float"/>
          <table:table-cell table:style-name="cellBest" table:number-matrix-columns-spanned="1" table:number-matrix-rows-spanned="1" table:formula="of:=SUM(([.AC3:.AC62]-[.$CP3:.$CP62])^2)^0.5" office:value-type="float"/>
          <table:table-cell table:number-matrix-columns-spanned="1" table:number-matrix-rows-spanned="1" table:formula="of:=SUM(([.AD3:.AD62]-[.$CQ3:.$CQ62])^2)^0.5" office:value-type="float"/>
          <table:table-cell table:style-name="cellBest" table:number-matrix-columns-spanned="1" table:number-matrix-rows-spanned="1" table:formula="of:=SUM(([.AE3:.AE62]-[.$CR3:.$CR62])^2)^0.5" office:value-type="float"/>
          <table:table-cell table:number-matrix-columns-spanned="1" table:number-matrix-rows-spanned="1" table:formula="of:=SUM(([.AF3:.AF62]-[.$CN3:.$CN62])^2)^0.5" office:value-type="float"/>
          <table:table-cell table:number-matrix-columns-spanned="1" table:number-matrix-rows-spanned="1" table:formula="of:=SUM(([.AG3:.AG62]-[.$CO3:.$CO62])^2)^0.5" office:value-type="float"/>
          <table:table-cell table:style-name="cellWorst" table:number-matrix-columns-spanned="1" table:number-matrix-rows-spanned="1" table:formula="of:=SUM(([.AH3:.AH62]-[.$CP3:.$CP62])^2)^0.5" office:value-type="float"/>
          <table:table-cell table:number-matrix-columns-spanned="1" table:number-matrix-rows-spanned="1" table:formula="of:=SUM(([.AI3:.AI62]-[.$CQ3:.$CQ62])^2)^0.5" office:value-type="float"/>
          <table:table-cell table:style-name="cellWorst" table:number-matrix-columns-spanned="1" table:number-matrix-rows-spanned="1" table:formula="of:=SUM(([.AJ3:.AJ62]-[.$CR3:.$CR62])^2)^0.5" office:value-type="float"/>
          <table:table-cell table:number-matrix-columns-spanned="1" table:number-matrix-rows-spanned="1" table:formula="of:=SUM(([.AK3:.AK62]-[.$CN3:.$CN62])^2)^0.5" office:value-type="float"/>
          <table:table-cell table:number-matrix-columns-spanned="1" table:number-matrix-rows-spanned="1" table:formula="of:=SUM(([.AL3:.AL62]-[.$CO3:.$CO62])^2)^0.5" office:value-type="float"/>
          <table:table-cell table:style-name="cellWorst" table:number-matrix-columns-spanned="1" table:number-matrix-rows-spanned="1" table:formula="of:=SUM(([.AM3:.AM62]-[.$CP3:.$CP62])^2)^0.5" office:value-type="float"/>
          <table:table-cell table:number-matrix-columns-spanned="1" table:number-matrix-rows-spanned="1" table:formula="of:=SUM(([.AN3:.AN62]-[.$CQ3:.$CQ62])^2)^0.5" office:value-type="float"/>
          <table:table-cell table:style-name="cellWorst" table:number-matrix-columns-spanned="1" table:number-matrix-rows-spanned="1" table:formula="of:=SUM(([.AO3:.AO62]-[.$CR3:.$CR62])^2)^0.5" office:value-type="float"/>
          <table:table-cell table:number-matrix-columns-spanned="1" table:number-matrix-rows-spanned="1" table:formula="of:=SUM(([.AP3:.AP62]-[.$CN3:.$CN62])^2)^0.5" office:value-type="float"/>
          <table:table-cell table:number-matrix-columns-spanned="1" table:number-matrix-rows-spanned="1" table:formula="of:=SUM(([.AQ3:.AQ62]-[.$CO3:.$CO62])^2)^0.5" office:value-type="float"/>
          <table:table-cell table:style-name="cellWorst" table:number-matrix-columns-spanned="1" table:number-matrix-rows-spanned="1" table:formula="of:=SUM(([.AR3:.AR62]-[.$CP3:.$CP62])^2)^0.5" office:value-type="float"/>
          <table:table-cell table:number-matrix-columns-spanned="1" table:number-matrix-rows-spanned="1" table:formula="of:=SUM(([.AS3:.AS62]-[.$CQ3:.$CQ62])^2)^0.5" office:value-type="float"/>
          <table:table-cell table:style-name="cellWorst" table:number-matrix-columns-spanned="1" table:number-matrix-rows-spanned="1" table:formula="of:=SUM(([.AT3:.AT62]-[.$CR3:.$CR62])^2)^0.5" office:value-type="float"/>
          <table:table-cell table:number-matrix-columns-spanned="1" table:number-matrix-rows-spanned="1" table:formula="of:=SUM(([.AU3:.AU62]-[.$CN3:.$CN62])^2)^0.5" office:value-type="float"/>
          <table:table-cell table:number-matrix-columns-spanned="1" table:number-matrix-rows-spanned="1" table:formula="of:=SUM(([.AV3:.AV62]-[.$CO3:.$CO62])^2)^0.5" office:value-type="float"/>
          <table:table-cell table:style-name="cellWorst" table:number-matrix-columns-spanned="1" table:number-matrix-rows-spanned="1" table:formula="of:=SUM(([.AW3:.AW62]-[.$CP3:.$CP62])^2)^0.5" office:value-type="float"/>
          <table:table-cell table:number-matrix-columns-spanned="1" table:number-matrix-rows-spanned="1" table:formula="of:=SUM(([.AX3:.AX62]-[.$CQ3:.$CQ62])^2)^0.5" office:value-type="float"/>
          <table:table-cell table:style-name="cellWorst" table:number-matrix-columns-spanned="1" table:number-matrix-rows-spanned="1" table:formula="of:=SUM(([.AY3:.AY62]-[.$CR3:.$CR62])^2)^0.5" office:value-type="float"/>
          <table:table-cell table:number-matrix-columns-spanned="1" table:number-matrix-rows-spanned="1" table:formula="of:=SUM(([.AZ3:.AZ62]-[.$CN3:.$CN62])^2)^0.5" office:value-type="float"/>
          <table:table-cell table:number-matrix-columns-spanned="1" table:number-matrix-rows-spanned="1" table:formula="of:=SUM(([.BA3:.BA62]-[.$CO3:.$CO62])^2)^0.5" office:value-type="float"/>
          <table:table-cell table:style-name="cellWorst" table:number-matrix-columns-spanned="1" table:number-matrix-rows-spanned="1" table:formula="of:=SUM(([.BB3:.BB62]-[.$CP3:.$CP62])^2)^0.5" office:value-type="float"/>
          <table:table-cell table:number-matrix-columns-spanned="1" table:number-matrix-rows-spanned="1" table:formula="of:=SUM(([.BC3:.BC62]-[.$CQ3:.$CQ62])^2)^0.5" office:value-type="float"/>
          <table:table-cell table:style-name="cellWorst" table:number-matrix-columns-spanned="1" table:number-matrix-rows-spanned="1" table:formula="of:=SUM(([.BD3:.BD62]-[.$CR3:.$CR62])^2)^0.5" office:value-type="float"/>
          <table:table-cell table:number-matrix-columns-spanned="1" table:number-matrix-rows-spanned="1" table:formula="of:=SUM(([.BE3:.BE62]-[.$CN3:.$CN62])^2)^0.5" office:value-type="float"/>
          <table:table-cell table:number-matrix-columns-spanned="1" table:number-matrix-rows-spanned="1" table:formula="of:=SUM(([.BF3:.BF62]-[.$CO3:.$CO62])^2)^0.5" office:value-type="float"/>
          <table:table-cell table:style-name="cellWorst" table:number-matrix-columns-spanned="1" table:number-matrix-rows-spanned="1" table:formula="of:=SUM(([.BG3:.BG62]-[.$CP3:.$CP62])^2)^0.5" office:value-type="float"/>
          <table:table-cell table:number-matrix-columns-spanned="1" table:number-matrix-rows-spanned="1" table:formula="of:=SUM(([.BH3:.BH62]-[.$CQ3:.$CQ62])^2)^0.5" office:value-type="float"/>
          <table:table-cell table:style-name="cellWorst" table:number-matrix-columns-spanned="1" table:number-matrix-rows-spanned="1" table:formula="of:=SUM(([.BI3:.BI62]-[.$CR3:.$CR62])^2)^0.5" office:value-type="float"/>
          <table:table-cell table:style-name="cellWorst" table:number-matrix-columns-spanned="1" table:number-matrix-rows-spanned="1" table:formula="of:=SUM(([.BJ3:.BJ62]-[.$CN3:.$CN62])^2)^0.5" office:value-type="float"/>
          <table:table-cell table:number-matrix-columns-spanned="1" table:number-matrix-rows-spanned="1" table:formula="of:=SUM(([.BK3:.BK62]-[.$CO3:.$CO62])^2)^0.5" office:value-type="float"/>
          <table:table-cell table:number-matrix-columns-spanned="1" table:number-matrix-rows-spanned="1" table:formula="of:=SUM(([.BL3:.BL62]-[.$CP3:.$CP62])^2)^0.5" office:value-type="float"/>
          <table:table-cell table:number-matrix-columns-spanned="1" table:number-matrix-rows-spanned="1" table:formula="of:=SUM(([.BM3:.BM62]-[.$CQ3:.$CQ62])^2)^0.5" office:value-type="float"/>
          <table:table-cell table:number-matrix-columns-spanned="1" table:number-matrix-rows-spanned="1" table:formula="of:=SUM(([.BN3:.BN62]-[.$CR3:.$CR62])^2)^0.5" office:value-type="float"/>
          <table:table-cell table:number-matrix-columns-spanned="1" table:number-matrix-rows-spanned="1" table:formula="of:=SUM(([.BO3:.BO62]-[.$CN3:.$CN62])^2)^0.5" office:value-type="float"/>
          <table:table-cell table:number-matrix-columns-spanned="1" table:number-matrix-rows-spanned="1" table:formula="of:=SUM(([.BP3:.BP62]-[.$CO3:.$CO62])^2)^0.5" office:value-type="float"/>
          <table:table-cell table:number-matrix-columns-spanned="1" table:number-matrix-rows-spanned="1" table:formula="of:=SUM(([.BQ3:.BQ62]-[.$CP3:.$CP62])^2)^0.5" office:value-type="float"/>
          <table:table-cell table:number-matrix-columns-spanned="1" table:number-matrix-rows-spanned="1" table:formula="of:=SUM(([.BR3:.BR62]-[.$CQ3:.$CQ62])^2)^0.5" office:value-type="float"/>
          <table:table-cell table:number-matrix-columns-spanned="1" table:number-matrix-rows-spanned="1" table:formula="of:=SUM(([.BS3:.BS62]-[.$CR3:.$CR62])^2)^0.5" office:value-type="float"/>
          <table:table-cell table:number-matrix-columns-spanned="1" table:number-matrix-rows-spanned="1" table:formula="of:=SUM(([.BT3:.BT62]-[.$CN3:.$CN62])^2)^0.5" office:value-type="float"/>
          <table:table-cell table:number-matrix-columns-spanned="1" table:number-matrix-rows-spanned="1" table:formula="of:=SUM(([.BU3:.BU62]-[.$CO3:.$CO62])^2)^0.5" office:value-type="float"/>
          <table:table-cell table:number-matrix-columns-spanned="1" table:number-matrix-rows-spanned="1" table:formula="of:=SUM(([.BV3:.BV62]-[.$CP3:.$CP62])^2)^0.5" office:value-type="float"/>
          <table:table-cell table:number-matrix-columns-spanned="1" table:number-matrix-rows-spanned="1" table:formula="of:=SUM(([.BW3:.BW62]-[.$CQ3:.$CQ62])^2)^0.5" office:value-type="float"/>
          <table:table-cell table:number-matrix-columns-spanned="1" table:number-matrix-rows-spanned="1" table:formula="of:=SUM(([.BX3:.BX62]-[.$CR3:.$CR62])^2)^0.5" office:value-type="float"/>
          <table:table-cell table:number-matrix-columns-spanned="1" table:number-matrix-rows-spanned="1" table:formula="of:=SUM(([.BY3:.BY62]-[.$CN3:.$CN62])^2)^0.5" office:value-type="float"/>
          <table:table-cell table:number-matrix-columns-spanned="1" table:number-matrix-rows-spanned="1" table:formula="of:=SUM(([.BZ3:.BZ62]-[.$CO3:.$CO62])^2)^0.5" office:value-type="float"/>
          <table:table-cell table:number-matrix-columns-spanned="1" table:number-matrix-rows-spanned="1" table:formula="of:=SUM(([.CA3:.CA62]-[.$CP3:.$CP62])^2)^0.5" office:value-type="float"/>
          <table:table-cell table:number-matrix-columns-spanned="1" table:number-matrix-rows-spanned="1" table:formula="of:=SUM(([.CB3:.CB62]-[.$CQ3:.$CQ62])^2)^0.5" office:value-type="float"/>
          <table:table-cell table:number-matrix-columns-spanned="1" table:number-matrix-rows-spanned="1" table:formula="of:=SUM(([.CC3:.CC62]-[.$CR3:.$CR62])^2)^0.5" office:value-type="float"/>
          <table:table-cell table:number-matrix-columns-spanned="1" table:number-matrix-rows-spanned="1" table:formula="of:=SUM(([.CD3:.CD62]-[.$CN3:.$CN62])^2)^0.5" office:value-type="float"/>
          <table:table-cell table:number-matrix-columns-spanned="1" table:number-matrix-rows-spanned="1" table:formula="of:=SUM(([.CE3:.CE62]-[.$CO3:.$CO62])^2)^0.5" office:value-type="float"/>
          <table:table-cell table:number-matrix-columns-spanned="1" table:number-matrix-rows-spanned="1" table:formula="of:=SUM(([.CF3:.CF62]-[.$CP3:.$CP62])^2)^0.5" office:value-type="float"/>
          <table:table-cell table:number-matrix-columns-spanned="1" table:number-matrix-rows-spanned="1" table:formula="of:=SUM(([.CG3:.CG62]-[.$CQ3:.$CQ62])^2)^0.5" office:value-type="float"/>
          <table:table-cell table:number-matrix-columns-spanned="1" table:number-matrix-rows-spanned="1" table:formula="of:=SUM(([.CH3:.CH62]-[.$CR3:.$CR62])^2)^0.5" office:value-type="float"/>
          <table:table-cell table:number-matrix-columns-spanned="1" table:number-matrix-rows-spanned="1" table:formula="of:=SUM(([.CI3:.CI62]-[.$CN3:.$CN62])^2)^0.5" office:value-type="float"/>
          <table:table-cell table:number-matrix-columns-spanned="1" table:number-matrix-rows-spanned="1" table:formula="of:=SUM(([.CJ3:.CJ62]-[.$CO3:.$CO62])^2)^0.5" office:value-type="float"/>
          <table:table-cell table:number-matrix-columns-spanned="1" table:number-matrix-rows-spanned="1" table:formula="of:=SUM(([.CK3:.CK62]-[.$CP3:.$CP62])^2)^0.5" office:value-type="float"/>
          <table:table-cell table:number-matrix-columns-spanned="1" table:number-matrix-rows-spanned="1" table:formula="of:=SUM(([.CL3:.CL62]-[.$CQ3:.$CQ62])^2)^0.5" office:value-type="float"/>
          <table:table-cell table:number-matrix-columns-spanned="1" table:number-matrix-rows-spanned="1" table:formula="of:=SUM(([.CM3:.CM62]-[.$CR3:.$CR6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2]=[.$CN3:.$CN62])" office:value-type="float"/>
          <table:table-cell table:number-matrix-columns-spanned="1" table:number-matrix-rows-spanned="1" table:formula="of:=SUM([.C3:.C62]=[.$CO3:.$CO62])" office:value-type="float"/>
          <table:table-cell table:style-name="cellWorst" table:number-matrix-columns-spanned="1" table:number-matrix-rows-spanned="1" table:formula="of:=SUM([.D3:.D62]=[.$CP3:.$CP62])" office:value-type="float"/>
          <table:table-cell table:number-matrix-columns-spanned="1" table:number-matrix-rows-spanned="1" table:formula="of:=SUM([.E3:.E62]=[.$CQ3:.$CQ62])" office:value-type="float"/>
          <table:table-cell table:style-name="cellWorst" table:number-matrix-columns-spanned="1" table:number-matrix-rows-spanned="1" table:formula="of:=SUM([.F3:.F62]=[.$CR3:.$CR62])" office:value-type="float"/>
          <table:table-cell table:style-name="cellBest" table:number-matrix-columns-spanned="1" table:number-matrix-rows-spanned="1" table:formula="of:=SUM([.G3:.G62]=[.$CN3:.$CN62])" office:value-type="float"/>
          <table:table-cell table:number-matrix-columns-spanned="1" table:number-matrix-rows-spanned="1" table:formula="of:=SUM([.H3:.H62]=[.$CO3:.$CO62])" office:value-type="float"/>
          <table:table-cell table:style-name="cellWorst" table:number-matrix-columns-spanned="1" table:number-matrix-rows-spanned="1" table:formula="of:=SUM([.I3:.I62]=[.$CP3:.$CP62])" office:value-type="float"/>
          <table:table-cell table:number-matrix-columns-spanned="1" table:number-matrix-rows-spanned="1" table:formula="of:=SUM([.J3:.J62]=[.$CQ3:.$CQ62])" office:value-type="float"/>
          <table:table-cell table:style-name="cellWorst" table:number-matrix-columns-spanned="1" table:number-matrix-rows-spanned="1" table:formula="of:=SUM([.K3:.K62]=[.$CR3:.$CR62])" office:value-type="float"/>
          <table:table-cell table:number-matrix-columns-spanned="1" table:number-matrix-rows-spanned="1" table:formula="of:=SUM([.L3:.L62]=[.$CN3:.$CN62])" office:value-type="float"/>
          <table:table-cell table:number-matrix-columns-spanned="1" table:number-matrix-rows-spanned="1" table:formula="of:=SUM([.M3:.M62]=[.$CO3:.$CO62])" office:value-type="float"/>
          <table:table-cell table:style-name="cellWorst" table:number-matrix-columns-spanned="1" table:number-matrix-rows-spanned="1" table:formula="of:=SUM([.N3:.N62]=[.$CP3:.$CP62])" office:value-type="float"/>
          <table:table-cell table:number-matrix-columns-spanned="1" table:number-matrix-rows-spanned="1" table:formula="of:=SUM([.O3:.O62]=[.$CQ3:.$CQ62])" office:value-type="float"/>
          <table:table-cell table:style-name="cellWorst" table:number-matrix-columns-spanned="1" table:number-matrix-rows-spanned="1" table:formula="of:=SUM([.P3:.P62]=[.$CR3:.$CR62])" office:value-type="float"/>
          <table:table-cell table:number-matrix-columns-spanned="1" table:number-matrix-rows-spanned="1" table:formula="of:=SUM([.Q3:.Q62]=[.$CN3:.$CN62])" office:value-type="float"/>
          <table:table-cell table:number-matrix-columns-spanned="1" table:number-matrix-rows-spanned="1" table:formula="of:=SUM([.R3:.R62]=[.$CO3:.$CO62])" office:value-type="float"/>
          <table:table-cell table:style-name="cellWorst" table:number-matrix-columns-spanned="1" table:number-matrix-rows-spanned="1" table:formula="of:=SUM([.S3:.S62]=[.$CP3:.$CP62])" office:value-type="float"/>
          <table:table-cell table:number-matrix-columns-spanned="1" table:number-matrix-rows-spanned="1" table:formula="of:=SUM([.T3:.T62]=[.$CQ3:.$CQ62])" office:value-type="float"/>
          <table:table-cell table:style-name="cellWorst" table:number-matrix-columns-spanned="1" table:number-matrix-rows-spanned="1" table:formula="of:=SUM([.U3:.U62]=[.$CR3:.$CR62])" office:value-type="float"/>
          <table:table-cell table:number-matrix-columns-spanned="1" table:number-matrix-rows-spanned="1" table:formula="of:=SUM([.V3:.V62]=[.$CN3:.$CN62])" office:value-type="float"/>
          <table:table-cell table:number-matrix-columns-spanned="1" table:number-matrix-rows-spanned="1" table:formula="of:=SUM([.W3:.W62]=[.$CO3:.$CO62])" office:value-type="float"/>
          <table:table-cell table:style-name="cellWorst" table:number-matrix-columns-spanned="1" table:number-matrix-rows-spanned="1" table:formula="of:=SUM([.X3:.X62]=[.$CP3:.$CP62])" office:value-type="float"/>
          <table:table-cell table:number-matrix-columns-spanned="1" table:number-matrix-rows-spanned="1" table:formula="of:=SUM([.Y3:.Y62]=[.$CQ3:.$CQ62])" office:value-type="float"/>
          <table:table-cell table:style-name="cellWorst" table:number-matrix-columns-spanned="1" table:number-matrix-rows-spanned="1" table:formula="of:=SUM([.Z3:.Z62]=[.$CR3:.$CR62])" office:value-type="float"/>
          <table:table-cell table:number-matrix-columns-spanned="1" table:number-matrix-rows-spanned="1" table:formula="of:=SUM([.AA3:.AA62]=[.$CN3:.$CN62])" office:value-type="float"/>
          <table:table-cell table:number-matrix-columns-spanned="1" table:number-matrix-rows-spanned="1" table:formula="of:=SUM([.AB3:.AB62]=[.$CO3:.$CO62])" office:value-type="float"/>
          <table:table-cell table:style-name="cellWorst" table:number-matrix-columns-spanned="1" table:number-matrix-rows-spanned="1" table:formula="of:=SUM([.AC3:.AC62]=[.$CP3:.$CP62])" office:value-type="float"/>
          <table:table-cell table:number-matrix-columns-spanned="1" table:number-matrix-rows-spanned="1" table:formula="of:=SUM([.AD3:.AD62]=[.$CQ3:.$CQ62])" office:value-type="float"/>
          <table:table-cell table:style-name="cellWorst" table:number-matrix-columns-spanned="1" table:number-matrix-rows-spanned="1" table:formula="of:=SUM([.AE3:.AE62]=[.$CR3:.$CR62])" office:value-type="float"/>
          <table:table-cell table:number-matrix-columns-spanned="1" table:number-matrix-rows-spanned="1" table:formula="of:=SUM([.AF3:.AF62]=[.$CN3:.$CN62])" office:value-type="float"/>
          <table:table-cell table:number-matrix-columns-spanned="1" table:number-matrix-rows-spanned="1" table:formula="of:=SUM([.AG3:.AG62]=[.$CO3:.$CO62])" office:value-type="float"/>
          <table:table-cell table:number-matrix-columns-spanned="1" table:number-matrix-rows-spanned="1" table:formula="of:=SUM([.AH3:.AH62]=[.$CP3:.$CP62])" office:value-type="float"/>
          <table:table-cell table:number-matrix-columns-spanned="1" table:number-matrix-rows-spanned="1" table:formula="of:=SUM([.AI3:.AI62]=[.$CQ3:.$CQ62])" office:value-type="float"/>
          <table:table-cell table:number-matrix-columns-spanned="1" table:number-matrix-rows-spanned="1" table:formula="of:=SUM([.AJ3:.AJ62]=[.$CR3:.$CR62])" office:value-type="float"/>
          <table:table-cell table:number-matrix-columns-spanned="1" table:number-matrix-rows-spanned="1" table:formula="of:=SUM([.AK3:.AK62]=[.$CN3:.$CN62])" office:value-type="float"/>
          <table:table-cell table:number-matrix-columns-spanned="1" table:number-matrix-rows-spanned="1" table:formula="of:=SUM([.AL3:.AL62]=[.$CO3:.$CO62])" office:value-type="float"/>
          <table:table-cell table:number-matrix-columns-spanned="1" table:number-matrix-rows-spanned="1" table:formula="of:=SUM([.AM3:.AM62]=[.$CP3:.$CP62])" office:value-type="float"/>
          <table:table-cell table:number-matrix-columns-spanned="1" table:number-matrix-rows-spanned="1" table:formula="of:=SUM([.AN3:.AN62]=[.$CQ3:.$CQ62])" office:value-type="float"/>
          <table:table-cell table:number-matrix-columns-spanned="1" table:number-matrix-rows-spanned="1" table:formula="of:=SUM([.AO3:.AO62]=[.$CR3:.$CR62])" office:value-type="float"/>
          <table:table-cell table:number-matrix-columns-spanned="1" table:number-matrix-rows-spanned="1" table:formula="of:=SUM([.AP3:.AP62]=[.$CN3:.$CN62])" office:value-type="float"/>
          <table:table-cell table:number-matrix-columns-spanned="1" table:number-matrix-rows-spanned="1" table:formula="of:=SUM([.AQ3:.AQ62]=[.$CO3:.$CO62])" office:value-type="float"/>
          <table:table-cell table:number-matrix-columns-spanned="1" table:number-matrix-rows-spanned="1" table:formula="of:=SUM([.AR3:.AR62]=[.$CP3:.$CP62])" office:value-type="float"/>
          <table:table-cell table:number-matrix-columns-spanned="1" table:number-matrix-rows-spanned="1" table:formula="of:=SUM([.AS3:.AS62]=[.$CQ3:.$CQ62])" office:value-type="float"/>
          <table:table-cell table:number-matrix-columns-spanned="1" table:number-matrix-rows-spanned="1" table:formula="of:=SUM([.AT3:.AT62]=[.$CR3:.$CR62])" office:value-type="float"/>
          <table:table-cell table:number-matrix-columns-spanned="1" table:number-matrix-rows-spanned="1" table:formula="of:=SUM([.AU3:.AU62]=[.$CN3:.$CN62])" office:value-type="float"/>
          <table:table-cell table:number-matrix-columns-spanned="1" table:number-matrix-rows-spanned="1" table:formula="of:=SUM([.AV3:.AV62]=[.$CO3:.$CO62])" office:value-type="float"/>
          <table:table-cell table:number-matrix-columns-spanned="1" table:number-matrix-rows-spanned="1" table:formula="of:=SUM([.AW3:.AW62]=[.$CP3:.$CP62])" office:value-type="float"/>
          <table:table-cell table:number-matrix-columns-spanned="1" table:number-matrix-rows-spanned="1" table:formula="of:=SUM([.AX3:.AX62]=[.$CQ3:.$CQ62])" office:value-type="float"/>
          <table:table-cell table:number-matrix-columns-spanned="1" table:number-matrix-rows-spanned="1" table:formula="of:=SUM([.AY3:.AY62]=[.$CR3:.$CR62])" office:value-type="float"/>
          <table:table-cell table:number-matrix-columns-spanned="1" table:number-matrix-rows-spanned="1" table:formula="of:=SUM([.AZ3:.AZ62]=[.$CN3:.$CN62])" office:value-type="float"/>
          <table:table-cell table:number-matrix-columns-spanned="1" table:number-matrix-rows-spanned="1" table:formula="of:=SUM([.BA3:.BA62]=[.$CO3:.$CO62])" office:value-type="float"/>
          <table:table-cell table:number-matrix-columns-spanned="1" table:number-matrix-rows-spanned="1" table:formula="of:=SUM([.BB3:.BB62]=[.$CP3:.$CP62])" office:value-type="float"/>
          <table:table-cell table:number-matrix-columns-spanned="1" table:number-matrix-rows-spanned="1" table:formula="of:=SUM([.BC3:.BC62]=[.$CQ3:.$CQ62])" office:value-type="float"/>
          <table:table-cell table:number-matrix-columns-spanned="1" table:number-matrix-rows-spanned="1" table:formula="of:=SUM([.BD3:.BD62]=[.$CR3:.$CR62])" office:value-type="float"/>
          <table:table-cell table:number-matrix-columns-spanned="1" table:number-matrix-rows-spanned="1" table:formula="of:=SUM([.BE3:.BE62]=[.$CN3:.$CN62])" office:value-type="float"/>
          <table:table-cell table:number-matrix-columns-spanned="1" table:number-matrix-rows-spanned="1" table:formula="of:=SUM([.BF3:.BF62]=[.$CO3:.$CO62])" office:value-type="float"/>
          <table:table-cell table:number-matrix-columns-spanned="1" table:number-matrix-rows-spanned="1" table:formula="of:=SUM([.BG3:.BG62]=[.$CP3:.$CP62])" office:value-type="float"/>
          <table:table-cell table:number-matrix-columns-spanned="1" table:number-matrix-rows-spanned="1" table:formula="of:=SUM([.BH3:.BH62]=[.$CQ3:.$CQ62])" office:value-type="float"/>
          <table:table-cell table:number-matrix-columns-spanned="1" table:number-matrix-rows-spanned="1" table:formula="of:=SUM([.BI3:.BI62]=[.$CR3:.$CR62])" office:value-type="float"/>
          <table:table-cell table:number-matrix-columns-spanned="1" table:number-matrix-rows-spanned="1" table:formula="of:=SUM([.BJ3:.BJ62]=[.$CN3:.$CN62])" office:value-type="float"/>
          <table:table-cell table:number-matrix-columns-spanned="1" table:number-matrix-rows-spanned="1" table:formula="of:=SUM([.BK3:.BK62]=[.$CO3:.$CO62])" office:value-type="float"/>
          <table:table-cell table:style-name="cellBest" table:number-matrix-columns-spanned="1" table:number-matrix-rows-spanned="1" table:formula="of:=SUM([.BL3:.BL62]=[.$CP3:.$CP62])" office:value-type="float"/>
          <table:table-cell table:number-matrix-columns-spanned="1" table:number-matrix-rows-spanned="1" table:formula="of:=SUM([.BM3:.BM62]=[.$CQ3:.$CQ62])" office:value-type="float"/>
          <table:table-cell table:style-name="cellBest" table:number-matrix-columns-spanned="1" table:number-matrix-rows-spanned="1" table:formula="of:=SUM([.BN3:.BN62]=[.$CR3:.$CR62])" office:value-type="float"/>
          <table:table-cell table:number-matrix-columns-spanned="1" table:number-matrix-rows-spanned="1" table:formula="of:=SUM([.BO3:.BO62]=[.$CN3:.$CN62])" office:value-type="float"/>
          <table:table-cell table:number-matrix-columns-spanned="1" table:number-matrix-rows-spanned="1" table:formula="of:=SUM([.BP3:.BP62]=[.$CO3:.$CO62])" office:value-type="float"/>
          <table:table-cell table:style-name="cellBest" table:number-matrix-columns-spanned="1" table:number-matrix-rows-spanned="1" table:formula="of:=SUM([.BQ3:.BQ62]=[.$CP3:.$CP62])" office:value-type="float"/>
          <table:table-cell table:number-matrix-columns-spanned="1" table:number-matrix-rows-spanned="1" table:formula="of:=SUM([.BR3:.BR62]=[.$CQ3:.$CQ62])" office:value-type="float"/>
          <table:table-cell table:style-name="cellBest" table:number-matrix-columns-spanned="1" table:number-matrix-rows-spanned="1" table:formula="of:=SUM([.BS3:.BS62]=[.$CR3:.$CR62])" office:value-type="float"/>
          <table:table-cell table:number-matrix-columns-spanned="1" table:number-matrix-rows-spanned="1" table:formula="of:=SUM([.BT3:.BT62]=[.$CN3:.$CN62])" office:value-type="float"/>
          <table:table-cell table:number-matrix-columns-spanned="1" table:number-matrix-rows-spanned="1" table:formula="of:=SUM([.BU3:.BU62]=[.$CO3:.$CO62])" office:value-type="float"/>
          <table:table-cell table:style-name="cellBest" table:number-matrix-columns-spanned="1" table:number-matrix-rows-spanned="1" table:formula="of:=SUM([.BV3:.BV62]=[.$CP3:.$CP62])" office:value-type="float"/>
          <table:table-cell table:number-matrix-columns-spanned="1" table:number-matrix-rows-spanned="1" table:formula="of:=SUM([.BW3:.BW62]=[.$CQ3:.$CQ62])" office:value-type="float"/>
          <table:table-cell table:style-name="cellBest" table:number-matrix-columns-spanned="1" table:number-matrix-rows-spanned="1" table:formula="of:=SUM([.BX3:.BX62]=[.$CR3:.$CR62])" office:value-type="float"/>
          <table:table-cell table:number-matrix-columns-spanned="1" table:number-matrix-rows-spanned="1" table:formula="of:=SUM([.BY3:.BY62]=[.$CN3:.$CN62])" office:value-type="float"/>
          <table:table-cell table:number-matrix-columns-spanned="1" table:number-matrix-rows-spanned="1" table:formula="of:=SUM([.BZ3:.BZ62]=[.$CO3:.$CO62])" office:value-type="float"/>
          <table:table-cell table:style-name="cellBest" table:number-matrix-columns-spanned="1" table:number-matrix-rows-spanned="1" table:formula="of:=SUM([.CA3:.CA62]=[.$CP3:.$CP62])" office:value-type="float"/>
          <table:table-cell table:number-matrix-columns-spanned="1" table:number-matrix-rows-spanned="1" table:formula="of:=SUM([.CB3:.CB62]=[.$CQ3:.$CQ62])" office:value-type="float"/>
          <table:table-cell table:style-name="cellBest" table:number-matrix-columns-spanned="1" table:number-matrix-rows-spanned="1" table:formula="of:=SUM([.CC3:.CC62]=[.$CR3:.$CR62])" office:value-type="float"/>
          <table:table-cell table:number-matrix-columns-spanned="1" table:number-matrix-rows-spanned="1" table:formula="of:=SUM([.CD3:.CD62]=[.$CN3:.$CN62])" office:value-type="float"/>
          <table:table-cell table:number-matrix-columns-spanned="1" table:number-matrix-rows-spanned="1" table:formula="of:=SUM([.CE3:.CE62]=[.$CO3:.$CO62])" office:value-type="float"/>
          <table:table-cell table:style-name="cellBest" table:number-matrix-columns-spanned="1" table:number-matrix-rows-spanned="1" table:formula="of:=SUM([.CF3:.CF62]=[.$CP3:.$CP62])" office:value-type="float"/>
          <table:table-cell table:number-matrix-columns-spanned="1" table:number-matrix-rows-spanned="1" table:formula="of:=SUM([.CG3:.CG62]=[.$CQ3:.$CQ62])" office:value-type="float"/>
          <table:table-cell table:style-name="cellBest" table:number-matrix-columns-spanned="1" table:number-matrix-rows-spanned="1" table:formula="of:=SUM([.CH3:.CH62]=[.$CR3:.$CR62])" office:value-type="float"/>
          <table:table-cell table:number-matrix-columns-spanned="1" table:number-matrix-rows-spanned="1" table:formula="of:=SUM([.CI3:.CI62]=[.$CN3:.$CN62])" office:value-type="float"/>
          <table:table-cell table:number-matrix-columns-spanned="1" table:number-matrix-rows-spanned="1" table:formula="of:=SUM([.CJ3:.CJ62]=[.$CO3:.$CO62])" office:value-type="float"/>
          <table:table-cell table:style-name="cellBest" table:number-matrix-columns-spanned="1" table:number-matrix-rows-spanned="1" table:formula="of:=SUM([.CK3:.CK62]=[.$CP3:.$CP62])" office:value-type="float"/>
          <table:table-cell table:number-matrix-columns-spanned="1" table:number-matrix-rows-spanned="1" table:formula="of:=SUM([.CL3:.CL62]=[.$CQ3:.$CQ62])" office:value-type="float"/>
          <table:table-cell table:style-name="cellBest" table:number-matrix-columns-spanned="1" table:number-matrix-rows-spanned="1" table:formula="of:=SUM([.CM3:.CM62]=[.$CR3:.$CR6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2]&lt;[.$CS3:.$CS62])" office:value-type="float"/>
          <table:table-cell table:number-matrix-columns-spanned="1" table:number-matrix-rows-spanned="1" table:formula="of:=SUM([.C3:.C62]&lt;[.$CT3:.$CT62])" office:value-type="float"/>
          <table:table-cell table:style-name="cellWorst" table:number-matrix-columns-spanned="1" table:number-matrix-rows-spanned="1" table:formula="of:=SUM([.D3:.D62]&lt;[.$CU3:.$CU62])" office:value-type="float"/>
          <table:table-cell table:number-matrix-columns-spanned="1" table:number-matrix-rows-spanned="1" table:formula="of:=SUM([.E3:.E62]&lt;[.$CV3:.$CV62])" office:value-type="float"/>
          <table:table-cell table:style-name="cellWorst" table:number-matrix-columns-spanned="1" table:number-matrix-rows-spanned="1" table:formula="of:=SUM([.F3:.F62]&lt;[.$CW3:.$CW62])" office:value-type="float"/>
          <table:table-cell table:style-name="cellBest" table:number-matrix-columns-spanned="1" table:number-matrix-rows-spanned="1" table:formula="of:=SUM([.G3:.G62]&lt;[.$CS3:.$CS62])" office:value-type="float"/>
          <table:table-cell table:number-matrix-columns-spanned="1" table:number-matrix-rows-spanned="1" table:formula="of:=SUM([.H3:.H62]&lt;[.$CT3:.$CT62])" office:value-type="float"/>
          <table:table-cell table:style-name="cellWorst" table:number-matrix-columns-spanned="1" table:number-matrix-rows-spanned="1" table:formula="of:=SUM([.I3:.I62]&lt;[.$CU3:.$CU62])" office:value-type="float"/>
          <table:table-cell table:number-matrix-columns-spanned="1" table:number-matrix-rows-spanned="1" table:formula="of:=SUM([.J3:.J62]&lt;[.$CV3:.$CV62])" office:value-type="float"/>
          <table:table-cell table:style-name="cellWorst" table:number-matrix-columns-spanned="1" table:number-matrix-rows-spanned="1" table:formula="of:=SUM([.K3:.K62]&lt;[.$CW3:.$CW62])" office:value-type="float"/>
          <table:table-cell table:number-matrix-columns-spanned="1" table:number-matrix-rows-spanned="1" table:formula="of:=SUM([.L3:.L62]&lt;[.$CS3:.$CS62])" office:value-type="float"/>
          <table:table-cell table:number-matrix-columns-spanned="1" table:number-matrix-rows-spanned="1" table:formula="of:=SUM([.M3:.M62]&lt;[.$CT3:.$CT62])" office:value-type="float"/>
          <table:table-cell table:style-name="cellWorst" table:number-matrix-columns-spanned="1" table:number-matrix-rows-spanned="1" table:formula="of:=SUM([.N3:.N62]&lt;[.$CU3:.$CU62])" office:value-type="float"/>
          <table:table-cell table:number-matrix-columns-spanned="1" table:number-matrix-rows-spanned="1" table:formula="of:=SUM([.O3:.O62]&lt;[.$CV3:.$CV62])" office:value-type="float"/>
          <table:table-cell table:style-name="cellWorst" table:number-matrix-columns-spanned="1" table:number-matrix-rows-spanned="1" table:formula="of:=SUM([.P3:.P62]&lt;[.$CW3:.$CW62])" office:value-type="float"/>
          <table:table-cell table:number-matrix-columns-spanned="1" table:number-matrix-rows-spanned="1" table:formula="of:=SUM([.Q3:.Q62]&lt;[.$CS3:.$CS62])" office:value-type="float"/>
          <table:table-cell table:number-matrix-columns-spanned="1" table:number-matrix-rows-spanned="1" table:formula="of:=SUM([.R3:.R62]&lt;[.$CT3:.$CT62])" office:value-type="float"/>
          <table:table-cell table:style-name="cellWorst" table:number-matrix-columns-spanned="1" table:number-matrix-rows-spanned="1" table:formula="of:=SUM([.S3:.S62]&lt;[.$CU3:.$CU62])" office:value-type="float"/>
          <table:table-cell table:number-matrix-columns-spanned="1" table:number-matrix-rows-spanned="1" table:formula="of:=SUM([.T3:.T62]&lt;[.$CV3:.$CV62])" office:value-type="float"/>
          <table:table-cell table:style-name="cellWorst" table:number-matrix-columns-spanned="1" table:number-matrix-rows-spanned="1" table:formula="of:=SUM([.U3:.U62]&lt;[.$CW3:.$CW62])" office:value-type="float"/>
          <table:table-cell table:number-matrix-columns-spanned="1" table:number-matrix-rows-spanned="1" table:formula="of:=SUM([.V3:.V62]&lt;[.$CS3:.$CS62])" office:value-type="float"/>
          <table:table-cell table:number-matrix-columns-spanned="1" table:number-matrix-rows-spanned="1" table:formula="of:=SUM([.W3:.W62]&lt;[.$CT3:.$CT62])" office:value-type="float"/>
          <table:table-cell table:style-name="cellWorst" table:number-matrix-columns-spanned="1" table:number-matrix-rows-spanned="1" table:formula="of:=SUM([.X3:.X62]&lt;[.$CU3:.$CU62])" office:value-type="float"/>
          <table:table-cell table:number-matrix-columns-spanned="1" table:number-matrix-rows-spanned="1" table:formula="of:=SUM([.Y3:.Y62]&lt;[.$CV3:.$CV62])" office:value-type="float"/>
          <table:table-cell table:style-name="cellWorst" table:number-matrix-columns-spanned="1" table:number-matrix-rows-spanned="1" table:formula="of:=SUM([.Z3:.Z62]&lt;[.$CW3:.$CW62])" office:value-type="float"/>
          <table:table-cell table:number-matrix-columns-spanned="1" table:number-matrix-rows-spanned="1" table:formula="of:=SUM([.AA3:.AA62]&lt;[.$CS3:.$CS62])" office:value-type="float"/>
          <table:table-cell table:number-matrix-columns-spanned="1" table:number-matrix-rows-spanned="1" table:formula="of:=SUM([.AB3:.AB62]&lt;[.$CT3:.$CT62])" office:value-type="float"/>
          <table:table-cell table:style-name="cellWorst" table:number-matrix-columns-spanned="1" table:number-matrix-rows-spanned="1" table:formula="of:=SUM([.AC3:.AC62]&lt;[.$CU3:.$CU62])" office:value-type="float"/>
          <table:table-cell table:number-matrix-columns-spanned="1" table:number-matrix-rows-spanned="1" table:formula="of:=SUM([.AD3:.AD62]&lt;[.$CV3:.$CV62])" office:value-type="float"/>
          <table:table-cell table:style-name="cellWorst" table:number-matrix-columns-spanned="1" table:number-matrix-rows-spanned="1" table:formula="of:=SUM([.AE3:.AE62]&lt;[.$CW3:.$CW62])" office:value-type="float"/>
          <table:table-cell table:number-matrix-columns-spanned="1" table:number-matrix-rows-spanned="1" table:formula="of:=SUM([.AF3:.AF62]&lt;[.$CS3:.$CS62])" office:value-type="float"/>
          <table:table-cell table:number-matrix-columns-spanned="1" table:number-matrix-rows-spanned="1" table:formula="of:=SUM([.AG3:.AG62]&lt;[.$CT3:.$CT62])" office:value-type="float"/>
          <table:table-cell table:number-matrix-columns-spanned="1" table:number-matrix-rows-spanned="1" table:formula="of:=SUM([.AH3:.AH62]&lt;[.$CU3:.$CU62])" office:value-type="float"/>
          <table:table-cell table:number-matrix-columns-spanned="1" table:number-matrix-rows-spanned="1" table:formula="of:=SUM([.AI3:.AI62]&lt;[.$CV3:.$CV62])" office:value-type="float"/>
          <table:table-cell table:number-matrix-columns-spanned="1" table:number-matrix-rows-spanned="1" table:formula="of:=SUM([.AJ3:.AJ62]&lt;[.$CW3:.$CW62])" office:value-type="float"/>
          <table:table-cell table:number-matrix-columns-spanned="1" table:number-matrix-rows-spanned="1" table:formula="of:=SUM([.AK3:.AK62]&lt;[.$CS3:.$CS62])" office:value-type="float"/>
          <table:table-cell table:number-matrix-columns-spanned="1" table:number-matrix-rows-spanned="1" table:formula="of:=SUM([.AL3:.AL62]&lt;[.$CT3:.$CT62])" office:value-type="float"/>
          <table:table-cell table:number-matrix-columns-spanned="1" table:number-matrix-rows-spanned="1" table:formula="of:=SUM([.AM3:.AM62]&lt;[.$CU3:.$CU62])" office:value-type="float"/>
          <table:table-cell table:number-matrix-columns-spanned="1" table:number-matrix-rows-spanned="1" table:formula="of:=SUM([.AN3:.AN62]&lt;[.$CV3:.$CV62])" office:value-type="float"/>
          <table:table-cell table:number-matrix-columns-spanned="1" table:number-matrix-rows-spanned="1" table:formula="of:=SUM([.AO3:.AO62]&lt;[.$CW3:.$CW62])" office:value-type="float"/>
          <table:table-cell table:number-matrix-columns-spanned="1" table:number-matrix-rows-spanned="1" table:formula="of:=SUM([.AP3:.AP62]&lt;[.$CS3:.$CS62])" office:value-type="float"/>
          <table:table-cell table:number-matrix-columns-spanned="1" table:number-matrix-rows-spanned="1" table:formula="of:=SUM([.AQ3:.AQ62]&lt;[.$CT3:.$CT62])" office:value-type="float"/>
          <table:table-cell table:number-matrix-columns-spanned="1" table:number-matrix-rows-spanned="1" table:formula="of:=SUM([.AR3:.AR62]&lt;[.$CU3:.$CU62])" office:value-type="float"/>
          <table:table-cell table:number-matrix-columns-spanned="1" table:number-matrix-rows-spanned="1" table:formula="of:=SUM([.AS3:.AS62]&lt;[.$CV3:.$CV62])" office:value-type="float"/>
          <table:table-cell table:number-matrix-columns-spanned="1" table:number-matrix-rows-spanned="1" table:formula="of:=SUM([.AT3:.AT62]&lt;[.$CW3:.$CW62])" office:value-type="float"/>
          <table:table-cell table:number-matrix-columns-spanned="1" table:number-matrix-rows-spanned="1" table:formula="of:=SUM([.AU3:.AU62]&lt;[.$CS3:.$CS62])" office:value-type="float"/>
          <table:table-cell table:number-matrix-columns-spanned="1" table:number-matrix-rows-spanned="1" table:formula="of:=SUM([.AV3:.AV62]&lt;[.$CT3:.$CT62])" office:value-type="float"/>
          <table:table-cell table:number-matrix-columns-spanned="1" table:number-matrix-rows-spanned="1" table:formula="of:=SUM([.AW3:.AW62]&lt;[.$CU3:.$CU62])" office:value-type="float"/>
          <table:table-cell table:number-matrix-columns-spanned="1" table:number-matrix-rows-spanned="1" table:formula="of:=SUM([.AX3:.AX62]&lt;[.$CV3:.$CV62])" office:value-type="float"/>
          <table:table-cell table:number-matrix-columns-spanned="1" table:number-matrix-rows-spanned="1" table:formula="of:=SUM([.AY3:.AY62]&lt;[.$CW3:.$CW62])" office:value-type="float"/>
          <table:table-cell table:number-matrix-columns-spanned="1" table:number-matrix-rows-spanned="1" table:formula="of:=SUM([.AZ3:.AZ62]&lt;[.$CS3:.$CS62])" office:value-type="float"/>
          <table:table-cell table:number-matrix-columns-spanned="1" table:number-matrix-rows-spanned="1" table:formula="of:=SUM([.BA3:.BA62]&lt;[.$CT3:.$CT62])" office:value-type="float"/>
          <table:table-cell table:number-matrix-columns-spanned="1" table:number-matrix-rows-spanned="1" table:formula="of:=SUM([.BB3:.BB62]&lt;[.$CU3:.$CU62])" office:value-type="float"/>
          <table:table-cell table:number-matrix-columns-spanned="1" table:number-matrix-rows-spanned="1" table:formula="of:=SUM([.BC3:.BC62]&lt;[.$CV3:.$CV62])" office:value-type="float"/>
          <table:table-cell table:number-matrix-columns-spanned="1" table:number-matrix-rows-spanned="1" table:formula="of:=SUM([.BD3:.BD62]&lt;[.$CW3:.$CW62])" office:value-type="float"/>
          <table:table-cell table:number-matrix-columns-spanned="1" table:number-matrix-rows-spanned="1" table:formula="of:=SUM([.BE3:.BE62]&lt;[.$CS3:.$CS62])" office:value-type="float"/>
          <table:table-cell table:number-matrix-columns-spanned="1" table:number-matrix-rows-spanned="1" table:formula="of:=SUM([.BF3:.BF62]&lt;[.$CT3:.$CT62])" office:value-type="float"/>
          <table:table-cell table:number-matrix-columns-spanned="1" table:number-matrix-rows-spanned="1" table:formula="of:=SUM([.BG3:.BG62]&lt;[.$CU3:.$CU62])" office:value-type="float"/>
          <table:table-cell table:number-matrix-columns-spanned="1" table:number-matrix-rows-spanned="1" table:formula="of:=SUM([.BH3:.BH62]&lt;[.$CV3:.$CV62])" office:value-type="float"/>
          <table:table-cell table:number-matrix-columns-spanned="1" table:number-matrix-rows-spanned="1" table:formula="of:=SUM([.BI3:.BI62]&lt;[.$CW3:.$CW62])" office:value-type="float"/>
          <table:table-cell table:number-matrix-columns-spanned="1" table:number-matrix-rows-spanned="1" table:formula="of:=SUM([.BJ3:.BJ62]&lt;[.$CS3:.$CS62])" office:value-type="float"/>
          <table:table-cell table:number-matrix-columns-spanned="1" table:number-matrix-rows-spanned="1" table:formula="of:=SUM([.BK3:.BK62]&lt;[.$CT3:.$CT62])" office:value-type="float"/>
          <table:table-cell table:style-name="cellBest" table:number-matrix-columns-spanned="1" table:number-matrix-rows-spanned="1" table:formula="of:=SUM([.BL3:.BL62]&lt;[.$CU3:.$CU62])" office:value-type="float"/>
          <table:table-cell table:number-matrix-columns-spanned="1" table:number-matrix-rows-spanned="1" table:formula="of:=SUM([.BM3:.BM62]&lt;[.$CV3:.$CV62])" office:value-type="float"/>
          <table:table-cell table:style-name="cellBest" table:number-matrix-columns-spanned="1" table:number-matrix-rows-spanned="1" table:formula="of:=SUM([.BN3:.BN62]&lt;[.$CW3:.$CW62])" office:value-type="float"/>
          <table:table-cell table:number-matrix-columns-spanned="1" table:number-matrix-rows-spanned="1" table:formula="of:=SUM([.BO3:.BO62]&lt;[.$CS3:.$CS62])" office:value-type="float"/>
          <table:table-cell table:number-matrix-columns-spanned="1" table:number-matrix-rows-spanned="1" table:formula="of:=SUM([.BP3:.BP62]&lt;[.$CT3:.$CT62])" office:value-type="float"/>
          <table:table-cell table:style-name="cellBest" table:number-matrix-columns-spanned="1" table:number-matrix-rows-spanned="1" table:formula="of:=SUM([.BQ3:.BQ62]&lt;[.$CU3:.$CU62])" office:value-type="float"/>
          <table:table-cell table:number-matrix-columns-spanned="1" table:number-matrix-rows-spanned="1" table:formula="of:=SUM([.BR3:.BR62]&lt;[.$CV3:.$CV62])" office:value-type="float"/>
          <table:table-cell table:style-name="cellBest" table:number-matrix-columns-spanned="1" table:number-matrix-rows-spanned="1" table:formula="of:=SUM([.BS3:.BS62]&lt;[.$CW3:.$CW62])" office:value-type="float"/>
          <table:table-cell table:number-matrix-columns-spanned="1" table:number-matrix-rows-spanned="1" table:formula="of:=SUM([.BT3:.BT62]&lt;[.$CS3:.$CS62])" office:value-type="float"/>
          <table:table-cell table:number-matrix-columns-spanned="1" table:number-matrix-rows-spanned="1" table:formula="of:=SUM([.BU3:.BU62]&lt;[.$CT3:.$CT62])" office:value-type="float"/>
          <table:table-cell table:style-name="cellBest" table:number-matrix-columns-spanned="1" table:number-matrix-rows-spanned="1" table:formula="of:=SUM([.BV3:.BV62]&lt;[.$CU3:.$CU62])" office:value-type="float"/>
          <table:table-cell table:number-matrix-columns-spanned="1" table:number-matrix-rows-spanned="1" table:formula="of:=SUM([.BW3:.BW62]&lt;[.$CV3:.$CV62])" office:value-type="float"/>
          <table:table-cell table:style-name="cellBest" table:number-matrix-columns-spanned="1" table:number-matrix-rows-spanned="1" table:formula="of:=SUM([.BX3:.BX62]&lt;[.$CW3:.$CW62])" office:value-type="float"/>
          <table:table-cell table:number-matrix-columns-spanned="1" table:number-matrix-rows-spanned="1" table:formula="of:=SUM([.BY3:.BY62]&lt;[.$CS3:.$CS62])" office:value-type="float"/>
          <table:table-cell table:number-matrix-columns-spanned="1" table:number-matrix-rows-spanned="1" table:formula="of:=SUM([.BZ3:.BZ62]&lt;[.$CT3:.$CT62])" office:value-type="float"/>
          <table:table-cell table:style-name="cellBest" table:number-matrix-columns-spanned="1" table:number-matrix-rows-spanned="1" table:formula="of:=SUM([.CA3:.CA62]&lt;[.$CU3:.$CU62])" office:value-type="float"/>
          <table:table-cell table:number-matrix-columns-spanned="1" table:number-matrix-rows-spanned="1" table:formula="of:=SUM([.CB3:.CB62]&lt;[.$CV3:.$CV62])" office:value-type="float"/>
          <table:table-cell table:style-name="cellBest" table:number-matrix-columns-spanned="1" table:number-matrix-rows-spanned="1" table:formula="of:=SUM([.CC3:.CC62]&lt;[.$CW3:.$CW62])" office:value-type="float"/>
          <table:table-cell table:number-matrix-columns-spanned="1" table:number-matrix-rows-spanned="1" table:formula="of:=SUM([.CD3:.CD62]&lt;[.$CS3:.$CS62])" office:value-type="float"/>
          <table:table-cell table:number-matrix-columns-spanned="1" table:number-matrix-rows-spanned="1" table:formula="of:=SUM([.CE3:.CE62]&lt;[.$CT3:.$CT62])" office:value-type="float"/>
          <table:table-cell table:style-name="cellBest" table:number-matrix-columns-spanned="1" table:number-matrix-rows-spanned="1" table:formula="of:=SUM([.CF3:.CF62]&lt;[.$CU3:.$CU62])" office:value-type="float"/>
          <table:table-cell table:number-matrix-columns-spanned="1" table:number-matrix-rows-spanned="1" table:formula="of:=SUM([.CG3:.CG62]&lt;[.$CV3:.$CV62])" office:value-type="float"/>
          <table:table-cell table:style-name="cellBest" table:number-matrix-columns-spanned="1" table:number-matrix-rows-spanned="1" table:formula="of:=SUM([.CH3:.CH62]&lt;[.$CW3:.$CW62])" office:value-type="float"/>
          <table:table-cell table:style-name="cellWorst" table:number-matrix-columns-spanned="1" table:number-matrix-rows-spanned="1" table:formula="of:=SUM([.CI3:.CI62]&lt;[.$CS3:.$CS62])" office:value-type="float"/>
          <table:table-cell table:number-matrix-columns-spanned="1" table:number-matrix-rows-spanned="1" table:formula="of:=SUM([.CJ3:.CJ62]&lt;[.$CT3:.$CT62])" office:value-type="float"/>
          <table:table-cell table:style-name="cellBest" table:number-matrix-columns-spanned="1" table:number-matrix-rows-spanned="1" table:formula="of:=SUM([.CK3:.CK62]&lt;[.$CU3:.$CU62])" office:value-type="float"/>
          <table:table-cell table:number-matrix-columns-spanned="1" table:number-matrix-rows-spanned="1" table:formula="of:=SUM([.CL3:.CL62]&lt;[.$CV3:.$CV62])" office:value-type="float"/>
          <table:table-cell table:style-name="cellBest" table:number-matrix-columns-spanned="1" table:number-matrix-rows-spanned="1" table:formula="of:=SUM([.CM3:.CM62]&lt;[.$CW3:.$CW6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2]&gt;[.$CS3:.$CS62])" office:value-type="float"/>
          <table:table-cell table:number-matrix-columns-spanned="1" table:number-matrix-rows-spanned="1" table:formula="of:=SUM([.C3:.C62]&gt;[.$CT3:.$CT62])" office:value-type="float"/>
          <table:table-cell table:number-matrix-columns-spanned="1" table:number-matrix-rows-spanned="1" table:formula="of:=SUM([.D3:.D62]&gt;[.$CU3:.$CU62])" office:value-type="float"/>
          <table:table-cell table:number-matrix-columns-spanned="1" table:number-matrix-rows-spanned="1" table:formula="of:=SUM([.E3:.E62]&gt;[.$CV3:.$CV62])" office:value-type="float"/>
          <table:table-cell table:number-matrix-columns-spanned="1" table:number-matrix-rows-spanned="1" table:formula="of:=SUM([.F3:.F62]&gt;[.$CW3:.$CW62])" office:value-type="float"/>
          <table:table-cell table:style-name="cellBest" table:number-matrix-columns-spanned="1" table:number-matrix-rows-spanned="1" table:formula="of:=SUM([.G3:.G62]&gt;[.$CS3:.$CS62])" office:value-type="float"/>
          <table:table-cell table:number-matrix-columns-spanned="1" table:number-matrix-rows-spanned="1" table:formula="of:=SUM([.H3:.H62]&gt;[.$CT3:.$CT62])" office:value-type="float"/>
          <table:table-cell table:number-matrix-columns-spanned="1" table:number-matrix-rows-spanned="1" table:formula="of:=SUM([.I3:.I62]&gt;[.$CU3:.$CU62])" office:value-type="float"/>
          <table:table-cell table:number-matrix-columns-spanned="1" table:number-matrix-rows-spanned="1" table:formula="of:=SUM([.J3:.J62]&gt;[.$CV3:.$CV62])" office:value-type="float"/>
          <table:table-cell table:number-matrix-columns-spanned="1" table:number-matrix-rows-spanned="1" table:formula="of:=SUM([.K3:.K62]&gt;[.$CW3:.$CW62])" office:value-type="float"/>
          <table:table-cell table:number-matrix-columns-spanned="1" table:number-matrix-rows-spanned="1" table:formula="of:=SUM([.L3:.L62]&gt;[.$CS3:.$CS62])" office:value-type="float"/>
          <table:table-cell table:number-matrix-columns-spanned="1" table:number-matrix-rows-spanned="1" table:formula="of:=SUM([.M3:.M62]&gt;[.$CT3:.$CT62])" office:value-type="float"/>
          <table:table-cell table:number-matrix-columns-spanned="1" table:number-matrix-rows-spanned="1" table:formula="of:=SUM([.N3:.N62]&gt;[.$CU3:.$CU62])" office:value-type="float"/>
          <table:table-cell table:number-matrix-columns-spanned="1" table:number-matrix-rows-spanned="1" table:formula="of:=SUM([.O3:.O62]&gt;[.$CV3:.$CV62])" office:value-type="float"/>
          <table:table-cell table:number-matrix-columns-spanned="1" table:number-matrix-rows-spanned="1" table:formula="of:=SUM([.P3:.P62]&gt;[.$CW3:.$CW62])" office:value-type="float"/>
          <table:table-cell table:number-matrix-columns-spanned="1" table:number-matrix-rows-spanned="1" table:formula="of:=SUM([.Q3:.Q62]&gt;[.$CS3:.$CS62])" office:value-type="float"/>
          <table:table-cell table:number-matrix-columns-spanned="1" table:number-matrix-rows-spanned="1" table:formula="of:=SUM([.R3:.R62]&gt;[.$CT3:.$CT62])" office:value-type="float"/>
          <table:table-cell table:number-matrix-columns-spanned="1" table:number-matrix-rows-spanned="1" table:formula="of:=SUM([.S3:.S62]&gt;[.$CU3:.$CU62])" office:value-type="float"/>
          <table:table-cell table:number-matrix-columns-spanned="1" table:number-matrix-rows-spanned="1" table:formula="of:=SUM([.T3:.T62]&gt;[.$CV3:.$CV62])" office:value-type="float"/>
          <table:table-cell table:number-matrix-columns-spanned="1" table:number-matrix-rows-spanned="1" table:formula="of:=SUM([.U3:.U62]&gt;[.$CW3:.$CW62])" office:value-type="float"/>
          <table:table-cell table:number-matrix-columns-spanned="1" table:number-matrix-rows-spanned="1" table:formula="of:=SUM([.V3:.V62]&gt;[.$CS3:.$CS62])" office:value-type="float"/>
          <table:table-cell table:number-matrix-columns-spanned="1" table:number-matrix-rows-spanned="1" table:formula="of:=SUM([.W3:.W62]&gt;[.$CT3:.$CT62])" office:value-type="float"/>
          <table:table-cell table:number-matrix-columns-spanned="1" table:number-matrix-rows-spanned="1" table:formula="of:=SUM([.X3:.X62]&gt;[.$CU3:.$CU62])" office:value-type="float"/>
          <table:table-cell table:number-matrix-columns-spanned="1" table:number-matrix-rows-spanned="1" table:formula="of:=SUM([.Y3:.Y62]&gt;[.$CV3:.$CV62])" office:value-type="float"/>
          <table:table-cell table:number-matrix-columns-spanned="1" table:number-matrix-rows-spanned="1" table:formula="of:=SUM([.Z3:.Z62]&gt;[.$CW3:.$CW62])" office:value-type="float"/>
          <table:table-cell table:number-matrix-columns-spanned="1" table:number-matrix-rows-spanned="1" table:formula="of:=SUM([.AA3:.AA62]&gt;[.$CS3:.$CS62])" office:value-type="float"/>
          <table:table-cell table:number-matrix-columns-spanned="1" table:number-matrix-rows-spanned="1" table:formula="of:=SUM([.AB3:.AB62]&gt;[.$CT3:.$CT62])" office:value-type="float"/>
          <table:table-cell table:number-matrix-columns-spanned="1" table:number-matrix-rows-spanned="1" table:formula="of:=SUM([.AC3:.AC62]&gt;[.$CU3:.$CU62])" office:value-type="float"/>
          <table:table-cell table:number-matrix-columns-spanned="1" table:number-matrix-rows-spanned="1" table:formula="of:=SUM([.AD3:.AD62]&gt;[.$CV3:.$CV62])" office:value-type="float"/>
          <table:table-cell table:number-matrix-columns-spanned="1" table:number-matrix-rows-spanned="1" table:formula="of:=SUM([.AE3:.AE62]&gt;[.$CW3:.$CW62])" office:value-type="float"/>
          <table:table-cell table:number-matrix-columns-spanned="1" table:number-matrix-rows-spanned="1" table:formula="of:=SUM([.AF3:.AF62]&gt;[.$CS3:.$CS62])" office:value-type="float"/>
          <table:table-cell table:number-matrix-columns-spanned="1" table:number-matrix-rows-spanned="1" table:formula="of:=SUM([.AG3:.AG62]&gt;[.$CT3:.$CT62])" office:value-type="float"/>
          <table:table-cell table:style-name="cellWorst" table:number-matrix-columns-spanned="1" table:number-matrix-rows-spanned="1" table:formula="of:=SUM([.AH3:.AH62]&gt;[.$CU3:.$CU62])" office:value-type="float"/>
          <table:table-cell table:number-matrix-columns-spanned="1" table:number-matrix-rows-spanned="1" table:formula="of:=SUM([.AI3:.AI62]&gt;[.$CV3:.$CV62])" office:value-type="float"/>
          <table:table-cell table:style-name="cellWorst" table:number-matrix-columns-spanned="1" table:number-matrix-rows-spanned="1" table:formula="of:=SUM([.AJ3:.AJ62]&gt;[.$CW3:.$CW62])" office:value-type="float"/>
          <table:table-cell table:number-matrix-columns-spanned="1" table:number-matrix-rows-spanned="1" table:formula="of:=SUM([.AK3:.AK62]&gt;[.$CS3:.$CS62])" office:value-type="float"/>
          <table:table-cell table:number-matrix-columns-spanned="1" table:number-matrix-rows-spanned="1" table:formula="of:=SUM([.AL3:.AL62]&gt;[.$CT3:.$CT62])" office:value-type="float"/>
          <table:table-cell table:style-name="cellWorst" table:number-matrix-columns-spanned="1" table:number-matrix-rows-spanned="1" table:formula="of:=SUM([.AM3:.AM62]&gt;[.$CU3:.$CU62])" office:value-type="float"/>
          <table:table-cell table:number-matrix-columns-spanned="1" table:number-matrix-rows-spanned="1" table:formula="of:=SUM([.AN3:.AN62]&gt;[.$CV3:.$CV62])" office:value-type="float"/>
          <table:table-cell table:style-name="cellWorst" table:number-matrix-columns-spanned="1" table:number-matrix-rows-spanned="1" table:formula="of:=SUM([.AO3:.AO62]&gt;[.$CW3:.$CW62])" office:value-type="float"/>
          <table:table-cell table:number-matrix-columns-spanned="1" table:number-matrix-rows-spanned="1" table:formula="of:=SUM([.AP3:.AP62]&gt;[.$CS3:.$CS62])" office:value-type="float"/>
          <table:table-cell table:number-matrix-columns-spanned="1" table:number-matrix-rows-spanned="1" table:formula="of:=SUM([.AQ3:.AQ62]&gt;[.$CT3:.$CT62])" office:value-type="float"/>
          <table:table-cell table:style-name="cellWorst" table:number-matrix-columns-spanned="1" table:number-matrix-rows-spanned="1" table:formula="of:=SUM([.AR3:.AR62]&gt;[.$CU3:.$CU62])" office:value-type="float"/>
          <table:table-cell table:number-matrix-columns-spanned="1" table:number-matrix-rows-spanned="1" table:formula="of:=SUM([.AS3:.AS62]&gt;[.$CV3:.$CV62])" office:value-type="float"/>
          <table:table-cell table:style-name="cellWorst" table:number-matrix-columns-spanned="1" table:number-matrix-rows-spanned="1" table:formula="of:=SUM([.AT3:.AT62]&gt;[.$CW3:.$CW62])" office:value-type="float"/>
          <table:table-cell table:number-matrix-columns-spanned="1" table:number-matrix-rows-spanned="1" table:formula="of:=SUM([.AU3:.AU62]&gt;[.$CS3:.$CS62])" office:value-type="float"/>
          <table:table-cell table:number-matrix-columns-spanned="1" table:number-matrix-rows-spanned="1" table:formula="of:=SUM([.AV3:.AV62]&gt;[.$CT3:.$CT62])" office:value-type="float"/>
          <table:table-cell table:style-name="cellWorst" table:number-matrix-columns-spanned="1" table:number-matrix-rows-spanned="1" table:formula="of:=SUM([.AW3:.AW62]&gt;[.$CU3:.$CU62])" office:value-type="float"/>
          <table:table-cell table:number-matrix-columns-spanned="1" table:number-matrix-rows-spanned="1" table:formula="of:=SUM([.AX3:.AX62]&gt;[.$CV3:.$CV62])" office:value-type="float"/>
          <table:table-cell table:style-name="cellWorst" table:number-matrix-columns-spanned="1" table:number-matrix-rows-spanned="1" table:formula="of:=SUM([.AY3:.AY62]&gt;[.$CW3:.$CW62])" office:value-type="float"/>
          <table:table-cell table:number-matrix-columns-spanned="1" table:number-matrix-rows-spanned="1" table:formula="of:=SUM([.AZ3:.AZ62]&gt;[.$CS3:.$CS62])" office:value-type="float"/>
          <table:table-cell table:number-matrix-columns-spanned="1" table:number-matrix-rows-spanned="1" table:formula="of:=SUM([.BA3:.BA62]&gt;[.$CT3:.$CT62])" office:value-type="float"/>
          <table:table-cell table:style-name="cellWorst" table:number-matrix-columns-spanned="1" table:number-matrix-rows-spanned="1" table:formula="of:=SUM([.BB3:.BB62]&gt;[.$CU3:.$CU62])" office:value-type="float"/>
          <table:table-cell table:number-matrix-columns-spanned="1" table:number-matrix-rows-spanned="1" table:formula="of:=SUM([.BC3:.BC62]&gt;[.$CV3:.$CV62])" office:value-type="float"/>
          <table:table-cell table:style-name="cellWorst" table:number-matrix-columns-spanned="1" table:number-matrix-rows-spanned="1" table:formula="of:=SUM([.BD3:.BD62]&gt;[.$CW3:.$CW62])" office:value-type="float"/>
          <table:table-cell table:number-matrix-columns-spanned="1" table:number-matrix-rows-spanned="1" table:formula="of:=SUM([.BE3:.BE62]&gt;[.$CS3:.$CS62])" office:value-type="float"/>
          <table:table-cell table:number-matrix-columns-spanned="1" table:number-matrix-rows-spanned="1" table:formula="of:=SUM([.BF3:.BF62]&gt;[.$CT3:.$CT62])" office:value-type="float"/>
          <table:table-cell table:style-name="cellWorst" table:number-matrix-columns-spanned="1" table:number-matrix-rows-spanned="1" table:formula="of:=SUM([.BG3:.BG62]&gt;[.$CU3:.$CU62])" office:value-type="float"/>
          <table:table-cell table:number-matrix-columns-spanned="1" table:number-matrix-rows-spanned="1" table:formula="of:=SUM([.BH3:.BH62]&gt;[.$CV3:.$CV62])" office:value-type="float"/>
          <table:table-cell table:style-name="cellWorst" table:number-matrix-columns-spanned="1" table:number-matrix-rows-spanned="1" table:formula="of:=SUM([.BI3:.BI62]&gt;[.$CW3:.$CW62])" office:value-type="float"/>
          <table:table-cell table:number-matrix-columns-spanned="1" table:number-matrix-rows-spanned="1" table:formula="of:=SUM([.BJ3:.BJ62]&gt;[.$CS3:.$CS62])" office:value-type="float"/>
          <table:table-cell table:number-matrix-columns-spanned="1" table:number-matrix-rows-spanned="1" table:formula="of:=SUM([.BK3:.BK62]&gt;[.$CT3:.$CT62])" office:value-type="float"/>
          <table:table-cell table:style-name="cellBest" table:number-matrix-columns-spanned="1" table:number-matrix-rows-spanned="1" table:formula="of:=SUM([.BL3:.BL62]&gt;[.$CU3:.$CU62])" office:value-type="float"/>
          <table:table-cell table:number-matrix-columns-spanned="1" table:number-matrix-rows-spanned="1" table:formula="of:=SUM([.BM3:.BM62]&gt;[.$CV3:.$CV62])" office:value-type="float"/>
          <table:table-cell table:style-name="cellBest" table:number-matrix-columns-spanned="1" table:number-matrix-rows-spanned="1" table:formula="of:=SUM([.BN3:.BN62]&gt;[.$CW3:.$CW62])" office:value-type="float"/>
          <table:table-cell table:number-matrix-columns-spanned="1" table:number-matrix-rows-spanned="1" table:formula="of:=SUM([.BO3:.BO62]&gt;[.$CS3:.$CS62])" office:value-type="float"/>
          <table:table-cell table:number-matrix-columns-spanned="1" table:number-matrix-rows-spanned="1" table:formula="of:=SUM([.BP3:.BP62]&gt;[.$CT3:.$CT62])" office:value-type="float"/>
          <table:table-cell table:style-name="cellBest" table:number-matrix-columns-spanned="1" table:number-matrix-rows-spanned="1" table:formula="of:=SUM([.BQ3:.BQ62]&gt;[.$CU3:.$CU62])" office:value-type="float"/>
          <table:table-cell table:number-matrix-columns-spanned="1" table:number-matrix-rows-spanned="1" table:formula="of:=SUM([.BR3:.BR62]&gt;[.$CV3:.$CV62])" office:value-type="float"/>
          <table:table-cell table:style-name="cellBest" table:number-matrix-columns-spanned="1" table:number-matrix-rows-spanned="1" table:formula="of:=SUM([.BS3:.BS62]&gt;[.$CW3:.$CW62])" office:value-type="float"/>
          <table:table-cell table:number-matrix-columns-spanned="1" table:number-matrix-rows-spanned="1" table:formula="of:=SUM([.BT3:.BT62]&gt;[.$CS3:.$CS62])" office:value-type="float"/>
          <table:table-cell table:number-matrix-columns-spanned="1" table:number-matrix-rows-spanned="1" table:formula="of:=SUM([.BU3:.BU62]&gt;[.$CT3:.$CT62])" office:value-type="float"/>
          <table:table-cell table:style-name="cellBest" table:number-matrix-columns-spanned="1" table:number-matrix-rows-spanned="1" table:formula="of:=SUM([.BV3:.BV62]&gt;[.$CU3:.$CU62])" office:value-type="float"/>
          <table:table-cell table:number-matrix-columns-spanned="1" table:number-matrix-rows-spanned="1" table:formula="of:=SUM([.BW3:.BW62]&gt;[.$CV3:.$CV62])" office:value-type="float"/>
          <table:table-cell table:style-name="cellBest" table:number-matrix-columns-spanned="1" table:number-matrix-rows-spanned="1" table:formula="of:=SUM([.BX3:.BX62]&gt;[.$CW3:.$CW62])" office:value-type="float"/>
          <table:table-cell table:number-matrix-columns-spanned="1" table:number-matrix-rows-spanned="1" table:formula="of:=SUM([.BY3:.BY62]&gt;[.$CS3:.$CS62])" office:value-type="float"/>
          <table:table-cell table:number-matrix-columns-spanned="1" table:number-matrix-rows-spanned="1" table:formula="of:=SUM([.BZ3:.BZ62]&gt;[.$CT3:.$CT62])" office:value-type="float"/>
          <table:table-cell table:style-name="cellBest" table:number-matrix-columns-spanned="1" table:number-matrix-rows-spanned="1" table:formula="of:=SUM([.CA3:.CA62]&gt;[.$CU3:.$CU62])" office:value-type="float"/>
          <table:table-cell table:number-matrix-columns-spanned="1" table:number-matrix-rows-spanned="1" table:formula="of:=SUM([.CB3:.CB62]&gt;[.$CV3:.$CV62])" office:value-type="float"/>
          <table:table-cell table:style-name="cellBest" table:number-matrix-columns-spanned="1" table:number-matrix-rows-spanned="1" table:formula="of:=SUM([.CC3:.CC62]&gt;[.$CW3:.$CW62])" office:value-type="float"/>
          <table:table-cell table:number-matrix-columns-spanned="1" table:number-matrix-rows-spanned="1" table:formula="of:=SUM([.CD3:.CD62]&gt;[.$CS3:.$CS62])" office:value-type="float"/>
          <table:table-cell table:number-matrix-columns-spanned="1" table:number-matrix-rows-spanned="1" table:formula="of:=SUM([.CE3:.CE62]&gt;[.$CT3:.$CT62])" office:value-type="float"/>
          <table:table-cell table:style-name="cellBest" table:number-matrix-columns-spanned="1" table:number-matrix-rows-spanned="1" table:formula="of:=SUM([.CF3:.CF62]&gt;[.$CU3:.$CU62])" office:value-type="float"/>
          <table:table-cell table:number-matrix-columns-spanned="1" table:number-matrix-rows-spanned="1" table:formula="of:=SUM([.CG3:.CG62]&gt;[.$CV3:.$CV62])" office:value-type="float"/>
          <table:table-cell table:style-name="cellBest" table:number-matrix-columns-spanned="1" table:number-matrix-rows-spanned="1" table:formula="of:=SUM([.CH3:.CH62]&gt;[.$CW3:.$CW62])" office:value-type="float"/>
          <table:table-cell table:style-name="cellWorst" table:number-matrix-columns-spanned="1" table:number-matrix-rows-spanned="1" table:formula="of:=SUM([.CI3:.CI62]&gt;[.$CS3:.$CS62])" office:value-type="float"/>
          <table:table-cell table:number-matrix-columns-spanned="1" table:number-matrix-rows-spanned="1" table:formula="of:=SUM([.CJ3:.CJ62]&gt;[.$CT3:.$CT62])" office:value-type="float"/>
          <table:table-cell table:style-name="cellBest" table:number-matrix-columns-spanned="1" table:number-matrix-rows-spanned="1" table:formula="of:=SUM([.CK3:.CK62]&gt;[.$CU3:.$CU62])" office:value-type="float"/>
          <table:table-cell table:number-matrix-columns-spanned="1" table:number-matrix-rows-spanned="1" table:formula="of:=SUM([.CL3:.CL62]&gt;[.$CV3:.$CV62])" office:value-type="float"/>
          <table:table-cell table:style-name="cellBest" table:number-matrix-columns-spanned="1" table:number-matrix-rows-spanned="1" table:formula="of:=SUM([.CM3:.CM62]&gt;[.$CW3:.$CW62])" office:value-type="float"/>
        </table:table-row>
        <table:table-row table:style-name="ro1">
          <table:table-cell office:value-type="string">
            <text:p>WORST</text:p>
          </table:table-cell>
          <table:table-cell table:style-name="cellBest" table:number-matrix-columns-spanned="1" table:number-matrix-rows-spanned="1" table:formula="of:=SUM([.B3:.B62]=[.$CX3:.$CX62])" office:value-type="float"/>
          <table:table-cell table:number-matrix-columns-spanned="1" table:number-matrix-rows-spanned="1" table:formula="of:=SUM([.C3:.C62]=[.$CY3:.$CY62])" office:value-type="float"/>
          <table:table-cell table:number-matrix-columns-spanned="1" table:number-matrix-rows-spanned="1" table:formula="of:=SUM([.D3:.D62]=[.$CZ3:.$CZ62])" office:value-type="float"/>
          <table:table-cell table:number-matrix-columns-spanned="1" table:number-matrix-rows-spanned="1" table:formula="of:=SUM([.E3:.E62]=[.$DA3:.$DA62])" office:value-type="float"/>
          <table:table-cell table:number-matrix-columns-spanned="1" table:number-matrix-rows-spanned="1" table:formula="of:=SUM([.F3:.F62]=[.$DB3:.$DB62])" office:value-type="float"/>
          <table:table-cell table:style-name="cellBest" table:number-matrix-columns-spanned="1" table:number-matrix-rows-spanned="1" table:formula="of:=SUM([.G3:.G62]=[.$CX3:.$CX62])" office:value-type="float"/>
          <table:table-cell table:number-matrix-columns-spanned="1" table:number-matrix-rows-spanned="1" table:formula="of:=SUM([.H3:.H62]=[.$CY3:.$CY62])" office:value-type="float"/>
          <table:table-cell table:number-matrix-columns-spanned="1" table:number-matrix-rows-spanned="1" table:formula="of:=SUM([.I3:.I62]=[.$CZ3:.$CZ62])" office:value-type="float"/>
          <table:table-cell table:number-matrix-columns-spanned="1" table:number-matrix-rows-spanned="1" table:formula="of:=SUM([.J3:.J62]=[.$DA3:.$DA62])" office:value-type="float"/>
          <table:table-cell table:number-matrix-columns-spanned="1" table:number-matrix-rows-spanned="1" table:formula="of:=SUM([.K3:.K62]=[.$DB3:.$DB62])" office:value-type="float"/>
          <table:table-cell table:number-matrix-columns-spanned="1" table:number-matrix-rows-spanned="1" table:formula="of:=SUM([.L3:.L62]=[.$CX3:.$CX62])" office:value-type="float"/>
          <table:table-cell table:number-matrix-columns-spanned="1" table:number-matrix-rows-spanned="1" table:formula="of:=SUM([.M3:.M62]=[.$CY3:.$CY62])" office:value-type="float"/>
          <table:table-cell table:number-matrix-columns-spanned="1" table:number-matrix-rows-spanned="1" table:formula="of:=SUM([.N3:.N62]=[.$CZ3:.$CZ62])" office:value-type="float"/>
          <table:table-cell table:number-matrix-columns-spanned="1" table:number-matrix-rows-spanned="1" table:formula="of:=SUM([.O3:.O62]=[.$DA3:.$DA62])" office:value-type="float"/>
          <table:table-cell table:number-matrix-columns-spanned="1" table:number-matrix-rows-spanned="1" table:formula="of:=SUM([.P3:.P62]=[.$DB3:.$DB62])" office:value-type="float"/>
          <table:table-cell table:style-name="cellBest" table:number-matrix-columns-spanned="1" table:number-matrix-rows-spanned="1" table:formula="of:=SUM([.Q3:.Q62]=[.$CX3:.$CX62])" office:value-type="float"/>
          <table:table-cell table:number-matrix-columns-spanned="1" table:number-matrix-rows-spanned="1" table:formula="of:=SUM([.R3:.R62]=[.$CY3:.$CY62])" office:value-type="float"/>
          <table:table-cell table:number-matrix-columns-spanned="1" table:number-matrix-rows-spanned="1" table:formula="of:=SUM([.S3:.S62]=[.$CZ3:.$CZ62])" office:value-type="float"/>
          <table:table-cell table:number-matrix-columns-spanned="1" table:number-matrix-rows-spanned="1" table:formula="of:=SUM([.T3:.T62]=[.$DA3:.$DA62])" office:value-type="float"/>
          <table:table-cell table:number-matrix-columns-spanned="1" table:number-matrix-rows-spanned="1" table:formula="of:=SUM([.U3:.U62]=[.$DB3:.$DB62])" office:value-type="float"/>
          <table:table-cell table:style-name="cellBest" table:number-matrix-columns-spanned="1" table:number-matrix-rows-spanned="1" table:formula="of:=SUM([.V3:.V62]=[.$CX3:.$CX62])" office:value-type="float"/>
          <table:table-cell table:number-matrix-columns-spanned="1" table:number-matrix-rows-spanned="1" table:formula="of:=SUM([.W3:.W62]=[.$CY3:.$CY62])" office:value-type="float"/>
          <table:table-cell table:number-matrix-columns-spanned="1" table:number-matrix-rows-spanned="1" table:formula="of:=SUM([.X3:.X62]=[.$CZ3:.$CZ62])" office:value-type="float"/>
          <table:table-cell table:number-matrix-columns-spanned="1" table:number-matrix-rows-spanned="1" table:formula="of:=SUM([.Y3:.Y62]=[.$DA3:.$DA62])" office:value-type="float"/>
          <table:table-cell table:number-matrix-columns-spanned="1" table:number-matrix-rows-spanned="1" table:formula="of:=SUM([.Z3:.Z62]=[.$DB3:.$DB62])" office:value-type="float"/>
          <table:table-cell table:number-matrix-columns-spanned="1" table:number-matrix-rows-spanned="1" table:formula="of:=SUM([.AA3:.AA62]=[.$CX3:.$CX62])" office:value-type="float"/>
          <table:table-cell table:number-matrix-columns-spanned="1" table:number-matrix-rows-spanned="1" table:formula="of:=SUM([.AB3:.AB62]=[.$CY3:.$CY62])" office:value-type="float"/>
          <table:table-cell table:number-matrix-columns-spanned="1" table:number-matrix-rows-spanned="1" table:formula="of:=SUM([.AC3:.AC62]=[.$CZ3:.$CZ62])" office:value-type="float"/>
          <table:table-cell table:number-matrix-columns-spanned="1" table:number-matrix-rows-spanned="1" table:formula="of:=SUM([.AD3:.AD62]=[.$DA3:.$DA62])" office:value-type="float"/>
          <table:table-cell table:number-matrix-columns-spanned="1" table:number-matrix-rows-spanned="1" table:formula="of:=SUM([.AE3:.AE62]=[.$DB3:.$DB62])" office:value-type="float"/>
          <table:table-cell table:number-matrix-columns-spanned="1" table:number-matrix-rows-spanned="1" table:formula="of:=SUM([.AF3:.AF62]=[.$CX3:.$CX62])" office:value-type="float"/>
          <table:table-cell table:number-matrix-columns-spanned="1" table:number-matrix-rows-spanned="1" table:formula="of:=SUM([.AG3:.AG62]=[.$CY3:.$CY62])" office:value-type="float"/>
          <table:table-cell table:style-name="cellWorst" table:number-matrix-columns-spanned="1" table:number-matrix-rows-spanned="1" table:formula="of:=SUM([.AH3:.AH62]=[.$CZ3:.$CZ62])" office:value-type="float"/>
          <table:table-cell table:number-matrix-columns-spanned="1" table:number-matrix-rows-spanned="1" table:formula="of:=SUM([.AI3:.AI62]=[.$DA3:.$DA62])" office:value-type="float"/>
          <table:table-cell table:style-name="cellWorst" table:number-matrix-columns-spanned="1" table:number-matrix-rows-spanned="1" table:formula="of:=SUM([.AJ3:.AJ62]=[.$DB3:.$DB62])" office:value-type="float"/>
          <table:table-cell table:number-matrix-columns-spanned="1" table:number-matrix-rows-spanned="1" table:formula="of:=SUM([.AK3:.AK62]=[.$CX3:.$CX62])" office:value-type="float"/>
          <table:table-cell table:number-matrix-columns-spanned="1" table:number-matrix-rows-spanned="1" table:formula="of:=SUM([.AL3:.AL62]=[.$CY3:.$CY62])" office:value-type="float"/>
          <table:table-cell table:style-name="cellWorst" table:number-matrix-columns-spanned="1" table:number-matrix-rows-spanned="1" table:formula="of:=SUM([.AM3:.AM62]=[.$CZ3:.$CZ62])" office:value-type="float"/>
          <table:table-cell table:number-matrix-columns-spanned="1" table:number-matrix-rows-spanned="1" table:formula="of:=SUM([.AN3:.AN62]=[.$DA3:.$DA62])" office:value-type="float"/>
          <table:table-cell table:style-name="cellWorst" table:number-matrix-columns-spanned="1" table:number-matrix-rows-spanned="1" table:formula="of:=SUM([.AO3:.AO62]=[.$DB3:.$DB62])" office:value-type="float"/>
          <table:table-cell table:style-name="cellWorst" table:number-matrix-columns-spanned="1" table:number-matrix-rows-spanned="1" table:formula="of:=SUM([.AP3:.AP62]=[.$CX3:.$CX62])" office:value-type="float"/>
          <table:table-cell table:number-matrix-columns-spanned="1" table:number-matrix-rows-spanned="1" table:formula="of:=SUM([.AQ3:.AQ62]=[.$CY3:.$CY62])" office:value-type="float"/>
          <table:table-cell table:style-name="cellWorst" table:number-matrix-columns-spanned="1" table:number-matrix-rows-spanned="1" table:formula="of:=SUM([.AR3:.AR62]=[.$CZ3:.$CZ62])" office:value-type="float"/>
          <table:table-cell table:number-matrix-columns-spanned="1" table:number-matrix-rows-spanned="1" table:formula="of:=SUM([.AS3:.AS62]=[.$DA3:.$DA62])" office:value-type="float"/>
          <table:table-cell table:style-name="cellWorst" table:number-matrix-columns-spanned="1" table:number-matrix-rows-spanned="1" table:formula="of:=SUM([.AT3:.AT62]=[.$DB3:.$DB62])" office:value-type="float"/>
          <table:table-cell table:number-matrix-columns-spanned="1" table:number-matrix-rows-spanned="1" table:formula="of:=SUM([.AU3:.AU62]=[.$CX3:.$CX62])" office:value-type="float"/>
          <table:table-cell table:number-matrix-columns-spanned="1" table:number-matrix-rows-spanned="1" table:formula="of:=SUM([.AV3:.AV62]=[.$CY3:.$CY62])" office:value-type="float"/>
          <table:table-cell table:style-name="cellWorst" table:number-matrix-columns-spanned="1" table:number-matrix-rows-spanned="1" table:formula="of:=SUM([.AW3:.AW62]=[.$CZ3:.$CZ62])" office:value-type="float"/>
          <table:table-cell table:number-matrix-columns-spanned="1" table:number-matrix-rows-spanned="1" table:formula="of:=SUM([.AX3:.AX62]=[.$DA3:.$DA62])" office:value-type="float"/>
          <table:table-cell table:style-name="cellWorst" table:number-matrix-columns-spanned="1" table:number-matrix-rows-spanned="1" table:formula="of:=SUM([.AY3:.AY62]=[.$DB3:.$DB62])" office:value-type="float"/>
          <table:table-cell table:number-matrix-columns-spanned="1" table:number-matrix-rows-spanned="1" table:formula="of:=SUM([.AZ3:.AZ62]=[.$CX3:.$CX62])" office:value-type="float"/>
          <table:table-cell table:number-matrix-columns-spanned="1" table:number-matrix-rows-spanned="1" table:formula="of:=SUM([.BA3:.BA62]=[.$CY3:.$CY62])" office:value-type="float"/>
          <table:table-cell table:style-name="cellWorst" table:number-matrix-columns-spanned="1" table:number-matrix-rows-spanned="1" table:formula="of:=SUM([.BB3:.BB62]=[.$CZ3:.$CZ62])" office:value-type="float"/>
          <table:table-cell table:number-matrix-columns-spanned="1" table:number-matrix-rows-spanned="1" table:formula="of:=SUM([.BC3:.BC62]=[.$DA3:.$DA62])" office:value-type="float"/>
          <table:table-cell table:style-name="cellWorst" table:number-matrix-columns-spanned="1" table:number-matrix-rows-spanned="1" table:formula="of:=SUM([.BD3:.BD62]=[.$DB3:.$DB62])" office:value-type="float"/>
          <table:table-cell table:number-matrix-columns-spanned="1" table:number-matrix-rows-spanned="1" table:formula="of:=SUM([.BE3:.BE62]=[.$CX3:.$CX62])" office:value-type="float"/>
          <table:table-cell table:number-matrix-columns-spanned="1" table:number-matrix-rows-spanned="1" table:formula="of:=SUM([.BF3:.BF62]=[.$CY3:.$CY62])" office:value-type="float"/>
          <table:table-cell table:style-name="cellWorst" table:number-matrix-columns-spanned="1" table:number-matrix-rows-spanned="1" table:formula="of:=SUM([.BG3:.BG62]=[.$CZ3:.$CZ62])" office:value-type="float"/>
          <table:table-cell table:number-matrix-columns-spanned="1" table:number-matrix-rows-spanned="1" table:formula="of:=SUM([.BH3:.BH62]=[.$DA3:.$DA62])" office:value-type="float"/>
          <table:table-cell table:style-name="cellWorst" table:number-matrix-columns-spanned="1" table:number-matrix-rows-spanned="1" table:formula="of:=SUM([.BI3:.BI62]=[.$DB3:.$DB62])" office:value-type="float"/>
          <table:table-cell table:number-matrix-columns-spanned="1" table:number-matrix-rows-spanned="1" table:formula="of:=SUM([.BJ3:.BJ62]=[.$CX3:.$CX62])" office:value-type="float"/>
          <table:table-cell table:number-matrix-columns-spanned="1" table:number-matrix-rows-spanned="1" table:formula="of:=SUM([.BK3:.BK62]=[.$CY3:.$CY62])" office:value-type="float"/>
          <table:table-cell table:style-name="cellBest" table:number-matrix-columns-spanned="1" table:number-matrix-rows-spanned="1" table:formula="of:=SUM([.BL3:.BL62]=[.$CZ3:.$CZ62])" office:value-type="float"/>
          <table:table-cell table:number-matrix-columns-spanned="1" table:number-matrix-rows-spanned="1" table:formula="of:=SUM([.BM3:.BM62]=[.$DA3:.$DA62])" office:value-type="float"/>
          <table:table-cell table:style-name="cellBest" table:number-matrix-columns-spanned="1" table:number-matrix-rows-spanned="1" table:formula="of:=SUM([.BN3:.BN62]=[.$DB3:.$DB62])" office:value-type="float"/>
          <table:table-cell table:number-matrix-columns-spanned="1" table:number-matrix-rows-spanned="1" table:formula="of:=SUM([.BO3:.BO62]=[.$CX3:.$CX62])" office:value-type="float"/>
          <table:table-cell table:number-matrix-columns-spanned="1" table:number-matrix-rows-spanned="1" table:formula="of:=SUM([.BP3:.BP62]=[.$CY3:.$CY62])" office:value-type="float"/>
          <table:table-cell table:style-name="cellBest" table:number-matrix-columns-spanned="1" table:number-matrix-rows-spanned="1" table:formula="of:=SUM([.BQ3:.BQ62]=[.$CZ3:.$CZ62])" office:value-type="float"/>
          <table:table-cell table:number-matrix-columns-spanned="1" table:number-matrix-rows-spanned="1" table:formula="of:=SUM([.BR3:.BR62]=[.$DA3:.$DA62])" office:value-type="float"/>
          <table:table-cell table:style-name="cellBest" table:number-matrix-columns-spanned="1" table:number-matrix-rows-spanned="1" table:formula="of:=SUM([.BS3:.BS62]=[.$DB3:.$DB62])" office:value-type="float"/>
          <table:table-cell table:number-matrix-columns-spanned="1" table:number-matrix-rows-spanned="1" table:formula="of:=SUM([.BT3:.BT62]=[.$CX3:.$CX62])" office:value-type="float"/>
          <table:table-cell table:number-matrix-columns-spanned="1" table:number-matrix-rows-spanned="1" table:formula="of:=SUM([.BU3:.BU62]=[.$CY3:.$CY62])" office:value-type="float"/>
          <table:table-cell table:style-name="cellBest" table:number-matrix-columns-spanned="1" table:number-matrix-rows-spanned="1" table:formula="of:=SUM([.BV3:.BV62]=[.$CZ3:.$CZ62])" office:value-type="float"/>
          <table:table-cell table:number-matrix-columns-spanned="1" table:number-matrix-rows-spanned="1" table:formula="of:=SUM([.BW3:.BW62]=[.$DA3:.$DA62])" office:value-type="float"/>
          <table:table-cell table:style-name="cellBest" table:number-matrix-columns-spanned="1" table:number-matrix-rows-spanned="1" table:formula="of:=SUM([.BX3:.BX62]=[.$DB3:.$DB62])" office:value-type="float"/>
          <table:table-cell table:number-matrix-columns-spanned="1" table:number-matrix-rows-spanned="1" table:formula="of:=SUM([.BY3:.BY62]=[.$CX3:.$CX62])" office:value-type="float"/>
          <table:table-cell table:number-matrix-columns-spanned="1" table:number-matrix-rows-spanned="1" table:formula="of:=SUM([.BZ3:.BZ62]=[.$CY3:.$CY62])" office:value-type="float"/>
          <table:table-cell table:style-name="cellBest" table:number-matrix-columns-spanned="1" table:number-matrix-rows-spanned="1" table:formula="of:=SUM([.CA3:.CA62]=[.$CZ3:.$CZ62])" office:value-type="float"/>
          <table:table-cell table:number-matrix-columns-spanned="1" table:number-matrix-rows-spanned="1" table:formula="of:=SUM([.CB3:.CB62]=[.$DA3:.$DA62])" office:value-type="float"/>
          <table:table-cell table:style-name="cellBest" table:number-matrix-columns-spanned="1" table:number-matrix-rows-spanned="1" table:formula="of:=SUM([.CC3:.CC62]=[.$DB3:.$DB62])" office:value-type="float"/>
          <table:table-cell table:number-matrix-columns-spanned="1" table:number-matrix-rows-spanned="1" table:formula="of:=SUM([.CD3:.CD62]=[.$CX3:.$CX62])" office:value-type="float"/>
          <table:table-cell table:number-matrix-columns-spanned="1" table:number-matrix-rows-spanned="1" table:formula="of:=SUM([.CE3:.CE62]=[.$CY3:.$CY62])" office:value-type="float"/>
          <table:table-cell table:style-name="cellBest" table:number-matrix-columns-spanned="1" table:number-matrix-rows-spanned="1" table:formula="of:=SUM([.CF3:.CF62]=[.$CZ3:.$CZ62])" office:value-type="float"/>
          <table:table-cell table:number-matrix-columns-spanned="1" table:number-matrix-rows-spanned="1" table:formula="of:=SUM([.CG3:.CG62]=[.$DA3:.$DA62])" office:value-type="float"/>
          <table:table-cell table:style-name="cellBest" table:number-matrix-columns-spanned="1" table:number-matrix-rows-spanned="1" table:formula="of:=SUM([.CH3:.CH62]=[.$DB3:.$DB62])" office:value-type="float"/>
          <table:table-cell table:number-matrix-columns-spanned="1" table:number-matrix-rows-spanned="1" table:formula="of:=SUM([.CI3:.CI62]=[.$CX3:.$CX62])" office:value-type="float"/>
          <table:table-cell table:number-matrix-columns-spanned="1" table:number-matrix-rows-spanned="1" table:formula="of:=SUM([.CJ3:.CJ62]=[.$CY3:.$CY62])" office:value-type="float"/>
          <table:table-cell table:style-name="cellBest" table:number-matrix-columns-spanned="1" table:number-matrix-rows-spanned="1" table:formula="of:=SUM([.CK3:.CK62]=[.$CZ3:.$CZ62])" office:value-type="float"/>
          <table:table-cell table:number-matrix-columns-spanned="1" table:number-matrix-rows-spanned="1" table:formula="of:=SUM([.CL3:.CL62]=[.$DA3:.$DA62])" office:value-type="float"/>
          <table:table-cell table:style-name="cellBest" table:number-matrix-columns-spanned="1" table:number-matrix-rows-spanned="1" table:formula="of:=SUM([.CM3:.CM62]=[.$DB3:.$DB6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dse-q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_optno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no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opt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nonopt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q_optno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no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opt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nonopt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2x2/instances</text:p>
          </table:table-cell>
          <table:table-cell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formula="of:=SUM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formula="of:=AVERAGE([Instances.K3:Instances.K32])" office:value-type="float"/>
          <table:table-cell table:formula="of:=AVERAGE([Instances.L3:Instances.L32])" office:value-type="float"/>
          <table:table-cell table:formula="of:=SUM([Instances.M3:Instances.M32])" office:value-type="float"/>
          <table:table-cell table:formula="of:=AVERAGE([Instances.N3:Instances.N32])" office:value-type="float"/>
          <table:table-cell table:formula="of:=AVERAGE([Instances.O3:Instances.O32])" office:value-type="float"/>
          <table:table-cell table:formula="of:=AVERAGE([Instances.P3:Instances.P32])" office:value-type="float"/>
          <table:table-cell table:formula="of:=AVERAGE([Instances.Q3:Instances.Q32])" office:value-type="float"/>
          <table:table-cell table:formula="of:=SUM([Instances.R3:Instances.R32])" office:value-type="float"/>
          <table:table-cell table:formula="of:=AVERAGE([Instances.S3:Instances.S32])" office:value-type="float"/>
          <table:table-cell table:formula="of:=AVERAGE([Instances.T3:Instances.T32])" office:value-type="float"/>
          <table:table-cell table:formula="of:=AVERAGE([Instances.U3:Instances.U32])" office:value-type="float"/>
          <table:table-cell table:formula="of:=AVERAGE([Instances.V3:Instances.V32])" office:value-type="float"/>
          <table:table-cell table:formula="of:=SUM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AVERAGE([Instances.Z3:Instances.Z32])" office:value-type="float"/>
          <table:table-cell table:formula="of:=AVERAGE([Instances.AA3:Instances.AA32])" office:value-type="float"/>
          <table:table-cell table:formula="of:=SUM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formula="of:=AVERAGE([Instances.AF3:Instances.AF32])" office:value-type="float"/>
          <table:table-cell table:formula="of:=SUM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formula="of:=AVERAGE([Instances.AK3:Instances.AK32])" office:value-type="float"/>
          <table:table-cell table:formula="of:=SUM([Instances.AL3:Instances.AL32])" office:value-type="float"/>
          <table:table-cell table:formula="of:=AVERAGE([Instances.AM3:Instances.AM32])" office:value-type="float"/>
          <table:table-cell table:formula="of:=AVERAGE([Instances.AN3:Instances.AN32])" office:value-type="float"/>
          <table:table-cell table:formula="of:=AVERAGE([Instances.AO3:Instances.AO32])" office:value-type="float"/>
          <table:table-cell table:formula="of:=AVERAGE([Instances.AP3:Instances.AP32])" office:value-type="float"/>
          <table:table-cell table:formula="of:=SUM([Instances.AQ3:Instances.AQ32])" office:value-type="float"/>
          <table:table-cell table:formula="of:=AVERAGE([Instances.AR3:Instances.AR32])" office:value-type="float"/>
          <table:table-cell table:formula="of:=AVERAGE([Instances.AS3:Instances.AS32])" office:value-type="float"/>
          <table:table-cell table:formula="of:=AVERAGE([Instances.AT3:Instances.AT32])" office:value-type="float"/>
          <table:table-cell table:formula="of:=AVERAGE([Instances.AU3:Instances.AU32])" office:value-type="float"/>
          <table:table-cell table:formula="of:=SUM([Instances.AV3:Instances.AV32])" office:value-type="float"/>
          <table:table-cell table:formula="of:=AVERAGE([Instances.AW3:Instances.AW32])" office:value-type="float"/>
          <table:table-cell table:formula="of:=AVERAGE([Instances.AX3:Instances.AX32])" office:value-type="float"/>
          <table:table-cell table:formula="of:=AVERAGE([Instances.AY3:Instances.AY32])" office:value-type="float"/>
          <table:table-cell table:formula="of:=AVERAGE([Instances.AZ3:Instances.AZ32])" office:value-type="float"/>
          <table:table-cell table:formula="of:=SUM([Instances.BA3:Instances.BA32])" office:value-type="float"/>
          <table:table-cell table:formula="of:=AVERAGE([Instances.BB3:Instances.BB32])" office:value-type="float"/>
          <table:table-cell table:formula="of:=AVERAGE([Instances.BC3:Instances.BC32])" office:value-type="float"/>
          <table:table-cell table:formula="of:=AVERAGE([Instances.BD3:Instances.BD32])" office:value-type="float"/>
          <table:table-cell table:formula="of:=AVERAGE([Instances.BE3:Instances.BE32])" office:value-type="float"/>
          <table:table-cell table:formula="of:=SUM([Instances.BF3:Instances.BF32])" office:value-type="float"/>
          <table:table-cell table:formula="of:=AVERAGE([Instances.BG3:Instances.BG32])" office:value-type="float"/>
          <table:table-cell table:formula="of:=AVERAGE([Instances.BH3:Instances.BH32])" office:value-type="float"/>
          <table:table-cell table:formula="of:=AVERAGE([Instances.BI3:Instances.BI32])" office:value-type="float"/>
          <table:table-cell table:formula="of:=AVERAGE([Instances.BJ3:Instances.BJ32])" office:value-type="float"/>
          <table:table-cell table:formula="of:=SUM([Instances.BK3:Instances.BK32])" office:value-type="float"/>
          <table:table-cell table:formula="of:=AVERAGE([Instances.BL3:Instances.BL32])" office:value-type="float"/>
          <table:table-cell table:formula="of:=AVERAGE([Instances.BM3:Instances.BM32])" office:value-type="float"/>
          <table:table-cell table:formula="of:=AVERAGE([Instances.BN3:Instances.BN32])" office:value-type="float"/>
          <table:table-cell table:formula="of:=AVERAGE([Instances.BO3:Instances.BO32])" office:value-type="float"/>
          <table:table-cell table:formula="of:=SUM([Instances.BP3:Instances.BP32])" office:value-type="float"/>
          <table:table-cell table:formula="of:=AVERAGE([Instances.BQ3:Instances.BQ32])" office:value-type="float"/>
          <table:table-cell table:formula="of:=AVERAGE([Instances.BR3:Instances.BR32])" office:value-type="float"/>
          <table:table-cell table:formula="of:=AVERAGE([Instances.BS3:Instances.BS32])" office:value-type="float"/>
          <table:table-cell table:formula="of:=AVERAGE([Instances.BT3:Instances.BT32])" office:value-type="float"/>
          <table:table-cell table:formula="of:=SUM([Instances.BU3:Instances.BU32])" office:value-type="float"/>
          <table:table-cell table:formula="of:=AVERAGE([Instances.BV3:Instances.BV32])" office:value-type="float"/>
          <table:table-cell table:formula="of:=AVERAGE([Instances.BW3:Instances.BW32])" office:value-type="float"/>
          <table:table-cell table:formula="of:=AVERAGE([Instances.BX3:Instances.BX32])" office:value-type="float"/>
          <table:table-cell table:formula="of:=AVERAGE([Instances.BY3:Instances.BY32])" office:value-type="float"/>
          <table:table-cell table:formula="of:=SUM([Instances.BZ3:Instances.BZ32])" office:value-type="float"/>
          <table:table-cell table:formula="of:=AVERAGE([Instances.CA3:Instances.CA32])" office:value-type="float"/>
          <table:table-cell table:formula="of:=AVERAGE([Instances.CB3:Instances.CB32])" office:value-type="float"/>
          <table:table-cell table:formula="of:=AVERAGE([Instances.CC3:Instances.CC32])" office:value-type="float"/>
          <table:table-cell table:formula="of:=AVERAGE([Instances.CD3:Instances.CD32])" office:value-type="float"/>
          <table:table-cell table:formula="of:=SUM([Instances.CE3:Instances.CE32])" office:value-type="float"/>
          <table:table-cell table:formula="of:=AVERAGE([Instances.CF3:Instances.CF32])" office:value-type="float"/>
          <table:table-cell table:formula="of:=AVERAGE([Instances.CG3:Instances.CG32])" office:value-type="float"/>
          <table:table-cell table:formula="of:=AVERAGE([Instances.CH3:Instances.CH32])" office:value-type="float"/>
          <table:table-cell table:formula="of:=AVERAGE([Instances.CI3:Instances.CI32])" office:value-type="float"/>
          <table:table-cell table:formula="of:=SUM([Instances.CJ3:Instances.CJ32])" office:value-type="float"/>
          <table:table-cell table:formula="of:=AVERAGE([Instances.CK3:Instances.CK32])" office:value-type="float"/>
          <table:table-cell table:formula="of:=AVERAGE([Instances.CL3:Instances.CL32])" office:value-type="float"/>
          <table:table-cell table:formula="of:=AVERAGE([Instances.CM3:Instances.CM32])" office:value-type="float"/>
          <table:table-cell table:formula="of:=MIN([.$B3];[.$G3];[.$L3];[.$Q3];[.$V3];[.$AA3];[.$AF3];[.$AK3];[.$AP3];[.$AU3];[.$AZ3];[.$BE3];[.$BJ3];[.$BO3];[.$BT3];[.$BY3];[.$CD3];[.$CI3])" office:value-type="float"/>
          <table:table-cell table:formula="of:=MIN([.$C3];[.$H3];[.$M3];[.$R3];[.$W3];[.$AB3];[.$AG3];[.$AL3];[.$AQ3];[.$AV3];[.$BA3];[.$BF3];[.$BK3];[.$BP3];[.$BU3];[.$BZ3];[.$CE3];[.$CJ3])" office:value-type="float"/>
          <table:table-cell table:formula="of:=MIN([.$D3];[.$I3];[.$N3];[.$S3];[.$X3];[.$AC3];[.$AH3];[.$AM3];[.$AR3];[.$AW3];[.$BB3];[.$BG3];[.$BL3];[.$BQ3];[.$BV3];[.$CA3];[.$CF3];[.$CK3])" office:value-type="float"/>
          <table:table-cell table:formula="of:=MIN([.$E3];[.$J3];[.$O3];[.$T3];[.$Y3];[.$AD3];[.$AI3];[.$AN3];[.$AS3];[.$AX3];[.$BC3];[.$BH3];[.$BM3];[.$BR3];[.$BW3];[.$CB3];[.$CG3];[.$CL3])" office:value-type="float"/>
          <table:table-cell table:formula="of:=MIN([.$F3];[.$K3];[.$P3];[.$U3];[.$Z3];[.$AE3];[.$AJ3];[.$AO3];[.$AT3];[.$AY3];[.$BD3];[.$BI3];[.$BN3];[.$BS3];[.$BX3];[.$CC3];[.$CH3];[.$CM3])" office:value-type="float"/>
          <table:table-cell table:formula="of:=MEDIAN([.$B3];[.$G3];[.$L3];[.$Q3];[.$V3];[.$AA3];[.$AF3];[.$AK3];[.$AP3];[.$AU3];[.$AZ3];[.$BE3];[.$BJ3];[.$BO3];[.$BT3];[.$BY3];[.$CD3];[.$CI3])" office:value-type="float"/>
          <table:table-cell table:formula="of:=MEDIAN([.$C3];[.$H3];[.$M3];[.$R3];[.$W3];[.$AB3];[.$AG3];[.$AL3];[.$AQ3];[.$AV3];[.$BA3];[.$BF3];[.$BK3];[.$BP3];[.$BU3];[.$BZ3];[.$CE3];[.$CJ3])" office:value-type="float"/>
          <table:table-cell table:formula="of:=MEDIAN([.$D3];[.$I3];[.$N3];[.$S3];[.$X3];[.$AC3];[.$AH3];[.$AM3];[.$AR3];[.$AW3];[.$BB3];[.$BG3];[.$BL3];[.$BQ3];[.$BV3];[.$CA3];[.$CF3];[.$CK3])" office:value-type="float"/>
          <table:table-cell table:formula="of:=MEDIAN([.$E3];[.$J3];[.$O3];[.$T3];[.$Y3];[.$AD3];[.$AI3];[.$AN3];[.$AS3];[.$AX3];[.$BC3];[.$BH3];[.$BM3];[.$BR3];[.$BW3];[.$CB3];[.$CG3];[.$CL3])" office:value-type="float"/>
          <table:table-cell table:formula="of:=MEDIAN([.$F3];[.$K3];[.$P3];[.$U3];[.$Z3];[.$AE3];[.$AJ3];[.$AO3];[.$AT3];[.$AY3];[.$BD3];[.$BI3];[.$BN3];[.$BS3];[.$BX3];[.$CC3];[.$CH3];[.$CM3])" office:value-type="float"/>
          <table:table-cell table:formula="of:=MAX([.$B3];[.$G3];[.$L3];[.$Q3];[.$V3];[.$AA3];[.$AF3];[.$AK3];[.$AP3];[.$AU3];[.$AZ3];[.$BE3];[.$BJ3];[.$BO3];[.$BT3];[.$BY3];[.$CD3];[.$CI3])" office:value-type="float"/>
          <table:table-cell table:formula="of:=MAX([.$C3];[.$H3];[.$M3];[.$R3];[.$W3];[.$AB3];[.$AG3];[.$AL3];[.$AQ3];[.$AV3];[.$BA3];[.$BF3];[.$BK3];[.$BP3];[.$BU3];[.$BZ3];[.$CE3];[.$CJ3])" office:value-type="float"/>
          <table:table-cell table:formula="of:=MAX([.$D3];[.$I3];[.$N3];[.$S3];[.$X3];[.$AC3];[.$AH3];[.$AM3];[.$AR3];[.$AW3];[.$BB3];[.$BG3];[.$BL3];[.$BQ3];[.$BV3];[.$CA3];[.$CF3];[.$CK3])" office:value-type="float"/>
          <table:table-cell table:formula="of:=MAX([.$E3];[.$J3];[.$O3];[.$T3];[.$Y3];[.$AD3];[.$AI3];[.$AN3];[.$AS3];[.$AX3];[.$BC3];[.$BH3];[.$BM3];[.$BR3];[.$BW3];[.$CB3];[.$CG3];[.$CL3])" office:value-type="float"/>
          <table:table-cell table:formula="of:=MAX([.$F3];[.$K3];[.$P3];[.$U3];[.$Z3];[.$AE3];[.$AJ3];[.$AO3];[.$AT3];[.$AY3];[.$BD3];[.$BI3];[.$BN3];[.$BS3];[.$BX3];[.$CC3];[.$CH3];[.$CM3])" office:value-type="float"/>
        </table:table-row>
        <table:table-row table:style-name="ro1">
          <table:table-cell office:value-type="string">
            <text:p>3x3/instances</text:p>
          </table:table-cell>
          <table:table-cell table:formula="of:=AVERAGE([Instances.B33:Instances.B62])" office:value-type="float"/>
          <table:table-cell table:formula="of:=SUM([Instances.C33:Instances.C62])" office:value-type="float"/>
          <table:table-cell table:formula="of:=AVERAGE([Instances.D33:Instances.D62])" office:value-type="float"/>
          <table:table-cell table:formula="of:=AVERAGE([Instances.E33:Instances.E62])" office:value-type="float"/>
          <table:table-cell table:formula="of:=AVERAGE([Instances.F33:Instances.F62])" office:value-type="float"/>
          <table:table-cell table:style-name="cellBest" table:formula="of:=AVERAGE([Instances.G33:Instances.G62])" office:value-type="float"/>
          <table:table-cell table:formula="of:=SUM([Instances.H33:Instances.H62])" office:value-type="float"/>
          <table:table-cell table:formula="of:=AVERAGE([Instances.I33:Instances.I62])" office:value-type="float"/>
          <table:table-cell table:formula="of:=AVERAGE([Instances.J33:Instances.J62])" office:value-type="float"/>
          <table:table-cell table:formula="of:=AVERAGE([Instances.K33:Instances.K62])" office:value-type="float"/>
          <table:table-cell table:formula="of:=AVERAGE([Instances.L33:Instances.L62])" office:value-type="float"/>
          <table:table-cell table:formula="of:=SUM([Instances.M33:Instances.M62])" office:value-type="float"/>
          <table:table-cell table:formula="of:=AVERAGE([Instances.N33:Instances.N62])" office:value-type="float"/>
          <table:table-cell table:formula="of:=AVERAGE([Instances.O33:Instances.O62])" office:value-type="float"/>
          <table:table-cell table:formula="of:=AVERAGE([Instances.P33:Instances.P62])" office:value-type="float"/>
          <table:table-cell table:formula="of:=AVERAGE([Instances.Q33:Instances.Q62])" office:value-type="float"/>
          <table:table-cell table:formula="of:=SUM([Instances.R33:Instances.R62])" office:value-type="float"/>
          <table:table-cell table:formula="of:=AVERAGE([Instances.S33:Instances.S62])" office:value-type="float"/>
          <table:table-cell table:formula="of:=AVERAGE([Instances.T33:Instances.T62])" office:value-type="float"/>
          <table:table-cell table:formula="of:=AVERAGE([Instances.U33:Instances.U62])" office:value-type="float"/>
          <table:table-cell table:formula="of:=AVERAGE([Instances.V33:Instances.V62])" office:value-type="float"/>
          <table:table-cell table:formula="of:=SUM([Instances.W33:Instances.W62])" office:value-type="float"/>
          <table:table-cell table:formula="of:=AVERAGE([Instances.X33:Instances.X62])" office:value-type="float"/>
          <table:table-cell table:formula="of:=AVERAGE([Instances.Y33:Instances.Y62])" office:value-type="float"/>
          <table:table-cell table:formula="of:=AVERAGE([Instances.Z33:Instances.Z62])" office:value-type="float"/>
          <table:table-cell table:formula="of:=AVERAGE([Instances.AA33:Instances.AA62])" office:value-type="float"/>
          <table:table-cell table:formula="of:=SUM([Instances.AB33:Instances.AB62])" office:value-type="float"/>
          <table:table-cell table:formula="of:=AVERAGE([Instances.AC33:Instances.AC62])" office:value-type="float"/>
          <table:table-cell table:formula="of:=AVERAGE([Instances.AD33:Instances.AD62])" office:value-type="float"/>
          <table:table-cell table:formula="of:=AVERAGE([Instances.AE33:Instances.AE62])" office:value-type="float"/>
          <table:table-cell table:formula="of:=AVERAGE([Instances.AF33:Instances.AF62])" office:value-type="float"/>
          <table:table-cell table:formula="of:=SUM([Instances.AG33:Instances.AG62])" office:value-type="float"/>
          <table:table-cell table:style-name="cellWorst" table:formula="of:=AVERAGE([Instances.AH33:Instances.AH62])" office:value-type="float"/>
          <table:table-cell table:formula="of:=AVERAGE([Instances.AI33:Instances.AI62])" office:value-type="float"/>
          <table:table-cell table:style-name="cellWorst" table:formula="of:=AVERAGE([Instances.AJ33:Instances.AJ62])" office:value-type="float"/>
          <table:table-cell table:formula="of:=AVERAGE([Instances.AK33:Instances.AK62])" office:value-type="float"/>
          <table:table-cell table:formula="of:=SUM([Instances.AL33:Instances.AL62])" office:value-type="float"/>
          <table:table-cell table:style-name="cellWorst" table:formula="of:=AVERAGE([Instances.AM33:Instances.AM62])" office:value-type="float"/>
          <table:table-cell table:formula="of:=AVERAGE([Instances.AN33:Instances.AN62])" office:value-type="float"/>
          <table:table-cell table:style-name="cellWorst" table:formula="of:=AVERAGE([Instances.AO33:Instances.AO62])" office:value-type="float"/>
          <table:table-cell table:formula="of:=AVERAGE([Instances.AP33:Instances.AP62])" office:value-type="float"/>
          <table:table-cell table:formula="of:=SUM([Instances.AQ33:Instances.AQ62])" office:value-type="float"/>
          <table:table-cell table:style-name="cellWorst" table:formula="of:=AVERAGE([Instances.AR33:Instances.AR62])" office:value-type="float"/>
          <table:table-cell table:formula="of:=AVERAGE([Instances.AS33:Instances.AS62])" office:value-type="float"/>
          <table:table-cell table:style-name="cellWorst" table:formula="of:=AVERAGE([Instances.AT33:Instances.AT62])" office:value-type="float"/>
          <table:table-cell table:formula="of:=AVERAGE([Instances.AU33:Instances.AU62])" office:value-type="float"/>
          <table:table-cell table:formula="of:=SUM([Instances.AV33:Instances.AV62])" office:value-type="float"/>
          <table:table-cell table:style-name="cellWorst" table:formula="of:=AVERAGE([Instances.AW33:Instances.AW62])" office:value-type="float"/>
          <table:table-cell table:formula="of:=AVERAGE([Instances.AX33:Instances.AX62])" office:value-type="float"/>
          <table:table-cell table:style-name="cellWorst" table:formula="of:=AVERAGE([Instances.AY33:Instances.AY62])" office:value-type="float"/>
          <table:table-cell table:formula="of:=AVERAGE([Instances.AZ33:Instances.AZ62])" office:value-type="float"/>
          <table:table-cell table:formula="of:=SUM([Instances.BA33:Instances.BA62])" office:value-type="float"/>
          <table:table-cell table:style-name="cellWorst" table:formula="of:=AVERAGE([Instances.BB33:Instances.BB62])" office:value-type="float"/>
          <table:table-cell table:formula="of:=AVERAGE([Instances.BC33:Instances.BC62])" office:value-type="float"/>
          <table:table-cell table:style-name="cellWorst" table:formula="of:=AVERAGE([Instances.BD33:Instances.BD62])" office:value-type="float"/>
          <table:table-cell table:formula="of:=AVERAGE([Instances.BE33:Instances.BE62])" office:value-type="float"/>
          <table:table-cell table:formula="of:=SUM([Instances.BF33:Instances.BF62])" office:value-type="float"/>
          <table:table-cell table:style-name="cellWorst" table:formula="of:=AVERAGE([Instances.BG33:Instances.BG62])" office:value-type="float"/>
          <table:table-cell table:formula="of:=AVERAGE([Instances.BH33:Instances.BH62])" office:value-type="float"/>
          <table:table-cell table:style-name="cellWorst" table:formula="of:=AVERAGE([Instances.BI33:Instances.BI62])" office:value-type="float"/>
          <table:table-cell table:formula="of:=AVERAGE([Instances.BJ33:Instances.BJ62])" office:value-type="float"/>
          <table:table-cell table:formula="of:=SUM([Instances.BK33:Instances.BK62])" office:value-type="float"/>
          <table:table-cell table:style-name="cellBest" table:formula="of:=AVERAGE([Instances.BL33:Instances.BL62])" office:value-type="float"/>
          <table:table-cell table:formula="of:=AVERAGE([Instances.BM33:Instances.BM62])" office:value-type="float"/>
          <table:table-cell table:style-name="cellBest" table:formula="of:=AVERAGE([Instances.BN33:Instances.BN62])" office:value-type="float"/>
          <table:table-cell table:style-name="cellWorst" table:formula="of:=AVERAGE([Instances.BO33:Instances.BO62])" office:value-type="float"/>
          <table:table-cell table:formula="of:=SUM([Instances.BP33:Instances.BP62])" office:value-type="float"/>
          <table:table-cell table:style-name="cellBest" table:formula="of:=AVERAGE([Instances.BQ33:Instances.BQ62])" office:value-type="float"/>
          <table:table-cell table:formula="of:=AVERAGE([Instances.BR33:Instances.BR62])" office:value-type="float"/>
          <table:table-cell table:style-name="cellBest" table:formula="of:=AVERAGE([Instances.BS33:Instances.BS62])" office:value-type="float"/>
          <table:table-cell table:formula="of:=AVERAGE([Instances.BT33:Instances.BT62])" office:value-type="float"/>
          <table:table-cell table:formula="of:=SUM([Instances.BU33:Instances.BU62])" office:value-type="float"/>
          <table:table-cell table:style-name="cellBest" table:formula="of:=AVERAGE([Instances.BV33:Instances.BV62])" office:value-type="float"/>
          <table:table-cell table:formula="of:=AVERAGE([Instances.BW33:Instances.BW62])" office:value-type="float"/>
          <table:table-cell table:style-name="cellBest" table:formula="of:=AVERAGE([Instances.BX33:Instances.BX62])" office:value-type="float"/>
          <table:table-cell table:formula="of:=AVERAGE([Instances.BY33:Instances.BY62])" office:value-type="float"/>
          <table:table-cell table:formula="of:=SUM([Instances.BZ33:Instances.BZ62])" office:value-type="float"/>
          <table:table-cell table:style-name="cellBest" table:formula="of:=AVERAGE([Instances.CA33:Instances.CA62])" office:value-type="float"/>
          <table:table-cell table:formula="of:=AVERAGE([Instances.CB33:Instances.CB62])" office:value-type="float"/>
          <table:table-cell table:style-name="cellBest" table:formula="of:=AVERAGE([Instances.CC33:Instances.CC62])" office:value-type="float"/>
          <table:table-cell table:formula="of:=AVERAGE([Instances.CD33:Instances.CD62])" office:value-type="float"/>
          <table:table-cell table:formula="of:=SUM([Instances.CE33:Instances.CE62])" office:value-type="float"/>
          <table:table-cell table:style-name="cellBest" table:formula="of:=AVERAGE([Instances.CF33:Instances.CF62])" office:value-type="float"/>
          <table:table-cell table:formula="of:=AVERAGE([Instances.CG33:Instances.CG62])" office:value-type="float"/>
          <table:table-cell table:style-name="cellBest" table:formula="of:=AVERAGE([Instances.CH33:Instances.CH62])" office:value-type="float"/>
          <table:table-cell table:formula="of:=AVERAGE([Instances.CI33:Instances.CI62])" office:value-type="float"/>
          <table:table-cell table:formula="of:=SUM([Instances.CJ33:Instances.CJ62])" office:value-type="float"/>
          <table:table-cell table:style-name="cellBest" table:formula="of:=AVERAGE([Instances.CK33:Instances.CK62])" office:value-type="float"/>
          <table:table-cell table:formula="of:=AVERAGE([Instances.CL33:Instances.CL62])" office:value-type="float"/>
          <table:table-cell table:style-name="cellBest" table:formula="of:=AVERAGE([Instances.CM33:Instances.CM62])" office:value-type="float"/>
          <table:table-cell table:formula="of:=MIN([.$B4];[.$G4];[.$L4];[.$Q4];[.$V4];[.$AA4];[.$AF4];[.$AK4];[.$AP4];[.$AU4];[.$AZ4];[.$BE4];[.$BJ4];[.$BO4];[.$BT4];[.$BY4];[.$CD4];[.$CI4])" office:value-type="float"/>
          <table:table-cell table:formula="of:=MIN([.$C4];[.$H4];[.$M4];[.$R4];[.$W4];[.$AB4];[.$AG4];[.$AL4];[.$AQ4];[.$AV4];[.$BA4];[.$BF4];[.$BK4];[.$BP4];[.$BU4];[.$BZ4];[.$CE4];[.$CJ4])" office:value-type="float"/>
          <table:table-cell table:formula="of:=MIN([.$D4];[.$I4];[.$N4];[.$S4];[.$X4];[.$AC4];[.$AH4];[.$AM4];[.$AR4];[.$AW4];[.$BB4];[.$BG4];[.$BL4];[.$BQ4];[.$BV4];[.$CA4];[.$CF4];[.$CK4])" office:value-type="float"/>
          <table:table-cell table:formula="of:=MIN([.$E4];[.$J4];[.$O4];[.$T4];[.$Y4];[.$AD4];[.$AI4];[.$AN4];[.$AS4];[.$AX4];[.$BC4];[.$BH4];[.$BM4];[.$BR4];[.$BW4];[.$CB4];[.$CG4];[.$CL4])" office:value-type="float"/>
          <table:table-cell table:formula="of:=MIN([.$F4];[.$K4];[.$P4];[.$U4];[.$Z4];[.$AE4];[.$AJ4];[.$AO4];[.$AT4];[.$AY4];[.$BD4];[.$BI4];[.$BN4];[.$BS4];[.$BX4];[.$CC4];[.$CH4];[.$CM4])" office:value-type="float"/>
          <table:table-cell table:formula="of:=MEDIAN([.$B4];[.$G4];[.$L4];[.$Q4];[.$V4];[.$AA4];[.$AF4];[.$AK4];[.$AP4];[.$AU4];[.$AZ4];[.$BE4];[.$BJ4];[.$BO4];[.$BT4];[.$BY4];[.$CD4];[.$CI4])" office:value-type="float"/>
          <table:table-cell table:formula="of:=MEDIAN([.$C4];[.$H4];[.$M4];[.$R4];[.$W4];[.$AB4];[.$AG4];[.$AL4];[.$AQ4];[.$AV4];[.$BA4];[.$BF4];[.$BK4];[.$BP4];[.$BU4];[.$BZ4];[.$CE4];[.$CJ4])" office:value-type="float"/>
          <table:table-cell table:formula="of:=MEDIAN([.$D4];[.$I4];[.$N4];[.$S4];[.$X4];[.$AC4];[.$AH4];[.$AM4];[.$AR4];[.$AW4];[.$BB4];[.$BG4];[.$BL4];[.$BQ4];[.$BV4];[.$CA4];[.$CF4];[.$CK4])" office:value-type="float"/>
          <table:table-cell table:formula="of:=MEDIAN([.$E4];[.$J4];[.$O4];[.$T4];[.$Y4];[.$AD4];[.$AI4];[.$AN4];[.$AS4];[.$AX4];[.$BC4];[.$BH4];[.$BM4];[.$BR4];[.$BW4];[.$CB4];[.$CG4];[.$CL4])" office:value-type="float"/>
          <table:table-cell table:formula="of:=MEDIAN([.$F4];[.$K4];[.$P4];[.$U4];[.$Z4];[.$AE4];[.$AJ4];[.$AO4];[.$AT4];[.$AY4];[.$BD4];[.$BI4];[.$BN4];[.$BS4];[.$BX4];[.$CC4];[.$CH4];[.$CM4])" office:value-type="float"/>
          <table:table-cell table:formula="of:=MAX([.$B4];[.$G4];[.$L4];[.$Q4];[.$V4];[.$AA4];[.$AF4];[.$AK4];[.$AP4];[.$AU4];[.$AZ4];[.$BE4];[.$BJ4];[.$BO4];[.$BT4];[.$BY4];[.$CD4];[.$CI4])" office:value-type="float"/>
          <table:table-cell table:formula="of:=MAX([.$C4];[.$H4];[.$M4];[.$R4];[.$W4];[.$AB4];[.$AG4];[.$AL4];[.$AQ4];[.$AV4];[.$BA4];[.$BF4];[.$BK4];[.$BP4];[.$BU4];[.$BZ4];[.$CE4];[.$CJ4])" office:value-type="float"/>
          <table:table-cell table:formula="of:=MAX([.$D4];[.$I4];[.$N4];[.$S4];[.$X4];[.$AC4];[.$AH4];[.$AM4];[.$AR4];[.$AW4];[.$BB4];[.$BG4];[.$BL4];[.$BQ4];[.$BV4];[.$CA4];[.$CF4];[.$CK4])" office:value-type="float"/>
          <table:table-cell table:formula="of:=MAX([.$E4];[.$J4];[.$O4];[.$T4];[.$Y4];[.$AD4];[.$AI4];[.$AN4];[.$AS4];[.$AX4];[.$BC4];[.$BH4];[.$BM4];[.$BR4];[.$BW4];[.$CB4];[.$CG4];[.$CL4])" office:value-type="float"/>
          <table:table-cell table:formula="of:=MAX([.$F4];[.$K4];[.$P4];[.$U4];[.$Z4];[.$AE4];[.$AJ4];[.$AO4];[.$AT4];[.$AY4];[.$BD4];[.$BI4];[.$BN4];[.$BS4];[.$BX4];[.$CC4];[.$CH4];[.$CM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style-name="cellBest"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style-name="cellWorst" table:formula="of:=SUM([.AH3:.AH4])" office:value-type="float"/>
          <table:table-cell table:formula="of:=SUM([.AI3:.AI4])" office:value-type="float"/>
          <table:table-cell table:style-name="cellWorst"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style-name="cellWorst" table:formula="of:=SUM([.AM3:.AM4])" office:value-type="float"/>
          <table:table-cell table:formula="of:=SUM([.AN3:.AN4])" office:value-type="float"/>
          <table:table-cell table:style-name="cellWorst"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style-name="cellWorst" table:formula="of:=SUM([.AR3:.AR4])" office:value-type="float"/>
          <table:table-cell table:formula="of:=SUM([.AS3:.AS4])" office:value-type="float"/>
          <table:table-cell table:style-name="cellWorst"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style-name="cellWorst" table:formula="of:=SUM([.AW3:.AW4])" office:value-type="float"/>
          <table:table-cell table:formula="of:=SUM([.AX3:.AX4])" office:value-type="float"/>
          <table:table-cell table:style-name="cellWorst"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style-name="cellWorst" table:formula="of:=SUM([.BB3:.BB4])" office:value-type="float"/>
          <table:table-cell table:formula="of:=SUM([.BC3:.BC4])" office:value-type="float"/>
          <table:table-cell table:style-name="cellWorst"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style-name="cellWorst" table:formula="of:=SUM([.BG3:.BG4])" office:value-type="float"/>
          <table:table-cell table:formula="of:=SUM([.BH3:.BH4])" office:value-type="float"/>
          <table:table-cell table:style-name="cellWorst"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style-name="cellBest" table:formula="of:=SUM([.BL3:.BL4])" office:value-type="float"/>
          <table:table-cell table:formula="of:=SUM([.BM3:.BM4])" office:value-type="float"/>
          <table:table-cell table:style-name="cellBest" table:formula="of:=SUM([.BN3:.BN4])" office:value-type="float"/>
          <table:table-cell table:style-name="cellWorst" table:formula="of:=SUM([.BO3:.BO4])" office:value-type="float"/>
          <table:table-cell table:formula="of:=SUM([.BP3:.BP4])" office:value-type="float"/>
          <table:table-cell table:style-name="cellBest" table:formula="of:=SUM([.BQ3:.BQ4])" office:value-type="float"/>
          <table:table-cell table:formula="of:=SUM([.BR3:.BR4])" office:value-type="float"/>
          <table:table-cell table:style-name="cellBest"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style-name="cellBest" table:formula="of:=SUM([.BV3:.BV4])" office:value-type="float"/>
          <table:table-cell table:formula="of:=SUM([.BW3:.BW4])" office:value-type="float"/>
          <table:table-cell table:style-name="cellBest"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style-name="cellBest" table:formula="of:=SUM([.CA3:.CA4])" office:value-type="float"/>
          <table:table-cell table:formula="of:=SUM([.CB3:.CB4])" office:value-type="float"/>
          <table:table-cell table:style-name="cellBest"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style-name="cellBest" table:formula="of:=SUM([.CF3:.CF4])" office:value-type="float"/>
          <table:table-cell table:formula="of:=SUM([.CG3:.CG4])" office:value-type="float"/>
          <table:table-cell table:style-name="cellBest"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style-name="cellBest" table:formula="of:=SUM([.CK3:.CK4])" office:value-type="float"/>
          <table:table-cell table:formula="of:=SUM([.CL3:.CL4])" office:value-type="float"/>
          <table:table-cell table:style-name="cellBest"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formula="of:=SUM([.CZ3:.CZ4])" office:value-type="float"/>
          <table:table-cell table:formula="of:=SUM([.DA3:.DA4])" office:value-type="float"/>
          <table:table-cell table:formula="of:=SUM([.DB3:.DB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style-name="cellWorst" table:formula="of:=AVERAGE([.AH3:.AH4])" office:value-type="float"/>
          <table:table-cell table:formula="of:=AVERAGE([.AI3:.AI4])" office:value-type="float"/>
          <table:table-cell table:style-name="cellWorst"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style-name="cellWorst" table:formula="of:=AVERAGE([.AM3:.AM4])" office:value-type="float"/>
          <table:table-cell table:formula="of:=AVERAGE([.AN3:.AN4])" office:value-type="float"/>
          <table:table-cell table:style-name="cellWorst"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style-name="cellWorst" table:formula="of:=AVERAGE([.AR3:.AR4])" office:value-type="float"/>
          <table:table-cell table:formula="of:=AVERAGE([.AS3:.AS4])" office:value-type="float"/>
          <table:table-cell table:style-name="cellWorst"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style-name="cellWorst" table:formula="of:=AVERAGE([.AW3:.AW4])" office:value-type="float"/>
          <table:table-cell table:formula="of:=AVERAGE([.AX3:.AX4])" office:value-type="float"/>
          <table:table-cell table:style-name="cellWorst"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style-name="cellWorst" table:formula="of:=AVERAGE([.BB3:.BB4])" office:value-type="float"/>
          <table:table-cell table:formula="of:=AVERAGE([.BC3:.BC4])" office:value-type="float"/>
          <table:table-cell table:style-name="cellWorst"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style-name="cellWorst" table:formula="of:=AVERAGE([.BG3:.BG4])" office:value-type="float"/>
          <table:table-cell table:formula="of:=AVERAGE([.BH3:.BH4])" office:value-type="float"/>
          <table:table-cell table:style-name="cellWorst"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style-name="cellBest" table:formula="of:=AVERAGE([.BL3:.BL4])" office:value-type="float"/>
          <table:table-cell table:formula="of:=AVERAGE([.BM3:.BM4])" office:value-type="float"/>
          <table:table-cell table:style-name="cellBest"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style-name="cellBest" table:formula="of:=AVERAGE([.BQ3:.BQ4])" office:value-type="float"/>
          <table:table-cell table:formula="of:=AVERAGE([.BR3:.BR4])" office:value-type="float"/>
          <table:table-cell table:style-name="cellBest"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style-name="cellBest" table:formula="of:=AVERAGE([.BV3:.BV4])" office:value-type="float"/>
          <table:table-cell table:formula="of:=AVERAGE([.BW3:.BW4])" office:value-type="float"/>
          <table:table-cell table:style-name="cellBest"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style-name="cellBest" table:formula="of:=AVERAGE([.CA3:.CA4])" office:value-type="float"/>
          <table:table-cell table:formula="of:=AVERAGE([.CB3:.CB4])" office:value-type="float"/>
          <table:table-cell table:style-name="cellBest"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style-name="cellBest" table:formula="of:=AVERAGE([.CF3:.CF4])" office:value-type="float"/>
          <table:table-cell table:formula="of:=AVERAGE([.CG3:.CG4])" office:value-type="float"/>
          <table:table-cell table:style-name="cellBest"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style-name="cellBest" table:formula="of:=AVERAGE([.CK3:.CK4])" office:value-type="float"/>
          <table:table-cell table:formula="of:=AVERAGE([.CL3:.CL4])" office:value-type="float"/>
          <table:table-cell table:style-name="cellBest"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style-name="cellWorst" table:formula="of:=STDEV([.AH3:.AH4])" office:value-type="float"/>
          <table:table-cell table:formula="of:=STDEV([.AI3:.AI4])" office:value-type="float"/>
          <table:table-cell table:style-name="cellWorst"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style-name="cellWorst" table:formula="of:=STDEV([.AM3:.AM4])" office:value-type="float"/>
          <table:table-cell table:formula="of:=STDEV([.AN3:.AN4])" office:value-type="float"/>
          <table:table-cell table:style-name="cellWorst"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style-name="cellWorst" table:formula="of:=STDEV([.AR3:.AR4])" office:value-type="float"/>
          <table:table-cell table:formula="of:=STDEV([.AS3:.AS4])" office:value-type="float"/>
          <table:table-cell table:style-name="cellWorst"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style-name="cellWorst" table:formula="of:=STDEV([.AW3:.AW4])" office:value-type="float"/>
          <table:table-cell table:formula="of:=STDEV([.AX3:.AX4])" office:value-type="float"/>
          <table:table-cell table:style-name="cellWorst"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style-name="cellWorst" table:formula="of:=STDEV([.BB3:.BB4])" office:value-type="float"/>
          <table:table-cell table:formula="of:=STDEV([.BC3:.BC4])" office:value-type="float"/>
          <table:table-cell table:style-name="cellWorst"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style-name="cellWorst" table:formula="of:=STDEV([.BG3:.BG4])" office:value-type="float"/>
          <table:table-cell table:formula="of:=STDEV([.BH3:.BH4])" office:value-type="float"/>
          <table:table-cell table:style-name="cellWorst"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style-name="cellBest" table:formula="of:=STDEV([.BL3:.BL4])" office:value-type="float"/>
          <table:table-cell table:formula="of:=STDEV([.BM3:.BM4])" office:value-type="float"/>
          <table:table-cell table:style-name="cellBest"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style-name="cellBest" table:formula="of:=STDEV([.BQ3:.BQ4])" office:value-type="float"/>
          <table:table-cell table:formula="of:=STDEV([.BR3:.BR4])" office:value-type="float"/>
          <table:table-cell table:style-name="cellBest"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style-name="cellBest" table:formula="of:=STDEV([.BV3:.BV4])" office:value-type="float"/>
          <table:table-cell table:formula="of:=STDEV([.BW3:.BW4])" office:value-type="float"/>
          <table:table-cell table:style-name="cellBest"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style-name="cellBest" table:formula="of:=STDEV([.CA3:.CA4])" office:value-type="float"/>
          <table:table-cell table:formula="of:=STDEV([.CB3:.CB4])" office:value-type="float"/>
          <table:table-cell table:style-name="cellBest"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style-name="cellBest" table:formula="of:=STDEV([.CF3:.CF4])" office:value-type="float"/>
          <table:table-cell table:formula="of:=STDEV([.CG3:.CG4])" office:value-type="float"/>
          <table:table-cell table:style-name="cellBest"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style-name="cellBest" table:formula="of:=STDEV([.CK3:.CK4])" office:value-type="float"/>
          <table:table-cell table:formula="of:=STDEV([.CL3:.CL4])" office:value-type="float"/>
          <table:table-cell table:style-name="cellBest"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CN3:.$CN4])^2)^0.5" office:value-type="float"/>
          <table:table-cell table:number-matrix-columns-spanned="1" table:number-matrix-rows-spanned="1" table:formula="of:=SUM(([.C3:.C4]-[.$CO3:.$CO4])^2)^0.5" office:value-type="float"/>
          <table:table-cell table:number-matrix-columns-spanned="1" table:number-matrix-rows-spanned="1" table:formula="of:=SUM(([.D3:.D4]-[.$CP3:.$CP4])^2)^0.5" office:value-type="float"/>
          <table:table-cell table:number-matrix-columns-spanned="1" table:number-matrix-rows-spanned="1" table:formula="of:=SUM(([.E3:.E4]-[.$CQ3:.$CQ4])^2)^0.5" office:value-type="float"/>
          <table:table-cell table:number-matrix-columns-spanned="1" table:number-matrix-rows-spanned="1" table:formula="of:=SUM(([.F3:.F4]-[.$CR3:.$CR4])^2)^0.5" office:value-type="float"/>
          <table:table-cell table:style-name="cellBest" table:number-matrix-columns-spanned="1" table:number-matrix-rows-spanned="1" table:formula="of:=SUM(([.G3:.G4]-[.$CN3:.$CN4])^2)^0.5" office:value-type="float"/>
          <table:table-cell table:number-matrix-columns-spanned="1" table:number-matrix-rows-spanned="1" table:formula="of:=SUM(([.H3:.H4]-[.$CO3:.$CO4])^2)^0.5" office:value-type="float"/>
          <table:table-cell table:number-matrix-columns-spanned="1" table:number-matrix-rows-spanned="1" table:formula="of:=SUM(([.I3:.I4]-[.$CP3:.$CP4])^2)^0.5" office:value-type="float"/>
          <table:table-cell table:number-matrix-columns-spanned="1" table:number-matrix-rows-spanned="1" table:formula="of:=SUM(([.J3:.J4]-[.$CQ3:.$CQ4])^2)^0.5" office:value-type="float"/>
          <table:table-cell table:number-matrix-columns-spanned="1" table:number-matrix-rows-spanned="1" table:formula="of:=SUM(([.K3:.K4]-[.$CR3:.$CR4])^2)^0.5" office:value-type="float"/>
          <table:table-cell table:number-matrix-columns-spanned="1" table:number-matrix-rows-spanned="1" table:formula="of:=SUM(([.L3:.L4]-[.$CN3:.$CN4])^2)^0.5" office:value-type="float"/>
          <table:table-cell table:number-matrix-columns-spanned="1" table:number-matrix-rows-spanned="1" table:formula="of:=SUM(([.M3:.M4]-[.$CO3:.$CO4])^2)^0.5" office:value-type="float"/>
          <table:table-cell table:number-matrix-columns-spanned="1" table:number-matrix-rows-spanned="1" table:formula="of:=SUM(([.N3:.N4]-[.$CP3:.$CP4])^2)^0.5" office:value-type="float"/>
          <table:table-cell table:number-matrix-columns-spanned="1" table:number-matrix-rows-spanned="1" table:formula="of:=SUM(([.O3:.O4]-[.$CQ3:.$CQ4])^2)^0.5" office:value-type="float"/>
          <table:table-cell table:number-matrix-columns-spanned="1" table:number-matrix-rows-spanned="1" table:formula="of:=SUM(([.P3:.P4]-[.$CR3:.$CR4])^2)^0.5" office:value-type="float"/>
          <table:table-cell table:number-matrix-columns-spanned="1" table:number-matrix-rows-spanned="1" table:formula="of:=SUM(([.Q3:.Q4]-[.$CN3:.$CN4])^2)^0.5" office:value-type="float"/>
          <table:table-cell table:number-matrix-columns-spanned="1" table:number-matrix-rows-spanned="1" table:formula="of:=SUM(([.R3:.R4]-[.$CO3:.$CO4])^2)^0.5" office:value-type="float"/>
          <table:table-cell table:number-matrix-columns-spanned="1" table:number-matrix-rows-spanned="1" table:formula="of:=SUM(([.S3:.S4]-[.$CP3:.$CP4])^2)^0.5" office:value-type="float"/>
          <table:table-cell table:number-matrix-columns-spanned="1" table:number-matrix-rows-spanned="1" table:formula="of:=SUM(([.T3:.T4]-[.$CQ3:.$CQ4])^2)^0.5" office:value-type="float"/>
          <table:table-cell table:number-matrix-columns-spanned="1" table:number-matrix-rows-spanned="1" table:formula="of:=SUM(([.U3:.U4]-[.$CR3:.$CR4])^2)^0.5" office:value-type="float"/>
          <table:table-cell table:number-matrix-columns-spanned="1" table:number-matrix-rows-spanned="1" table:formula="of:=SUM(([.V3:.V4]-[.$CN3:.$CN4])^2)^0.5" office:value-type="float"/>
          <table:table-cell table:number-matrix-columns-spanned="1" table:number-matrix-rows-spanned="1" table:formula="of:=SUM(([.W3:.W4]-[.$CO3:.$CO4])^2)^0.5" office:value-type="float"/>
          <table:table-cell table:number-matrix-columns-spanned="1" table:number-matrix-rows-spanned="1" table:formula="of:=SUM(([.X3:.X4]-[.$CP3:.$CP4])^2)^0.5" office:value-type="float"/>
          <table:table-cell table:number-matrix-columns-spanned="1" table:number-matrix-rows-spanned="1" table:formula="of:=SUM(([.Y3:.Y4]-[.$CQ3:.$CQ4])^2)^0.5" office:value-type="float"/>
          <table:table-cell table:number-matrix-columns-spanned="1" table:number-matrix-rows-spanned="1" table:formula="of:=SUM(([.Z3:.Z4]-[.$CR3:.$CR4])^2)^0.5" office:value-type="float"/>
          <table:table-cell table:number-matrix-columns-spanned="1" table:number-matrix-rows-spanned="1" table:formula="of:=SUM(([.AA3:.AA4]-[.$CN3:.$CN4])^2)^0.5" office:value-type="float"/>
          <table:table-cell table:number-matrix-columns-spanned="1" table:number-matrix-rows-spanned="1" table:formula="of:=SUM(([.AB3:.AB4]-[.$CO3:.$CO4])^2)^0.5" office:value-type="float"/>
          <table:table-cell table:number-matrix-columns-spanned="1" table:number-matrix-rows-spanned="1" table:formula="of:=SUM(([.AC3:.AC4]-[.$CP3:.$CP4])^2)^0.5" office:value-type="float"/>
          <table:table-cell table:number-matrix-columns-spanned="1" table:number-matrix-rows-spanned="1" table:formula="of:=SUM(([.AD3:.AD4]-[.$CQ3:.$CQ4])^2)^0.5" office:value-type="float"/>
          <table:table-cell table:number-matrix-columns-spanned="1" table:number-matrix-rows-spanned="1" table:formula="of:=SUM(([.AE3:.AE4]-[.$CR3:.$CR4])^2)^0.5" office:value-type="float"/>
          <table:table-cell table:number-matrix-columns-spanned="1" table:number-matrix-rows-spanned="1" table:formula="of:=SUM(([.AF3:.AF4]-[.$CN3:.$CN4])^2)^0.5" office:value-type="float"/>
          <table:table-cell table:number-matrix-columns-spanned="1" table:number-matrix-rows-spanned="1" table:formula="of:=SUM(([.AG3:.AG4]-[.$CO3:.$CO4])^2)^0.5" office:value-type="float"/>
          <table:table-cell table:style-name="cellWorst" table:number-matrix-columns-spanned="1" table:number-matrix-rows-spanned="1" table:formula="of:=SUM(([.AH3:.AH4]-[.$CP3:.$CP4])^2)^0.5" office:value-type="float"/>
          <table:table-cell table:number-matrix-columns-spanned="1" table:number-matrix-rows-spanned="1" table:formula="of:=SUM(([.AI3:.AI4]-[.$CQ3:.$CQ4])^2)^0.5" office:value-type="float"/>
          <table:table-cell table:style-name="cellWorst" table:number-matrix-columns-spanned="1" table:number-matrix-rows-spanned="1" table:formula="of:=SUM(([.AJ3:.AJ4]-[.$CR3:.$CR4])^2)^0.5" office:value-type="float"/>
          <table:table-cell table:number-matrix-columns-spanned="1" table:number-matrix-rows-spanned="1" table:formula="of:=SUM(([.AK3:.AK4]-[.$CN3:.$CN4])^2)^0.5" office:value-type="float"/>
          <table:table-cell table:number-matrix-columns-spanned="1" table:number-matrix-rows-spanned="1" table:formula="of:=SUM(([.AL3:.AL4]-[.$CO3:.$CO4])^2)^0.5" office:value-type="float"/>
          <table:table-cell table:style-name="cellWorst" table:number-matrix-columns-spanned="1" table:number-matrix-rows-spanned="1" table:formula="of:=SUM(([.AM3:.AM4]-[.$CP3:.$CP4])^2)^0.5" office:value-type="float"/>
          <table:table-cell table:number-matrix-columns-spanned="1" table:number-matrix-rows-spanned="1" table:formula="of:=SUM(([.AN3:.AN4]-[.$CQ3:.$CQ4])^2)^0.5" office:value-type="float"/>
          <table:table-cell table:style-name="cellWorst" table:number-matrix-columns-spanned="1" table:number-matrix-rows-spanned="1" table:formula="of:=SUM(([.AO3:.AO4]-[.$CR3:.$CR4])^2)^0.5" office:value-type="float"/>
          <table:table-cell table:number-matrix-columns-spanned="1" table:number-matrix-rows-spanned="1" table:formula="of:=SUM(([.AP3:.AP4]-[.$CN3:.$CN4])^2)^0.5" office:value-type="float"/>
          <table:table-cell table:number-matrix-columns-spanned="1" table:number-matrix-rows-spanned="1" table:formula="of:=SUM(([.AQ3:.AQ4]-[.$CO3:.$CO4])^2)^0.5" office:value-type="float"/>
          <table:table-cell table:style-name="cellWorst" table:number-matrix-columns-spanned="1" table:number-matrix-rows-spanned="1" table:formula="of:=SUM(([.AR3:.AR4]-[.$CP3:.$CP4])^2)^0.5" office:value-type="float"/>
          <table:table-cell table:number-matrix-columns-spanned="1" table:number-matrix-rows-spanned="1" table:formula="of:=SUM(([.AS3:.AS4]-[.$CQ3:.$CQ4])^2)^0.5" office:value-type="float"/>
          <table:table-cell table:style-name="cellWorst" table:number-matrix-columns-spanned="1" table:number-matrix-rows-spanned="1" table:formula="of:=SUM(([.AT3:.AT4]-[.$CR3:.$CR4])^2)^0.5" office:value-type="float"/>
          <table:table-cell table:number-matrix-columns-spanned="1" table:number-matrix-rows-spanned="1" table:formula="of:=SUM(([.AU3:.AU4]-[.$CN3:.$CN4])^2)^0.5" office:value-type="float"/>
          <table:table-cell table:number-matrix-columns-spanned="1" table:number-matrix-rows-spanned="1" table:formula="of:=SUM(([.AV3:.AV4]-[.$CO3:.$CO4])^2)^0.5" office:value-type="float"/>
          <table:table-cell table:style-name="cellWorst" table:number-matrix-columns-spanned="1" table:number-matrix-rows-spanned="1" table:formula="of:=SUM(([.AW3:.AW4]-[.$CP3:.$CP4])^2)^0.5" office:value-type="float"/>
          <table:table-cell table:number-matrix-columns-spanned="1" table:number-matrix-rows-spanned="1" table:formula="of:=SUM(([.AX3:.AX4]-[.$CQ3:.$CQ4])^2)^0.5" office:value-type="float"/>
          <table:table-cell table:style-name="cellWorst" table:number-matrix-columns-spanned="1" table:number-matrix-rows-spanned="1" table:formula="of:=SUM(([.AY3:.AY4]-[.$CR3:.$CR4])^2)^0.5" office:value-type="float"/>
          <table:table-cell table:number-matrix-columns-spanned="1" table:number-matrix-rows-spanned="1" table:formula="of:=SUM(([.AZ3:.AZ4]-[.$CN3:.$CN4])^2)^0.5" office:value-type="float"/>
          <table:table-cell table:number-matrix-columns-spanned="1" table:number-matrix-rows-spanned="1" table:formula="of:=SUM(([.BA3:.BA4]-[.$CO3:.$CO4])^2)^0.5" office:value-type="float"/>
          <table:table-cell table:style-name="cellWorst" table:number-matrix-columns-spanned="1" table:number-matrix-rows-spanned="1" table:formula="of:=SUM(([.BB3:.BB4]-[.$CP3:.$CP4])^2)^0.5" office:value-type="float"/>
          <table:table-cell table:number-matrix-columns-spanned="1" table:number-matrix-rows-spanned="1" table:formula="of:=SUM(([.BC3:.BC4]-[.$CQ3:.$CQ4])^2)^0.5" office:value-type="float"/>
          <table:table-cell table:style-name="cellWorst" table:number-matrix-columns-spanned="1" table:number-matrix-rows-spanned="1" table:formula="of:=SUM(([.BD3:.BD4]-[.$CR3:.$CR4])^2)^0.5" office:value-type="float"/>
          <table:table-cell table:number-matrix-columns-spanned="1" table:number-matrix-rows-spanned="1" table:formula="of:=SUM(([.BE3:.BE4]-[.$CN3:.$CN4])^2)^0.5" office:value-type="float"/>
          <table:table-cell table:number-matrix-columns-spanned="1" table:number-matrix-rows-spanned="1" table:formula="of:=SUM(([.BF3:.BF4]-[.$CO3:.$CO4])^2)^0.5" office:value-type="float"/>
          <table:table-cell table:style-name="cellWorst" table:number-matrix-columns-spanned="1" table:number-matrix-rows-spanned="1" table:formula="of:=SUM(([.BG3:.BG4]-[.$CP3:.$CP4])^2)^0.5" office:value-type="float"/>
          <table:table-cell table:number-matrix-columns-spanned="1" table:number-matrix-rows-spanned="1" table:formula="of:=SUM(([.BH3:.BH4]-[.$CQ3:.$CQ4])^2)^0.5" office:value-type="float"/>
          <table:table-cell table:style-name="cellWorst" table:number-matrix-columns-spanned="1" table:number-matrix-rows-spanned="1" table:formula="of:=SUM(([.BI3:.BI4]-[.$CR3:.$CR4])^2)^0.5" office:value-type="float"/>
          <table:table-cell table:number-matrix-columns-spanned="1" table:number-matrix-rows-spanned="1" table:formula="of:=SUM(([.BJ3:.BJ4]-[.$CN3:.$CN4])^2)^0.5" office:value-type="float"/>
          <table:table-cell table:number-matrix-columns-spanned="1" table:number-matrix-rows-spanned="1" table:formula="of:=SUM(([.BK3:.BK4]-[.$CO3:.$CO4])^2)^0.5" office:value-type="float"/>
          <table:table-cell table:style-name="cellBest" table:number-matrix-columns-spanned="1" table:number-matrix-rows-spanned="1" table:formula="of:=SUM(([.BL3:.BL4]-[.$CP3:.$CP4])^2)^0.5" office:value-type="float"/>
          <table:table-cell table:number-matrix-columns-spanned="1" table:number-matrix-rows-spanned="1" table:formula="of:=SUM(([.BM3:.BM4]-[.$CQ3:.$CQ4])^2)^0.5" office:value-type="float"/>
          <table:table-cell table:style-name="cellBest" table:number-matrix-columns-spanned="1" table:number-matrix-rows-spanned="1" table:formula="of:=SUM(([.BN3:.BN4]-[.$CR3:.$CR4])^2)^0.5" office:value-type="float"/>
          <table:table-cell table:style-name="cellWorst" table:number-matrix-columns-spanned="1" table:number-matrix-rows-spanned="1" table:formula="of:=SUM(([.BO3:.BO4]-[.$CN3:.$CN4])^2)^0.5" office:value-type="float"/>
          <table:table-cell table:number-matrix-columns-spanned="1" table:number-matrix-rows-spanned="1" table:formula="of:=SUM(([.BP3:.BP4]-[.$CO3:.$CO4])^2)^0.5" office:value-type="float"/>
          <table:table-cell table:style-name="cellBest" table:number-matrix-columns-spanned="1" table:number-matrix-rows-spanned="1" table:formula="of:=SUM(([.BQ3:.BQ4]-[.$CP3:.$CP4])^2)^0.5" office:value-type="float"/>
          <table:table-cell table:number-matrix-columns-spanned="1" table:number-matrix-rows-spanned="1" table:formula="of:=SUM(([.BR3:.BR4]-[.$CQ3:.$CQ4])^2)^0.5" office:value-type="float"/>
          <table:table-cell table:style-name="cellBest" table:number-matrix-columns-spanned="1" table:number-matrix-rows-spanned="1" table:formula="of:=SUM(([.BS3:.BS4]-[.$CR3:.$CR4])^2)^0.5" office:value-type="float"/>
          <table:table-cell table:number-matrix-columns-spanned="1" table:number-matrix-rows-spanned="1" table:formula="of:=SUM(([.BT3:.BT4]-[.$CN3:.$CN4])^2)^0.5" office:value-type="float"/>
          <table:table-cell table:number-matrix-columns-spanned="1" table:number-matrix-rows-spanned="1" table:formula="of:=SUM(([.BU3:.BU4]-[.$CO3:.$CO4])^2)^0.5" office:value-type="float"/>
          <table:table-cell table:style-name="cellBest" table:number-matrix-columns-spanned="1" table:number-matrix-rows-spanned="1" table:formula="of:=SUM(([.BV3:.BV4]-[.$CP3:.$CP4])^2)^0.5" office:value-type="float"/>
          <table:table-cell table:number-matrix-columns-spanned="1" table:number-matrix-rows-spanned="1" table:formula="of:=SUM(([.BW3:.BW4]-[.$CQ3:.$CQ4])^2)^0.5" office:value-type="float"/>
          <table:table-cell table:style-name="cellBest" table:number-matrix-columns-spanned="1" table:number-matrix-rows-spanned="1" table:formula="of:=SUM(([.BX3:.BX4]-[.$CR3:.$CR4])^2)^0.5" office:value-type="float"/>
          <table:table-cell table:number-matrix-columns-spanned="1" table:number-matrix-rows-spanned="1" table:formula="of:=SUM(([.BY3:.BY4]-[.$CN3:.$CN4])^2)^0.5" office:value-type="float"/>
          <table:table-cell table:number-matrix-columns-spanned="1" table:number-matrix-rows-spanned="1" table:formula="of:=SUM(([.BZ3:.BZ4]-[.$CO3:.$CO4])^2)^0.5" office:value-type="float"/>
          <table:table-cell table:style-name="cellBest" table:number-matrix-columns-spanned="1" table:number-matrix-rows-spanned="1" table:formula="of:=SUM(([.CA3:.CA4]-[.$CP3:.$CP4])^2)^0.5" office:value-type="float"/>
          <table:table-cell table:number-matrix-columns-spanned="1" table:number-matrix-rows-spanned="1" table:formula="of:=SUM(([.CB3:.CB4]-[.$CQ3:.$CQ4])^2)^0.5" office:value-type="float"/>
          <table:table-cell table:style-name="cellBest" table:number-matrix-columns-spanned="1" table:number-matrix-rows-spanned="1" table:formula="of:=SUM(([.CC3:.CC4]-[.$CR3:.$CR4])^2)^0.5" office:value-type="float"/>
          <table:table-cell table:number-matrix-columns-spanned="1" table:number-matrix-rows-spanned="1" table:formula="of:=SUM(([.CD3:.CD4]-[.$CN3:.$CN4])^2)^0.5" office:value-type="float"/>
          <table:table-cell table:number-matrix-columns-spanned="1" table:number-matrix-rows-spanned="1" table:formula="of:=SUM(([.CE3:.CE4]-[.$CO3:.$CO4])^2)^0.5" office:value-type="float"/>
          <table:table-cell table:style-name="cellBest" table:number-matrix-columns-spanned="1" table:number-matrix-rows-spanned="1" table:formula="of:=SUM(([.CF3:.CF4]-[.$CP3:.$CP4])^2)^0.5" office:value-type="float"/>
          <table:table-cell table:number-matrix-columns-spanned="1" table:number-matrix-rows-spanned="1" table:formula="of:=SUM(([.CG3:.CG4]-[.$CQ3:.$CQ4])^2)^0.5" office:value-type="float"/>
          <table:table-cell table:style-name="cellBest" table:number-matrix-columns-spanned="1" table:number-matrix-rows-spanned="1" table:formula="of:=SUM(([.CH3:.CH4]-[.$CR3:.$CR4])^2)^0.5" office:value-type="float"/>
          <table:table-cell table:number-matrix-columns-spanned="1" table:number-matrix-rows-spanned="1" table:formula="of:=SUM(([.CI3:.CI4]-[.$CN3:.$CN4])^2)^0.5" office:value-type="float"/>
          <table:table-cell table:number-matrix-columns-spanned="1" table:number-matrix-rows-spanned="1" table:formula="of:=SUM(([.CJ3:.CJ4]-[.$CO3:.$CO4])^2)^0.5" office:value-type="float"/>
          <table:table-cell table:style-name="cellBest" table:number-matrix-columns-spanned="1" table:number-matrix-rows-spanned="1" table:formula="of:=SUM(([.CK3:.CK4]-[.$CP3:.$CP4])^2)^0.5" office:value-type="float"/>
          <table:table-cell table:number-matrix-columns-spanned="1" table:number-matrix-rows-spanned="1" table:formula="of:=SUM(([.CL3:.CL4]-[.$CQ3:.$CQ4])^2)^0.5" office:value-type="float"/>
          <table:table-cell table:style-name="cellBest" table:number-matrix-columns-spanned="1" table:number-matrix-rows-spanned="1" table:formula="of:=SUM(([.CM3:.CM4]-[.$CR3:.$CR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CN3:.$CN4])" office:value-type="float"/>
          <table:table-cell table:number-matrix-columns-spanned="1" table:number-matrix-rows-spanned="1" table:formula="of:=SUM([.C3:.C4]=[.$CO3:.$CO4])" office:value-type="float"/>
          <table:table-cell table:number-matrix-columns-spanned="1" table:number-matrix-rows-spanned="1" table:formula="of:=SUM([.D3:.D4]=[.$CP3:.$CP4])" office:value-type="float"/>
          <table:table-cell table:number-matrix-columns-spanned="1" table:number-matrix-rows-spanned="1" table:formula="of:=SUM([.E3:.E4]=[.$CQ3:.$CQ4])" office:value-type="float"/>
          <table:table-cell table:number-matrix-columns-spanned="1" table:number-matrix-rows-spanned="1" table:formula="of:=SUM([.F3:.F4]=[.$CR3:.$CR4])" office:value-type="float"/>
          <table:table-cell table:number-matrix-columns-spanned="1" table:number-matrix-rows-spanned="1" table:formula="of:=SUM([.G3:.G4]=[.$CN3:.$CN4])" office:value-type="float"/>
          <table:table-cell table:number-matrix-columns-spanned="1" table:number-matrix-rows-spanned="1" table:formula="of:=SUM([.H3:.H4]=[.$CO3:.$CO4])" office:value-type="float"/>
          <table:table-cell table:number-matrix-columns-spanned="1" table:number-matrix-rows-spanned="1" table:formula="of:=SUM([.I3:.I4]=[.$CP3:.$CP4])" office:value-type="float"/>
          <table:table-cell table:number-matrix-columns-spanned="1" table:number-matrix-rows-spanned="1" table:formula="of:=SUM([.J3:.J4]=[.$CQ3:.$CQ4])" office:value-type="float"/>
          <table:table-cell table:number-matrix-columns-spanned="1" table:number-matrix-rows-spanned="1" table:formula="of:=SUM([.K3:.K4]=[.$CR3:.$CR4])" office:value-type="float"/>
          <table:table-cell table:number-matrix-columns-spanned="1" table:number-matrix-rows-spanned="1" table:formula="of:=SUM([.L3:.L4]=[.$CN3:.$CN4])" office:value-type="float"/>
          <table:table-cell table:number-matrix-columns-spanned="1" table:number-matrix-rows-spanned="1" table:formula="of:=SUM([.M3:.M4]=[.$CO3:.$CO4])" office:value-type="float"/>
          <table:table-cell table:number-matrix-columns-spanned="1" table:number-matrix-rows-spanned="1" table:formula="of:=SUM([.N3:.N4]=[.$CP3:.$CP4])" office:value-type="float"/>
          <table:table-cell table:number-matrix-columns-spanned="1" table:number-matrix-rows-spanned="1" table:formula="of:=SUM([.O3:.O4]=[.$CQ3:.$CQ4])" office:value-type="float"/>
          <table:table-cell table:number-matrix-columns-spanned="1" table:number-matrix-rows-spanned="1" table:formula="of:=SUM([.P3:.P4]=[.$CR3:.$CR4])" office:value-type="float"/>
          <table:table-cell table:number-matrix-columns-spanned="1" table:number-matrix-rows-spanned="1" table:formula="of:=SUM([.Q3:.Q4]=[.$CN3:.$CN4])" office:value-type="float"/>
          <table:table-cell table:number-matrix-columns-spanned="1" table:number-matrix-rows-spanned="1" table:formula="of:=SUM([.R3:.R4]=[.$CO3:.$CO4])" office:value-type="float"/>
          <table:table-cell table:number-matrix-columns-spanned="1" table:number-matrix-rows-spanned="1" table:formula="of:=SUM([.S3:.S4]=[.$CP3:.$CP4])" office:value-type="float"/>
          <table:table-cell table:number-matrix-columns-spanned="1" table:number-matrix-rows-spanned="1" table:formula="of:=SUM([.T3:.T4]=[.$CQ3:.$CQ4])" office:value-type="float"/>
          <table:table-cell table:number-matrix-columns-spanned="1" table:number-matrix-rows-spanned="1" table:formula="of:=SUM([.U3:.U4]=[.$CR3:.$CR4])" office:value-type="float"/>
          <table:table-cell table:number-matrix-columns-spanned="1" table:number-matrix-rows-spanned="1" table:formula="of:=SUM([.V3:.V4]=[.$CN3:.$CN4])" office:value-type="float"/>
          <table:table-cell table:number-matrix-columns-spanned="1" table:number-matrix-rows-spanned="1" table:formula="of:=SUM([.W3:.W4]=[.$CO3:.$CO4])" office:value-type="float"/>
          <table:table-cell table:number-matrix-columns-spanned="1" table:number-matrix-rows-spanned="1" table:formula="of:=SUM([.X3:.X4]=[.$CP3:.$CP4])" office:value-type="float"/>
          <table:table-cell table:number-matrix-columns-spanned="1" table:number-matrix-rows-spanned="1" table:formula="of:=SUM([.Y3:.Y4]=[.$CQ3:.$CQ4])" office:value-type="float"/>
          <table:table-cell table:number-matrix-columns-spanned="1" table:number-matrix-rows-spanned="1" table:formula="of:=SUM([.Z3:.Z4]=[.$CR3:.$CR4])" office:value-type="float"/>
          <table:table-cell table:number-matrix-columns-spanned="1" table:number-matrix-rows-spanned="1" table:formula="of:=SUM([.AA3:.AA4]=[.$CN3:.$CN4])" office:value-type="float"/>
          <table:table-cell table:number-matrix-columns-spanned="1" table:number-matrix-rows-spanned="1" table:formula="of:=SUM([.AB3:.AB4]=[.$CO3:.$CO4])" office:value-type="float"/>
          <table:table-cell table:number-matrix-columns-spanned="1" table:number-matrix-rows-spanned="1" table:formula="of:=SUM([.AC3:.AC4]=[.$CP3:.$CP4])" office:value-type="float"/>
          <table:table-cell table:number-matrix-columns-spanned="1" table:number-matrix-rows-spanned="1" table:formula="of:=SUM([.AD3:.AD4]=[.$CQ3:.$CQ4])" office:value-type="float"/>
          <table:table-cell table:number-matrix-columns-spanned="1" table:number-matrix-rows-spanned="1" table:formula="of:=SUM([.AE3:.AE4]=[.$CR3:.$CR4])" office:value-type="float"/>
          <table:table-cell table:number-matrix-columns-spanned="1" table:number-matrix-rows-spanned="1" table:formula="of:=SUM([.AF3:.AF4]=[.$CN3:.$CN4])" office:value-type="float"/>
          <table:table-cell table:number-matrix-columns-spanned="1" table:number-matrix-rows-spanned="1" table:formula="of:=SUM([.AG3:.AG4]=[.$CO3:.$CO4])" office:value-type="float"/>
          <table:table-cell table:number-matrix-columns-spanned="1" table:number-matrix-rows-spanned="1" table:formula="of:=SUM([.AH3:.AH4]=[.$CP3:.$CP4])" office:value-type="float"/>
          <table:table-cell table:number-matrix-columns-spanned="1" table:number-matrix-rows-spanned="1" table:formula="of:=SUM([.AI3:.AI4]=[.$CQ3:.$CQ4])" office:value-type="float"/>
          <table:table-cell table:number-matrix-columns-spanned="1" table:number-matrix-rows-spanned="1" table:formula="of:=SUM([.AJ3:.AJ4]=[.$CR3:.$CR4])" office:value-type="float"/>
          <table:table-cell table:number-matrix-columns-spanned="1" table:number-matrix-rows-spanned="1" table:formula="of:=SUM([.AK3:.AK4]=[.$CN3:.$CN4])" office:value-type="float"/>
          <table:table-cell table:number-matrix-columns-spanned="1" table:number-matrix-rows-spanned="1" table:formula="of:=SUM([.AL3:.AL4]=[.$CO3:.$CO4])" office:value-type="float"/>
          <table:table-cell table:number-matrix-columns-spanned="1" table:number-matrix-rows-spanned="1" table:formula="of:=SUM([.AM3:.AM4]=[.$CP3:.$CP4])" office:value-type="float"/>
          <table:table-cell table:number-matrix-columns-spanned="1" table:number-matrix-rows-spanned="1" table:formula="of:=SUM([.AN3:.AN4]=[.$CQ3:.$CQ4])" office:value-type="float"/>
          <table:table-cell table:number-matrix-columns-spanned="1" table:number-matrix-rows-spanned="1" table:formula="of:=SUM([.AO3:.AO4]=[.$CR3:.$CR4])" office:value-type="float"/>
          <table:table-cell table:number-matrix-columns-spanned="1" table:number-matrix-rows-spanned="1" table:formula="of:=SUM([.AP3:.AP4]=[.$CN3:.$CN4])" office:value-type="float"/>
          <table:table-cell table:number-matrix-columns-spanned="1" table:number-matrix-rows-spanned="1" table:formula="of:=SUM([.AQ3:.AQ4]=[.$CO3:.$CO4])" office:value-type="float"/>
          <table:table-cell table:number-matrix-columns-spanned="1" table:number-matrix-rows-spanned="1" table:formula="of:=SUM([.AR3:.AR4]=[.$CP3:.$CP4])" office:value-type="float"/>
          <table:table-cell table:number-matrix-columns-spanned="1" table:number-matrix-rows-spanned="1" table:formula="of:=SUM([.AS3:.AS4]=[.$CQ3:.$CQ4])" office:value-type="float"/>
          <table:table-cell table:number-matrix-columns-spanned="1" table:number-matrix-rows-spanned="1" table:formula="of:=SUM([.AT3:.AT4]=[.$CR3:.$CR4])" office:value-type="float"/>
          <table:table-cell table:number-matrix-columns-spanned="1" table:number-matrix-rows-spanned="1" table:formula="of:=SUM([.AU3:.AU4]=[.$CN3:.$CN4])" office:value-type="float"/>
          <table:table-cell table:number-matrix-columns-spanned="1" table:number-matrix-rows-spanned="1" table:formula="of:=SUM([.AV3:.AV4]=[.$CO3:.$CO4])" office:value-type="float"/>
          <table:table-cell table:number-matrix-columns-spanned="1" table:number-matrix-rows-spanned="1" table:formula="of:=SUM([.AW3:.AW4]=[.$CP3:.$CP4])" office:value-type="float"/>
          <table:table-cell table:number-matrix-columns-spanned="1" table:number-matrix-rows-spanned="1" table:formula="of:=SUM([.AX3:.AX4]=[.$CQ3:.$CQ4])" office:value-type="float"/>
          <table:table-cell table:number-matrix-columns-spanned="1" table:number-matrix-rows-spanned="1" table:formula="of:=SUM([.AY3:.AY4]=[.$CR3:.$CR4])" office:value-type="float"/>
          <table:table-cell table:number-matrix-columns-spanned="1" table:number-matrix-rows-spanned="1" table:formula="of:=SUM([.AZ3:.AZ4]=[.$CN3:.$CN4])" office:value-type="float"/>
          <table:table-cell table:number-matrix-columns-spanned="1" table:number-matrix-rows-spanned="1" table:formula="of:=SUM([.BA3:.BA4]=[.$CO3:.$CO4])" office:value-type="float"/>
          <table:table-cell table:number-matrix-columns-spanned="1" table:number-matrix-rows-spanned="1" table:formula="of:=SUM([.BB3:.BB4]=[.$CP3:.$CP4])" office:value-type="float"/>
          <table:table-cell table:number-matrix-columns-spanned="1" table:number-matrix-rows-spanned="1" table:formula="of:=SUM([.BC3:.BC4]=[.$CQ3:.$CQ4])" office:value-type="float"/>
          <table:table-cell table:number-matrix-columns-spanned="1" table:number-matrix-rows-spanned="1" table:formula="of:=SUM([.BD3:.BD4]=[.$CR3:.$CR4])" office:value-type="float"/>
          <table:table-cell table:number-matrix-columns-spanned="1" table:number-matrix-rows-spanned="1" table:formula="of:=SUM([.BE3:.BE4]=[.$CN3:.$CN4])" office:value-type="float"/>
          <table:table-cell table:number-matrix-columns-spanned="1" table:number-matrix-rows-spanned="1" table:formula="of:=SUM([.BF3:.BF4]=[.$CO3:.$CO4])" office:value-type="float"/>
          <table:table-cell table:number-matrix-columns-spanned="1" table:number-matrix-rows-spanned="1" table:formula="of:=SUM([.BG3:.BG4]=[.$CP3:.$CP4])" office:value-type="float"/>
          <table:table-cell table:number-matrix-columns-spanned="1" table:number-matrix-rows-spanned="1" table:formula="of:=SUM([.BH3:.BH4]=[.$CQ3:.$CQ4])" office:value-type="float"/>
          <table:table-cell table:number-matrix-columns-spanned="1" table:number-matrix-rows-spanned="1" table:formula="of:=SUM([.BI3:.BI4]=[.$CR3:.$CR4])" office:value-type="float"/>
          <table:table-cell table:number-matrix-columns-spanned="1" table:number-matrix-rows-spanned="1" table:formula="of:=SUM([.BJ3:.BJ4]=[.$CN3:.$CN4])" office:value-type="float"/>
          <table:table-cell table:number-matrix-columns-spanned="1" table:number-matrix-rows-spanned="1" table:formula="of:=SUM([.BK3:.BK4]=[.$CO3:.$CO4])" office:value-type="float"/>
          <table:table-cell table:number-matrix-columns-spanned="1" table:number-matrix-rows-spanned="1" table:formula="of:=SUM([.BL3:.BL4]=[.$CP3:.$CP4])" office:value-type="float"/>
          <table:table-cell table:number-matrix-columns-spanned="1" table:number-matrix-rows-spanned="1" table:formula="of:=SUM([.BM3:.BM4]=[.$CQ3:.$CQ4])" office:value-type="float"/>
          <table:table-cell table:number-matrix-columns-spanned="1" table:number-matrix-rows-spanned="1" table:formula="of:=SUM([.BN3:.BN4]=[.$CR3:.$CR4])" office:value-type="float"/>
          <table:table-cell table:number-matrix-columns-spanned="1" table:number-matrix-rows-spanned="1" table:formula="of:=SUM([.BO3:.BO4]=[.$CN3:.$CN4])" office:value-type="float"/>
          <table:table-cell table:number-matrix-columns-spanned="1" table:number-matrix-rows-spanned="1" table:formula="of:=SUM([.BP3:.BP4]=[.$CO3:.$CO4])" office:value-type="float"/>
          <table:table-cell table:number-matrix-columns-spanned="1" table:number-matrix-rows-spanned="1" table:formula="of:=SUM([.BQ3:.BQ4]=[.$CP3:.$CP4])" office:value-type="float"/>
          <table:table-cell table:number-matrix-columns-spanned="1" table:number-matrix-rows-spanned="1" table:formula="of:=SUM([.BR3:.BR4]=[.$CQ3:.$CQ4])" office:value-type="float"/>
          <table:table-cell table:number-matrix-columns-spanned="1" table:number-matrix-rows-spanned="1" table:formula="of:=SUM([.BS3:.BS4]=[.$CR3:.$CR4])" office:value-type="float"/>
          <table:table-cell table:number-matrix-columns-spanned="1" table:number-matrix-rows-spanned="1" table:formula="of:=SUM([.BT3:.BT4]=[.$CN3:.$CN4])" office:value-type="float"/>
          <table:table-cell table:number-matrix-columns-spanned="1" table:number-matrix-rows-spanned="1" table:formula="of:=SUM([.BU3:.BU4]=[.$CO3:.$CO4])" office:value-type="float"/>
          <table:table-cell table:number-matrix-columns-spanned="1" table:number-matrix-rows-spanned="1" table:formula="of:=SUM([.BV3:.BV4]=[.$CP3:.$CP4])" office:value-type="float"/>
          <table:table-cell table:number-matrix-columns-spanned="1" table:number-matrix-rows-spanned="1" table:formula="of:=SUM([.BW3:.BW4]=[.$CQ3:.$CQ4])" office:value-type="float"/>
          <table:table-cell table:number-matrix-columns-spanned="1" table:number-matrix-rows-spanned="1" table:formula="of:=SUM([.BX3:.BX4]=[.$CR3:.$CR4])" office:value-type="float"/>
          <table:table-cell table:number-matrix-columns-spanned="1" table:number-matrix-rows-spanned="1" table:formula="of:=SUM([.BY3:.BY4]=[.$CN3:.$CN4])" office:value-type="float"/>
          <table:table-cell table:number-matrix-columns-spanned="1" table:number-matrix-rows-spanned="1" table:formula="of:=SUM([.BZ3:.BZ4]=[.$CO3:.$CO4])" office:value-type="float"/>
          <table:table-cell table:number-matrix-columns-spanned="1" table:number-matrix-rows-spanned="1" table:formula="of:=SUM([.CA3:.CA4]=[.$CP3:.$CP4])" office:value-type="float"/>
          <table:table-cell table:number-matrix-columns-spanned="1" table:number-matrix-rows-spanned="1" table:formula="of:=SUM([.CB3:.CB4]=[.$CQ3:.$CQ4])" office:value-type="float"/>
          <table:table-cell table:number-matrix-columns-spanned="1" table:number-matrix-rows-spanned="1" table:formula="of:=SUM([.CC3:.CC4]=[.$CR3:.$CR4])" office:value-type="float"/>
          <table:table-cell table:number-matrix-columns-spanned="1" table:number-matrix-rows-spanned="1" table:formula="of:=SUM([.CD3:.CD4]=[.$CN3:.$CN4])" office:value-type="float"/>
          <table:table-cell table:number-matrix-columns-spanned="1" table:number-matrix-rows-spanned="1" table:formula="of:=SUM([.CE3:.CE4]=[.$CO3:.$CO4])" office:value-type="float"/>
          <table:table-cell table:number-matrix-columns-spanned="1" table:number-matrix-rows-spanned="1" table:formula="of:=SUM([.CF3:.CF4]=[.$CP3:.$CP4])" office:value-type="float"/>
          <table:table-cell table:number-matrix-columns-spanned="1" table:number-matrix-rows-spanned="1" table:formula="of:=SUM([.CG3:.CG4]=[.$CQ3:.$CQ4])" office:value-type="float"/>
          <table:table-cell table:number-matrix-columns-spanned="1" table:number-matrix-rows-spanned="1" table:formula="of:=SUM([.CH3:.CH4]=[.$CR3:.$CR4])" office:value-type="float"/>
          <table:table-cell table:number-matrix-columns-spanned="1" table:number-matrix-rows-spanned="1" table:formula="of:=SUM([.CI3:.CI4]=[.$CN3:.$CN4])" office:value-type="float"/>
          <table:table-cell table:number-matrix-columns-spanned="1" table:number-matrix-rows-spanned="1" table:formula="of:=SUM([.CJ3:.CJ4]=[.$CO3:.$CO4])" office:value-type="float"/>
          <table:table-cell table:number-matrix-columns-spanned="1" table:number-matrix-rows-spanned="1" table:formula="of:=SUM([.CK3:.CK4]=[.$CP3:.$CP4])" office:value-type="float"/>
          <table:table-cell table:number-matrix-columns-spanned="1" table:number-matrix-rows-spanned="1" table:formula="of:=SUM([.CL3:.CL4]=[.$CQ3:.$CQ4])" office:value-type="float"/>
          <table:table-cell table:number-matrix-columns-spanned="1" table:number-matrix-rows-spanned="1" table:formula="of:=SUM([.CM3:.CM4]=[.$CR3:.$CR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CS3:.$CS4])" office:value-type="float"/>
          <table:table-cell table:number-matrix-columns-spanned="1" table:number-matrix-rows-spanned="1" table:formula="of:=SUM([.C3:.C4]&lt;[.$CT3:.$CT4])" office:value-type="float"/>
          <table:table-cell table:number-matrix-columns-spanned="1" table:number-matrix-rows-spanned="1" table:formula="of:=SUM([.D3:.D4]&lt;[.$CU3:.$CU4])" office:value-type="float"/>
          <table:table-cell table:number-matrix-columns-spanned="1" table:number-matrix-rows-spanned="1" table:formula="of:=SUM([.E3:.E4]&lt;[.$CV3:.$CV4])" office:value-type="float"/>
          <table:table-cell table:number-matrix-columns-spanned="1" table:number-matrix-rows-spanned="1" table:formula="of:=SUM([.F3:.F4]&lt;[.$CW3:.$CW4])" office:value-type="float"/>
          <table:table-cell table:number-matrix-columns-spanned="1" table:number-matrix-rows-spanned="1" table:formula="of:=SUM([.G3:.G4]&lt;[.$CS3:.$CS4])" office:value-type="float"/>
          <table:table-cell table:number-matrix-columns-spanned="1" table:number-matrix-rows-spanned="1" table:formula="of:=SUM([.H3:.H4]&lt;[.$CT3:.$CT4])" office:value-type="float"/>
          <table:table-cell table:number-matrix-columns-spanned="1" table:number-matrix-rows-spanned="1" table:formula="of:=SUM([.I3:.I4]&lt;[.$CU3:.$CU4])" office:value-type="float"/>
          <table:table-cell table:number-matrix-columns-spanned="1" table:number-matrix-rows-spanned="1" table:formula="of:=SUM([.J3:.J4]&lt;[.$CV3:.$CV4])" office:value-type="float"/>
          <table:table-cell table:number-matrix-columns-spanned="1" table:number-matrix-rows-spanned="1" table:formula="of:=SUM([.K3:.K4]&lt;[.$CW3:.$CW4])" office:value-type="float"/>
          <table:table-cell table:number-matrix-columns-spanned="1" table:number-matrix-rows-spanned="1" table:formula="of:=SUM([.L3:.L4]&lt;[.$CS3:.$CS4])" office:value-type="float"/>
          <table:table-cell table:number-matrix-columns-spanned="1" table:number-matrix-rows-spanned="1" table:formula="of:=SUM([.M3:.M4]&lt;[.$CT3:.$CT4])" office:value-type="float"/>
          <table:table-cell table:number-matrix-columns-spanned="1" table:number-matrix-rows-spanned="1" table:formula="of:=SUM([.N3:.N4]&lt;[.$CU3:.$CU4])" office:value-type="float"/>
          <table:table-cell table:number-matrix-columns-spanned="1" table:number-matrix-rows-spanned="1" table:formula="of:=SUM([.O3:.O4]&lt;[.$CV3:.$CV4])" office:value-type="float"/>
          <table:table-cell table:number-matrix-columns-spanned="1" table:number-matrix-rows-spanned="1" table:formula="of:=SUM([.P3:.P4]&lt;[.$CW3:.$CW4])" office:value-type="float"/>
          <table:table-cell table:number-matrix-columns-spanned="1" table:number-matrix-rows-spanned="1" table:formula="of:=SUM([.Q3:.Q4]&lt;[.$CS3:.$CS4])" office:value-type="float"/>
          <table:table-cell table:number-matrix-columns-spanned="1" table:number-matrix-rows-spanned="1" table:formula="of:=SUM([.R3:.R4]&lt;[.$CT3:.$CT4])" office:value-type="float"/>
          <table:table-cell table:number-matrix-columns-spanned="1" table:number-matrix-rows-spanned="1" table:formula="of:=SUM([.S3:.S4]&lt;[.$CU3:.$CU4])" office:value-type="float"/>
          <table:table-cell table:number-matrix-columns-spanned="1" table:number-matrix-rows-spanned="1" table:formula="of:=SUM([.T3:.T4]&lt;[.$CV3:.$CV4])" office:value-type="float"/>
          <table:table-cell table:number-matrix-columns-spanned="1" table:number-matrix-rows-spanned="1" table:formula="of:=SUM([.U3:.U4]&lt;[.$CW3:.$CW4])" office:value-type="float"/>
          <table:table-cell table:number-matrix-columns-spanned="1" table:number-matrix-rows-spanned="1" table:formula="of:=SUM([.V3:.V4]&lt;[.$CS3:.$CS4])" office:value-type="float"/>
          <table:table-cell table:number-matrix-columns-spanned="1" table:number-matrix-rows-spanned="1" table:formula="of:=SUM([.W3:.W4]&lt;[.$CT3:.$CT4])" office:value-type="float"/>
          <table:table-cell table:number-matrix-columns-spanned="1" table:number-matrix-rows-spanned="1" table:formula="of:=SUM([.X3:.X4]&lt;[.$CU3:.$CU4])" office:value-type="float"/>
          <table:table-cell table:number-matrix-columns-spanned="1" table:number-matrix-rows-spanned="1" table:formula="of:=SUM([.Y3:.Y4]&lt;[.$CV3:.$CV4])" office:value-type="float"/>
          <table:table-cell table:number-matrix-columns-spanned="1" table:number-matrix-rows-spanned="1" table:formula="of:=SUM([.Z3:.Z4]&lt;[.$CW3:.$CW4])" office:value-type="float"/>
          <table:table-cell table:number-matrix-columns-spanned="1" table:number-matrix-rows-spanned="1" table:formula="of:=SUM([.AA3:.AA4]&lt;[.$CS3:.$CS4])" office:value-type="float"/>
          <table:table-cell table:number-matrix-columns-spanned="1" table:number-matrix-rows-spanned="1" table:formula="of:=SUM([.AB3:.AB4]&lt;[.$CT3:.$CT4])" office:value-type="float"/>
          <table:table-cell table:number-matrix-columns-spanned="1" table:number-matrix-rows-spanned="1" table:formula="of:=SUM([.AC3:.AC4]&lt;[.$CU3:.$CU4])" office:value-type="float"/>
          <table:table-cell table:number-matrix-columns-spanned="1" table:number-matrix-rows-spanned="1" table:formula="of:=SUM([.AD3:.AD4]&lt;[.$CV3:.$CV4])" office:value-type="float"/>
          <table:table-cell table:number-matrix-columns-spanned="1" table:number-matrix-rows-spanned="1" table:formula="of:=SUM([.AE3:.AE4]&lt;[.$CW3:.$CW4])" office:value-type="float"/>
          <table:table-cell table:number-matrix-columns-spanned="1" table:number-matrix-rows-spanned="1" table:formula="of:=SUM([.AF3:.AF4]&lt;[.$CS3:.$CS4])" office:value-type="float"/>
          <table:table-cell table:number-matrix-columns-spanned="1" table:number-matrix-rows-spanned="1" table:formula="of:=SUM([.AG3:.AG4]&lt;[.$CT3:.$CT4])" office:value-type="float"/>
          <table:table-cell table:number-matrix-columns-spanned="1" table:number-matrix-rows-spanned="1" table:formula="of:=SUM([.AH3:.AH4]&lt;[.$CU3:.$CU4])" office:value-type="float"/>
          <table:table-cell table:number-matrix-columns-spanned="1" table:number-matrix-rows-spanned="1" table:formula="of:=SUM([.AI3:.AI4]&lt;[.$CV3:.$CV4])" office:value-type="float"/>
          <table:table-cell table:number-matrix-columns-spanned="1" table:number-matrix-rows-spanned="1" table:formula="of:=SUM([.AJ3:.AJ4]&lt;[.$CW3:.$CW4])" office:value-type="float"/>
          <table:table-cell table:number-matrix-columns-spanned="1" table:number-matrix-rows-spanned="1" table:formula="of:=SUM([.AK3:.AK4]&lt;[.$CS3:.$CS4])" office:value-type="float"/>
          <table:table-cell table:number-matrix-columns-spanned="1" table:number-matrix-rows-spanned="1" table:formula="of:=SUM([.AL3:.AL4]&lt;[.$CT3:.$CT4])" office:value-type="float"/>
          <table:table-cell table:number-matrix-columns-spanned="1" table:number-matrix-rows-spanned="1" table:formula="of:=SUM([.AM3:.AM4]&lt;[.$CU3:.$CU4])" office:value-type="float"/>
          <table:table-cell table:number-matrix-columns-spanned="1" table:number-matrix-rows-spanned="1" table:formula="of:=SUM([.AN3:.AN4]&lt;[.$CV3:.$CV4])" office:value-type="float"/>
          <table:table-cell table:number-matrix-columns-spanned="1" table:number-matrix-rows-spanned="1" table:formula="of:=SUM([.AO3:.AO4]&lt;[.$CW3:.$CW4])" office:value-type="float"/>
          <table:table-cell table:number-matrix-columns-spanned="1" table:number-matrix-rows-spanned="1" table:formula="of:=SUM([.AP3:.AP4]&lt;[.$CS3:.$CS4])" office:value-type="float"/>
          <table:table-cell table:number-matrix-columns-spanned="1" table:number-matrix-rows-spanned="1" table:formula="of:=SUM([.AQ3:.AQ4]&lt;[.$CT3:.$CT4])" office:value-type="float"/>
          <table:table-cell table:number-matrix-columns-spanned="1" table:number-matrix-rows-spanned="1" table:formula="of:=SUM([.AR3:.AR4]&lt;[.$CU3:.$CU4])" office:value-type="float"/>
          <table:table-cell table:number-matrix-columns-spanned="1" table:number-matrix-rows-spanned="1" table:formula="of:=SUM([.AS3:.AS4]&lt;[.$CV3:.$CV4])" office:value-type="float"/>
          <table:table-cell table:number-matrix-columns-spanned="1" table:number-matrix-rows-spanned="1" table:formula="of:=SUM([.AT3:.AT4]&lt;[.$CW3:.$CW4])" office:value-type="float"/>
          <table:table-cell table:number-matrix-columns-spanned="1" table:number-matrix-rows-spanned="1" table:formula="of:=SUM([.AU3:.AU4]&lt;[.$CS3:.$CS4])" office:value-type="float"/>
          <table:table-cell table:number-matrix-columns-spanned="1" table:number-matrix-rows-spanned="1" table:formula="of:=SUM([.AV3:.AV4]&lt;[.$CT3:.$CT4])" office:value-type="float"/>
          <table:table-cell table:number-matrix-columns-spanned="1" table:number-matrix-rows-spanned="1" table:formula="of:=SUM([.AW3:.AW4]&lt;[.$CU3:.$CU4])" office:value-type="float"/>
          <table:table-cell table:number-matrix-columns-spanned="1" table:number-matrix-rows-spanned="1" table:formula="of:=SUM([.AX3:.AX4]&lt;[.$CV3:.$CV4])" office:value-type="float"/>
          <table:table-cell table:number-matrix-columns-spanned="1" table:number-matrix-rows-spanned="1" table:formula="of:=SUM([.AY3:.AY4]&lt;[.$CW3:.$CW4])" office:value-type="float"/>
          <table:table-cell table:number-matrix-columns-spanned="1" table:number-matrix-rows-spanned="1" table:formula="of:=SUM([.AZ3:.AZ4]&lt;[.$CS3:.$CS4])" office:value-type="float"/>
          <table:table-cell table:number-matrix-columns-spanned="1" table:number-matrix-rows-spanned="1" table:formula="of:=SUM([.BA3:.BA4]&lt;[.$CT3:.$CT4])" office:value-type="float"/>
          <table:table-cell table:number-matrix-columns-spanned="1" table:number-matrix-rows-spanned="1" table:formula="of:=SUM([.BB3:.BB4]&lt;[.$CU3:.$CU4])" office:value-type="float"/>
          <table:table-cell table:number-matrix-columns-spanned="1" table:number-matrix-rows-spanned="1" table:formula="of:=SUM([.BC3:.BC4]&lt;[.$CV3:.$CV4])" office:value-type="float"/>
          <table:table-cell table:number-matrix-columns-spanned="1" table:number-matrix-rows-spanned="1" table:formula="of:=SUM([.BD3:.BD4]&lt;[.$CW3:.$CW4])" office:value-type="float"/>
          <table:table-cell table:number-matrix-columns-spanned="1" table:number-matrix-rows-spanned="1" table:formula="of:=SUM([.BE3:.BE4]&lt;[.$CS3:.$CS4])" office:value-type="float"/>
          <table:table-cell table:number-matrix-columns-spanned="1" table:number-matrix-rows-spanned="1" table:formula="of:=SUM([.BF3:.BF4]&lt;[.$CT3:.$CT4])" office:value-type="float"/>
          <table:table-cell table:number-matrix-columns-spanned="1" table:number-matrix-rows-spanned="1" table:formula="of:=SUM([.BG3:.BG4]&lt;[.$CU3:.$CU4])" office:value-type="float"/>
          <table:table-cell table:number-matrix-columns-spanned="1" table:number-matrix-rows-spanned="1" table:formula="of:=SUM([.BH3:.BH4]&lt;[.$CV3:.$CV4])" office:value-type="float"/>
          <table:table-cell table:number-matrix-columns-spanned="1" table:number-matrix-rows-spanned="1" table:formula="of:=SUM([.BI3:.BI4]&lt;[.$CW3:.$CW4])" office:value-type="float"/>
          <table:table-cell table:number-matrix-columns-spanned="1" table:number-matrix-rows-spanned="1" table:formula="of:=SUM([.BJ3:.BJ4]&lt;[.$CS3:.$CS4])" office:value-type="float"/>
          <table:table-cell table:number-matrix-columns-spanned="1" table:number-matrix-rows-spanned="1" table:formula="of:=SUM([.BK3:.BK4]&lt;[.$CT3:.$CT4])" office:value-type="float"/>
          <table:table-cell table:number-matrix-columns-spanned="1" table:number-matrix-rows-spanned="1" table:formula="of:=SUM([.BL3:.BL4]&lt;[.$CU3:.$CU4])" office:value-type="float"/>
          <table:table-cell table:number-matrix-columns-spanned="1" table:number-matrix-rows-spanned="1" table:formula="of:=SUM([.BM3:.BM4]&lt;[.$CV3:.$CV4])" office:value-type="float"/>
          <table:table-cell table:number-matrix-columns-spanned="1" table:number-matrix-rows-spanned="1" table:formula="of:=SUM([.BN3:.BN4]&lt;[.$CW3:.$CW4])" office:value-type="float"/>
          <table:table-cell table:number-matrix-columns-spanned="1" table:number-matrix-rows-spanned="1" table:formula="of:=SUM([.BO3:.BO4]&lt;[.$CS3:.$CS4])" office:value-type="float"/>
          <table:table-cell table:number-matrix-columns-spanned="1" table:number-matrix-rows-spanned="1" table:formula="of:=SUM([.BP3:.BP4]&lt;[.$CT3:.$CT4])" office:value-type="float"/>
          <table:table-cell table:number-matrix-columns-spanned="1" table:number-matrix-rows-spanned="1" table:formula="of:=SUM([.BQ3:.BQ4]&lt;[.$CU3:.$CU4])" office:value-type="float"/>
          <table:table-cell table:number-matrix-columns-spanned="1" table:number-matrix-rows-spanned="1" table:formula="of:=SUM([.BR3:.BR4]&lt;[.$CV3:.$CV4])" office:value-type="float"/>
          <table:table-cell table:number-matrix-columns-spanned="1" table:number-matrix-rows-spanned="1" table:formula="of:=SUM([.BS3:.BS4]&lt;[.$CW3:.$CW4])" office:value-type="float"/>
          <table:table-cell table:number-matrix-columns-spanned="1" table:number-matrix-rows-spanned="1" table:formula="of:=SUM([.BT3:.BT4]&lt;[.$CS3:.$CS4])" office:value-type="float"/>
          <table:table-cell table:number-matrix-columns-spanned="1" table:number-matrix-rows-spanned="1" table:formula="of:=SUM([.BU3:.BU4]&lt;[.$CT3:.$CT4])" office:value-type="float"/>
          <table:table-cell table:number-matrix-columns-spanned="1" table:number-matrix-rows-spanned="1" table:formula="of:=SUM([.BV3:.BV4]&lt;[.$CU3:.$CU4])" office:value-type="float"/>
          <table:table-cell table:number-matrix-columns-spanned="1" table:number-matrix-rows-spanned="1" table:formula="of:=SUM([.BW3:.BW4]&lt;[.$CV3:.$CV4])" office:value-type="float"/>
          <table:table-cell table:number-matrix-columns-spanned="1" table:number-matrix-rows-spanned="1" table:formula="of:=SUM([.BX3:.BX4]&lt;[.$CW3:.$CW4])" office:value-type="float"/>
          <table:table-cell table:number-matrix-columns-spanned="1" table:number-matrix-rows-spanned="1" table:formula="of:=SUM([.BY3:.BY4]&lt;[.$CS3:.$CS4])" office:value-type="float"/>
          <table:table-cell table:number-matrix-columns-spanned="1" table:number-matrix-rows-spanned="1" table:formula="of:=SUM([.BZ3:.BZ4]&lt;[.$CT3:.$CT4])" office:value-type="float"/>
          <table:table-cell table:number-matrix-columns-spanned="1" table:number-matrix-rows-spanned="1" table:formula="of:=SUM([.CA3:.CA4]&lt;[.$CU3:.$CU4])" office:value-type="float"/>
          <table:table-cell table:number-matrix-columns-spanned="1" table:number-matrix-rows-spanned="1" table:formula="of:=SUM([.CB3:.CB4]&lt;[.$CV3:.$CV4])" office:value-type="float"/>
          <table:table-cell table:number-matrix-columns-spanned="1" table:number-matrix-rows-spanned="1" table:formula="of:=SUM([.CC3:.CC4]&lt;[.$CW3:.$CW4])" office:value-type="float"/>
          <table:table-cell table:number-matrix-columns-spanned="1" table:number-matrix-rows-spanned="1" table:formula="of:=SUM([.CD3:.CD4]&lt;[.$CS3:.$CS4])" office:value-type="float"/>
          <table:table-cell table:number-matrix-columns-spanned="1" table:number-matrix-rows-spanned="1" table:formula="of:=SUM([.CE3:.CE4]&lt;[.$CT3:.$CT4])" office:value-type="float"/>
          <table:table-cell table:number-matrix-columns-spanned="1" table:number-matrix-rows-spanned="1" table:formula="of:=SUM([.CF3:.CF4]&lt;[.$CU3:.$CU4])" office:value-type="float"/>
          <table:table-cell table:number-matrix-columns-spanned="1" table:number-matrix-rows-spanned="1" table:formula="of:=SUM([.CG3:.CG4]&lt;[.$CV3:.$CV4])" office:value-type="float"/>
          <table:table-cell table:number-matrix-columns-spanned="1" table:number-matrix-rows-spanned="1" table:formula="of:=SUM([.CH3:.CH4]&lt;[.$CW3:.$CW4])" office:value-type="float"/>
          <table:table-cell table:number-matrix-columns-spanned="1" table:number-matrix-rows-spanned="1" table:formula="of:=SUM([.CI3:.CI4]&lt;[.$CS3:.$CS4])" office:value-type="float"/>
          <table:table-cell table:number-matrix-columns-spanned="1" table:number-matrix-rows-spanned="1" table:formula="of:=SUM([.CJ3:.CJ4]&lt;[.$CT3:.$CT4])" office:value-type="float"/>
          <table:table-cell table:number-matrix-columns-spanned="1" table:number-matrix-rows-spanned="1" table:formula="of:=SUM([.CK3:.CK4]&lt;[.$CU3:.$CU4])" office:value-type="float"/>
          <table:table-cell table:number-matrix-columns-spanned="1" table:number-matrix-rows-spanned="1" table:formula="of:=SUM([.CL3:.CL4]&lt;[.$CV3:.$CV4])" office:value-type="float"/>
          <table:table-cell table:number-matrix-columns-spanned="1" table:number-matrix-rows-spanned="1" table:formula="of:=SUM([.CM3:.CM4]&lt;[.$CW3:.$CW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CS3:.$CS4])" office:value-type="float"/>
          <table:table-cell table:number-matrix-columns-spanned="1" table:number-matrix-rows-spanned="1" table:formula="of:=SUM([.C3:.C4]&gt;[.$CT3:.$CT4])" office:value-type="float"/>
          <table:table-cell table:number-matrix-columns-spanned="1" table:number-matrix-rows-spanned="1" table:formula="of:=SUM([.D3:.D4]&gt;[.$CU3:.$CU4])" office:value-type="float"/>
          <table:table-cell table:number-matrix-columns-spanned="1" table:number-matrix-rows-spanned="1" table:formula="of:=SUM([.E3:.E4]&gt;[.$CV3:.$CV4])" office:value-type="float"/>
          <table:table-cell table:number-matrix-columns-spanned="1" table:number-matrix-rows-spanned="1" table:formula="of:=SUM([.F3:.F4]&gt;[.$CW3:.$CW4])" office:value-type="float"/>
          <table:table-cell table:number-matrix-columns-spanned="1" table:number-matrix-rows-spanned="1" table:formula="of:=SUM([.G3:.G4]&gt;[.$CS3:.$CS4])" office:value-type="float"/>
          <table:table-cell table:number-matrix-columns-spanned="1" table:number-matrix-rows-spanned="1" table:formula="of:=SUM([.H3:.H4]&gt;[.$CT3:.$CT4])" office:value-type="float"/>
          <table:table-cell table:number-matrix-columns-spanned="1" table:number-matrix-rows-spanned="1" table:formula="of:=SUM([.I3:.I4]&gt;[.$CU3:.$CU4])" office:value-type="float"/>
          <table:table-cell table:number-matrix-columns-spanned="1" table:number-matrix-rows-spanned="1" table:formula="of:=SUM([.J3:.J4]&gt;[.$CV3:.$CV4])" office:value-type="float"/>
          <table:table-cell table:number-matrix-columns-spanned="1" table:number-matrix-rows-spanned="1" table:formula="of:=SUM([.K3:.K4]&gt;[.$CW3:.$CW4])" office:value-type="float"/>
          <table:table-cell table:number-matrix-columns-spanned="1" table:number-matrix-rows-spanned="1" table:formula="of:=SUM([.L3:.L4]&gt;[.$CS3:.$CS4])" office:value-type="float"/>
          <table:table-cell table:number-matrix-columns-spanned="1" table:number-matrix-rows-spanned="1" table:formula="of:=SUM([.M3:.M4]&gt;[.$CT3:.$CT4])" office:value-type="float"/>
          <table:table-cell table:number-matrix-columns-spanned="1" table:number-matrix-rows-spanned="1" table:formula="of:=SUM([.N3:.N4]&gt;[.$CU3:.$CU4])" office:value-type="float"/>
          <table:table-cell table:number-matrix-columns-spanned="1" table:number-matrix-rows-spanned="1" table:formula="of:=SUM([.O3:.O4]&gt;[.$CV3:.$CV4])" office:value-type="float"/>
          <table:table-cell table:number-matrix-columns-spanned="1" table:number-matrix-rows-spanned="1" table:formula="of:=SUM([.P3:.P4]&gt;[.$CW3:.$CW4])" office:value-type="float"/>
          <table:table-cell table:number-matrix-columns-spanned="1" table:number-matrix-rows-spanned="1" table:formula="of:=SUM([.Q3:.Q4]&gt;[.$CS3:.$CS4])" office:value-type="float"/>
          <table:table-cell table:number-matrix-columns-spanned="1" table:number-matrix-rows-spanned="1" table:formula="of:=SUM([.R3:.R4]&gt;[.$CT3:.$CT4])" office:value-type="float"/>
          <table:table-cell table:number-matrix-columns-spanned="1" table:number-matrix-rows-spanned="1" table:formula="of:=SUM([.S3:.S4]&gt;[.$CU3:.$CU4])" office:value-type="float"/>
          <table:table-cell table:number-matrix-columns-spanned="1" table:number-matrix-rows-spanned="1" table:formula="of:=SUM([.T3:.T4]&gt;[.$CV3:.$CV4])" office:value-type="float"/>
          <table:table-cell table:number-matrix-columns-spanned="1" table:number-matrix-rows-spanned="1" table:formula="of:=SUM([.U3:.U4]&gt;[.$CW3:.$CW4])" office:value-type="float"/>
          <table:table-cell table:number-matrix-columns-spanned="1" table:number-matrix-rows-spanned="1" table:formula="of:=SUM([.V3:.V4]&gt;[.$CS3:.$CS4])" office:value-type="float"/>
          <table:table-cell table:number-matrix-columns-spanned="1" table:number-matrix-rows-spanned="1" table:formula="of:=SUM([.W3:.W4]&gt;[.$CT3:.$CT4])" office:value-type="float"/>
          <table:table-cell table:number-matrix-columns-spanned="1" table:number-matrix-rows-spanned="1" table:formula="of:=SUM([.X3:.X4]&gt;[.$CU3:.$CU4])" office:value-type="float"/>
          <table:table-cell table:number-matrix-columns-spanned="1" table:number-matrix-rows-spanned="1" table:formula="of:=SUM([.Y3:.Y4]&gt;[.$CV3:.$CV4])" office:value-type="float"/>
          <table:table-cell table:number-matrix-columns-spanned="1" table:number-matrix-rows-spanned="1" table:formula="of:=SUM([.Z3:.Z4]&gt;[.$CW3:.$CW4])" office:value-type="float"/>
          <table:table-cell table:number-matrix-columns-spanned="1" table:number-matrix-rows-spanned="1" table:formula="of:=SUM([.AA3:.AA4]&gt;[.$CS3:.$CS4])" office:value-type="float"/>
          <table:table-cell table:number-matrix-columns-spanned="1" table:number-matrix-rows-spanned="1" table:formula="of:=SUM([.AB3:.AB4]&gt;[.$CT3:.$CT4])" office:value-type="float"/>
          <table:table-cell table:number-matrix-columns-spanned="1" table:number-matrix-rows-spanned="1" table:formula="of:=SUM([.AC3:.AC4]&gt;[.$CU3:.$CU4])" office:value-type="float"/>
          <table:table-cell table:number-matrix-columns-spanned="1" table:number-matrix-rows-spanned="1" table:formula="of:=SUM([.AD3:.AD4]&gt;[.$CV3:.$CV4])" office:value-type="float"/>
          <table:table-cell table:number-matrix-columns-spanned="1" table:number-matrix-rows-spanned="1" table:formula="of:=SUM([.AE3:.AE4]&gt;[.$CW3:.$CW4])" office:value-type="float"/>
          <table:table-cell table:number-matrix-columns-spanned="1" table:number-matrix-rows-spanned="1" table:formula="of:=SUM([.AF3:.AF4]&gt;[.$CS3:.$CS4])" office:value-type="float"/>
          <table:table-cell table:number-matrix-columns-spanned="1" table:number-matrix-rows-spanned="1" table:formula="of:=SUM([.AG3:.AG4]&gt;[.$CT3:.$CT4])" office:value-type="float"/>
          <table:table-cell table:number-matrix-columns-spanned="1" table:number-matrix-rows-spanned="1" table:formula="of:=SUM([.AH3:.AH4]&gt;[.$CU3:.$CU4])" office:value-type="float"/>
          <table:table-cell table:number-matrix-columns-spanned="1" table:number-matrix-rows-spanned="1" table:formula="of:=SUM([.AI3:.AI4]&gt;[.$CV3:.$CV4])" office:value-type="float"/>
          <table:table-cell table:number-matrix-columns-spanned="1" table:number-matrix-rows-spanned="1" table:formula="of:=SUM([.AJ3:.AJ4]&gt;[.$CW3:.$CW4])" office:value-type="float"/>
          <table:table-cell table:number-matrix-columns-spanned="1" table:number-matrix-rows-spanned="1" table:formula="of:=SUM([.AK3:.AK4]&gt;[.$CS3:.$CS4])" office:value-type="float"/>
          <table:table-cell table:number-matrix-columns-spanned="1" table:number-matrix-rows-spanned="1" table:formula="of:=SUM([.AL3:.AL4]&gt;[.$CT3:.$CT4])" office:value-type="float"/>
          <table:table-cell table:number-matrix-columns-spanned="1" table:number-matrix-rows-spanned="1" table:formula="of:=SUM([.AM3:.AM4]&gt;[.$CU3:.$CU4])" office:value-type="float"/>
          <table:table-cell table:number-matrix-columns-spanned="1" table:number-matrix-rows-spanned="1" table:formula="of:=SUM([.AN3:.AN4]&gt;[.$CV3:.$CV4])" office:value-type="float"/>
          <table:table-cell table:number-matrix-columns-spanned="1" table:number-matrix-rows-spanned="1" table:formula="of:=SUM([.AO3:.AO4]&gt;[.$CW3:.$CW4])" office:value-type="float"/>
          <table:table-cell table:number-matrix-columns-spanned="1" table:number-matrix-rows-spanned="1" table:formula="of:=SUM([.AP3:.AP4]&gt;[.$CS3:.$CS4])" office:value-type="float"/>
          <table:table-cell table:number-matrix-columns-spanned="1" table:number-matrix-rows-spanned="1" table:formula="of:=SUM([.AQ3:.AQ4]&gt;[.$CT3:.$CT4])" office:value-type="float"/>
          <table:table-cell table:number-matrix-columns-spanned="1" table:number-matrix-rows-spanned="1" table:formula="of:=SUM([.AR3:.AR4]&gt;[.$CU3:.$CU4])" office:value-type="float"/>
          <table:table-cell table:number-matrix-columns-spanned="1" table:number-matrix-rows-spanned="1" table:formula="of:=SUM([.AS3:.AS4]&gt;[.$CV3:.$CV4])" office:value-type="float"/>
          <table:table-cell table:number-matrix-columns-spanned="1" table:number-matrix-rows-spanned="1" table:formula="of:=SUM([.AT3:.AT4]&gt;[.$CW3:.$CW4])" office:value-type="float"/>
          <table:table-cell table:number-matrix-columns-spanned="1" table:number-matrix-rows-spanned="1" table:formula="of:=SUM([.AU3:.AU4]&gt;[.$CS3:.$CS4])" office:value-type="float"/>
          <table:table-cell table:number-matrix-columns-spanned="1" table:number-matrix-rows-spanned="1" table:formula="of:=SUM([.AV3:.AV4]&gt;[.$CT3:.$CT4])" office:value-type="float"/>
          <table:table-cell table:number-matrix-columns-spanned="1" table:number-matrix-rows-spanned="1" table:formula="of:=SUM([.AW3:.AW4]&gt;[.$CU3:.$CU4])" office:value-type="float"/>
          <table:table-cell table:number-matrix-columns-spanned="1" table:number-matrix-rows-spanned="1" table:formula="of:=SUM([.AX3:.AX4]&gt;[.$CV3:.$CV4])" office:value-type="float"/>
          <table:table-cell table:number-matrix-columns-spanned="1" table:number-matrix-rows-spanned="1" table:formula="of:=SUM([.AY3:.AY4]&gt;[.$CW3:.$CW4])" office:value-type="float"/>
          <table:table-cell table:number-matrix-columns-spanned="1" table:number-matrix-rows-spanned="1" table:formula="of:=SUM([.AZ3:.AZ4]&gt;[.$CS3:.$CS4])" office:value-type="float"/>
          <table:table-cell table:number-matrix-columns-spanned="1" table:number-matrix-rows-spanned="1" table:formula="of:=SUM([.BA3:.BA4]&gt;[.$CT3:.$CT4])" office:value-type="float"/>
          <table:table-cell table:number-matrix-columns-spanned="1" table:number-matrix-rows-spanned="1" table:formula="of:=SUM([.BB3:.BB4]&gt;[.$CU3:.$CU4])" office:value-type="float"/>
          <table:table-cell table:number-matrix-columns-spanned="1" table:number-matrix-rows-spanned="1" table:formula="of:=SUM([.BC3:.BC4]&gt;[.$CV3:.$CV4])" office:value-type="float"/>
          <table:table-cell table:number-matrix-columns-spanned="1" table:number-matrix-rows-spanned="1" table:formula="of:=SUM([.BD3:.BD4]&gt;[.$CW3:.$CW4])" office:value-type="float"/>
          <table:table-cell table:number-matrix-columns-spanned="1" table:number-matrix-rows-spanned="1" table:formula="of:=SUM([.BE3:.BE4]&gt;[.$CS3:.$CS4])" office:value-type="float"/>
          <table:table-cell table:number-matrix-columns-spanned="1" table:number-matrix-rows-spanned="1" table:formula="of:=SUM([.BF3:.BF4]&gt;[.$CT3:.$CT4])" office:value-type="float"/>
          <table:table-cell table:number-matrix-columns-spanned="1" table:number-matrix-rows-spanned="1" table:formula="of:=SUM([.BG3:.BG4]&gt;[.$CU3:.$CU4])" office:value-type="float"/>
          <table:table-cell table:number-matrix-columns-spanned="1" table:number-matrix-rows-spanned="1" table:formula="of:=SUM([.BH3:.BH4]&gt;[.$CV3:.$CV4])" office:value-type="float"/>
          <table:table-cell table:number-matrix-columns-spanned="1" table:number-matrix-rows-spanned="1" table:formula="of:=SUM([.BI3:.BI4]&gt;[.$CW3:.$CW4])" office:value-type="float"/>
          <table:table-cell table:number-matrix-columns-spanned="1" table:number-matrix-rows-spanned="1" table:formula="of:=SUM([.BJ3:.BJ4]&gt;[.$CS3:.$CS4])" office:value-type="float"/>
          <table:table-cell table:number-matrix-columns-spanned="1" table:number-matrix-rows-spanned="1" table:formula="of:=SUM([.BK3:.BK4]&gt;[.$CT3:.$CT4])" office:value-type="float"/>
          <table:table-cell table:number-matrix-columns-spanned="1" table:number-matrix-rows-spanned="1" table:formula="of:=SUM([.BL3:.BL4]&gt;[.$CU3:.$CU4])" office:value-type="float"/>
          <table:table-cell table:number-matrix-columns-spanned="1" table:number-matrix-rows-spanned="1" table:formula="of:=SUM([.BM3:.BM4]&gt;[.$CV3:.$CV4])" office:value-type="float"/>
          <table:table-cell table:number-matrix-columns-spanned="1" table:number-matrix-rows-spanned="1" table:formula="of:=SUM([.BN3:.BN4]&gt;[.$CW3:.$CW4])" office:value-type="float"/>
          <table:table-cell table:number-matrix-columns-spanned="1" table:number-matrix-rows-spanned="1" table:formula="of:=SUM([.BO3:.BO4]&gt;[.$CS3:.$CS4])" office:value-type="float"/>
          <table:table-cell table:number-matrix-columns-spanned="1" table:number-matrix-rows-spanned="1" table:formula="of:=SUM([.BP3:.BP4]&gt;[.$CT3:.$CT4])" office:value-type="float"/>
          <table:table-cell table:number-matrix-columns-spanned="1" table:number-matrix-rows-spanned="1" table:formula="of:=SUM([.BQ3:.BQ4]&gt;[.$CU3:.$CU4])" office:value-type="float"/>
          <table:table-cell table:number-matrix-columns-spanned="1" table:number-matrix-rows-spanned="1" table:formula="of:=SUM([.BR3:.BR4]&gt;[.$CV3:.$CV4])" office:value-type="float"/>
          <table:table-cell table:number-matrix-columns-spanned="1" table:number-matrix-rows-spanned="1" table:formula="of:=SUM([.BS3:.BS4]&gt;[.$CW3:.$CW4])" office:value-type="float"/>
          <table:table-cell table:number-matrix-columns-spanned="1" table:number-matrix-rows-spanned="1" table:formula="of:=SUM([.BT3:.BT4]&gt;[.$CS3:.$CS4])" office:value-type="float"/>
          <table:table-cell table:number-matrix-columns-spanned="1" table:number-matrix-rows-spanned="1" table:formula="of:=SUM([.BU3:.BU4]&gt;[.$CT3:.$CT4])" office:value-type="float"/>
          <table:table-cell table:number-matrix-columns-spanned="1" table:number-matrix-rows-spanned="1" table:formula="of:=SUM([.BV3:.BV4]&gt;[.$CU3:.$CU4])" office:value-type="float"/>
          <table:table-cell table:number-matrix-columns-spanned="1" table:number-matrix-rows-spanned="1" table:formula="of:=SUM([.BW3:.BW4]&gt;[.$CV3:.$CV4])" office:value-type="float"/>
          <table:table-cell table:number-matrix-columns-spanned="1" table:number-matrix-rows-spanned="1" table:formula="of:=SUM([.BX3:.BX4]&gt;[.$CW3:.$CW4])" office:value-type="float"/>
          <table:table-cell table:number-matrix-columns-spanned="1" table:number-matrix-rows-spanned="1" table:formula="of:=SUM([.BY3:.BY4]&gt;[.$CS3:.$CS4])" office:value-type="float"/>
          <table:table-cell table:number-matrix-columns-spanned="1" table:number-matrix-rows-spanned="1" table:formula="of:=SUM([.BZ3:.BZ4]&gt;[.$CT3:.$CT4])" office:value-type="float"/>
          <table:table-cell table:number-matrix-columns-spanned="1" table:number-matrix-rows-spanned="1" table:formula="of:=SUM([.CA3:.CA4]&gt;[.$CU3:.$CU4])" office:value-type="float"/>
          <table:table-cell table:number-matrix-columns-spanned="1" table:number-matrix-rows-spanned="1" table:formula="of:=SUM([.CB3:.CB4]&gt;[.$CV3:.$CV4])" office:value-type="float"/>
          <table:table-cell table:number-matrix-columns-spanned="1" table:number-matrix-rows-spanned="1" table:formula="of:=SUM([.CC3:.CC4]&gt;[.$CW3:.$CW4])" office:value-type="float"/>
          <table:table-cell table:number-matrix-columns-spanned="1" table:number-matrix-rows-spanned="1" table:formula="of:=SUM([.CD3:.CD4]&gt;[.$CS3:.$CS4])" office:value-type="float"/>
          <table:table-cell table:number-matrix-columns-spanned="1" table:number-matrix-rows-spanned="1" table:formula="of:=SUM([.CE3:.CE4]&gt;[.$CT3:.$CT4])" office:value-type="float"/>
          <table:table-cell table:number-matrix-columns-spanned="1" table:number-matrix-rows-spanned="1" table:formula="of:=SUM([.CF3:.CF4]&gt;[.$CU3:.$CU4])" office:value-type="float"/>
          <table:table-cell table:number-matrix-columns-spanned="1" table:number-matrix-rows-spanned="1" table:formula="of:=SUM([.CG3:.CG4]&gt;[.$CV3:.$CV4])" office:value-type="float"/>
          <table:table-cell table:number-matrix-columns-spanned="1" table:number-matrix-rows-spanned="1" table:formula="of:=SUM([.CH3:.CH4]&gt;[.$CW3:.$CW4])" office:value-type="float"/>
          <table:table-cell table:number-matrix-columns-spanned="1" table:number-matrix-rows-spanned="1" table:formula="of:=SUM([.CI3:.CI4]&gt;[.$CS3:.$CS4])" office:value-type="float"/>
          <table:table-cell table:number-matrix-columns-spanned="1" table:number-matrix-rows-spanned="1" table:formula="of:=SUM([.CJ3:.CJ4]&gt;[.$CT3:.$CT4])" office:value-type="float"/>
          <table:table-cell table:number-matrix-columns-spanned="1" table:number-matrix-rows-spanned="1" table:formula="of:=SUM([.CK3:.CK4]&gt;[.$CU3:.$CU4])" office:value-type="float"/>
          <table:table-cell table:number-matrix-columns-spanned="1" table:number-matrix-rows-spanned="1" table:formula="of:=SUM([.CL3:.CL4]&gt;[.$CV3:.$CV4])" office:value-type="float"/>
          <table:table-cell table:number-matrix-columns-spanned="1" table:number-matrix-rows-spanned="1" table:formula="of:=SUM([.CM3:.CM4]&gt;[.$CW3:.$CW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CX3:.$CX4])" office:value-type="float"/>
          <table:table-cell table:number-matrix-columns-spanned="1" table:number-matrix-rows-spanned="1" table:formula="of:=SUM([.C3:.C4]=[.$CY3:.$CY4])" office:value-type="float"/>
          <table:table-cell table:number-matrix-columns-spanned="1" table:number-matrix-rows-spanned="1" table:formula="of:=SUM([.D3:.D4]=[.$CZ3:.$CZ4])" office:value-type="float"/>
          <table:table-cell table:number-matrix-columns-spanned="1" table:number-matrix-rows-spanned="1" table:formula="of:=SUM([.E3:.E4]=[.$DA3:.$DA4])" office:value-type="float"/>
          <table:table-cell table:number-matrix-columns-spanned="1" table:number-matrix-rows-spanned="1" table:formula="of:=SUM([.F3:.F4]=[.$DB3:.$DB4])" office:value-type="float"/>
          <table:table-cell table:number-matrix-columns-spanned="1" table:number-matrix-rows-spanned="1" table:formula="of:=SUM([.G3:.G4]=[.$CX3:.$CX4])" office:value-type="float"/>
          <table:table-cell table:number-matrix-columns-spanned="1" table:number-matrix-rows-spanned="1" table:formula="of:=SUM([.H3:.H4]=[.$CY3:.$CY4])" office:value-type="float"/>
          <table:table-cell table:number-matrix-columns-spanned="1" table:number-matrix-rows-spanned="1" table:formula="of:=SUM([.I3:.I4]=[.$CZ3:.$CZ4])" office:value-type="float"/>
          <table:table-cell table:number-matrix-columns-spanned="1" table:number-matrix-rows-spanned="1" table:formula="of:=SUM([.J3:.J4]=[.$DA3:.$DA4])" office:value-type="float"/>
          <table:table-cell table:number-matrix-columns-spanned="1" table:number-matrix-rows-spanned="1" table:formula="of:=SUM([.K3:.K4]=[.$DB3:.$DB4])" office:value-type="float"/>
          <table:table-cell table:number-matrix-columns-spanned="1" table:number-matrix-rows-spanned="1" table:formula="of:=SUM([.L3:.L4]=[.$CX3:.$CX4])" office:value-type="float"/>
          <table:table-cell table:number-matrix-columns-spanned="1" table:number-matrix-rows-spanned="1" table:formula="of:=SUM([.M3:.M4]=[.$CY3:.$CY4])" office:value-type="float"/>
          <table:table-cell table:number-matrix-columns-spanned="1" table:number-matrix-rows-spanned="1" table:formula="of:=SUM([.N3:.N4]=[.$CZ3:.$CZ4])" office:value-type="float"/>
          <table:table-cell table:number-matrix-columns-spanned="1" table:number-matrix-rows-spanned="1" table:formula="of:=SUM([.O3:.O4]=[.$DA3:.$DA4])" office:value-type="float"/>
          <table:table-cell table:number-matrix-columns-spanned="1" table:number-matrix-rows-spanned="1" table:formula="of:=SUM([.P3:.P4]=[.$DB3:.$DB4])" office:value-type="float"/>
          <table:table-cell table:number-matrix-columns-spanned="1" table:number-matrix-rows-spanned="1" table:formula="of:=SUM([.Q3:.Q4]=[.$CX3:.$CX4])" office:value-type="float"/>
          <table:table-cell table:number-matrix-columns-spanned="1" table:number-matrix-rows-spanned="1" table:formula="of:=SUM([.R3:.R4]=[.$CY3:.$CY4])" office:value-type="float"/>
          <table:table-cell table:number-matrix-columns-spanned="1" table:number-matrix-rows-spanned="1" table:formula="of:=SUM([.S3:.S4]=[.$CZ3:.$CZ4])" office:value-type="float"/>
          <table:table-cell table:number-matrix-columns-spanned="1" table:number-matrix-rows-spanned="1" table:formula="of:=SUM([.T3:.T4]=[.$DA3:.$DA4])" office:value-type="float"/>
          <table:table-cell table:number-matrix-columns-spanned="1" table:number-matrix-rows-spanned="1" table:formula="of:=SUM([.U3:.U4]=[.$DB3:.$DB4])" office:value-type="float"/>
          <table:table-cell table:number-matrix-columns-spanned="1" table:number-matrix-rows-spanned="1" table:formula="of:=SUM([.V3:.V4]=[.$CX3:.$CX4])" office:value-type="float"/>
          <table:table-cell table:number-matrix-columns-spanned="1" table:number-matrix-rows-spanned="1" table:formula="of:=SUM([.W3:.W4]=[.$CY3:.$CY4])" office:value-type="float"/>
          <table:table-cell table:number-matrix-columns-spanned="1" table:number-matrix-rows-spanned="1" table:formula="of:=SUM([.X3:.X4]=[.$CZ3:.$CZ4])" office:value-type="float"/>
          <table:table-cell table:number-matrix-columns-spanned="1" table:number-matrix-rows-spanned="1" table:formula="of:=SUM([.Y3:.Y4]=[.$DA3:.$DA4])" office:value-type="float"/>
          <table:table-cell table:number-matrix-columns-spanned="1" table:number-matrix-rows-spanned="1" table:formula="of:=SUM([.Z3:.Z4]=[.$DB3:.$DB4])" office:value-type="float"/>
          <table:table-cell table:number-matrix-columns-spanned="1" table:number-matrix-rows-spanned="1" table:formula="of:=SUM([.AA3:.AA4]=[.$CX3:.$CX4])" office:value-type="float"/>
          <table:table-cell table:number-matrix-columns-spanned="1" table:number-matrix-rows-spanned="1" table:formula="of:=SUM([.AB3:.AB4]=[.$CY3:.$CY4])" office:value-type="float"/>
          <table:table-cell table:number-matrix-columns-spanned="1" table:number-matrix-rows-spanned="1" table:formula="of:=SUM([.AC3:.AC4]=[.$CZ3:.$CZ4])" office:value-type="float"/>
          <table:table-cell table:number-matrix-columns-spanned="1" table:number-matrix-rows-spanned="1" table:formula="of:=SUM([.AD3:.AD4]=[.$DA3:.$DA4])" office:value-type="float"/>
          <table:table-cell table:number-matrix-columns-spanned="1" table:number-matrix-rows-spanned="1" table:formula="of:=SUM([.AE3:.AE4]=[.$DB3:.$DB4])" office:value-type="float"/>
          <table:table-cell table:number-matrix-columns-spanned="1" table:number-matrix-rows-spanned="1" table:formula="of:=SUM([.AF3:.AF4]=[.$CX3:.$CX4])" office:value-type="float"/>
          <table:table-cell table:number-matrix-columns-spanned="1" table:number-matrix-rows-spanned="1" table:formula="of:=SUM([.AG3:.AG4]=[.$CY3:.$CY4])" office:value-type="float"/>
          <table:table-cell table:number-matrix-columns-spanned="1" table:number-matrix-rows-spanned="1" table:formula="of:=SUM([.AH3:.AH4]=[.$CZ3:.$CZ4])" office:value-type="float"/>
          <table:table-cell table:number-matrix-columns-spanned="1" table:number-matrix-rows-spanned="1" table:formula="of:=SUM([.AI3:.AI4]=[.$DA3:.$DA4])" office:value-type="float"/>
          <table:table-cell table:number-matrix-columns-spanned="1" table:number-matrix-rows-spanned="1" table:formula="of:=SUM([.AJ3:.AJ4]=[.$DB3:.$DB4])" office:value-type="float"/>
          <table:table-cell table:number-matrix-columns-spanned="1" table:number-matrix-rows-spanned="1" table:formula="of:=SUM([.AK3:.AK4]=[.$CX3:.$CX4])" office:value-type="float"/>
          <table:table-cell table:number-matrix-columns-spanned="1" table:number-matrix-rows-spanned="1" table:formula="of:=SUM([.AL3:.AL4]=[.$CY3:.$CY4])" office:value-type="float"/>
          <table:table-cell table:number-matrix-columns-spanned="1" table:number-matrix-rows-spanned="1" table:formula="of:=SUM([.AM3:.AM4]=[.$CZ3:.$CZ4])" office:value-type="float"/>
          <table:table-cell table:number-matrix-columns-spanned="1" table:number-matrix-rows-spanned="1" table:formula="of:=SUM([.AN3:.AN4]=[.$DA3:.$DA4])" office:value-type="float"/>
          <table:table-cell table:number-matrix-columns-spanned="1" table:number-matrix-rows-spanned="1" table:formula="of:=SUM([.AO3:.AO4]=[.$DB3:.$DB4])" office:value-type="float"/>
          <table:table-cell table:number-matrix-columns-spanned="1" table:number-matrix-rows-spanned="1" table:formula="of:=SUM([.AP3:.AP4]=[.$CX3:.$CX4])" office:value-type="float"/>
          <table:table-cell table:number-matrix-columns-spanned="1" table:number-matrix-rows-spanned="1" table:formula="of:=SUM([.AQ3:.AQ4]=[.$CY3:.$CY4])" office:value-type="float"/>
          <table:table-cell table:number-matrix-columns-spanned="1" table:number-matrix-rows-spanned="1" table:formula="of:=SUM([.AR3:.AR4]=[.$CZ3:.$CZ4])" office:value-type="float"/>
          <table:table-cell table:number-matrix-columns-spanned="1" table:number-matrix-rows-spanned="1" table:formula="of:=SUM([.AS3:.AS4]=[.$DA3:.$DA4])" office:value-type="float"/>
          <table:table-cell table:number-matrix-columns-spanned="1" table:number-matrix-rows-spanned="1" table:formula="of:=SUM([.AT3:.AT4]=[.$DB3:.$DB4])" office:value-type="float"/>
          <table:table-cell table:number-matrix-columns-spanned="1" table:number-matrix-rows-spanned="1" table:formula="of:=SUM([.AU3:.AU4]=[.$CX3:.$CX4])" office:value-type="float"/>
          <table:table-cell table:number-matrix-columns-spanned="1" table:number-matrix-rows-spanned="1" table:formula="of:=SUM([.AV3:.AV4]=[.$CY3:.$CY4])" office:value-type="float"/>
          <table:table-cell table:number-matrix-columns-spanned="1" table:number-matrix-rows-spanned="1" table:formula="of:=SUM([.AW3:.AW4]=[.$CZ3:.$CZ4])" office:value-type="float"/>
          <table:table-cell table:number-matrix-columns-spanned="1" table:number-matrix-rows-spanned="1" table:formula="of:=SUM([.AX3:.AX4]=[.$DA3:.$DA4])" office:value-type="float"/>
          <table:table-cell table:number-matrix-columns-spanned="1" table:number-matrix-rows-spanned="1" table:formula="of:=SUM([.AY3:.AY4]=[.$DB3:.$DB4])" office:value-type="float"/>
          <table:table-cell table:number-matrix-columns-spanned="1" table:number-matrix-rows-spanned="1" table:formula="of:=SUM([.AZ3:.AZ4]=[.$CX3:.$CX4])" office:value-type="float"/>
          <table:table-cell table:number-matrix-columns-spanned="1" table:number-matrix-rows-spanned="1" table:formula="of:=SUM([.BA3:.BA4]=[.$CY3:.$CY4])" office:value-type="float"/>
          <table:table-cell table:number-matrix-columns-spanned="1" table:number-matrix-rows-spanned="1" table:formula="of:=SUM([.BB3:.BB4]=[.$CZ3:.$CZ4])" office:value-type="float"/>
          <table:table-cell table:number-matrix-columns-spanned="1" table:number-matrix-rows-spanned="1" table:formula="of:=SUM([.BC3:.BC4]=[.$DA3:.$DA4])" office:value-type="float"/>
          <table:table-cell table:number-matrix-columns-spanned="1" table:number-matrix-rows-spanned="1" table:formula="of:=SUM([.BD3:.BD4]=[.$DB3:.$DB4])" office:value-type="float"/>
          <table:table-cell table:number-matrix-columns-spanned="1" table:number-matrix-rows-spanned="1" table:formula="of:=SUM([.BE3:.BE4]=[.$CX3:.$CX4])" office:value-type="float"/>
          <table:table-cell table:number-matrix-columns-spanned="1" table:number-matrix-rows-spanned="1" table:formula="of:=SUM([.BF3:.BF4]=[.$CY3:.$CY4])" office:value-type="float"/>
          <table:table-cell table:number-matrix-columns-spanned="1" table:number-matrix-rows-spanned="1" table:formula="of:=SUM([.BG3:.BG4]=[.$CZ3:.$CZ4])" office:value-type="float"/>
          <table:table-cell table:number-matrix-columns-spanned="1" table:number-matrix-rows-spanned="1" table:formula="of:=SUM([.BH3:.BH4]=[.$DA3:.$DA4])" office:value-type="float"/>
          <table:table-cell table:number-matrix-columns-spanned="1" table:number-matrix-rows-spanned="1" table:formula="of:=SUM([.BI3:.BI4]=[.$DB3:.$DB4])" office:value-type="float"/>
          <table:table-cell table:number-matrix-columns-spanned="1" table:number-matrix-rows-spanned="1" table:formula="of:=SUM([.BJ3:.BJ4]=[.$CX3:.$CX4])" office:value-type="float"/>
          <table:table-cell table:number-matrix-columns-spanned="1" table:number-matrix-rows-spanned="1" table:formula="of:=SUM([.BK3:.BK4]=[.$CY3:.$CY4])" office:value-type="float"/>
          <table:table-cell table:number-matrix-columns-spanned="1" table:number-matrix-rows-spanned="1" table:formula="of:=SUM([.BL3:.BL4]=[.$CZ3:.$CZ4])" office:value-type="float"/>
          <table:table-cell table:number-matrix-columns-spanned="1" table:number-matrix-rows-spanned="1" table:formula="of:=SUM([.BM3:.BM4]=[.$DA3:.$DA4])" office:value-type="float"/>
          <table:table-cell table:number-matrix-columns-spanned="1" table:number-matrix-rows-spanned="1" table:formula="of:=SUM([.BN3:.BN4]=[.$DB3:.$DB4])" office:value-type="float"/>
          <table:table-cell table:number-matrix-columns-spanned="1" table:number-matrix-rows-spanned="1" table:formula="of:=SUM([.BO3:.BO4]=[.$CX3:.$CX4])" office:value-type="float"/>
          <table:table-cell table:number-matrix-columns-spanned="1" table:number-matrix-rows-spanned="1" table:formula="of:=SUM([.BP3:.BP4]=[.$CY3:.$CY4])" office:value-type="float"/>
          <table:table-cell table:number-matrix-columns-spanned="1" table:number-matrix-rows-spanned="1" table:formula="of:=SUM([.BQ3:.BQ4]=[.$CZ3:.$CZ4])" office:value-type="float"/>
          <table:table-cell table:number-matrix-columns-spanned="1" table:number-matrix-rows-spanned="1" table:formula="of:=SUM([.BR3:.BR4]=[.$DA3:.$DA4])" office:value-type="float"/>
          <table:table-cell table:number-matrix-columns-spanned="1" table:number-matrix-rows-spanned="1" table:formula="of:=SUM([.BS3:.BS4]=[.$DB3:.$DB4])" office:value-type="float"/>
          <table:table-cell table:number-matrix-columns-spanned="1" table:number-matrix-rows-spanned="1" table:formula="of:=SUM([.BT3:.BT4]=[.$CX3:.$CX4])" office:value-type="float"/>
          <table:table-cell table:number-matrix-columns-spanned="1" table:number-matrix-rows-spanned="1" table:formula="of:=SUM([.BU3:.BU4]=[.$CY3:.$CY4])" office:value-type="float"/>
          <table:table-cell table:number-matrix-columns-spanned="1" table:number-matrix-rows-spanned="1" table:formula="of:=SUM([.BV3:.BV4]=[.$CZ3:.$CZ4])" office:value-type="float"/>
          <table:table-cell table:number-matrix-columns-spanned="1" table:number-matrix-rows-spanned="1" table:formula="of:=SUM([.BW3:.BW4]=[.$DA3:.$DA4])" office:value-type="float"/>
          <table:table-cell table:number-matrix-columns-spanned="1" table:number-matrix-rows-spanned="1" table:formula="of:=SUM([.BX3:.BX4]=[.$DB3:.$DB4])" office:value-type="float"/>
          <table:table-cell table:number-matrix-columns-spanned="1" table:number-matrix-rows-spanned="1" table:formula="of:=SUM([.BY3:.BY4]=[.$CX3:.$CX4])" office:value-type="float"/>
          <table:table-cell table:number-matrix-columns-spanned="1" table:number-matrix-rows-spanned="1" table:formula="of:=SUM([.BZ3:.BZ4]=[.$CY3:.$CY4])" office:value-type="float"/>
          <table:table-cell table:number-matrix-columns-spanned="1" table:number-matrix-rows-spanned="1" table:formula="of:=SUM([.CA3:.CA4]=[.$CZ3:.$CZ4])" office:value-type="float"/>
          <table:table-cell table:number-matrix-columns-spanned="1" table:number-matrix-rows-spanned="1" table:formula="of:=SUM([.CB3:.CB4]=[.$DA3:.$DA4])" office:value-type="float"/>
          <table:table-cell table:number-matrix-columns-spanned="1" table:number-matrix-rows-spanned="1" table:formula="of:=SUM([.CC3:.CC4]=[.$DB3:.$DB4])" office:value-type="float"/>
          <table:table-cell table:number-matrix-columns-spanned="1" table:number-matrix-rows-spanned="1" table:formula="of:=SUM([.CD3:.CD4]=[.$CX3:.$CX4])" office:value-type="float"/>
          <table:table-cell table:number-matrix-columns-spanned="1" table:number-matrix-rows-spanned="1" table:formula="of:=SUM([.CE3:.CE4]=[.$CY3:.$CY4])" office:value-type="float"/>
          <table:table-cell table:number-matrix-columns-spanned="1" table:number-matrix-rows-spanned="1" table:formula="of:=SUM([.CF3:.CF4]=[.$CZ3:.$CZ4])" office:value-type="float"/>
          <table:table-cell table:number-matrix-columns-spanned="1" table:number-matrix-rows-spanned="1" table:formula="of:=SUM([.CG3:.CG4]=[.$DA3:.$DA4])" office:value-type="float"/>
          <table:table-cell table:number-matrix-columns-spanned="1" table:number-matrix-rows-spanned="1" table:formula="of:=SUM([.CH3:.CH4]=[.$DB3:.$DB4])" office:value-type="float"/>
          <table:table-cell table:number-matrix-columns-spanned="1" table:number-matrix-rows-spanned="1" table:formula="of:=SUM([.CI3:.CI4]=[.$CX3:.$CX4])" office:value-type="float"/>
          <table:table-cell table:number-matrix-columns-spanned="1" table:number-matrix-rows-spanned="1" table:formula="of:=SUM([.CJ3:.CJ4]=[.$CY3:.$CY4])" office:value-type="float"/>
          <table:table-cell table:number-matrix-columns-spanned="1" table:number-matrix-rows-spanned="1" table:formula="of:=SUM([.CK3:.CK4]=[.$CZ3:.$CZ4])" office:value-type="float"/>
          <table:table-cell table:number-matrix-columns-spanned="1" table:number-matrix-rows-spanned="1" table:formula="of:=SUM([.CL3:.CL4]=[.$DA3:.$DA4])" office:value-type="float"/>
          <table:table-cell table:number-matrix-columns-spanned="1" table:number-matrix-rows-spanned="1" table:formula="of:=SUM([.CM3:.CM4]=[.$DB3:.$DB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